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7.99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5.8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496cm"/>
    </style:style>
    <style:style style:name="co19" style:family="table-column">
      <style:table-column-properties fo:break-before="auto" style:column-width="13.458cm"/>
    </style:style>
    <style:style style:name="co20" style:family="table-column">
      <style:table-column-properties fo:break-before="auto" style:column-width="10.68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ext-properties fo:font-size="8pt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9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fo:background-color="transparent"/>
      <style:text-properties fo:font-weight="bold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0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1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9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0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7" style:family="table-cell" style:parent-style-name="Default" style:data-style-name="N100">
      <style:table-cell-properties fo:background-color="transparent"/>
      <style:text-properties style:font-name="Arial"/>
    </style:style>
    <style:style style:name="ce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style:rotation-angle="0"/>
      <style:text-properties style:font-name="Ari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7" style:family="table-cell" style:parent-style-name="Default">
      <style:text-properties style:font-name="Arial" fo:font-size="10pt" fo:font-weight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70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rotation-angle="0"/>
      <style:text-properties style:font-name="Arial" fo:font-size="10pt" fo:font-weight="bold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font-name="Arial" fo:font-style="italic"/>
    </style:style>
    <style:style style:name="ce74" style:family="table-cell" style:parent-style-name="Default">
      <style:text-properties style:font-name="Arial" fo:font-style="italic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7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8" style:family="table-cell" style:parent-style-name="Default">
      <style:text-properties style:font-name="Arial" fo:font-weight="bold"/>
    </style:style>
    <style:style style:name="ce7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8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ext-properties style:font-name="Arial" fo:font-size="10pt"/>
    </style:style>
    <style:style style:name="ce82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83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7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8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90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4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5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6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7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98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9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0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Default" style:data-style-name="N100"/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10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11" style:family="table-cell" style:parent-style-name="Default"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="none"/>
      <style:map style:condition="cell-content()&gt;=1" style:apply-style-name="blue" style:base-cell-address="'1 _ American'.S22"/>
    </style:style>
    <style:style style:name="ce113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14" style:family="table-cell" style:parent-style-name="Default">
      <style:table-cell-properties fo:border-bottom="0.002cm solid #000000" fo:border-left="none" fo:border-right="none" fo:border-top="none"/>
    </style:style>
    <style:style style:name="ce115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17" style:family="table-cell" style:parent-style-name="Default">
      <style:text-properties fo:font-style="italic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0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21" style:family="table-cell" style:parent-style-name="Default">
      <style:map style:condition="cell-content()=1" style:apply-style-name="blue2" style:base-cell-address="'1 _ American'.T26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25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27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28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2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32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34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35" style:family="table-cell" style:parent-style-name="Default">
      <style:map style:condition="cell-content()&gt;=1" style:apply-style-name="blue" style:base-cell-address="'1 _ American'.S22"/>
    </style:style>
    <style:style style:name="ce13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7" style:family="table-cell" style:parent-style-name="Default">
      <style:map style:condition="cell-content()=1" style:apply-style-name="blue2" style:base-cell-address="'1 _ American'.T26"/>
    </style:style>
    <style:style style:name="ce138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&gt;=1" style:apply-style-name="blue" style:base-cell-address="'1 _ American'.S22"/>
    </style:style>
    <style:style style:name="ce150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53" style:family="table-cell" style:parent-style-name="Default">
      <style:map style:condition="cell-content()=1" style:apply-style-name="blue2" style:base-cell-address="'1 _ American'.T26"/>
    </style:style>
    <style:style style:name="ce154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6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K26]" office:value-type="float" office:value="3">
            <text:p>3</text:p>
          </table:table-cell>
          <table:table-cell table:style-name="ce3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6" table:formula="oooc:=['1 _ American'.K15]" office:value-type="float" office:value="1">
            <text:p>1</text:p>
          </table:table-cell>
          <table:table-cell table:style-name="ce3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3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3" table:formula="oooc:=IF(['1 _ American'.K13]&gt;0;1;0)+IF(['1 _ American'.K14]&gt;0;1;0)" office:value-type="float" office:value="0">
            <text:p>0</text:p>
          </table:table-cell>
          <table:table-cell table:style-name="ce6" table:formula="oooc:=['1 _ American'.K16]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L26]" office:value-type="float" office:value="3">
            <text:p>3</text:p>
          </table:table-cell>
          <table:table-cell table:style-name="ce3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6" table:formula="oooc:=['1 _ American'.L15]" office:value-type="float" office:value="2">
            <text:p>2</text:p>
          </table:table-cell>
          <table:table-cell table:style-name="ce3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3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3" table:formula="oooc:=IF(['1 _ American'.L13]&gt;0;1;0)+IF(['1 _ American'.L14]&gt;0;1;0)" office:value-type="float" office:value="0">
            <text:p>0</text:p>
          </table:table-cell>
          <table:table-cell table:style-name="ce6" table:formula="oooc:=['1 _ American'.L16]" office:value-type="float" office:value="2.28571428571429">
            <text:p>2,29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M26]" office:value-type="float" office:value="4">
            <text:p>4</text:p>
          </table:table-cell>
          <table:table-cell table:style-name="ce3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6" table:formula="oooc:=['1 _ American'.M15]" office:value-type="float" office:value="3">
            <text:p>3</text:p>
          </table:table-cell>
          <table:table-cell table:style-name="ce3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3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3" table:formula="oooc:=IF(['1 _ American'.M13]&gt;0;1;0)+IF(['1 _ American'.M14]&gt;0;1;0)" office:value-type="float" office:value="0">
            <text:p>0</text:p>
          </table:table-cell>
          <table:table-cell table:style-name="ce6" table:formula="oooc:=['1 _ American'.M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N26]" office:value-type="float" office:value="4">
            <text:p>4</text:p>
          </table:table-cell>
          <table:table-cell table:style-name="ce3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6" table:formula="oooc:=['1 _ American'.N15]" office:value-type="float" office:value="3">
            <text:p>3</text:p>
          </table:table-cell>
          <table:table-cell table:style-name="ce3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3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3" table:formula="oooc:=IF(['1 _ American'.N13]&gt;0;1;0)+IF(['1 _ American'.N14]&gt;0;1;0)" office:value-type="float" office:value="0">
            <text:p>0</text:p>
          </table:table-cell>
          <table:table-cell table:style-name="ce6" table:formula="oooc:=['1 _ American'.N16]" office:value-type="float" office:value="2.4">
            <text:p>2,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O26]" office:value-type="float" office:value="4">
            <text:p>4</text:p>
          </table:table-cell>
          <table:table-cell table:style-name="ce3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6" table:formula="oooc:=['1 _ American'.O15]" office:value-type="float" office:value="4">
            <text:p>4</text:p>
          </table:table-cell>
          <table:table-cell table:style-name="ce3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3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3" table:formula="oooc:=IF(['1 _ American'.O13]&gt;0;1;0)+IF(['1 _ American'.O14]&gt;0;1;0)" office:value-type="float" office:value="0">
            <text:p>0</text:p>
          </table:table-cell>
          <table:table-cell table:style-name="ce6" table:formula="oooc:=['1 _ American'.O16]" office:value-type="float" office:value="2.5">
            <text:p>2,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P26]" office:value-type="float" office:value="4">
            <text:p>4</text:p>
          </table:table-cell>
          <table:table-cell table:style-name="ce3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6" table:formula="oooc:=['1 _ American'.P15]" office:value-type="float" office:value="5">
            <text:p>5</text:p>
          </table:table-cell>
          <table:table-cell table:style-name="ce3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3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3" table:formula="oooc:=IF(['1 _ American'.P13]&gt;0;1;0)+IF(['1 _ American'.P14]&gt;0;1;0)" office:value-type="float" office:value="0">
            <text:p>0</text:p>
          </table:table-cell>
          <table:table-cell table:style-name="ce6" table:formula="oooc:=['1 _ American'.P16]" office:value-type="float" office:value="2.54545454545455">
            <text:p>2,55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Q26]" office:value-type="float" office:value="5">
            <text:p>5</text:p>
          </table:table-cell>
          <table:table-cell table:style-name="ce3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6" table:formula="oooc:=['1 _ American'.Q15]" office:value-type="float" office:value="5">
            <text:p>5</text:p>
          </table:table-cell>
          <table:table-cell table:style-name="ce3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3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3" table:formula="oooc:=IF(['1 _ American'.Q13]&gt;0;1;0)+IF(['1 _ American'.Q14]&gt;0;1;0)" office:value-type="float" office:value="1">
            <text:p>1</text:p>
          </table:table-cell>
          <table:table-cell table:style-name="ce6" table:formula="oooc:=['1 _ Amer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R26]" office:value-type="float" office:value="5">
            <text:p>5</text:p>
          </table:table-cell>
          <table:table-cell table:style-name="ce3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6" table:formula="oooc:=['1 _ American'.R15]" office:value-type="float" office:value="5">
            <text:p>5</text:p>
          </table:table-cell>
          <table:table-cell table:style-name="ce3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3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3" table:formula="oooc:=IF(['1 _ American'.R13]&gt;0;1;0)+IF(['1 _ American'.R14]&gt;0;1;0)" office:value-type="float" office:value="1">
            <text:p>1</text:p>
          </table:table-cell>
          <table:table-cell table:style-name="ce6" table:formula="oooc:=['1 _ American'.R16]" office:value-type="float" office:value="2.75">
            <text:p>2,75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S26]" office:value-type="float" office:value="5">
            <text:p>5</text:p>
          </table:table-cell>
          <table:table-cell table:style-name="ce3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6" table:formula="oooc:=['1 _ American'.S15]" office:value-type="float" office:value="6">
            <text:p>6</text:p>
          </table:table-cell>
          <table:table-cell table:style-name="ce3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3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3" table:formula="oooc:=IF(['1 _ American'.S13]&gt;0;1;0)+IF(['1 _ American'.S14]&gt;0;1;0)" office:value-type="float" office:value="1">
            <text:p>1</text:p>
          </table:table-cell>
          <table:table-cell table:style-name="ce6" table:formula="oooc:=['1 _ American'.S16]" office:value-type="float" office:value="2.75">
            <text:p>2,75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table:formula="oooc:=['1 _ American'.T26]" office:value-type="float" office:value="5">
            <text:p>5</text:p>
          </table:table-cell>
          <table:table-cell table:style-name="ce3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6" table:formula="oooc:=['1 _ American'.T15]" office:value-type="float" office:value="6">
            <text:p>6</text:p>
          </table:table-cell>
          <table:table-cell table:style-name="ce3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3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3" table:formula="oooc:=IF(['1 _ American'.T13]&gt;0;1;0)+IF(['1 _ American'.T14]&gt;0;1;0)" office:value-type="float" office:value="1">
            <text:p>1</text:p>
          </table:table-cell>
          <table:table-cell table:style-name="ce6" table:formula="oooc:=['1 _ American'.T16]" office:value-type="float" office:value="2.85714285714286">
            <text:p>2,86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3" table:number-columns-repeated="2"/>
          <table:table-cell table:style-name="ce6" table:formula="oooc:=['2 _ Mexican'.K26]" office:value-type="float" office:value="3">
            <text:p>3</text:p>
          </table:table-cell>
          <table:table-cell table:style-name="ce3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6" table:formula="oooc:=['2 _ Mexican'.K15]" office:value-type="float" office:value="2">
            <text:p>2</text:p>
          </table:table-cell>
          <table:table-cell table:style-name="ce3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3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3" table:formula="oooc:=IF(['2 _ Mexican'.K13]&gt;0;1;0)+IF(['2 _ Mexican'.K14]&gt;0;1;0)" office:value-type="float" office:value="0">
            <text:p>0</text:p>
          </table:table-cell>
          <table:table-cell table:style-name="ce6" table:formula="oooc:=['2 _ Mexican'.K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L26]" office:value-type="float" office:value="4">
            <text:p>4</text:p>
          </table:table-cell>
          <table:table-cell table:style-name="ce3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6" table:formula="oooc:=['2 _ Mexican'.L15]" office:value-type="float" office:value="3">
            <text:p>3</text:p>
          </table:table-cell>
          <table:table-cell table:style-name="ce3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3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3" table:formula="oooc:=IF(['2 _ Mexican'.L13]&gt;0;1;0)+IF(['2 _ Mexican'.L14]&gt;0;1;0)" office:value-type="float" office:value="0">
            <text:p>0</text:p>
          </table:table-cell>
          <table:table-cell table:style-name="ce6" table:formula="oooc:=['2 _ Mexican'.L16]" office:value-type="float" office:value="2.44444444444444">
            <text:p>2,4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M26]" office:value-type="float" office:value="4">
            <text:p>4</text:p>
          </table:table-cell>
          <table:table-cell table:style-name="ce3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6" table:formula="oooc:=['2 _ Mexican'.M15]" office:value-type="float" office:value="3">
            <text:p>3</text:p>
          </table:table-cell>
          <table:table-cell table:style-name="ce3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3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3" table:formula="oooc:=IF(['2 _ Mexican'.M13]&gt;0;1;0)+IF(['2 _ Mexican'.M14]&gt;0;1;0)" office:value-type="float" office:value="0">
            <text:p>0</text:p>
          </table:table-cell>
          <table:table-cell table:style-name="ce6" table:formula="oooc:=['2 _ Mexican'.M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N26]" office:value-type="float" office:value="4">
            <text:p>4</text:p>
          </table:table-cell>
          <table:table-cell table:style-name="ce3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6" table:formula="oooc:=['2 _ Mexican'.N15]" office:value-type="float" office:value="4">
            <text:p>4</text:p>
          </table:table-cell>
          <table:table-cell table:style-name="ce3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3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3" table:formula="oooc:=IF(['2 _ Mexican'.N13]&gt;0;1;0)+IF(['2 _ Mexican'.N14]&gt;0;1;0)" office:value-type="float" office:value="0">
            <text:p>0</text:p>
          </table:table-cell>
          <table:table-cell table:style-name="ce6" table:formula="oooc:=['2 _ Mexican'.N16]" office:value-type="float" office:value="2.5">
            <text:p>2,5</text:p>
          </table:table-cell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O26]" office:value-type="float" office:value="4">
            <text:p>4</text:p>
          </table:table-cell>
          <table:table-cell table:style-name="ce3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6" table:formula="oooc:=['2 _ Mexican'.O15]" office:value-type="float" office:value="4">
            <text:p>4</text:p>
          </table:table-cell>
          <table:table-cell table:style-name="ce3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3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3" table:formula="oooc:=IF(['2 _ Mexican'.O13]&gt;0;1;0)+IF(['2 _ Mexican'.O14]&gt;0;1;0)" office:value-type="float" office:value="1">
            <text:p>1</text:p>
          </table:table-cell>
          <table:table-cell table:style-name="ce6" table:formula="oooc:=['2 _ Mexican'.O16]" office:value-type="float" office:value="2.57142857142857">
            <text:p>2,57</text:p>
          </table:table-cell>
          <table:table-cell table:style-name="ce3" table:number-columns-repeated="4"/>
          <table:table-cell table:style-name="ce7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P26]" office:value-type="float" office:value="5">
            <text:p>5</text:p>
          </table:table-cell>
          <table:table-cell table:style-name="ce3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6" table:formula="oooc:=['2 _ Mexican'.P15]" office:value-type="float" office:value="4">
            <text:p>4</text:p>
          </table:table-cell>
          <table:table-cell table:style-name="ce3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3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3" table:formula="oooc:=IF(['2 _ Mexican'.P13]&gt;0;1;0)+IF(['2 _ Mexican'.P14]&gt;0;1;0)" office:value-type="float" office:value="1">
            <text:p>1</text:p>
          </table:table-cell>
          <table:table-cell table:style-name="ce6" table:formula="oooc:=['2 _ Mexican'.P16]" office:value-type="float" office:value="2.69230769230769">
            <text:p>2,69</text:p>
          </table:table-cell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Q26]" office:value-type="float" office:value="5">
            <text:p>5</text:p>
          </table:table-cell>
          <table:table-cell table:style-name="ce3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6" table:formula="oooc:=['2 _ Mexican'.Q15]" office:value-type="float" office:value="5">
            <text:p>5</text:p>
          </table:table-cell>
          <table:table-cell table:style-name="ce3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3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3" table:formula="oooc:=IF(['2 _ Mexican'.Q13]&gt;0;1;0)+IF(['2 _ Mexican'.Q14]&gt;0;1;0)" office:value-type="float" office:value="1">
            <text:p>1</text:p>
          </table:table-cell>
          <table:table-cell table:style-name="ce6" table:formula="oooc:=['2 _ Mex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R26]" office:value-type="float" office:value="5">
            <text:p>5</text:p>
          </table:table-cell>
          <table:table-cell table:style-name="ce3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6" table:formula="oooc:=['2 _ Mexican'.R15]" office:value-type="float" office:value="5">
            <text:p>5</text:p>
          </table:table-cell>
          <table:table-cell table:style-name="ce3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3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3" table:formula="oooc:=IF(['2 _ Mexican'.R13]&gt;0;1;0)+IF(['2 _ Mexican'.R14]&gt;0;1;0)" office:value-type="float" office:value="1">
            <text:p>1</text:p>
          </table:table-cell>
          <table:table-cell table:style-name="ce6" table:formula="oooc:=['2 _ Mexican'.R16]" office:value-type="float" office:value="2.8">
            <text:p>2,8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3" table:number-columns-repeated="2"/>
          <table:table-cell table:style-name="ce6" table:formula="oooc:=['2 _ Mexican'.S26]" office:value-type="float" office:value="5">
            <text:p>5</text:p>
          </table:table-cell>
          <table:table-cell table:style-name="ce3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6" table:formula="oooc:=['2 _ Mexican'.S15]" office:value-type="float" office:value="6">
            <text:p>6</text:p>
          </table:table-cell>
          <table:table-cell table:style-name="ce3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3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3" table:formula="oooc:=IF(['2 _ Mexican'.S13]&gt;0;1;0)+IF(['2 _ Mexican'.S14]&gt;0;1;0)" office:value-type="float" office:value="1">
            <text:p>1</text:p>
          </table:table-cell>
          <table:table-cell table:style-name="ce6" table:formula="oooc:=['2 _ Mexican'.S16]" office:value-type="float" office:value="2.81818181818182">
            <text:p>2,82</text:p>
          </table:table-cell>
          <table:table-cell table:style-name="ce3" table:number-columns-repeated="4"/>
          <table:table-cell table:style-name="ce7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T26]" office:value-type="float" office:value="6">
            <text:p>6</text:p>
          </table:table-cell>
          <table:table-cell table:style-name="ce3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6" table:formula="oooc:=['2 _ Mexican'.T15]" office:value-type="float" office:value="6">
            <text:p>6</text:p>
          </table:table-cell>
          <table:table-cell table:style-name="ce3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3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3" table:formula="oooc:=IF(['2 _ Mexican'.T13]&gt;0;1;0)+IF(['2 _ Mexican'.T14]&gt;0;1;0)" office:value-type="float" office:value="1">
            <text:p>1</text:p>
          </table:table-cell>
          <table:table-cell table:style-name="ce6" table:formula="oooc:=['2 _ Mexican'.T16]" office:value-type="float" office:value="2.90909090909091">
            <text:p>2,91</text:p>
          </table:table-cell>
          <table:table-cell table:style-name="ce3" table:number-columns-repeated="4"/>
          <table:table-cell table:style-name="ce8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/>
          <table:table-cell table:style-name="ce3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3 _ Russian'.K26]" office:value-type="float" office:value="3">
            <text:p>3</text:p>
          </table:table-cell>
          <table:table-cell table:style-name="ce3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6" table:formula="oooc:=['3 _ Russian'.K15]" office:value-type="float" office:value="2">
            <text:p>2</text:p>
          </table:table-cell>
          <table:table-cell table:style-name="ce3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3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3" table:formula="oooc:=IF(['3 _ Russian'.K12]&gt;0;1;0)+IF(['3 _ Russian'.K13]&gt;0;1;0)+IF(['3 _ Russian'.K14]&gt;0;1;0)" office:value-type="float" office:value="0">
            <text:p>0</text:p>
          </table:table-cell>
          <table:table-cell table:style-name="ce6" table:formula="oooc:=['3 _ Russian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/>
          <table:table-cell table:style-name="ce3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L26]" office:value-type="float" office:value="4">
            <text:p>4</text:p>
          </table:table-cell>
          <table:table-cell table:style-name="ce3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6" table:formula="oooc:=['3 _ Russian'.L15]" office:value-type="float" office:value="3">
            <text:p>3</text:p>
          </table:table-cell>
          <table:table-cell table:style-name="ce3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3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3" table:formula="oooc:=IF(['3 _ Russian'.L12]&gt;0;1;0)+IF(['3 _ Russian'.L13]&gt;0;1;0)+IF(['3 _ Russian'.L14]&gt;0;1;0)" office:value-type="float" office:value="0">
            <text:p>0</text:p>
          </table:table-cell>
          <table:table-cell table:style-name="ce6" table:formula="oooc:=['3 _ Russ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/>
          <table:table-cell table:style-name="ce3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M26]" office:value-type="float" office:value="4">
            <text:p>4</text:p>
          </table:table-cell>
          <table:table-cell table:style-name="ce3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6" table:formula="oooc:=['3 _ Russian'.M15]" office:value-type="float" office:value="3">
            <text:p>3</text:p>
          </table:table-cell>
          <table:table-cell table:style-name="ce3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3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3" table:formula="oooc:=IF(['3 _ Russian'.M12]&gt;0;1;0)+IF(['3 _ Russian'.M13]&gt;0;1;0)+IF(['3 _ Russian'.M14]&gt;0;1;0)" office:value-type="float" office:value="1">
            <text:p>1</text:p>
          </table:table-cell>
          <table:table-cell table:style-name="ce6" table:formula="oooc:=['3 _ Russian'.M16]" office:value-type="float" office:value="2.57142857142857">
            <text:p>2,5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/>
          <table:table-cell table:style-name="ce3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N26]" office:value-type="float" office:value="5">
            <text:p>5</text:p>
          </table:table-cell>
          <table:table-cell table:style-name="ce3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6" table:formula="oooc:=['3 _ Russian'.N15]" office:value-type="float" office:value="4">
            <text:p>4</text:p>
          </table:table-cell>
          <table:table-cell table:style-name="ce3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3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3" table:formula="oooc:=IF(['3 _ Russian'.N12]&gt;0;1;0)+IF(['3 _ Russian'.N13]&gt;0;1;0)+IF(['3 _ Russian'.N14]&gt;0;1;0)" office:value-type="float" office:value="0">
            <text:p>0</text:p>
          </table:table-cell>
          <table:table-cell table:style-name="ce6" table:formula="oooc:=['3 _ Russian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/>
          <table:table-cell table:style-name="ce3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O26]" office:value-type="float" office:value="4">
            <text:p>4</text:p>
          </table:table-cell>
          <table:table-cell table:style-name="ce3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6" table:formula="oooc:=['3 _ Russian'.O15]" office:value-type="float" office:value="4">
            <text:p>4</text:p>
          </table:table-cell>
          <table:table-cell table:style-name="ce3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3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3" table:formula="oooc:=IF(['3 _ Russian'.O12]&gt;0;1;0)+IF(['3 _ Russian'.O13]&gt;0;1;0)+IF(['3 _ Russian'.O14]&gt;0;1;0)" office:value-type="float" office:value="1">
            <text:p>1</text:p>
          </table:table-cell>
          <table:table-cell table:style-name="ce6" table:formula="oooc:=['3 _ Russian'.O16]" office:value-type="float" office:value="2.66666666666667">
            <text:p>2,67</text:p>
          </table:table-cell>
          <table:table-cell table:style-name="ce3" table:number-columns-repeated="4"/>
          <table:table-cell table:style-name="ce7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/>
          <table:table-cell table:style-name="ce3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P26]" office:value-type="float" office:value="5">
            <text:p>5</text:p>
          </table:table-cell>
          <table:table-cell table:style-name="ce3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6" table:formula="oooc:=['3 _ Russian'.P15]" office:value-type="float" office:value="4">
            <text:p>4</text:p>
          </table:table-cell>
          <table:table-cell table:style-name="ce3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3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3" table:formula="oooc:=IF(['3 _ Russian'.P12]&gt;0;1;0)+IF(['3 _ Russian'.P13]&gt;0;1;0)+IF(['3 _ Russian'.P14]&gt;0;1;0)" office:value-type="float" office:value="1">
            <text:p>1</text:p>
          </table:table-cell>
          <table:table-cell table:style-name="ce6" table:formula="oooc:=['3 _ Russian'.P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/>
          <table:table-cell table:style-name="ce3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Q26]" office:value-type="float" office:value="5">
            <text:p>5</text:p>
          </table:table-cell>
          <table:table-cell table:style-name="ce3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6" table:formula="oooc:=['3 _ Russian'.Q15]" office:value-type="float" office:value="4">
            <text:p>4</text:p>
          </table:table-cell>
          <table:table-cell table:style-name="ce3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3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3" table:formula="oooc:=IF(['3 _ Russian'.Q12]&gt;0;1;0)+IF(['3 _ Russian'.Q13]&gt;0;1;0)+IF(['3 _ Russian'.Q14]&gt;0;1;0)" office:value-type="float" office:value="1">
            <text:p>1</text:p>
          </table:table-cell>
          <table:table-cell table:style-name="ce6" table:formula="oooc:=['3 _ Russian'.Q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/>
          <table:table-cell table:style-name="ce3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R26]" office:value-type="float" office:value="5">
            <text:p>5</text:p>
          </table:table-cell>
          <table:table-cell table:style-name="ce3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6" table:formula="oooc:=['3 _ Russian'.R15]" office:value-type="float" office:value="5">
            <text:p>5</text:p>
          </table:table-cell>
          <table:table-cell table:style-name="ce3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3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3" table:formula="oooc:=IF(['3 _ Russian'.R12]&gt;0;1;0)+IF(['3 _ Russian'.R13]&gt;0;1;0)+IF(['3 _ Russian'.R14]&gt;0;1;0)" office:value-type="float" office:value="1">
            <text:p>1</text:p>
          </table:table-cell>
          <table:table-cell table:style-name="ce6" table:formula="oooc:=['3 _ Russian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/>
          <table:table-cell table:style-name="ce3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S26]" office:value-type="float" office:value="6">
            <text:p>6</text:p>
          </table:table-cell>
          <table:table-cell table:style-name="ce3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6" table:formula="oooc:=['3 _ Russian'.S15]" office:value-type="float" office:value="5">
            <text:p>5</text:p>
          </table:table-cell>
          <table:table-cell table:style-name="ce3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3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3" table:formula="oooc:=IF(['3 _ Russian'.S12]&gt;0;1;0)+IF(['3 _ Russian'.S13]&gt;0;1;0)+IF(['3 _ Russian'.S14]&gt;0;1;0)" office:value-type="float" office:value="1">
            <text:p>1</text:p>
          </table:table-cell>
          <table:table-cell table:style-name="ce6" table:formula="oooc:=['3 _ Russian'.S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/>
          <table:table-cell table:style-name="ce3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T26]" office:value-type="float" office:value="6">
            <text:p>6</text:p>
          </table:table-cell>
          <table:table-cell table:style-name="ce3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6" table:formula="oooc:=['3 _ Russian'.T15]" office:value-type="float" office:value="6">
            <text:p>6</text:p>
          </table:table-cell>
          <table:table-cell table:style-name="ce3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3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3" table:formula="oooc:=IF(['3 _ Russian'.T12]&gt;0;1;0)+IF(['3 _ Russian'.T13]&gt;0;1;0)+IF(['3 _ Russian'.T14]&gt;0;1;0)" office:value-type="float" office:value="3">
            <text:p>3</text:p>
          </table:table-cell>
          <table:table-cell table:style-name="ce6" table:formula="oooc:=['3 _ Russian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/>
          <table:table-cell table:style-name="ce3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3" table:number-columns-repeated="2"/>
          <table:table-cell table:style-name="ce6" table:formula="oooc:=['4 _ Japanese'.K26]" office:value-type="float" office:value="4">
            <text:p>4</text:p>
          </table:table-cell>
          <table:table-cell table:style-name="ce3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6" table:formula="oooc:=['4 _ Japanese'.K15]" office:value-type="float" office:value="2">
            <text:p>2</text:p>
          </table:table-cell>
          <table:table-cell table:style-name="ce3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3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3" table:formula="oooc:=IF(['4 _ Japanese'.K12]&gt;0;1;0)+IF(['4 _ Japanese'.K13]&gt;0;1;0)+IF(['4 _ Japanese'.K14]&gt;0;1;0)" office:value-type="float" office:value="0">
            <text:p>0</text:p>
          </table:table-cell>
          <table:table-cell table:style-name="ce6" table:formula="oooc:=['4 _ Japanese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/>
          <table:table-cell table:style-name="ce3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L26]" office:value-type="float" office:value="4">
            <text:p>4</text:p>
          </table:table-cell>
          <table:table-cell table:style-name="ce3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6" table:formula="oooc:=['4 _ Japanese'.L15]" office:value-type="float" office:value="3">
            <text:p>3</text:p>
          </table:table-cell>
          <table:table-cell table:style-name="ce3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3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3" table:formula="oooc:=IF(['4 _ Japanese'.L12]&gt;0;1;0)+IF(['4 _ Japanese'.L13]&gt;0;1;0)+IF(['4 _ Japanese'.L14]&gt;0;1;0)" office:value-type="float" office:value="0">
            <text:p>0</text:p>
          </table:table-cell>
          <table:table-cell table:style-name="ce6" table:formula="oooc:=['4 _ Japanese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/>
          <table:table-cell table:style-name="ce3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M26]" office:value-type="float" office:value="4">
            <text:p>4</text:p>
          </table:table-cell>
          <table:table-cell table:style-name="ce3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6" table:formula="oooc:=['4 _ Japanese'.M15]" office:value-type="float" office:value="3">
            <text:p>3</text:p>
          </table:table-cell>
          <table:table-cell table:style-name="ce3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3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3" table:formula="oooc:=IF(['4 _ Japanese'.M12]&gt;0;1;0)+IF(['4 _ Japanese'.M13]&gt;0;1;0)+IF(['4 _ Japanese'.M14]&gt;0;1;0)" office:value-type="float" office:value="1">
            <text:p>1</text:p>
          </table:table-cell>
          <table:table-cell table:style-name="ce6" table:formula="oooc:=['4 _ Japanese'.M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/>
          <table:table-cell table:style-name="ce3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N26]" office:value-type="float" office:value="5">
            <text:p>5</text:p>
          </table:table-cell>
          <table:table-cell table:style-name="ce3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6" table:formula="oooc:=['4 _ Japanese'.N15]" office:value-type="float" office:value="4">
            <text:p>4</text:p>
          </table:table-cell>
          <table:table-cell table:style-name="ce3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3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3" table:formula="oooc:=IF(['4 _ Japanese'.N12]&gt;0;1;0)+IF(['4 _ Japanese'.N13]&gt;0;1;0)+IF(['4 _ Japanese'.N14]&gt;0;1;0)" office:value-type="float" office:value="1">
            <text:p>1</text:p>
          </table:table-cell>
          <table:table-cell table:style-name="ce6" table:formula="oooc:=['4 _ Japanese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/>
          <table:table-cell table:style-name="ce3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O26]" office:value-type="float" office:value="5">
            <text:p>5</text:p>
          </table:table-cell>
          <table:table-cell table:style-name="ce3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6" table:formula="oooc:=['4 _ Japanese'.O15]" office:value-type="float" office:value="4">
            <text:p>4</text:p>
          </table:table-cell>
          <table:table-cell table:style-name="ce3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3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3" table:formula="oooc:=IF(['4 _ Japanese'.O12]&gt;0;1;0)+IF(['4 _ Japanese'.O13]&gt;0;1;0)+IF(['4 _ Japanese'.O14]&gt;0;1;0)" office:value-type="float" office:value="1">
            <text:p>1</text:p>
          </table:table-cell>
          <table:table-cell table:style-name="ce6" table:formula="oooc:=['4 _ Japanese'.O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/>
          <table:table-cell table:style-name="ce3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P26]" office:value-type="float" office:value="4">
            <text:p>4</text:p>
          </table:table-cell>
          <table:table-cell table:style-name="ce3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6" table:formula="oooc:=['4 _ Japanese'.P15]" office:value-type="float" office:value="5">
            <text:p>5</text:p>
          </table:table-cell>
          <table:table-cell table:style-name="ce3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3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3" table:formula="oooc:=IF(['4 _ Japanese'.P12]&gt;0;1;0)+IF(['4 _ Japanese'.P13]&gt;0;1;0)+IF(['4 _ Japanese'.P14]&gt;0;1;0)" office:value-type="float" office:value="0">
            <text:p>0</text:p>
          </table:table-cell>
          <table:table-cell table:style-name="ce6" table:formula="oooc:=['4 _ Japanese'.P16]" office:value-type="float" office:value="2.61538461538462">
            <text:p>2,62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/>
          <table:table-cell table:style-name="ce3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Q26]" office:value-type="float" office:value="5">
            <text:p>5</text:p>
          </table:table-cell>
          <table:table-cell table:style-name="ce3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6" table:formula="oooc:=['4 _ Japanese'.Q15]" office:value-type="float" office:value="5">
            <text:p>5</text:p>
          </table:table-cell>
          <table:table-cell table:style-name="ce3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3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3" table:formula="oooc:=IF(['4 _ Japanese'.Q12]&gt;0;1;0)+IF(['4 _ Japanese'.Q13]&gt;0;1;0)+IF(['4 _ Japanese'.Q14]&gt;0;1;0)" office:value-type="float" office:value="1">
            <text:p>1</text:p>
          </table:table-cell>
          <table:table-cell table:style-name="ce6" table:formula="oooc:=['4 _ Japanese'.Q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/>
          <table:table-cell table:style-name="ce3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R26]" office:value-type="float" office:value="5">
            <text:p>5</text:p>
          </table:table-cell>
          <table:table-cell table:style-name="ce3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6" table:formula="oooc:=['4 _ Japanese'.R15]" office:value-type="float" office:value="6">
            <text:p>6</text:p>
          </table:table-cell>
          <table:table-cell table:style-name="ce3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3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3" table:formula="oooc:=IF(['4 _ Japanese'.R12]&gt;0;1;0)+IF(['4 _ Japanese'.R13]&gt;0;1;0)+IF(['4 _ Japanese'.R14]&gt;0;1;0)" office:value-type="float" office:value="1">
            <text:p>1</text:p>
          </table:table-cell>
          <table:table-cell table:style-name="ce6" table:formula="oooc:=['4 _ Japanese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/>
          <table:table-cell table:style-name="ce3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S26]" office:value-type="float" office:value="6">
            <text:p>6</text:p>
          </table:table-cell>
          <table:table-cell table:style-name="ce3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6" table:formula="oooc:=['4 _ Japanese'.S15]" office:value-type="float" office:value="6">
            <text:p>6</text:p>
          </table:table-cell>
          <table:table-cell table:style-name="ce3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3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3" table:formula="oooc:=IF(['4 _ Japanese'.S12]&gt;0;1;0)+IF(['4 _ Japanese'.S13]&gt;0;1;0)+IF(['4 _ Japanese'.S14]&gt;0;1;0)" office:value-type="float" office:value="1">
            <text:p>1</text:p>
          </table:table-cell>
          <table:table-cell table:style-name="ce6" table:formula="oooc:=['4 _ Japanese'.S16]" office:value-type="float" office:value="2.88888888888889">
            <text:p>2,8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/>
          <table:table-cell table:style-name="ce3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T26]" office:value-type="float" office:value="6">
            <text:p>6</text:p>
          </table:table-cell>
          <table:table-cell table:style-name="ce3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6" table:formula="oooc:=['4 _ Japanese'.T15]" office:value-type="float" office:value="7">
            <text:p>7</text:p>
          </table:table-cell>
          <table:table-cell table:style-name="ce3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3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3" table:formula="oooc:=IF(['4 _ Japanese'.T12]&gt;0;1;0)+IF(['4 _ Japanese'.T13]&gt;0;1;0)+IF(['4 _ Japanese'.T14]&gt;0;1;0)" office:value-type="float" office:value="3">
            <text:p>3</text:p>
          </table:table-cell>
          <table:table-cell table:style-name="ce6" table:formula="oooc:=['4 _ Japanese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/>
          <table:table-cell table:style-name="ce3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5 _ Hawaiian'.K26]" office:value-type="float" office:value="4">
            <text:p>4</text:p>
          </table:table-cell>
          <table:table-cell table:style-name="ce3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6" table:formula="oooc:=['5 _ Hawaiian'.K15]" office:value-type="float" office:value="2">
            <text:p>2</text:p>
          </table:table-cell>
          <table:table-cell table:style-name="ce3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3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3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6" table:formula="oooc:=['5 _ Hawaiian'.K16]" office:value-type="float" office:value="2.4">
            <text:p>2,4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/>
          <table:table-cell table:style-name="ce3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5 _ Hawaiian'.L26]" office:value-type="float" office:value="4">
            <text:p>4</text:p>
          </table:table-cell>
          <table:table-cell table:style-name="ce3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6" table:formula="oooc:=['5 _ Hawaiian'.L15]" office:value-type="float" office:value="3">
            <text:p>3</text:p>
          </table:table-cell>
          <table:table-cell table:style-name="ce3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3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3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6" table:formula="oooc:=['5 _ Hawai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/>
          <table:table-cell table:style-name="ce3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M26]" office:value-type="float" office:value="5">
            <text:p>5</text:p>
          </table:table-cell>
          <table:table-cell table:style-name="ce3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6" table:formula="oooc:=['5 _ Hawaiian'.M15]" office:value-type="float" office:value="3">
            <text:p>3</text:p>
          </table:table-cell>
          <table:table-cell table:style-name="ce3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3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3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6" table:formula="oooc:=['5 _ Hawaiian'.M16]" office:value-type="float" office:value="2.6">
            <text:p>2,6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/>
          <table:table-cell table:style-name="ce3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N26]" office:value-type="float" office:value="5">
            <text:p>5</text:p>
          </table:table-cell>
          <table:table-cell table:style-name="ce3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6" table:formula="oooc:=['5 _ Hawaiian'.N15]" office:value-type="float" office:value="4">
            <text:p>4</text:p>
          </table:table-cell>
          <table:table-cell table:style-name="ce3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3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3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6" table:formula="oooc:=['5 _ Hawaiian'.N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/>
          <table:table-cell table:style-name="ce3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O26]" office:value-type="float" office:value="5">
            <text:p>5</text:p>
          </table:table-cell>
          <table:table-cell table:style-name="ce3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6" table:formula="oooc:=['5 _ Hawaiian'.O15]" office:value-type="float" office:value="5">
            <text:p>5</text:p>
          </table:table-cell>
          <table:table-cell table:style-name="ce3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3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3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6" table:formula="oooc:=['5 _ Hawaiian'.O16]" office:value-type="float" office:value="2.77777777777778">
            <text:p>2,7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/>
          <table:table-cell table:style-name="ce3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3" table:number-columns-repeated="2"/>
          <table:table-cell table:style-name="ce6" table:formula="oooc:=['5 _ Hawaiian'.P26]" office:value-type="float" office:value="6">
            <text:p>6</text:p>
          </table:table-cell>
          <table:table-cell table:style-name="ce3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6" table:formula="oooc:=['5 _ Hawaiian'.P15]" office:value-type="float" office:value="6">
            <text:p>6</text:p>
          </table:table-cell>
          <table:table-cell table:style-name="ce3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3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3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6" table:formula="oooc:=['5 _ Hawaiian'.P16]" office:value-type="float" office:value="2.88888888888889">
            <text:p>2,89</text:p>
          </table:table-cell>
          <table:table-cell table:style-name="ce3" table:number-columns-repeated="4"/>
          <table:table-cell table:style-name="ce9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/>
          <table:table-cell table:style-name="ce3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3" table:number-columns-repeated="2"/>
          <table:table-cell table:style-name="ce6" table:formula="oooc:=['5 _ Hawaiian'.Q26]" office:value-type="float" office:value="5">
            <text:p>5</text:p>
          </table:table-cell>
          <table:table-cell table:style-name="ce3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6" table:formula="oooc:=['5 _ Hawaiian'.Q15]" office:value-type="float" office:value="5">
            <text:p>5</text:p>
          </table:table-cell>
          <table:table-cell table:style-name="ce3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3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3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6" table:formula="oooc:=['5 _ Hawaiian'.Q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/>
          <table:table-cell table:style-name="ce3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R26]" office:value-type="float" office:value="6">
            <text:p>6</text:p>
          </table:table-cell>
          <table:table-cell table:style-name="ce3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6" table:formula="oooc:=['5 _ Hawaiian'.R15]" office:value-type="float" office:value="6">
            <text:p>6</text:p>
          </table:table-cell>
          <table:table-cell table:style-name="ce3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3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3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6" table:formula="oooc:=['5 _ Hawaiian'.R16]" office:value-type="float" office:value="3">
            <text:p>3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/>
          <table:table-cell table:style-name="ce3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S26]" office:value-type="float" office:value="6">
            <text:p>6</text:p>
          </table:table-cell>
          <table:table-cell table:style-name="ce3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6" table:formula="oooc:=['5 _ Hawaiian'.S15]" office:value-type="float" office:value="6">
            <text:p>6</text:p>
          </table:table-cell>
          <table:table-cell table:style-name="ce3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3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3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6" table:formula="oooc:=['5 _ Hawaiian'.S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/>
          <table:table-cell table:style-name="ce3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T26]" office:value-type="float" office:value="6">
            <text:p>6</text:p>
          </table:table-cell>
          <table:table-cell table:style-name="ce3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6" table:formula="oooc:=['5 _ Hawaiian'.T15]" office:value-type="float" office:value="7">
            <text:p>7</text:p>
          </table:table-cell>
          <table:table-cell table:style-name="ce3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3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3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6" table:formula="oooc:=['5 _ Hawaiian'.T16]" office:value-type="float" office:value="3.1">
            <text:p>3,1</text:p>
          </table:table-cell>
          <table:table-cell table:style-name="ce3" table:number-columns-repeated="4"/>
          <table:table-cell table:style-name="ce9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style-name="Default"/>
          <table:table-cell table:number-columns-repeated="15"/>
          <table:table-cell table:style-name="ce8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9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7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8">
          <table:table-cell table:style-name="Default"/>
          <table:table-cell table:number-columns-repeated="251"/>
        </table:table-row>
        <table:table-row table:style-name="ro2" table:number-rows-repeated="22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Worker</text:p>
          </table:table-cell>
          <table:covered-table-cell table:style-name="ce14"/>
          <table:table-cell table:style-name="ce11" office:value-type="string" table:number-columns-spanned="2" table:number-rows-spanned="1">
            <text:p>Student</text:p>
          </table:table-cell>
          <table:covered-table-cell table:style-name="ce14"/>
          <table:table-cell table:style-name="ce11" office:value-type="string" table:number-columns-spanned="2" table:number-rows-spanned="1">
            <text:p>Business</text:p>
          </table:table-cell>
          <table:covered-table-cell table:style-name="ce14"/>
          <table:table-cell table:style-name="ce11" office:value-type="string" table:number-columns-spanned="2" table:number-rows-spanned="1">
            <text:p>Oldlady</text:p>
          </table:table-cell>
          <table:covered-table-cell table:style-name="ce14"/>
          <table:table-cell table:style-name="ce11" office:value-type="string" table:number-columns-spanned="2" table:number-rows-spanned="1">
            <text:p>Critic</text:p>
          </table:table-cell>
          <table:covered-table-cell table:style-name="ce14"/>
          <table:table-cell table:style-name="ce11" office:value-type="string" table:number-columns-spanned="2" table:number-rows-spanned="1">
            <text:p>Schoolkid</text:p>
          </table:table-cell>
          <table:covered-table-cell table:style-name="ce14"/>
          <table:table-cell table:style-name="ce11" office:value-type="string" table:number-columns-spanned="2" table:number-rows-spanned="1">
            <text:p>Vegetarian</text:p>
          </table:table-cell>
          <table:covered-table-cell table:style-name="ce14"/>
          <table:table-cell table:style-name="ce11" office:value-type="string" table:number-columns-spanned="2" table:number-rows-spanned="1">
            <text:p>Tourist Hawaiian</text:p>
          </table:table-cell>
          <table:covered-table-cell table:style-name="ce14"/>
          <table:table-cell table:style-name="ce11" office:value-type="string" table:number-columns-spanned="2" table:number-rows-spanned="1">
            <text:p>Tourist Mexican</text:p>
          </table:table-cell>
          <table:covered-table-cell table:style-name="ce14"/>
          <table:table-cell table:style-name="ce11" office:value-type="string" table:number-columns-spanned="2" table:number-rows-spanned="1">
            <text:p>Tourist Russian</text:p>
          </table:table-cell>
          <table:covered-table-cell table:style-name="ce14"/>
          <table:table-cell table:style-name="ce11" office:value-type="string" table:number-columns-spanned="2" table:number-rows-spanned="1">
            <text:p>Tourist Japanese</text:p>
          </table:table-cell>
          <table:covered-table-cell table:style-name="ce14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bonus.spoon</text:p>
          </table:table-cell>
          <table:covered-table-cell table:style-name="ce14"/>
          <table:table-cell table:style-name="ce11" office:value-type="string" table:number-columns-spanned="2" table:number-rows-spanned="1">
            <text:p>bonus.removerow</text:p>
          </table:table-cell>
          <table:covered-table-cell table:style-name="ce14"/>
          <table:table-cell table:style-name="ce11" office:value-type="string" table:number-columns-spanned="2" table:number-rows-spanned="1">
            <text:p>bonus.bomb</text:p>
          </table:table-cell>
          <table:covered-table-cell table:style-name="ce14"/>
          <table:table-cell table:style-name="ce11" office:value-type="string" table:number-columns-spanned="2" table:number-rows-spanned="1">
            <text:p>bonus.scrollback</text:p>
          </table:table-cell>
          <table:covered-table-cell table:style-name="ce14"/>
          <table:table-cell table:style-name="ce11" office:value-type="string" table:number-columns-spanned="2" table:number-rows-spanned="1">
            <text:p>bonus.shuffle</text:p>
          </table:table-cell>
          <table:covered-table-cell table:style-name="ce14"/>
          <table:table-cell table:style-name="ce11" office:value-type="string" table:number-columns-spanned="2" table:number-rows-spanned="1">
            <text:p>bonus.magicwand</text:p>
          </table:table-cell>
          <table:covered-table-cell table:style-name="ce14"/>
          <table:table-cell table:style-name="ce11" office:value-type="string" table:number-columns-spanned="2" table:number-rows-spanned="1">
            <text:p>bonus.sweet</text:p>
          </table:table-cell>
          <table:covered-table-cell table:style-name="ce14"/>
          <table:table-cell table:style-name="ce11" office:value-type="string" table:number-columns-spanned="2" table:number-rows-spanned="1">
            <text:p>bonus.gift</text:p>
          </table:table-cell>
          <table:covered-table-cell table:style-name="ce14"/>
          <table:table-cell table:style-name="ce11" office:value-type="string" table:number-columns-spanned="2" table:number-rows-spanned="1">
            <text:p>bonus.hearts</text:p>
          </table:table-cell>
          <table:covered-table-cell table:style-name="ce14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8];[.D18];[.F18];[.H18];[.J18];[.L18];[.N18];[.P18];[.R18])" office:value-type="float" office:value="1">
            <text:p>1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2];[.D22];[.F22];[.H22];[.J22];[.L22];[.N22];[.P22];[.R22])" office:value-type="float" office:value="1">
            <text:p>1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4];[.D24];[.F24];[.H24];[.J24];[.L24];[.N24];[.P24];[.R24])" office:value-type="float" office:value="1">
            <text:p>1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5];[.D25];[.F25];[.H25];[.J25];[.L25];[.N25];[.P25];[.R25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6];[.D26];[.F26];[.H26];[.J26];[.L26];[.N26];[.P26];[.R26])" office:value-type="float" office:value="1">
            <text:p>1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7];[.D27];[.F27];[.H27];[.J27];[.L27];[.N27];[.P27];[.R27])" office:value-type="float" office:value="1">
            <text:p>1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0];[.D30];[.F30];[.H30];[.J30];[.L30];[.N30];[.P30];[.R30])" office:value-type="float" office:value="1">
            <text:p>1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4];[.D34];[.F34];[.H34];[.J34];[.L34];[.N34];[.P34];[.R34])" office:value-type="float" office:value="1">
            <text:p>1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5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2];[.D42];[.F42];[.H42];[.J42];[.L42];[.N42];[.P42];[.R42])" office:value-type="float" office:value="1">
            <text:p>1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4];[.D54];[.F54];[.H54];[.J54];[.L54];[.N54];[.P54];[.R54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9];[.D59];[.F59];[.H59];[.J59];[.L59];[.N59];[.P59];[.R59])" office:value-type="float" office:value="1">
            <text:p>1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1];[.D61];[.F61];[.H61];[.J61];[.L61];[.N61];[.P61];[.R61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3];[.D63];[.F63];[.H63];[.J63];[.L63];[.N63];[.P63];[.R63])" office:value-type="float" office:value="1">
            <text:p>1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44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44"/>
        <table:table-column table:style-name="co3" table:number-columns-repeated="217" table:default-cell-style-name="Default"/>
        <table:table-row table:style-name="ro1">
          <table:table-cell table:style-name="ce18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 office:value-type="string">
            <text:p>Уровень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/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5" office:value-type="float" office:value="7" table:number-columns-spanned="2" table:number-rows-spanned="1">
            <text:p>7</text:p>
          </table:table-cell>
          <table:covered-table-cell/>
          <table:table-cell table:style-name="ce25" office:value-type="float" office:value="8" table:number-columns-spanned="2" table:number-rows-spanned="1">
            <text:p>8</text:p>
          </table:table-cell>
          <table:covered-table-cell/>
          <table:table-cell table:style-name="ce25" office:value-type="float" office:value="9" table:number-columns-spanned="2" table:number-rows-spanned="1">
            <text:p>9</text:p>
          </table:table-cell>
          <table:covered-table-cell/>
          <table:table-cell table:style-name="ce25" office:value-type="float" office:value="10" table:number-columns-spanned="2" table:number-rows-spanned="1">
            <text:p>10</text:p>
          </table:table-cell>
          <table:covered-table-cell/>
          <table:table-cell table:style-name="ce25" office:value-type="float" office:value="11" table:number-columns-spanned="2" table:number-rows-spanned="1">
            <text:p>11</text:p>
          </table:table-cell>
          <table:covered-table-cell/>
          <table:table-cell table:style-name="ce25" office:value-type="float" office:value="12" table:number-columns-spanned="2" table:number-rows-spanned="1">
            <text:p>12</text:p>
          </table:table-cell>
          <table:covered-table-cell/>
          <table:table-cell table:style-name="ce37"/>
          <table:table-cell table:style-name="ce46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9"/>
          <table:table-cell table:style-name="ce26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8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7" office:value-type="string" table:number-columns-spanned="2" table:number-rows-spanned="1">
            <text:p>Squash + Tomato</text:p>
          </table:table-cell>
          <table:covered-table-cell table:style-name="ce31"/>
          <table:table-cell table:style-name="ce11" office:value-type="string" table:number-columns-spanned="2" table:number-rows-spanned="1">
            <text:p>Chicken Squash</text:p>
          </table:table-cell>
          <table:covered-table-cell table:style-name="ce14"/>
          <table:table-cell table:style-name="ce11" office:value-type="string" table:number-columns-spanned="2" table:number-rows-spanned="1">
            <text:p>Pasta + Tomato</text:p>
          </table:table-cell>
          <table:covered-table-cell table:style-name="ce14"/>
          <table:table-cell table:style-name="ce11" office:value-type="string" table:number-columns-spanned="2" table:number-rows-spanned="1">
            <text:p>Pin + Tomato</text:p>
          </table:table-cell>
          <table:covered-table-cell table:style-name="ce14"/>
          <table:table-cell table:style-name="ce11" office:value-type="string" table:number-columns-spanned="2" table:number-rows-spanned="1">
            <text:p>Carib Chicken</text:p>
          </table:table-cell>
          <table:covered-table-cell table:style-name="ce36"/>
          <table:table-cell table:style-name="ce11" office:value-type="string" table:number-columns-spanned="2" table:number-rows-spanned="1">
            <text:p>Baked Chicken</text:p>
          </table:table-cell>
          <table:covered-table-cell table:style-name="ce14"/>
          <table:table-cell table:style-name="ce11" office:value-type="string" table:number-columns-spanned="2" table:number-rows-spanned="1">
            <text:p>Pin Lasagna</text:p>
          </table:table-cell>
          <table:covered-table-cell table:style-name="ce14"/>
          <table:table-cell table:style-name="ce11" office:value-type="string" table:number-columns-spanned="2" table:number-rows-spanned="1">
            <text:p>Squash Soup</text:p>
          </table:table-cell>
          <table:covered-table-cell table:style-name="ce14"/>
          <table:table-cell table:style-name="ce11" office:value-type="string" table:number-columns-spanned="2" table:number-rows-spanned="1">
            <text:p>Grilled Meat</text:p>
          </table:table-cell>
          <table:covered-table-cell table:style-name="ce14"/>
          <table:table-cell table:style-name="ce11" office:value-type="string" table:number-columns-spanned="2" table:number-rows-spanned="1">
            <text:p>Spagh+Tom+Chi</text:p>
          </table:table-cell>
          <table:covered-table-cell table:style-name="ce14"/>
          <table:table-cell table:style-name="ce11" office:value-type="string" table:number-columns-spanned="2" table:number-rows-spanned="1">
            <text:p>Chick Pasta</text:p>
          </table:table-cell>
          <table:covered-table-cell table:style-name="ce14"/>
          <table:table-cell table:style-name="ce11" office:value-type="string" table:number-columns-spanned="2" table:number-rows-spanned="1">
            <text:p>C-P Pasta Pock</text:p>
          </table:table-cell>
          <table:covered-table-cell table:style-name="ce36"/>
          <table:table-cell table:style-name="ce39"/>
          <table:table-cell table:style-name="ce48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3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4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8" table:formula="oooc:=['1 _ American'.K3]" office:value-type="float" office:value="0">
            <text:p>0</text:p>
          </table:table-cell>
          <table:table-cell table:style-name="ce32"/>
          <table:table-cell table:style-name="ce28" table:formula="oooc:=['1 _ American'.K4]" office:value-type="float" office:value="0">
            <text:p>0</text:p>
          </table:table-cell>
          <table:table-cell table:style-name="ce32"/>
          <table:table-cell table:style-name="ce28" table:formula="oooc:=['1 _ American'.K5]" office:value-type="float" office:value="0">
            <text:p>0</text:p>
          </table:table-cell>
          <table:table-cell table:style-name="ce32"/>
          <table:table-cell table:style-name="ce28" table:formula="oooc:=['1 _ American'.K6]" office:value-type="float" office:value="0">
            <text:p>0</text:p>
          </table:table-cell>
          <table:table-cell table:style-name="ce32"/>
          <table:table-cell table:style-name="ce28" table:formula="oooc:=['1 _ American'.K7]" office:value-type="float" office:value="0">
            <text:p>0</text:p>
          </table:table-cell>
          <table:table-cell table:style-name="ce32"/>
          <table:table-cell table:style-name="ce28" table:formula="oooc:=['1 _ American'.K8]" office:value-type="float" office:value="0">
            <text:p>0</text:p>
          </table:table-cell>
          <table:table-cell table:style-name="ce32"/>
          <table:table-cell table:style-name="ce28" table:formula="oooc:=['1 _ American'.K9]" office:value-type="float" office:value="0">
            <text:p>0</text:p>
          </table:table-cell>
          <table:table-cell table:style-name="ce32"/>
          <table:table-cell table:style-name="ce28" table:formula="oooc:=['1 _ American'.K10]" office:value-type="float" office:value="0">
            <text:p>0</text:p>
          </table:table-cell>
          <table:table-cell table:style-name="ce32"/>
          <table:table-cell table:style-name="ce28" table:formula="oooc:=['1 _ American'.K11]" office:value-type="float" office:value="1">
            <text:p>1</text:p>
          </table:table-cell>
          <table:table-cell table:style-name="ce32"/>
          <table:table-cell table:style-name="ce28" table:formula="oooc:=['1 _ American'.K12]" office:value-type="float" office:value="0">
            <text:p>0</text:p>
          </table:table-cell>
          <table:table-cell table:style-name="ce32"/>
          <table:table-cell table:style-name="ce28" table:formula="oooc:=['1 _ American'.K13]" office:value-type="float" office:value="0">
            <text:p>0</text:p>
          </table:table-cell>
          <table:table-cell table:style-name="ce32"/>
          <table:table-cell table:style-name="ce28" table:formula="oooc:=['1 _ American'.K14]" office:value-type="float" office:value="0">
            <text:p>0</text:p>
          </table:table-cell>
          <table:table-cell table:style-name="ce32"/>
          <table:table-cell table:style-name="ce40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8" table:formula="oooc:=['1 _ American'.K20]" office:value-type="float" office:value="8">
            <text:p>8</text:p>
          </table:table-cell>
          <table:table-cell table:style-name="ce3"/>
          <table:table-cell table:style-name="ce28" table:formula="oooc:=['1 _ American'.K21]" office:value-type="float" office:value="0">
            <text:p>0</text:p>
          </table:table-cell>
          <table:table-cell table:style-name="ce3"/>
          <table:table-cell table:style-name="ce28" table:formula="oooc:=['1 _ American'.K22]" office:value-type="float" office:value="0">
            <text:p>0</text:p>
          </table:table-cell>
          <table:table-cell table:style-name="ce3"/>
          <table:table-cell table:style-name="ce28" table:formula="oooc:=['1 _ American'.K23]" office:value-type="float" office:value="5">
            <text:p>5</text:p>
          </table:table-cell>
          <table:table-cell table:style-name="ce3"/>
          <table:table-cell table:style-name="ce28" table:formula="oooc:=['1 _ American'.K24]" office:value-type="float" office:value="0">
            <text:p>0</text:p>
          </table:table-cell>
          <table:table-cell table:style-name="ce3"/>
          <table:table-cell table:style-name="ce28" table:formula="oooc:=['1 _ American'.K25]" office:value-type="float" office:value="5">
            <text:p>5</text:p>
          </table:table-cell>
          <table:table-cell table:style-name="ce3"/>
          <table:table-cell table:style-name="ce40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8" table:formula="oooc:=['1 _ American'.L3]" office:value-type="float" office:value="0">
            <text:p>0</text:p>
          </table:table-cell>
          <table:table-cell table:style-name="ce32"/>
          <table:table-cell table:style-name="ce28" table:formula="oooc:=['1 _ American'.L4]" office:value-type="float" office:value="0">
            <text:p>0</text:p>
          </table:table-cell>
          <table:table-cell table:style-name="ce32"/>
          <table:table-cell table:style-name="ce28" table:formula="oooc:=['1 _ American'.L5]" office:value-type="float" office:value="0">
            <text:p>0</text:p>
          </table:table-cell>
          <table:table-cell table:style-name="ce32"/>
          <table:table-cell table:style-name="ce28" table:formula="oooc:=['1 _ American'.L6]" office:value-type="float" office:value="5">
            <text:p>5</text:p>
          </table:table-cell>
          <table:table-cell table:style-name="ce32"/>
          <table:table-cell table:style-name="ce28" table:formula="oooc:=['1 _ American'.L7]" office:value-type="float" office:value="0">
            <text:p>0</text:p>
          </table:table-cell>
          <table:table-cell table:style-name="ce32"/>
          <table:table-cell table:style-name="ce28" table:formula="oooc:=['1 _ American'.L8]" office:value-type="float" office:value="0">
            <text:p>0</text:p>
          </table:table-cell>
          <table:table-cell table:style-name="ce32"/>
          <table:table-cell table:style-name="ce28" table:formula="oooc:=['1 _ American'.L9]" office:value-type="float" office:value="0">
            <text:p>0</text:p>
          </table:table-cell>
          <table:table-cell table:style-name="ce32"/>
          <table:table-cell table:style-name="ce28" table:formula="oooc:=['1 _ American'.L10]" office:value-type="float" office:value="0">
            <text:p>0</text:p>
          </table:table-cell>
          <table:table-cell table:style-name="ce32"/>
          <table:table-cell table:style-name="ce28" table:formula="oooc:=['1 _ American'.L11]" office:value-type="float" office:value="2">
            <text:p>2</text:p>
          </table:table-cell>
          <table:table-cell table:style-name="ce32"/>
          <table:table-cell table:style-name="ce28" table:formula="oooc:=['1 _ American'.L12]" office:value-type="float" office:value="0">
            <text:p>0</text:p>
          </table:table-cell>
          <table:table-cell table:style-name="ce32"/>
          <table:table-cell table:style-name="ce28" table:formula="oooc:=['1 _ American'.L13]" office:value-type="float" office:value="0">
            <text:p>0</text:p>
          </table:table-cell>
          <table:table-cell table:style-name="ce32"/>
          <table:table-cell table:style-name="ce28" table:formula="oooc:=['1 _ American'.L14]" office:value-type="float" office:value="0">
            <text:p>0</text:p>
          </table:table-cell>
          <table:table-cell table:style-name="ce32"/>
          <table:table-cell table:style-name="ce40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8" table:formula="oooc:=['1 _ American'.L20]" office:value-type="float" office:value="16">
            <text:p>16</text:p>
          </table:table-cell>
          <table:table-cell table:style-name="ce3"/>
          <table:table-cell table:style-name="ce28" table:formula="oooc:=['1 _ American'.L21]" office:value-type="float" office:value="0">
            <text:p>0</text:p>
          </table:table-cell>
          <table:table-cell table:style-name="ce3"/>
          <table:table-cell table:style-name="ce28" table:formula="oooc:=['1 _ American'.L22]" office:value-type="float" office:value="0">
            <text:p>0</text:p>
          </table:table-cell>
          <table:table-cell table:style-name="ce3"/>
          <table:table-cell table:style-name="ce28" table:formula="oooc:=['1 _ American'.L23]" office:value-type="float" office:value="40">
            <text:p>40</text:p>
          </table:table-cell>
          <table:table-cell table:style-name="ce3"/>
          <table:table-cell table:style-name="ce28" table:formula="oooc:=['1 _ American'.L24]" office:value-type="float" office:value="0">
            <text:p>0</text:p>
          </table:table-cell>
          <table:table-cell table:style-name="ce3"/>
          <table:table-cell table:style-name="ce28" table:formula="oooc:=['1 _ American'.L25]" office:value-type="float" office:value="45">
            <text:p>45</text:p>
          </table:table-cell>
          <table:table-cell table:style-name="ce3"/>
          <table:table-cell table:style-name="ce40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8" table:formula="oooc:=['1 _ American'.M3]" office:value-type="float" office:value="0">
            <text:p>0</text:p>
          </table:table-cell>
          <table:table-cell table:style-name="ce32"/>
          <table:table-cell table:style-name="ce28" table:formula="oooc:=['1 _ American'.M4]" office:value-type="float" office:value="0">
            <text:p>0</text:p>
          </table:table-cell>
          <table:table-cell table:style-name="ce32"/>
          <table:table-cell table:style-name="ce28" table:formula="oooc:=['1 _ American'.M5]" office:value-type="float" office:value="0">
            <text:p>0</text:p>
          </table:table-cell>
          <table:table-cell table:style-name="ce32"/>
          <table:table-cell table:style-name="ce28" table:formula="oooc:=['1 _ American'.M6]" office:value-type="float" office:value="2">
            <text:p>2</text:p>
          </table:table-cell>
          <table:table-cell table:style-name="ce32"/>
          <table:table-cell table:style-name="ce28" table:formula="oooc:=['1 _ American'.M7]" office:value-type="float" office:value="3">
            <text:p>3</text:p>
          </table:table-cell>
          <table:table-cell table:style-name="ce32"/>
          <table:table-cell table:style-name="ce28" table:formula="oooc:=['1 _ American'.M8]" office:value-type="float" office:value="0">
            <text:p>0</text:p>
          </table:table-cell>
          <table:table-cell table:style-name="ce32"/>
          <table:table-cell table:style-name="ce28" table:formula="oooc:=['1 _ American'.M9]" office:value-type="float" office:value="0">
            <text:p>0</text:p>
          </table:table-cell>
          <table:table-cell table:style-name="ce32"/>
          <table:table-cell table:style-name="ce28" table:formula="oooc:=['1 _ American'.M10]" office:value-type="float" office:value="0">
            <text:p>0</text:p>
          </table:table-cell>
          <table:table-cell table:style-name="ce32"/>
          <table:table-cell table:style-name="ce28" table:formula="oooc:=['1 _ American'.M11]" office:value-type="float" office:value="0">
            <text:p>0</text:p>
          </table:table-cell>
          <table:table-cell table:style-name="ce32"/>
          <table:table-cell table:style-name="ce28" table:formula="oooc:=['1 _ American'.M12]" office:value-type="float" office:value="3">
            <text:p>3</text:p>
          </table:table-cell>
          <table:table-cell table:style-name="ce32"/>
          <table:table-cell table:style-name="ce28" table:formula="oooc:=['1 _ American'.M13]" office:value-type="float" office:value="0">
            <text:p>0</text:p>
          </table:table-cell>
          <table:table-cell table:style-name="ce32"/>
          <table:table-cell table:style-name="ce28" table:formula="oooc:=['1 _ American'.M14]" office:value-type="float" office:value="0">
            <text:p>0</text:p>
          </table:table-cell>
          <table:table-cell table:style-name="ce32"/>
          <table:table-cell table:style-name="ce40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8" table:formula="oooc:=['1 _ American'.M20]" office:value-type="float" office:value="39">
            <text:p>39</text:p>
          </table:table-cell>
          <table:table-cell table:style-name="ce3"/>
          <table:table-cell table:style-name="ce28" table:formula="oooc:=['1 _ American'.M21]" office:value-type="float" office:value="24">
            <text:p>24</text:p>
          </table:table-cell>
          <table:table-cell table:style-name="ce3"/>
          <table:table-cell table:style-name="ce28" table:formula="oooc:=['1 _ American'.M22]" office:value-type="float" office:value="0">
            <text:p>0</text:p>
          </table:table-cell>
          <table:table-cell table:style-name="ce3"/>
          <table:table-cell table:style-name="ce28" table:formula="oooc:=['1 _ American'.M23]" office:value-type="float" office:value="27">
            <text:p>27</text:p>
          </table:table-cell>
          <table:table-cell table:style-name="ce3"/>
          <table:table-cell table:style-name="ce28" table:formula="oooc:=['1 _ American'.M24]" office:value-type="float" office:value="0">
            <text:p>0</text:p>
          </table:table-cell>
          <table:table-cell table:style-name="ce3"/>
          <table:table-cell table:style-name="ce28" table:formula="oooc:=['1 _ American'.M25]" office:value-type="float" office:value="29">
            <text:p>29</text:p>
          </table:table-cell>
          <table:table-cell table:style-name="ce3"/>
          <table:table-cell table:style-name="ce40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8" table:formula="oooc:=['1 _ American'.N3]" office:value-type="float" office:value="0">
            <text:p>0</text:p>
          </table:table-cell>
          <table:table-cell table:style-name="ce32"/>
          <table:table-cell table:style-name="ce28" table:formula="oooc:=['1 _ American'.N4]" office:value-type="float" office:value="0">
            <text:p>0</text:p>
          </table:table-cell>
          <table:table-cell table:style-name="ce32"/>
          <table:table-cell table:style-name="ce28" table:formula="oooc:=['1 _ American'.N5]" office:value-type="float" office:value="0">
            <text:p>0</text:p>
          </table:table-cell>
          <table:table-cell table:style-name="ce32"/>
          <table:table-cell table:style-name="ce28" table:formula="oooc:=['1 _ American'.N6]" office:value-type="float" office:value="0">
            <text:p>0</text:p>
          </table:table-cell>
          <table:table-cell table:style-name="ce32"/>
          <table:table-cell table:style-name="ce28" table:formula="oooc:=['1 _ American'.N7]" office:value-type="float" office:value="1">
            <text:p>1</text:p>
          </table:table-cell>
          <table:table-cell table:style-name="ce32"/>
          <table:table-cell table:style-name="ce28" table:formula="oooc:=['1 _ American'.N8]" office:value-type="float" office:value="2">
            <text:p>2</text:p>
          </table:table-cell>
          <table:table-cell table:style-name="ce32"/>
          <table:table-cell table:style-name="ce28" table:formula="oooc:=['1 _ American'.N9]" office:value-type="float" office:value="2">
            <text:p>2</text:p>
          </table:table-cell>
          <table:table-cell table:style-name="ce32"/>
          <table:table-cell table:style-name="ce28" table:formula="oooc:=['1 _ American'.N10]" office:value-type="float" office:value="0">
            <text:p>0</text:p>
          </table:table-cell>
          <table:table-cell table:style-name="ce32"/>
          <table:table-cell table:style-name="ce28" table:formula="oooc:=['1 _ American'.N11]" office:value-type="float" office:value="0">
            <text:p>0</text:p>
          </table:table-cell>
          <table:table-cell table:style-name="ce32"/>
          <table:table-cell table:style-name="ce28" table:formula="oooc:=['1 _ American'.N12]" office:value-type="float" office:value="0">
            <text:p>0</text:p>
          </table:table-cell>
          <table:table-cell table:style-name="ce32"/>
          <table:table-cell table:style-name="ce28" table:formula="oooc:=['1 _ American'.N13]" office:value-type="float" office:value="0">
            <text:p>0</text:p>
          </table:table-cell>
          <table:table-cell table:style-name="ce32"/>
          <table:table-cell table:style-name="ce28" table:formula="oooc:=['1 _ American'.N14]" office:value-type="float" office:value="0">
            <text:p>0</text:p>
          </table:table-cell>
          <table:table-cell table:style-name="ce32"/>
          <table:table-cell table:style-name="ce40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28" table:formula="oooc:=['1 _ American'.N20]" office:value-type="float" office:value="24">
            <text:p>24</text:p>
          </table:table-cell>
          <table:table-cell table:style-name="ce3"/>
          <table:table-cell table:style-name="ce28" table:formula="oooc:=['1 _ American'.N21]" office:value-type="float" office:value="12">
            <text:p>12</text:p>
          </table:table-cell>
          <table:table-cell table:style-name="ce3"/>
          <table:table-cell table:style-name="ce28" table:formula="oooc:=['1 _ American'.N22]" office:value-type="float" office:value="0">
            <text:p>0</text:p>
          </table:table-cell>
          <table:table-cell table:style-name="ce3"/>
          <table:table-cell table:style-name="ce28" table:formula="oooc:=['1 _ American'.N23]" office:value-type="float" office:value="0">
            <text:p>0</text:p>
          </table:table-cell>
          <table:table-cell table:style-name="ce3"/>
          <table:table-cell table:style-name="ce28" table:formula="oooc:=['1 _ American'.N24]" office:value-type="float" office:value="22">
            <text:p>22</text:p>
          </table:table-cell>
          <table:table-cell table:style-name="ce3"/>
          <table:table-cell table:style-name="ce28" table:formula="oooc:=['1 _ American'.N25]" office:value-type="float" office:value="17">
            <text:p>17</text:p>
          </table:table-cell>
          <table:table-cell table:style-name="ce3"/>
          <table:table-cell table:style-name="ce40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8" table:formula="oooc:=['1 _ American'.O3]" office:value-type="float" office:value="0">
            <text:p>0</text:p>
          </table:table-cell>
          <table:table-cell table:style-name="ce32"/>
          <table:table-cell table:style-name="ce28" table:formula="oooc:=['1 _ American'.O4]" office:value-type="float" office:value="3">
            <text:p>3</text:p>
          </table:table-cell>
          <table:table-cell table:style-name="ce32"/>
          <table:table-cell table:style-name="ce28" table:formula="oooc:=['1 _ American'.O5]" office:value-type="float" office:value="0">
            <text:p>0</text:p>
          </table:table-cell>
          <table:table-cell table:style-name="ce32"/>
          <table:table-cell table:style-name="ce28" table:formula="oooc:=['1 _ American'.O6]" office:value-type="float" office:value="0">
            <text:p>0</text:p>
          </table:table-cell>
          <table:table-cell table:style-name="ce32"/>
          <table:table-cell table:style-name="ce28" table:formula="oooc:=['1 _ American'.O7]" office:value-type="float" office:value="1">
            <text:p>1</text:p>
          </table:table-cell>
          <table:table-cell table:style-name="ce32"/>
          <table:table-cell table:style-name="ce28" table:formula="oooc:=['1 _ American'.O8]" office:value-type="float" office:value="1">
            <text:p>1</text:p>
          </table:table-cell>
          <table:table-cell table:style-name="ce32"/>
          <table:table-cell table:style-name="ce28" table:formula="oooc:=['1 _ American'.O9]" office:value-type="float" office:value="0">
            <text:p>0</text:p>
          </table:table-cell>
          <table:table-cell table:style-name="ce32"/>
          <table:table-cell table:style-name="ce28" table:formula="oooc:=['1 _ American'.O10]" office:value-type="float" office:value="5">
            <text:p>5</text:p>
          </table:table-cell>
          <table:table-cell table:style-name="ce32"/>
          <table:table-cell table:style-name="ce28" table:formula="oooc:=['1 _ American'.O11]" office:value-type="float" office:value="0">
            <text:p>0</text:p>
          </table:table-cell>
          <table:table-cell table:style-name="ce32"/>
          <table:table-cell table:style-name="ce28" table:formula="oooc:=['1 _ American'.O12]" office:value-type="float" office:value="0">
            <text:p>0</text:p>
          </table:table-cell>
          <table:table-cell table:style-name="ce32"/>
          <table:table-cell table:style-name="ce28" table:formula="oooc:=['1 _ American'.O13]" office:value-type="float" office:value="0">
            <text:p>0</text:p>
          </table:table-cell>
          <table:table-cell table:style-name="ce32"/>
          <table:table-cell table:style-name="ce28" table:formula="oooc:=['1 _ American'.O14]" office:value-type="float" office:value="0">
            <text:p>0</text:p>
          </table:table-cell>
          <table:table-cell table:style-name="ce32"/>
          <table:table-cell table:style-name="ce40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8" table:formula="oooc:=['1 _ American'.O20]" office:value-type="float" office:value="51">
            <text:p>51</text:p>
          </table:table-cell>
          <table:table-cell table:style-name="ce3"/>
          <table:table-cell table:style-name="ce28" table:formula="oooc:=['1 _ American'.O21]" office:value-type="float" office:value="0">
            <text:p>0</text:p>
          </table:table-cell>
          <table:table-cell table:style-name="ce3"/>
          <table:table-cell table:style-name="ce28" table:formula="oooc:=['1 _ American'.O22]" office:value-type="float" office:value="64">
            <text:p>64</text:p>
          </table:table-cell>
          <table:table-cell table:style-name="ce3"/>
          <table:table-cell table:style-name="ce28" table:formula="oooc:=['1 _ American'.O23]" office:value-type="float" office:value="0">
            <text:p>0</text:p>
          </table:table-cell>
          <table:table-cell table:style-name="ce3"/>
          <table:table-cell table:style-name="ce28" table:formula="oooc:=['1 _ American'.O24]" office:value-type="float" office:value="35">
            <text:p>35</text:p>
          </table:table-cell>
          <table:table-cell table:style-name="ce3"/>
          <table:table-cell table:style-name="ce28" table:formula="oooc:=['1 _ American'.O25]" office:value-type="float" office:value="5">
            <text:p>5</text:p>
          </table:table-cell>
          <table:table-cell table:style-name="ce3"/>
          <table:table-cell table:style-name="ce40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8" table:formula="oooc:=['1 _ American'.P3]" office:value-type="float" office:value="0">
            <text:p>0</text:p>
          </table:table-cell>
          <table:table-cell table:style-name="ce32"/>
          <table:table-cell table:style-name="ce28" table:formula="oooc:=['1 _ American'.P4]" office:value-type="float" office:value="0">
            <text:p>0</text:p>
          </table:table-cell>
          <table:table-cell table:style-name="ce32"/>
          <table:table-cell table:style-name="ce28" table:formula="oooc:=['1 _ American'.P5]" office:value-type="float" office:value="3">
            <text:p>3</text:p>
          </table:table-cell>
          <table:table-cell table:style-name="ce32"/>
          <table:table-cell table:style-name="ce28" table:formula="oooc:=['1 _ American'.P6]" office:value-type="float" office:value="1">
            <text:p>1</text:p>
          </table:table-cell>
          <table:table-cell table:style-name="ce32"/>
          <table:table-cell table:style-name="ce28" table:formula="oooc:=['1 _ American'.P7]" office:value-type="float" office:value="1">
            <text:p>1</text:p>
          </table:table-cell>
          <table:table-cell table:style-name="ce32"/>
          <table:table-cell table:style-name="ce28" table:formula="oooc:=['1 _ American'.P8]" office:value-type="float" office:value="0">
            <text:p>0</text:p>
          </table:table-cell>
          <table:table-cell table:style-name="ce32"/>
          <table:table-cell table:style-name="ce28" table:formula="oooc:=['1 _ American'.P9]" office:value-type="float" office:value="0">
            <text:p>0</text:p>
          </table:table-cell>
          <table:table-cell table:style-name="ce32"/>
          <table:table-cell table:style-name="ce28" table:formula="oooc:=['1 _ American'.P10]" office:value-type="float" office:value="0">
            <text:p>0</text:p>
          </table:table-cell>
          <table:table-cell table:style-name="ce32"/>
          <table:table-cell table:style-name="ce28" table:formula="oooc:=['1 _ American'.P11]" office:value-type="float" office:value="3">
            <text:p>3</text:p>
          </table:table-cell>
          <table:table-cell table:style-name="ce32"/>
          <table:table-cell table:style-name="ce28" table:formula="oooc:=['1 _ American'.P12]" office:value-type="float" office:value="3">
            <text:p>3</text:p>
          </table:table-cell>
          <table:table-cell table:style-name="ce32"/>
          <table:table-cell table:style-name="ce28" table:formula="oooc:=['1 _ American'.P13]" office:value-type="float" office:value="0">
            <text:p>0</text:p>
          </table:table-cell>
          <table:table-cell table:style-name="ce32"/>
          <table:table-cell table:style-name="ce28" table:formula="oooc:=['1 _ American'.P14]" office:value-type="float" office:value="0">
            <text:p>0</text:p>
          </table:table-cell>
          <table:table-cell table:style-name="ce32"/>
          <table:table-cell table:style-name="ce40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8" table:formula="oooc:=['1 _ American'.P20]" office:value-type="float" office:value="47">
            <text:p>47</text:p>
          </table:table-cell>
          <table:table-cell table:style-name="ce3"/>
          <table:table-cell table:style-name="ce28" table:formula="oooc:=['1 _ American'.P21]" office:value-type="float" office:value="45">
            <text:p>45</text:p>
          </table:table-cell>
          <table:table-cell table:style-name="ce3"/>
          <table:table-cell table:style-name="ce28" table:formula="oooc:=['1 _ American'.P22]" office:value-type="float" office:value="0">
            <text:p>0</text:p>
          </table:table-cell>
          <table:table-cell table:style-name="ce3"/>
          <table:table-cell table:style-name="ce28" table:formula="oooc:=['1 _ American'.P23]" office:value-type="float" office:value="54">
            <text:p>54</text:p>
          </table:table-cell>
          <table:table-cell table:style-name="ce3"/>
          <table:table-cell table:style-name="ce28" table:formula="oooc:=['1 _ American'.P24]" office:value-type="float" office:value="0">
            <text:p>0</text:p>
          </table:table-cell>
          <table:table-cell table:style-name="ce3"/>
          <table:table-cell table:style-name="ce28" table:formula="oooc:=['1 _ American'.P25]" office:value-type="float" office:value="27">
            <text:p>27</text:p>
          </table:table-cell>
          <table:table-cell table:style-name="ce3"/>
          <table:table-cell table:style-name="ce40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8" table:formula="oooc:=['1 _ American'.Q3]" office:value-type="float" office:value="3">
            <text:p>3</text:p>
          </table:table-cell>
          <table:table-cell table:style-name="ce32"/>
          <table:table-cell table:style-name="ce28" table:formula="oooc:=['1 _ American'.Q4]" office:value-type="float" office:value="0">
            <text:p>0</text:p>
          </table:table-cell>
          <table:table-cell table:style-name="ce32"/>
          <table:table-cell table:style-name="ce28" table:formula="oooc:=['1 _ American'.Q5]" office:value-type="float" office:value="2">
            <text:p>2</text:p>
          </table:table-cell>
          <table:table-cell table:style-name="ce32"/>
          <table:table-cell table:style-name="ce28" table:formula="oooc:=['1 _ American'.Q6]" office:value-type="float" office:value="0">
            <text:p>0</text:p>
          </table:table-cell>
          <table:table-cell table:style-name="ce32"/>
          <table:table-cell table:style-name="ce28" table:formula="oooc:=['1 _ American'.Q7]" office:value-type="float" office:value="0">
            <text:p>0</text:p>
          </table:table-cell>
          <table:table-cell table:style-name="ce32"/>
          <table:table-cell table:style-name="ce28" table:formula="oooc:=['1 _ American'.Q8]" office:value-type="float" office:value="0">
            <text:p>0</text:p>
          </table:table-cell>
          <table:table-cell table:style-name="ce32"/>
          <table:table-cell table:style-name="ce28" table:formula="oooc:=['1 _ American'.Q9]" office:value-type="float" office:value="0">
            <text:p>0</text:p>
          </table:table-cell>
          <table:table-cell table:style-name="ce32"/>
          <table:table-cell table:style-name="ce28" table:formula="oooc:=['1 _ American'.Q10]" office:value-type="float" office:value="1">
            <text:p>1</text:p>
          </table:table-cell>
          <table:table-cell table:style-name="ce32"/>
          <table:table-cell table:style-name="ce28" table:formula="oooc:=['1 _ American'.Q11]" office:value-type="float" office:value="0">
            <text:p>0</text:p>
          </table:table-cell>
          <table:table-cell table:style-name="ce32"/>
          <table:table-cell table:style-name="ce28" table:formula="oooc:=['1 _ American'.Q12]" office:value-type="float" office:value="1">
            <text:p>1</text:p>
          </table:table-cell>
          <table:table-cell table:style-name="ce32"/>
          <table:table-cell table:style-name="ce28" table:formula="oooc:=['1 _ American'.Q13]" office:value-type="float" office:value="2">
            <text:p>2</text:p>
          </table:table-cell>
          <table:table-cell table:style-name="ce32"/>
          <table:table-cell table:style-name="ce28" table:formula="oooc:=['1 _ American'.Q14]" office:value-type="float" office:value="0">
            <text:p>0</text:p>
          </table:table-cell>
          <table:table-cell table:style-name="ce32"/>
          <table:table-cell table:style-name="ce40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8" table:formula="oooc:=['1 _ American'.Q20]" office:value-type="float" office:value="19">
            <text:p>19</text:p>
          </table:table-cell>
          <table:table-cell table:style-name="ce3"/>
          <table:table-cell table:style-name="ce28" table:formula="oooc:=['1 _ American'.Q21]" office:value-type="float" office:value="38">
            <text:p>38</text:p>
          </table:table-cell>
          <table:table-cell table:style-name="ce3"/>
          <table:table-cell table:style-name="ce28" table:formula="oooc:=['1 _ American'.Q22]" office:value-type="float" office:value="40">
            <text:p>40</text:p>
          </table:table-cell>
          <table:table-cell table:style-name="ce3"/>
          <table:table-cell table:style-name="ce28" table:formula="oooc:=['1 _ American'.Q23]" office:value-type="float" office:value="42">
            <text:p>42</text:p>
          </table:table-cell>
          <table:table-cell table:style-name="ce3"/>
          <table:table-cell table:style-name="ce28" table:formula="oooc:=['1 _ American'.Q24]" office:value-type="float" office:value="6">
            <text:p>6</text:p>
          </table:table-cell>
          <table:table-cell table:style-name="ce3"/>
          <table:table-cell table:style-name="ce28" table:formula="oooc:=['1 _ American'.Q25]" office:value-type="float" office:value="0">
            <text:p>0</text:p>
          </table:table-cell>
          <table:table-cell table:style-name="ce3"/>
          <table:table-cell table:style-name="ce40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8" table:formula="oooc:=['1 _ American'.R3]" office:value-type="float" office:value="0">
            <text:p>0</text:p>
          </table:table-cell>
          <table:table-cell table:style-name="ce32"/>
          <table:table-cell table:style-name="ce28" table:formula="oooc:=['1 _ American'.R4]" office:value-type="float" office:value="2">
            <text:p>2</text:p>
          </table:table-cell>
          <table:table-cell table:style-name="ce32"/>
          <table:table-cell table:style-name="ce28" table:formula="oooc:=['1 _ American'.R5]" office:value-type="float" office:value="0">
            <text:p>0</text:p>
          </table:table-cell>
          <table:table-cell table:style-name="ce32"/>
          <table:table-cell table:style-name="ce28" table:formula="oooc:=['1 _ American'.R6]" office:value-type="float" office:value="0">
            <text:p>0</text:p>
          </table:table-cell>
          <table:table-cell table:style-name="ce32"/>
          <table:table-cell table:style-name="ce28" table:formula="oooc:=['1 _ American'.R7]" office:value-type="float" office:value="0">
            <text:p>0</text:p>
          </table:table-cell>
          <table:table-cell table:style-name="ce32"/>
          <table:table-cell table:style-name="ce28" table:formula="oooc:=['1 _ American'.R8]" office:value-type="float" office:value="2">
            <text:p>2</text:p>
          </table:table-cell>
          <table:table-cell table:style-name="ce32"/>
          <table:table-cell table:style-name="ce28" table:formula="oooc:=['1 _ American'.R9]" office:value-type="float" office:value="1">
            <text:p>1</text:p>
          </table:table-cell>
          <table:table-cell table:style-name="ce32"/>
          <table:table-cell table:style-name="ce28" table:formula="oooc:=['1 _ American'.R10]" office:value-type="float" office:value="1">
            <text:p>1</text:p>
          </table:table-cell>
          <table:table-cell table:style-name="ce32"/>
          <table:table-cell table:style-name="ce28" table:formula="oooc:=['1 _ American'.R11]" office:value-type="float" office:value="0">
            <text:p>0</text:p>
          </table:table-cell>
          <table:table-cell table:style-name="ce32"/>
          <table:table-cell table:style-name="ce28" table:formula="oooc:=['1 _ American'.R12]" office:value-type="float" office:value="0">
            <text:p>0</text:p>
          </table:table-cell>
          <table:table-cell table:style-name="ce32"/>
          <table:table-cell table:style-name="ce28" table:formula="oooc:=['1 _ American'.R13]" office:value-type="float" office:value="0">
            <text:p>0</text:p>
          </table:table-cell>
          <table:table-cell table:style-name="ce32"/>
          <table:table-cell table:style-name="ce28" table:formula="oooc:=['1 _ American'.R14]" office:value-type="float" office:value="2">
            <text:p>2</text:p>
          </table:table-cell>
          <table:table-cell table:style-name="ce32"/>
          <table:table-cell table:style-name="ce40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8" table:formula="oooc:=['1 _ American'.R20]" office:value-type="float" office:value="38">
            <text:p>38</text:p>
          </table:table-cell>
          <table:table-cell table:style-name="ce3"/>
          <table:table-cell table:style-name="ce28" table:formula="oooc:=['1 _ American'.R21]" office:value-type="float" office:value="22">
            <text:p>22</text:p>
          </table:table-cell>
          <table:table-cell table:style-name="ce3"/>
          <table:table-cell table:style-name="ce28" table:formula="oooc:=['1 _ American'.R22]" office:value-type="float" office:value="24">
            <text:p>24</text:p>
          </table:table-cell>
          <table:table-cell table:style-name="ce3"/>
          <table:table-cell table:style-name="ce28" table:formula="oooc:=['1 _ American'.R23]" office:value-type="float" office:value="0">
            <text:p>0</text:p>
          </table:table-cell>
          <table:table-cell table:style-name="ce3"/>
          <table:table-cell table:style-name="ce28" table:formula="oooc:=['1 _ American'.R24]" office:value-type="float" office:value="34">
            <text:p>34</text:p>
          </table:table-cell>
          <table:table-cell table:style-name="ce3"/>
          <table:table-cell table:style-name="ce28" table:formula="oooc:=['1 _ American'.R25]" office:value-type="float" office:value="14">
            <text:p>14</text:p>
          </table:table-cell>
          <table:table-cell table:style-name="ce3"/>
          <table:table-cell table:style-name="ce40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8" table:formula="oooc:=['1 _ American'.S3]" office:value-type="float" office:value="0">
            <text:p>0</text:p>
          </table:table-cell>
          <table:table-cell table:style-name="ce32"/>
          <table:table-cell table:style-name="ce28" table:formula="oooc:=['1 _ American'.S4]" office:value-type="float" office:value="3">
            <text:p>3</text:p>
          </table:table-cell>
          <table:table-cell table:style-name="ce32"/>
          <table:table-cell table:style-name="ce28" table:formula="oooc:=['1 _ American'.S5]" office:value-type="float" office:value="0">
            <text:p>0</text:p>
          </table:table-cell>
          <table:table-cell table:style-name="ce32"/>
          <table:table-cell table:style-name="ce28" table:formula="oooc:=['1 _ American'.S6]" office:value-type="float" office:value="0">
            <text:p>0</text:p>
          </table:table-cell>
          <table:table-cell table:style-name="ce32"/>
          <table:table-cell table:style-name="ce28" table:formula="oooc:=['1 _ American'.S7]" office:value-type="float" office:value="1">
            <text:p>1</text:p>
          </table:table-cell>
          <table:table-cell table:style-name="ce32"/>
          <table:table-cell table:style-name="ce28" table:formula="oooc:=['1 _ American'.S8]" office:value-type="float" office:value="2">
            <text:p>2</text:p>
          </table:table-cell>
          <table:table-cell table:style-name="ce32"/>
          <table:table-cell table:style-name="ce28" table:formula="oooc:=['1 _ American'.S9]" office:value-type="float" office:value="2">
            <text:p>2</text:p>
          </table:table-cell>
          <table:table-cell table:style-name="ce32"/>
          <table:table-cell table:style-name="ce28" table:formula="oooc:=['1 _ American'.S10]" office:value-type="float" office:value="1">
            <text:p>1</text:p>
          </table:table-cell>
          <table:table-cell table:style-name="ce32"/>
          <table:table-cell table:style-name="ce28" table:formula="oooc:=['1 _ American'.S11]" office:value-type="float" office:value="0">
            <text:p>0</text:p>
          </table:table-cell>
          <table:table-cell table:style-name="ce32"/>
          <table:table-cell table:style-name="ce28" table:formula="oooc:=['1 _ American'.S12]" office:value-type="float" office:value="0">
            <text:p>0</text:p>
          </table:table-cell>
          <table:table-cell table:style-name="ce32"/>
          <table:table-cell table:style-name="ce28" table:formula="oooc:=['1 _ American'.S13]" office:value-type="float" office:value="0">
            <text:p>0</text:p>
          </table:table-cell>
          <table:table-cell table:style-name="ce32"/>
          <table:table-cell table:style-name="ce28" table:formula="oooc:=['1 _ American'.S14]" office:value-type="float" office:value="3">
            <text:p>3</text:p>
          </table:table-cell>
          <table:table-cell table:style-name="ce32"/>
          <table:table-cell table:style-name="ce40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8" table:formula="oooc:=['1 _ American'.S20]" office:value-type="float" office:value="55">
            <text:p>55</text:p>
          </table:table-cell>
          <table:table-cell table:style-name="ce3"/>
          <table:table-cell table:style-name="ce28" table:formula="oooc:=['1 _ American'.S21]" office:value-type="float" office:value="36">
            <text:p>36</text:p>
          </table:table-cell>
          <table:table-cell table:style-name="ce3"/>
          <table:table-cell table:style-name="ce28" table:formula="oooc:=['1 _ American'.S22]" office:value-type="float" office:value="32">
            <text:p>32</text:p>
          </table:table-cell>
          <table:table-cell table:style-name="ce3"/>
          <table:table-cell table:style-name="ce28" table:formula="oooc:=['1 _ American'.S23]" office:value-type="float" office:value="0">
            <text:p>0</text:p>
          </table:table-cell>
          <table:table-cell table:style-name="ce3"/>
          <table:table-cell table:style-name="ce28" table:formula="oooc:=['1 _ American'.S24]" office:value-type="float" office:value="46">
            <text:p>46</text:p>
          </table:table-cell>
          <table:table-cell table:style-name="ce3"/>
          <table:table-cell table:style-name="ce28" table:formula="oooc:=['1 _ American'.S25]" office:value-type="float" office:value="29">
            <text:p>29</text:p>
          </table:table-cell>
          <table:table-cell table:style-name="ce3"/>
          <table:table-cell table:style-name="ce40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8" table:formula="oooc:=['1 _ American'.T3]" office:value-type="float" office:value="2">
            <text:p>2</text:p>
          </table:table-cell>
          <table:table-cell table:style-name="ce32"/>
          <table:table-cell table:style-name="ce28" table:formula="oooc:=['1 _ American'.T4]" office:value-type="float" office:value="1">
            <text:p>1</text:p>
          </table:table-cell>
          <table:table-cell table:style-name="ce32"/>
          <table:table-cell table:style-name="ce28" table:formula="oooc:=['1 _ American'.T5]" office:value-type="float" office:value="1">
            <text:p>1</text:p>
          </table:table-cell>
          <table:table-cell table:style-name="ce32"/>
          <table:table-cell table:style-name="ce28" table:formula="oooc:=['1 _ American'.T6]" office:value-type="float" office:value="0">
            <text:p>0</text:p>
          </table:table-cell>
          <table:table-cell table:style-name="ce32"/>
          <table:table-cell table:style-name="ce28" table:formula="oooc:=['1 _ American'.T7]" office:value-type="float" office:value="0">
            <text:p>0</text:p>
          </table:table-cell>
          <table:table-cell table:style-name="ce32"/>
          <table:table-cell table:style-name="ce28" table:formula="oooc:=['1 _ American'.T8]" office:value-type="float" office:value="3">
            <text:p>3</text:p>
          </table:table-cell>
          <table:table-cell table:style-name="ce32"/>
          <table:table-cell table:style-name="ce28" table:formula="oooc:=['1 _ American'.T9]" office:value-type="float" office:value="0">
            <text:p>0</text:p>
          </table:table-cell>
          <table:table-cell table:style-name="ce32"/>
          <table:table-cell table:style-name="ce28" table:formula="oooc:=['1 _ American'.T10]" office:value-type="float" office:value="0">
            <text:p>0</text:p>
          </table:table-cell>
          <table:table-cell table:style-name="ce32"/>
          <table:table-cell table:style-name="ce28" table:formula="oooc:=['1 _ American'.T11]" office:value-type="float" office:value="0">
            <text:p>0</text:p>
          </table:table-cell>
          <table:table-cell table:style-name="ce32"/>
          <table:table-cell table:style-name="ce28" table:formula="oooc:=['1 _ American'.T12]" office:value-type="float" office:value="2">
            <text:p>2</text:p>
          </table:table-cell>
          <table:table-cell table:style-name="ce32"/>
          <table:table-cell table:style-name="ce28" table:formula="oooc:=['1 _ American'.T13]" office:value-type="float" office:value="5">
            <text:p>5</text:p>
          </table:table-cell>
          <table:table-cell table:style-name="ce32"/>
          <table:table-cell table:style-name="ce28" table:formula="oooc:=['1 _ American'.T14]" office:value-type="float" office:value="0">
            <text:p>0</text:p>
          </table:table-cell>
          <table:table-cell table:style-name="ce32"/>
          <table:table-cell table:style-name="ce40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8" table:formula="oooc:=['1 _ American'.T20]" office:value-type="float" office:value="64">
            <text:p>64</text:p>
          </table:table-cell>
          <table:table-cell table:style-name="ce3"/>
          <table:table-cell table:style-name="ce28" table:formula="oooc:=['1 _ American'.T21]" office:value-type="float" office:value="63">
            <text:p>63</text:p>
          </table:table-cell>
          <table:table-cell table:style-name="ce3"/>
          <table:table-cell table:style-name="ce28" table:formula="oooc:=['1 _ American'.T22]" office:value-type="float" office:value="44">
            <text:p>44</text:p>
          </table:table-cell>
          <table:table-cell table:style-name="ce3"/>
          <table:table-cell table:style-name="ce28" table:formula="oooc:=['1 _ American'.T23]" office:value-type="float" office:value="51">
            <text:p>51</text:p>
          </table:table-cell>
          <table:table-cell table:style-name="ce3"/>
          <table:table-cell table:style-name="ce28" table:formula="oooc:=['1 _ American'.T24]" office:value-type="float" office:value="15">
            <text:p>15</text:p>
          </table:table-cell>
          <table:table-cell table:style-name="ce3"/>
          <table:table-cell table:style-name="ce28" table:formula="oooc:=['1 _ American'.T25]" office:value-type="float" office:value="0">
            <text:p>0</text:p>
          </table:table-cell>
          <table:table-cell table:style-name="ce3"/>
          <table:table-cell table:style-name="ce40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33"/>
          <table:table-cell table:style-name="ce29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3"/>
          <table:table-cell table:style-name="ce29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3"/>
          <table:table-cell table:style-name="ce29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3"/>
          <table:table-cell table:style-name="ce29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33"/>
          <table:table-cell table:style-name="ce29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33"/>
          <table:table-cell table:style-name="ce29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33"/>
          <table:table-cell table:style-name="ce29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33"/>
          <table:table-cell table:style-name="ce29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33"/>
          <table:table-cell table:style-name="ce29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3"/>
          <table:table-cell table:style-name="ce29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33"/>
          <table:table-cell table:style-name="ce29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33"/>
          <table:table-cell table:style-name="ce41"/>
          <table:table-cell table:style-name="ce29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52"/>
          <table:table-cell table:style-name="ce29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2"/>
          <table:table-cell table:style-name="ce29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52"/>
          <table:table-cell table:style-name="ce29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52"/>
          <table:table-cell table:style-name="ce29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2"/>
          <table:table-cell table:style-name="ce29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Мексика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Tortilla Soup</text:p>
          </table:table-cell>
          <table:covered-table-cell table:style-name="ce14"/>
          <table:table-cell table:style-name="ce11" office:value-type="string" table:number-columns-spanned="2" table:number-rows-spanned="1">
            <text:p>Guacamole</text:p>
          </table:table-cell>
          <table:covered-table-cell table:style-name="ce14"/>
          <table:table-cell table:style-name="ce11" office:value-type="string" table:number-columns-spanned="2" table:number-rows-spanned="1">
            <text:p>Cheese Nachos</text:p>
          </table:table-cell>
          <table:covered-table-cell table:style-name="ce14"/>
          <table:table-cell table:style-name="ce11" office:value-type="string" table:number-columns-spanned="2" table:number-rows-spanned="1">
            <text:p>Chilies Renellos</text:p>
          </table:table-cell>
          <table:covered-table-cell table:style-name="ce14"/>
          <table:table-cell table:style-name="ce11" office:value-type="string" table:number-columns-spanned="2" table:number-rows-spanned="1">
            <text:p>Av St Tacos</text:p>
          </table:table-cell>
          <table:covered-table-cell table:style-name="ce14"/>
          <table:table-cell table:style-name="ce11" office:value-type="string" table:number-columns-spanned="2" table:number-rows-spanned="1">
            <text:p>Burrito</text:p>
          </table:table-cell>
          <table:covered-table-cell table:style-name="ce14"/>
          <table:table-cell table:style-name="ce11" office:value-type="string" table:number-columns-spanned="2" table:number-rows-spanned="1">
            <text:p>Chili con Carne</text:p>
          </table:table-cell>
          <table:covered-table-cell table:style-name="ce14"/>
          <table:table-cell table:style-name="ce11" office:value-type="string" table:number-columns-spanned="2" table:number-rows-spanned="1">
            <text:p>Quesadilla</text:p>
          </table:table-cell>
          <table:covered-table-cell table:style-name="ce14"/>
          <table:table-cell table:style-name="ce11" office:value-type="string" table:number-columns-spanned="2" table:number-rows-spanned="1">
            <text:p>TM Turket Cas</text:p>
          </table:table-cell>
          <table:covered-table-cell table:style-name="ce14"/>
          <table:table-cell table:style-name="ce11" office:value-type="string" table:number-columns-spanned="2" table:number-rows-spanned="1">
            <text:p>Avocado Salsa</text:p>
          </table:table-cell>
          <table:covered-table-cell table:style-name="ce14"/>
          <table:table-cell table:style-name="ce11" office:value-type="string" table:number-columns-spanned="2" table:number-rows-spanned="1">
            <text:p>Fajitas</text:p>
          </table:table-cell>
          <table:covered-table-cell table:style-name="ce14"/>
          <table:table-cell table:style-name="ce11" office:value-type="string" table:number-columns-spanned="2" table:number-rows-spanned="1">
            <text:p>F Fan Nachos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32"/>
          <table:table-cell table:formula="oooc:=['2 _ Mexican'.K4]" office:value-type="float" office:value="0">
            <text:p>0</text:p>
          </table:table-cell>
          <table:table-cell table:style-name="ce32"/>
          <table:table-cell table:formula="oooc:=['2 _ Mexican'.K5]" office:value-type="float" office:value="0">
            <text:p>0</text:p>
          </table:table-cell>
          <table:table-cell table:style-name="ce32"/>
          <table:table-cell table:formula="oooc:=['2 _ Mexican'.K6]" office:value-type="float" office:value="0">
            <text:p>0</text:p>
          </table:table-cell>
          <table:table-cell table:style-name="ce32"/>
          <table:table-cell table:formula="oooc:=['2 _ Mexican'.K7]" office:value-type="float" office:value="0">
            <text:p>0</text:p>
          </table:table-cell>
          <table:table-cell table:style-name="ce32"/>
          <table:table-cell table:formula="oooc:=['2 _ Mexican'.K8]" office:value-type="float" office:value="3">
            <text:p>3</text:p>
          </table:table-cell>
          <table:table-cell table:style-name="ce32"/>
          <table:table-cell table:formula="oooc:=['2 _ Mexican'.K9]" office:value-type="float" office:value="0">
            <text:p>0</text:p>
          </table:table-cell>
          <table:table-cell table:style-name="ce32"/>
          <table:table-cell table:formula="oooc:=['2 _ Mexican'.K10]" office:value-type="float" office:value="0">
            <text:p>0</text:p>
          </table:table-cell>
          <table:table-cell table:style-name="ce32"/>
          <table:table-cell table:formula="oooc:=['2 _ Mexican'.K11]" office:value-type="float" office:value="0">
            <text:p>0</text:p>
          </table:table-cell>
          <table:table-cell table:style-name="ce32"/>
          <table:table-cell table:formula="oooc:=['2 _ Mexican'.K12]" office:value-type="float" office:value="0">
            <text:p>0</text:p>
          </table:table-cell>
          <table:table-cell table:style-name="ce32"/>
          <table:table-cell table:formula="oooc:=['2 _ Mexican'.K13]" office:value-type="float" office:value="0">
            <text:p>0</text:p>
          </table:table-cell>
          <table:table-cell table:style-name="ce32"/>
          <table:table-cell table:formula="oooc:=['2 _ Mexican'.K14]" office:value-type="float" office:value="0">
            <text:p>0</text:p>
          </table:table-cell>
          <table:table-cell table:style-name="ce32"/>
          <table:table-cell table:style-name="ce40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18">
            <text:p>18</text:p>
          </table:table-cell>
          <table:table-cell table:style-name="ce3"/>
          <table:table-cell table:formula="oooc:=['2 _ Mexican'.K23]" office:value-type="float" office:value="51">
            <text:p>51</text:p>
          </table:table-cell>
          <table:table-cell table:style-name="ce3"/>
          <table:table-cell table:formula="oooc:=['2 _ Mexican'.K24]" office:value-type="float" office:value="0">
            <text:p>0</text:p>
          </table:table-cell>
          <table:table-cell table:style-name="ce3"/>
          <table:table-cell table:formula="oooc:=['2 _ Mexican'.K25]" office:value-type="float" office:value="0">
            <text:p>0</text:p>
          </table:table-cell>
          <table:table-cell table:style-name="ce3"/>
          <table:table-cell table:style-name="ce40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32"/>
          <table:table-cell table:formula="oooc:=['2 _ Mexican'.L4]" office:value-type="float" office:value="0">
            <text:p>0</text:p>
          </table:table-cell>
          <table:table-cell table:style-name="ce32"/>
          <table:table-cell table:formula="oooc:=['2 _ Mexican'.L5]" office:value-type="float" office:value="0">
            <text:p>0</text:p>
          </table:table-cell>
          <table:table-cell table:style-name="ce32"/>
          <table:table-cell table:formula="oooc:=['2 _ Mexican'.L6]" office:value-type="float" office:value="3">
            <text:p>3</text:p>
          </table:table-cell>
          <table:table-cell table:style-name="ce32"/>
          <table:table-cell table:formula="oooc:=['2 _ Mexican'.L7]" office:value-type="float" office:value="0">
            <text:p>0</text:p>
          </table:table-cell>
          <table:table-cell table:style-name="ce32"/>
          <table:table-cell table:formula="oooc:=['2 _ Mexican'.L8]" office:value-type="float" office:value="0">
            <text:p>0</text:p>
          </table:table-cell>
          <table:table-cell table:style-name="ce32"/>
          <table:table-cell table:formula="oooc:=['2 _ Mexican'.L9]" office:value-type="float" office:value="4">
            <text:p>4</text:p>
          </table:table-cell>
          <table:table-cell table:style-name="ce32"/>
          <table:table-cell table:formula="oooc:=['2 _ Mexican'.L10]" office:value-type="float" office:value="0">
            <text:p>0</text:p>
          </table:table-cell>
          <table:table-cell table:style-name="ce32"/>
          <table:table-cell table:formula="oooc:=['2 _ Mexican'.L11]" office:value-type="float" office:value="0">
            <text:p>0</text:p>
          </table:table-cell>
          <table:table-cell table:style-name="ce32"/>
          <table:table-cell table:formula="oooc:=['2 _ Mexican'.L12]" office:value-type="float" office:value="0">
            <text:p>0</text:p>
          </table:table-cell>
          <table:table-cell table:style-name="ce32"/>
          <table:table-cell table:formula="oooc:=['2 _ Mexican'.L13]" office:value-type="float" office:value="0">
            <text:p>0</text:p>
          </table:table-cell>
          <table:table-cell table:style-name="ce32"/>
          <table:table-cell table:formula="oooc:=['2 _ Mexican'.L14]" office:value-type="float" office:value="0">
            <text:p>0</text:p>
          </table:table-cell>
          <table:table-cell table:style-name="ce32"/>
          <table:table-cell table:style-name="ce40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3"/>
          <table:table-cell table:formula="oooc:=['2 _ Mexican'.L21]" office:value-type="float" office:value="56">
            <text:p>56</text:p>
          </table:table-cell>
          <table:table-cell table:style-name="ce3"/>
          <table:table-cell table:formula="oooc:=['2 _ Mexican'.L22]" office:value-type="float" office:value="20">
            <text:p>20</text:p>
          </table:table-cell>
          <table:table-cell table:style-name="ce3"/>
          <table:table-cell table:formula="oooc:=['2 _ Mexican'.L23]" office:value-type="float" office:value="12">
            <text:p>12</text:p>
          </table:table-cell>
          <table:table-cell table:style-name="ce3"/>
          <table:table-cell table:formula="oooc:=['2 _ Mexican'.L24]" office:value-type="float" office:value="0">
            <text:p>0</text:p>
          </table:table-cell>
          <table:table-cell table:style-name="ce3"/>
          <table:table-cell table:formula="oooc:=['2 _ Mexican'.L25]" office:value-type="float" office:value="0">
            <text:p>0</text:p>
          </table:table-cell>
          <table:table-cell table:style-name="ce3"/>
          <table:table-cell table:style-name="ce40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2"/>
          <table:table-cell table:formula="oooc:=['2 _ Mexican'.M4]" office:value-type="float" office:value="0">
            <text:p>0</text:p>
          </table:table-cell>
          <table:table-cell table:style-name="ce32"/>
          <table:table-cell table:formula="oooc:=['2 _ Mexican'.M5]" office:value-type="float" office:value="0">
            <text:p>0</text:p>
          </table:table-cell>
          <table:table-cell table:style-name="ce32"/>
          <table:table-cell table:formula="oooc:=['2 _ Mexican'.M6]" office:value-type="float" office:value="4">
            <text:p>4</text:p>
          </table:table-cell>
          <table:table-cell table:style-name="ce32"/>
          <table:table-cell table:formula="oooc:=['2 _ Mexican'.M7]" office:value-type="float" office:value="0">
            <text:p>0</text:p>
          </table:table-cell>
          <table:table-cell table:style-name="ce32"/>
          <table:table-cell table:formula="oooc:=['2 _ Mexican'.M8]" office:value-type="float" office:value="0">
            <text:p>0</text:p>
          </table:table-cell>
          <table:table-cell table:style-name="ce32"/>
          <table:table-cell table:formula="oooc:=['2 _ Mexican'.M9]" office:value-type="float" office:value="1">
            <text:p>1</text:p>
          </table:table-cell>
          <table:table-cell table:style-name="ce32"/>
          <table:table-cell table:formula="oooc:=['2 _ Mexican'.M10]" office:value-type="float" office:value="0">
            <text:p>0</text:p>
          </table:table-cell>
          <table:table-cell table:style-name="ce32"/>
          <table:table-cell table:formula="oooc:=['2 _ Mexican'.M11]" office:value-type="float" office:value="3">
            <text:p>3</text:p>
          </table:table-cell>
          <table:table-cell table:style-name="ce32"/>
          <table:table-cell table:formula="oooc:=['2 _ Mexican'.M12]" office:value-type="float" office:value="0">
            <text:p>0</text:p>
          </table:table-cell>
          <table:table-cell table:style-name="ce32"/>
          <table:table-cell table:formula="oooc:=['2 _ Mexican'.M13]" office:value-type="float" office:value="0">
            <text:p>0</text:p>
          </table:table-cell>
          <table:table-cell table:style-name="ce32"/>
          <table:table-cell table:formula="oooc:=['2 _ Mexican'.M14]" office:value-type="float" office:value="0">
            <text:p>0</text:p>
          </table:table-cell>
          <table:table-cell table:style-name="ce32"/>
          <table:table-cell table:style-name="ce40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3"/>
          <table:table-cell table:formula="oooc:=['2 _ Mexican'.M21]" office:value-type="float" office:value="61">
            <text:p>61</text:p>
          </table:table-cell>
          <table:table-cell table:style-name="ce3"/>
          <table:table-cell table:formula="oooc:=['2 _ Mexican'.M22]" office:value-type="float" office:value="5">
            <text:p>5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formula="oooc:=['2 _ Mexican'.M25]" office:value-type="float" office:value="18">
            <text:p>18</text:p>
          </table:table-cell>
          <table:table-cell table:style-name="ce3"/>
          <table:table-cell table:style-name="ce40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32"/>
          <table:table-cell table:formula="oooc:=['2 _ Mexican'.N4]" office:value-type="float" office:value="3">
            <text:p>3</text:p>
          </table:table-cell>
          <table:table-cell table:style-name="ce32"/>
          <table:table-cell table:formula="oooc:=['2 _ Mexican'.N5]" office:value-type="float" office:value="0">
            <text:p>0</text:p>
          </table:table-cell>
          <table:table-cell table:style-name="ce32"/>
          <table:table-cell table:formula="oooc:=['2 _ Mexican'.N6]" office:value-type="float" office:value="1">
            <text:p>1</text:p>
          </table:table-cell>
          <table:table-cell table:style-name="ce32"/>
          <table:table-cell table:formula="oooc:=['2 _ Mexican'.N7]" office:value-type="float" office:value="0">
            <text:p>0</text:p>
          </table:table-cell>
          <table:table-cell table:style-name="ce32"/>
          <table:table-cell table:formula="oooc:=['2 _ Mexican'.N8]" office:value-type="float" office:value="0">
            <text:p>0</text:p>
          </table:table-cell>
          <table:table-cell table:style-name="ce32"/>
          <table:table-cell table:formula="oooc:=['2 _ Mexican'.N9]" office:value-type="float" office:value="1">
            <text:p>1</text:p>
          </table:table-cell>
          <table:table-cell table:style-name="ce32"/>
          <table:table-cell table:formula="oooc:=['2 _ Mexican'.N10]" office:value-type="float" office:value="0">
            <text:p>0</text:p>
          </table:table-cell>
          <table:table-cell table:style-name="ce32"/>
          <table:table-cell table:formula="oooc:=['2 _ Mexican'.N11]" office:value-type="float" office:value="0">
            <text:p>0</text:p>
          </table:table-cell>
          <table:table-cell table:style-name="ce32"/>
          <table:table-cell table:formula="oooc:=['2 _ Mexican'.N12]" office:value-type="float" office:value="3">
            <text:p>3</text:p>
          </table:table-cell>
          <table:table-cell table:style-name="ce32"/>
          <table:table-cell table:formula="oooc:=['2 _ Mexican'.N13]" office:value-type="float" office:value="0">
            <text:p>0</text:p>
          </table:table-cell>
          <table:table-cell table:style-name="ce32"/>
          <table:table-cell table:formula="oooc:=['2 _ Mexican'.N14]" office:value-type="float" office:value="0">
            <text:p>0</text:p>
          </table:table-cell>
          <table:table-cell table:style-name="ce32"/>
          <table:table-cell table:style-name="ce40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3"/>
          <table:table-cell table:formula="oooc:=['2 _ Mexican'.N21]" office:value-type="float" office:value="37">
            <text:p>37</text:p>
          </table:table-cell>
          <table:table-cell table:style-name="ce3"/>
          <table:table-cell table:formula="oooc:=['2 _ Mexican'.N22]" office:value-type="float" office:value="35">
            <text:p>3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48">
            <text:p>48</text:p>
          </table:table-cell>
          <table:table-cell table:style-name="ce3"/>
          <table:table-cell table:formula="oooc:=['2 _ Mexican'.N25]" office:value-type="float" office:value="0">
            <text:p>0</text:p>
          </table:table-cell>
          <table:table-cell table:style-name="ce3"/>
          <table:table-cell table:style-name="ce40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32"/>
          <table:table-cell table:formula="oooc:=['2 _ Mexican'.O4]" office:value-type="float" office:value="2">
            <text:p>2</text:p>
          </table:table-cell>
          <table:table-cell table:style-name="ce32"/>
          <table:table-cell table:formula="oooc:=['2 _ Mexican'.O5]" office:value-type="float" office:value="0">
            <text:p>0</text:p>
          </table:table-cell>
          <table:table-cell table:style-name="ce32"/>
          <table:table-cell table:formula="oooc:=['2 _ Mexican'.O6]" office:value-type="float" office:value="0">
            <text:p>0</text:p>
          </table:table-cell>
          <table:table-cell table:style-name="ce32"/>
          <table:table-cell table:formula="oooc:=['2 _ Mexican'.O7]" office:value-type="float" office:value="0">
            <text:p>0</text:p>
          </table:table-cell>
          <table:table-cell table:style-name="ce32"/>
          <table:table-cell table:formula="oooc:=['2 _ Mexican'.O8]" office:value-type="float" office:value="2">
            <text:p>2</text:p>
          </table:table-cell>
          <table:table-cell table:style-name="ce32"/>
          <table:table-cell table:formula="oooc:=['2 _ Mexican'.O9]" office:value-type="float" office:value="0">
            <text:p>0</text:p>
          </table:table-cell>
          <table:table-cell table:style-name="ce32"/>
          <table:table-cell table:formula="oooc:=['2 _ Mexican'.O10]" office:value-type="float" office:value="0">
            <text:p>0</text:p>
          </table:table-cell>
          <table:table-cell table:style-name="ce32"/>
          <table:table-cell table:formula="oooc:=['2 _ Mexican'.O11]" office:value-type="float" office:value="0">
            <text:p>0</text:p>
          </table:table-cell>
          <table:table-cell table:style-name="ce32"/>
          <table:table-cell table:formula="oooc:=['2 _ Mexican'.O12]" office:value-type="float" office:value="0">
            <text:p>0</text:p>
          </table:table-cell>
          <table:table-cell table:style-name="ce32"/>
          <table:table-cell table:formula="oooc:=['2 _ Mexican'.O13]" office:value-type="float" office:value="0">
            <text:p>0</text:p>
          </table:table-cell>
          <table:table-cell table:style-name="ce32"/>
          <table:table-cell table:formula="oooc:=['2 _ Mexican'.O14]" office:value-type="float" office:value="1">
            <text:p>1</text:p>
          </table:table-cell>
          <table:table-cell table:style-name="ce32"/>
          <table:table-cell table:style-name="ce40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3"/>
          <table:table-cell table:formula="oooc:=['2 _ Mexican'.O21]" office:value-type="float" office:value="0">
            <text:p>0</text:p>
          </table:table-cell>
          <table:table-cell table:style-name="ce3"/>
          <table:table-cell table:formula="oooc:=['2 _ Mexican'.O22]" office:value-type="float" office:value="27">
            <text:p>27</text:p>
          </table:table-cell>
          <table:table-cell table:style-name="ce3"/>
          <table:table-cell table:formula="oooc:=['2 _ Mexican'.O23]" office:value-type="float" office:value="32">
            <text:p>32</text:p>
          </table:table-cell>
          <table:table-cell table:style-name="ce3"/>
          <table:table-cell table:formula="oooc:=['2 _ Mexican'.O24]" office:value-type="float" office:value="24">
            <text:p>24</text:p>
          </table:table-cell>
          <table:table-cell table:style-name="ce3"/>
          <table:table-cell table:formula="oooc:=['2 _ Mexican'.O25]" office:value-type="float" office:value="0">
            <text:p>0</text:p>
          </table:table-cell>
          <table:table-cell table:style-name="ce3"/>
          <table:table-cell table:style-name="ce40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2"/>
          <table:table-cell table:formula="oooc:=['2 _ Mexican'.P4]" office:value-type="float" office:value="6">
            <text:p>6</text:p>
          </table:table-cell>
          <table:table-cell table:style-name="ce32"/>
          <table:table-cell table:formula="oooc:=['2 _ Mexican'.P5]" office:value-type="float" office:value="0">
            <text:p>0</text:p>
          </table:table-cell>
          <table:table-cell table:style-name="ce32"/>
          <table:table-cell table:formula="oooc:=['2 _ Mexican'.P6]" office:value-type="float" office:value="0">
            <text:p>0</text:p>
          </table:table-cell>
          <table:table-cell table:style-name="ce32"/>
          <table:table-cell table:formula="oooc:=['2 _ Mexican'.P7]" office:value-type="float" office:value="0">
            <text:p>0</text:p>
          </table:table-cell>
          <table:table-cell table:style-name="ce32"/>
          <table:table-cell table:formula="oooc:=['2 _ Mexican'.P8]" office:value-type="float" office:value="1">
            <text:p>1</text:p>
          </table:table-cell>
          <table:table-cell table:style-name="ce32"/>
          <table:table-cell table:formula="oooc:=['2 _ Mexican'.P9]" office:value-type="float" office:value="0">
            <text:p>0</text:p>
          </table:table-cell>
          <table:table-cell table:style-name="ce32"/>
          <table:table-cell table:formula="oooc:=['2 _ Mexican'.P10]" office:value-type="float" office:value="4">
            <text:p>4</text:p>
          </table:table-cell>
          <table:table-cell table:style-name="ce32"/>
          <table:table-cell table:formula="oooc:=['2 _ Mexican'.P11]" office:value-type="float" office:value="0">
            <text:p>0</text:p>
          </table:table-cell>
          <table:table-cell table:style-name="ce32"/>
          <table:table-cell table:formula="oooc:=['2 _ Mexican'.P12]" office:value-type="float" office:value="0">
            <text:p>0</text:p>
          </table:table-cell>
          <table:table-cell table:style-name="ce32"/>
          <table:table-cell table:formula="oooc:=['2 _ Mexican'.P13]" office:value-type="float" office:value="0">
            <text:p>0</text:p>
          </table:table-cell>
          <table:table-cell table:style-name="ce32"/>
          <table:table-cell table:formula="oooc:=['2 _ Mexican'.P14]" office:value-type="float" office:value="2">
            <text:p>2</text:p>
          </table:table-cell>
          <table:table-cell table:style-name="ce32"/>
          <table:table-cell table:style-name="ce40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3"/>
          <table:table-cell table:formula="oooc:=['2 _ Mexican'.P21]" office:value-type="float" office:value="0">
            <text:p>0</text:p>
          </table:table-cell>
          <table:table-cell table:style-name="ce3"/>
          <table:table-cell table:formula="oooc:=['2 _ Mexican'.P22]" office:value-type="float" office:value="46">
            <text:p>46</text:p>
          </table:table-cell>
          <table:table-cell table:style-name="ce3"/>
          <table:table-cell table:formula="oooc:=['2 _ Mexican'.P23]" office:value-type="float" office:value="51">
            <text:p>51</text:p>
          </table:table-cell>
          <table:table-cell table:style-name="ce3"/>
          <table:table-cell table:formula="oooc:=['2 _ Mexican'.P24]" office:value-type="float" office:value="90">
            <text:p>90</text:p>
          </table:table-cell>
          <table:table-cell table:style-name="ce3"/>
          <table:table-cell table:formula="oooc:=['2 _ Mexican'.P25]" office:value-type="float" office:value="20">
            <text:p>20</text:p>
          </table:table-cell>
          <table:table-cell table:style-name="ce3"/>
          <table:table-cell table:style-name="ce40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32"/>
          <table:table-cell table:formula="oooc:=['2 _ Mexican'.Q4]" office:value-type="float" office:value="0">
            <text:p>0</text:p>
          </table:table-cell>
          <table:table-cell table:style-name="ce32"/>
          <table:table-cell table:formula="oooc:=['2 _ Mexican'.Q5]" office:value-type="float" office:value="3">
            <text:p>3</text:p>
          </table:table-cell>
          <table:table-cell table:style-name="ce32"/>
          <table:table-cell table:formula="oooc:=['2 _ Mexican'.Q6]" office:value-type="float" office:value="2">
            <text:p>2</text:p>
          </table:table-cell>
          <table:table-cell table:style-name="ce32"/>
          <table:table-cell table:formula="oooc:=['2 _ Mexican'.Q7]" office:value-type="float" office:value="0">
            <text:p>0</text:p>
          </table:table-cell>
          <table:table-cell table:style-name="ce32"/>
          <table:table-cell table:formula="oooc:=['2 _ Mexican'.Q8]" office:value-type="float" office:value="0">
            <text:p>0</text:p>
          </table:table-cell>
          <table:table-cell table:style-name="ce32"/>
          <table:table-cell table:formula="oooc:=['2 _ Mexican'.Q9]" office:value-type="float" office:value="4">
            <text:p>4</text:p>
          </table:table-cell>
          <table:table-cell table:style-name="ce32"/>
          <table:table-cell table:formula="oooc:=['2 _ Mexican'.Q10]" office:value-type="float" office:value="0">
            <text:p>0</text:p>
          </table:table-cell>
          <table:table-cell table:style-name="ce32"/>
          <table:table-cell table:formula="oooc:=['2 _ Mexican'.Q11]" office:value-type="float" office:value="0">
            <text:p>0</text:p>
          </table:table-cell>
          <table:table-cell table:style-name="ce32"/>
          <table:table-cell table:formula="oooc:=['2 _ Mexican'.Q12]" office:value-type="float" office:value="0">
            <text:p>0</text:p>
          </table:table-cell>
          <table:table-cell table:style-name="ce32"/>
          <table:table-cell table:formula="oooc:=['2 _ Mexican'.Q13]" office:value-type="float" office:value="2">
            <text:p>2</text:p>
          </table:table-cell>
          <table:table-cell table:style-name="ce32"/>
          <table:table-cell table:formula="oooc:=['2 _ Mexican'.Q14]" office:value-type="float" office:value="0">
            <text:p>0</text:p>
          </table:table-cell>
          <table:table-cell table:style-name="ce32"/>
          <table:table-cell table:style-name="ce40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3"/>
          <table:table-cell table:formula="oooc:=['2 _ Mexican'.Q21]" office:value-type="float" office:value="58">
            <text:p>58</text:p>
          </table:table-cell>
          <table:table-cell table:style-name="ce3"/>
          <table:table-cell table:formula="oooc:=['2 _ Mexican'.Q22]" office:value-type="float" office:value="20">
            <text:p>20</text:p>
          </table:table-cell>
          <table:table-cell table:style-name="ce3"/>
          <table:table-cell table:formula="oooc:=['2 _ Mexican'.Q23]" office:value-type="float" office:value="41">
            <text:p>41</text:p>
          </table:table-cell>
          <table:table-cell table:style-name="ce3"/>
          <table:table-cell table:formula="oooc:=['2 _ Mexican'.Q24]" office:value-type="float" office:value="0">
            <text:p>0</text:p>
          </table:table-cell>
          <table:table-cell table:style-name="ce3"/>
          <table:table-cell table:formula="oooc:=['2 _ Mexican'.Q25]" office:value-type="float" office:value="33">
            <text:p>33</text:p>
          </table:table-cell>
          <table:table-cell table:style-name="ce3"/>
          <table:table-cell table:style-name="ce40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32"/>
          <table:table-cell table:formula="oooc:=['2 _ Mexican'.R4]" office:value-type="float" office:value="0">
            <text:p>0</text:p>
          </table:table-cell>
          <table:table-cell table:style-name="ce32"/>
          <table:table-cell table:formula="oooc:=['2 _ Mexican'.R5]" office:value-type="float" office:value="1">
            <text:p>1</text:p>
          </table:table-cell>
          <table:table-cell table:style-name="ce32"/>
          <table:table-cell table:formula="oooc:=['2 _ Mexican'.R6]" office:value-type="float" office:value="0">
            <text:p>0</text:p>
          </table:table-cell>
          <table:table-cell table:style-name="ce32"/>
          <table:table-cell table:formula="oooc:=['2 _ Mexican'.R7]" office:value-type="float" office:value="3">
            <text:p>3</text:p>
          </table:table-cell>
          <table:table-cell table:style-name="ce32"/>
          <table:table-cell table:formula="oooc:=['2 _ Mexican'.R8]" office:value-type="float" office:value="0">
            <text:p>0</text:p>
          </table:table-cell>
          <table:table-cell table:style-name="ce32"/>
          <table:table-cell table:formula="oooc:=['2 _ Mexican'.R9]" office:value-type="float" office:value="0">
            <text:p>0</text:p>
          </table:table-cell>
          <table:table-cell table:style-name="ce32"/>
          <table:table-cell table:formula="oooc:=['2 _ Mexican'.R10]" office:value-type="float" office:value="1">
            <text:p>1</text:p>
          </table:table-cell>
          <table:table-cell table:style-name="ce32"/>
          <table:table-cell table:formula="oooc:=['2 _ Mexican'.R11]" office:value-type="float" office:value="3">
            <text:p>3</text:p>
          </table:table-cell>
          <table:table-cell table:style-name="ce32"/>
          <table:table-cell table:formula="oooc:=['2 _ Mexican'.R12]" office:value-type="float" office:value="0">
            <text:p>0</text:p>
          </table:table-cell>
          <table:table-cell table:style-name="ce32"/>
          <table:table-cell table:formula="oooc:=['2 _ Mexican'.R13]" office:value-type="float" office:value="2">
            <text:p>2</text:p>
          </table:table-cell>
          <table:table-cell table:style-name="ce32"/>
          <table:table-cell table:formula="oooc:=['2 _ Mexican'.R14]" office:value-type="float" office:value="0">
            <text:p>0</text:p>
          </table:table-cell>
          <table:table-cell table:style-name="ce32"/>
          <table:table-cell table:style-name="ce40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3"/>
          <table:table-cell table:formula="oooc:=['2 _ Mexican'.R21]" office:value-type="float" office:value="31">
            <text:p>31</text:p>
          </table:table-cell>
          <table:table-cell table:style-name="ce3"/>
          <table:table-cell table:formula="oooc:=['2 _ Mexican'.R22]" office:value-type="float" office:value="0">
            <text:p>0</text:p>
          </table:table-cell>
          <table:table-cell table:style-name="ce3"/>
          <table:table-cell table:formula="oooc:=['2 _ Mexican'.R23]" office:value-type="float" office:value="47">
            <text:p>47</text:p>
          </table:table-cell>
          <table:table-cell table:style-name="ce3"/>
          <table:table-cell table:formula="oooc:=['2 _ Mexican'.R24]" office:value-type="float" office:value="30">
            <text:p>30</text:p>
          </table:table-cell>
          <table:table-cell table:style-name="ce3"/>
          <table:table-cell table:formula="oooc:=['2 _ Mexican'.R25]" office:value-type="float" office:value="42">
            <text:p>42</text:p>
          </table:table-cell>
          <table:table-cell table:style-name="ce3"/>
          <table:table-cell table:style-name="ce40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2"/>
          <table:table-cell table:formula="oooc:=['2 _ Mexican'.S4]" office:value-type="float" office:value="1">
            <text:p>1</text:p>
          </table:table-cell>
          <table:table-cell table:style-name="ce32"/>
          <table:table-cell table:formula="oooc:=['2 _ Mexican'.S5]" office:value-type="float" office:value="0">
            <text:p>0</text:p>
          </table:table-cell>
          <table:table-cell table:style-name="ce32"/>
          <table:table-cell table:formula="oooc:=['2 _ Mexican'.S6]" office:value-type="float" office:value="1">
            <text:p>1</text:p>
          </table:table-cell>
          <table:table-cell table:style-name="ce32"/>
          <table:table-cell table:formula="oooc:=['2 _ Mexican'.S7]" office:value-type="float" office:value="2">
            <text:p>2</text:p>
          </table:table-cell>
          <table:table-cell table:style-name="ce32"/>
          <table:table-cell table:formula="oooc:=['2 _ Mexican'.S8]" office:value-type="float" office:value="0">
            <text:p>0</text:p>
          </table:table-cell>
          <table:table-cell table:style-name="ce32"/>
          <table:table-cell table:formula="oooc:=['2 _ Mexican'.S9]" office:value-type="float" office:value="2">
            <text:p>2</text:p>
          </table:table-cell>
          <table:table-cell table:style-name="ce32"/>
          <table:table-cell table:formula="oooc:=['2 _ Mexican'.S10]" office:value-type="float" office:value="0">
            <text:p>0</text:p>
          </table:table-cell>
          <table:table-cell table:style-name="ce32"/>
          <table:table-cell table:formula="oooc:=['2 _ Mexican'.S11]" office:value-type="float" office:value="0">
            <text:p>0</text:p>
          </table:table-cell>
          <table:table-cell table:style-name="ce32"/>
          <table:table-cell table:formula="oooc:=['2 _ Mexican'.S12]" office:value-type="float" office:value="3">
            <text:p>3</text:p>
          </table:table-cell>
          <table:table-cell table:style-name="ce32"/>
          <table:table-cell table:formula="oooc:=['2 _ Mexican'.S13]" office:value-type="float" office:value="0">
            <text:p>0</text:p>
          </table:table-cell>
          <table:table-cell table:style-name="ce32"/>
          <table:table-cell table:formula="oooc:=['2 _ Mexican'.S14]" office:value-type="float" office:value="2">
            <text:p>2</text:p>
          </table:table-cell>
          <table:table-cell table:style-name="ce32"/>
          <table:table-cell table:style-name="ce40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3"/>
          <table:table-cell table:formula="oooc:=['2 _ Mexican'.S21]" office:value-type="float" office:value="45">
            <text:p>45</text:p>
          </table:table-cell>
          <table:table-cell table:style-name="ce3"/>
          <table:table-cell table:formula="oooc:=['2 _ Mexican'.S22]" office:value-type="float" office:value="40">
            <text:p>40</text:p>
          </table:table-cell>
          <table:table-cell table:style-name="ce3"/>
          <table:table-cell table:formula="oooc:=['2 _ Mexican'.S23]" office:value-type="float" office:value="24">
            <text:p>24</text:p>
          </table:table-cell>
          <table:table-cell table:style-name="ce3"/>
          <table:table-cell table:formula="oooc:=['2 _ Mexican'.S24]" office:value-type="float" office:value="58">
            <text:p>58</text:p>
          </table:table-cell>
          <table:table-cell table:style-name="ce3"/>
          <table:table-cell table:formula="oooc:=['2 _ Mexican'.S25]" office:value-type="float" office:value="0">
            <text:p>0</text:p>
          </table:table-cell>
          <table:table-cell table:style-name="ce3"/>
          <table:table-cell table:style-name="ce40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2"/>
          <table:table-cell table:formula="oooc:=['2 _ Mexican'.T4]" office:value-type="float" office:value="1">
            <text:p>1</text:p>
          </table:table-cell>
          <table:table-cell table:style-name="ce32"/>
          <table:table-cell table:formula="oooc:=['2 _ Mexican'.T5]" office:value-type="float" office:value="2">
            <text:p>2</text:p>
          </table:table-cell>
          <table:table-cell table:style-name="ce32"/>
          <table:table-cell table:formula="oooc:=['2 _ Mexican'.T6]" office:value-type="float" office:value="0">
            <text:p>0</text:p>
          </table:table-cell>
          <table:table-cell table:style-name="ce32"/>
          <table:table-cell table:formula="oooc:=['2 _ Mexican'.T7]" office:value-type="float" office:value="0">
            <text:p>0</text:p>
          </table:table-cell>
          <table:table-cell table:style-name="ce32"/>
          <table:table-cell table:formula="oooc:=['2 _ Mexican'.T8]" office:value-type="float" office:value="1">
            <text:p>1</text:p>
          </table:table-cell>
          <table:table-cell table:style-name="ce32"/>
          <table:table-cell table:formula="oooc:=['2 _ Mexican'.T9]" office:value-type="float" office:value="0">
            <text:p>0</text:p>
          </table:table-cell>
          <table:table-cell table:style-name="ce32"/>
          <table:table-cell table:formula="oooc:=['2 _ Mexican'.T10]" office:value-type="float" office:value="0">
            <text:p>0</text:p>
          </table:table-cell>
          <table:table-cell table:style-name="ce32"/>
          <table:table-cell table:formula="oooc:=['2 _ Mexican'.T11]" office:value-type="float" office:value="3">
            <text:p>3</text:p>
          </table:table-cell>
          <table:table-cell table:style-name="ce32"/>
          <table:table-cell table:formula="oooc:=['2 _ Mexican'.T12]" office:value-type="float" office:value="2">
            <text:p>2</text:p>
          </table:table-cell>
          <table:table-cell table:style-name="ce32"/>
          <table:table-cell table:formula="oooc:=['2 _ Mexican'.T13]" office:value-type="float" office:value="2">
            <text:p>2</text:p>
          </table:table-cell>
          <table:table-cell table:style-name="ce32"/>
          <table:table-cell table:formula="oooc:=['2 _ Mexican'.T14]" office:value-type="float" office:value="0">
            <text:p>0</text:p>
          </table:table-cell>
          <table:table-cell table:style-name="ce32"/>
          <table:table-cell table:style-name="ce40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3"/>
          <table:table-cell table:formula="oooc:=['2 _ Mexican'.T21]" office:value-type="float" office:value="45">
            <text:p>45</text:p>
          </table:table-cell>
          <table:table-cell table:style-name="ce3"/>
          <table:table-cell table:formula="oooc:=['2 _ Mexican'.T22]" office:value-type="float" office:value="21">
            <text:p>21</text:p>
          </table:table-cell>
          <table:table-cell table:style-name="ce3"/>
          <table:table-cell table:formula="oooc:=['2 _ Mexican'.T23]" office:value-type="float" office:value="35">
            <text:p>35</text:p>
          </table:table-cell>
          <table:table-cell table:style-name="ce3"/>
          <table:table-cell table:formula="oooc:=['2 _ Mexican'.T24]" office:value-type="float" office:value="23">
            <text:p>23</text:p>
          </table:table-cell>
          <table:table-cell table:style-name="ce3"/>
          <table:table-cell table:formula="oooc:=['2 _ Mexican'.T25]" office:value-type="float" office:value="44">
            <text:p>44</text:p>
          </table:table-cell>
          <table:table-cell table:style-name="ce3"/>
          <table:table-cell table:style-name="ce40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33"/>
          <table:table-cell table:style-name="ce29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33"/>
          <table:table-cell table:style-name="ce29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33"/>
          <table:table-cell table:style-name="ce29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33"/>
          <table:table-cell table:style-name="ce29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33"/>
          <table:table-cell table:style-name="ce29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3"/>
          <table:table-cell table:style-name="ce29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33"/>
          <table:table-cell table:style-name="ce29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33"/>
          <table:table-cell table:style-name="ce29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3"/>
          <table:table-cell table:style-name="ce29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33"/>
          <table:table-cell table:style-name="ce29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33"/>
          <table:table-cell table:style-name="ce29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52"/>
          <table:table-cell table:style-name="ce29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2"/>
          <table:table-cell table:style-name="ce29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52"/>
          <table:table-cell table:style-name="ce29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52"/>
          <table:table-cell table:style-name="ce29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2"/>
          <table:table-cell table:style-name="ce29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Россия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abbage Stew</text:p>
          </table:table-cell>
          <table:covered-table-cell table:style-name="ce14"/>
          <table:table-cell table:style-name="ce11" office:value-type="string" table:number-columns-spanned="2" table:number-rows-spanned="1">
            <text:p>Pelmeni</text:p>
          </table:table-cell>
          <table:covered-table-cell table:style-name="ce14"/>
          <table:table-cell table:style-name="ce11" office:value-type="string" table:number-columns-spanned="2" table:number-rows-spanned="1">
            <text:p>Golubtsy</text:p>
          </table:table-cell>
          <table:covered-table-cell table:style-name="ce14"/>
          <table:table-cell table:style-name="ce11" office:value-type="string" table:number-columns-spanned="2" table:number-rows-spanned="1">
            <text:p>Fried Mushrooms</text:p>
          </table:table-cell>
          <table:covered-table-cell table:style-name="ce14"/>
          <table:table-cell table:style-name="ce11" office:value-type="string" table:number-columns-spanned="2" table:number-rows-spanned="1">
            <text:p>Vareniki</text:p>
          </table:table-cell>
          <table:covered-table-cell table:style-name="ce14"/>
          <table:table-cell table:style-name="ce11" office:value-type="string" table:number-columns-spanned="2" table:number-rows-spanned="1">
            <text:p>Baked Meat</text:p>
          </table:table-cell>
          <table:covered-table-cell table:style-name="ce14"/>
          <table:table-cell table:style-name="ce11" office:value-type="string" table:number-columns-spanned="2" table:number-rows-spanned="1">
            <text:p>Cutlets</text:p>
          </table:table-cell>
          <table:covered-table-cell table:style-name="ce14"/>
          <table:table-cell table:style-name="ce11" office:value-type="string" table:number-columns-spanned="2" table:number-rows-spanned="1">
            <text:p>Mushroom Ragout</text:p>
          </table:table-cell>
          <table:covered-table-cell table:style-name="ce14"/>
          <table:table-cell table:style-name="ce11" office:value-type="string" table:number-columns-spanned="2" table:number-rows-spanned="1">
            <text:p>Cab Pancakes</text:p>
          </table:table-cell>
          <table:covered-table-cell table:style-name="ce14"/>
          <table:table-cell table:style-name="ce11" office:value-type="string" table:number-columns-spanned="2" table:number-rows-spanned="1">
            <text:p>Kulebyaka</text:p>
          </table:table-cell>
          <table:covered-table-cell table:style-name="ce14"/>
          <table:table-cell table:style-name="ce11" office:value-type="string" table:number-columns-spanned="2" table:number-rows-spanned="1">
            <text:p>Shchi</text:p>
          </table:table-cell>
          <table:covered-table-cell table:style-name="ce14"/>
          <table:table-cell table:style-name="ce11" office:value-type="string" table:number-columns-spanned="2" table:number-rows-spanned="1">
            <text:p>Mushroom Soup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2"/>
          <table:table-cell table:formula="oooc:=['3 _ Russian'.K4]" office:value-type="float" office:value="3">
            <text:p>3</text:p>
          </table:table-cell>
          <table:table-cell table:style-name="ce32"/>
          <table:table-cell table:formula="oooc:=['3 _ Russian'.K5]" office:value-type="float" office:value="0">
            <text:p>0</text:p>
          </table:table-cell>
          <table:table-cell table:style-name="ce32"/>
          <table:table-cell table:formula="oooc:=['3 _ Russian'.K6]" office:value-type="float" office:value="0">
            <text:p>0</text:p>
          </table:table-cell>
          <table:table-cell table:style-name="ce32"/>
          <table:table-cell table:formula="oooc:=['3 _ Russian'.K7]" office:value-type="float" office:value="0">
            <text:p>0</text:p>
          </table:table-cell>
          <table:table-cell table:style-name="ce32"/>
          <table:table-cell table:formula="oooc:=['3 _ Russian'.K8]" office:value-type="float" office:value="0">
            <text:p>0</text:p>
          </table:table-cell>
          <table:table-cell table:style-name="ce32"/>
          <table:table-cell table:formula="oooc:=['3 _ Russian'.K9]" office:value-type="float" office:value="2">
            <text:p>2</text:p>
          </table:table-cell>
          <table:table-cell table:style-name="ce32"/>
          <table:table-cell table:formula="oooc:=['3 _ Russian'.K10]" office:value-type="float" office:value="0">
            <text:p>0</text:p>
          </table:table-cell>
          <table:table-cell table:style-name="ce32"/>
          <table:table-cell table:formula="oooc:=['3 _ Russian'.K11]" office:value-type="float" office:value="0">
            <text:p>0</text:p>
          </table:table-cell>
          <table:table-cell table:style-name="ce32"/>
          <table:table-cell table:formula="oooc:=['3 _ Russian'.K12]" office:value-type="float" office:value="0">
            <text:p>0</text:p>
          </table:table-cell>
          <table:table-cell table:style-name="ce32"/>
          <table:table-cell table:formula="oooc:=['3 _ Russian'.K13]" office:value-type="float" office:value="0">
            <text:p>0</text:p>
          </table:table-cell>
          <table:table-cell table:style-name="ce32"/>
          <table:table-cell table:formula="oooc:=['3 _ Russian'.K14]" office:value-type="float" office:value="0">
            <text:p>0</text:p>
          </table:table-cell>
          <table:table-cell table:style-name="ce32"/>
          <table:table-cell table:style-name="ce40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0">
            <text:p>0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formula="oooc:=['3 _ Russian'.K25]" office:value-type="float" office:value="30">
            <text:p>30</text:p>
          </table:table-cell>
          <table:table-cell table:style-name="ce3"/>
          <table:table-cell table:style-name="ce40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2">
            <text:p>22</text:p>
          </table:table-cell>
          <table:table-cell table:formula="oooc:=['3 _ Russian'.C34]" office:value-type="float" office:value="0">
            <text:p>0</text:p>
          </table:table-cell>
          <table:table-cell table:style-name="ce32"/>
          <table:table-cell table:formula="oooc:=['3 _ Russian'.C35]" office:value-type="float" office:value="0">
            <text:p>0</text:p>
          </table:table-cell>
          <table:table-cell table:style-name="ce32"/>
          <table:table-cell table:formula="oooc:=['3 _ Russian'.L5]" office:value-type="float" office:value="0">
            <text:p>0</text:p>
          </table:table-cell>
          <table:table-cell table:style-name="ce32"/>
          <table:table-cell table:formula="oooc:=['3 _ Russian'.L6]" office:value-type="float" office:value="0">
            <text:p>0</text:p>
          </table:table-cell>
          <table:table-cell table:style-name="ce32"/>
          <table:table-cell table:formula="oooc:=['3 _ Russian'.L7]" office:value-type="float" office:value="0">
            <text:p>0</text:p>
          </table:table-cell>
          <table:table-cell table:style-name="ce32"/>
          <table:table-cell table:formula="oooc:=['3 _ Russian'.L8]" office:value-type="float" office:value="0">
            <text:p>0</text:p>
          </table:table-cell>
          <table:table-cell table:style-name="ce32"/>
          <table:table-cell table:formula="oooc:=['3 _ Russian'.L9]" office:value-type="float" office:value="1">
            <text:p>1</text:p>
          </table:table-cell>
          <table:table-cell table:style-name="ce32"/>
          <table:table-cell table:formula="oooc:=['3 _ Russian'.L10]" office:value-type="float" office:value="0">
            <text:p>0</text:p>
          </table:table-cell>
          <table:table-cell table:style-name="ce32"/>
          <table:table-cell table:formula="oooc:=['3 _ Russian'.L11]" office:value-type="float" office:value="2">
            <text:p>2</text:p>
          </table:table-cell>
          <table:table-cell table:style-name="ce32"/>
          <table:table-cell table:formula="oooc:=['3 _ Russian'.L12]" office:value-type="float" office:value="0">
            <text:p>0</text:p>
          </table:table-cell>
          <table:table-cell table:style-name="ce32"/>
          <table:table-cell table:formula="oooc:=['3 _ Russian'.L13]" office:value-type="float" office:value="0">
            <text:p>0</text:p>
          </table:table-cell>
          <table:table-cell table:style-name="ce32"/>
          <table:table-cell table:formula="oooc:=['3 _ Russian'.L14]" office:value-type="float" office:value="0">
            <text:p>0</text:p>
          </table:table-cell>
          <table:table-cell table:style-name="ce32"/>
          <table:table-cell table:style-name="ce40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20]" office:value-type="float" office:value="26">
            <text:p>26</text:p>
          </table:table-cell>
          <table:table-cell table:style-name="ce3"/>
          <table:table-cell table:formula="oooc:=['3 _ Russian'.L21]" office:value-type="float" office:value="0">
            <text:p>0</text:p>
          </table:table-cell>
          <table:table-cell table:style-name="ce3"/>
          <table:table-cell table:formula="oooc:=['3 _ Russian'.L22]" office:value-type="float" office:value="40">
            <text:p>40</text:p>
          </table:table-cell>
          <table:table-cell table:style-name="ce3"/>
          <table:table-cell table:formula="oooc:=['3 _ Russian'.L23]" office:value-type="float" office:value="0">
            <text:p>0</text:p>
          </table:table-cell>
          <table:table-cell table:style-name="ce3"/>
          <table:table-cell table:formula="oooc:=['3 _ Russian'.L24]" office:value-type="float" office:value="14">
            <text:p>14</text:p>
          </table:table-cell>
          <table:table-cell table:style-name="ce3"/>
          <table:table-cell table:formula="oooc:=['3 _ Russian'.L25]" office:value-type="float" office:value="22">
            <text:p>22</text:p>
          </table:table-cell>
          <table:table-cell table:style-name="ce3"/>
          <table:table-cell table:style-name="ce40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3">
            <text:p>23</text:p>
          </table:table-cell>
          <table:table-cell table:formula="oooc:=['3 _ Russian'.D34]" office:value-type="float" office:value="0">
            <text:p>0</text:p>
          </table:table-cell>
          <table:table-cell table:style-name="ce32"/>
          <table:table-cell table:formula="oooc:=['3 _ Russian'.D35]" office:value-type="float" office:value="0">
            <text:p>0</text:p>
          </table:table-cell>
          <table:table-cell table:style-name="ce32"/>
          <table:table-cell table:formula="oooc:=['3 _ Russian'.M5]" office:value-type="float" office:value="0">
            <text:p>0</text:p>
          </table:table-cell>
          <table:table-cell table:style-name="ce32"/>
          <table:table-cell table:formula="oooc:=['3 _ Russian'.M6]" office:value-type="float" office:value="0">
            <text:p>0</text:p>
          </table:table-cell>
          <table:table-cell table:style-name="ce32"/>
          <table:table-cell table:formula="oooc:=['3 _ Russian'.M7]" office:value-type="float" office:value="0">
            <text:p>0</text:p>
          </table:table-cell>
          <table:table-cell table:style-name="ce32"/>
          <table:table-cell table:formula="oooc:=['3 _ Russian'.M8]" office:value-type="float" office:value="2">
            <text:p>2</text:p>
          </table:table-cell>
          <table:table-cell table:style-name="ce32"/>
          <table:table-cell table:formula="oooc:=['3 _ Russian'.M9]" office:value-type="float" office:value="0">
            <text:p>0</text:p>
          </table:table-cell>
          <table:table-cell table:style-name="ce32"/>
          <table:table-cell table:formula="oooc:=['3 _ Russian'.M10]" office:value-type="float" office:value="0">
            <text:p>0</text:p>
          </table:table-cell>
          <table:table-cell table:style-name="ce32"/>
          <table:table-cell table:formula="oooc:=['3 _ Russian'.M11]" office:value-type="float" office:value="0">
            <text:p>0</text:p>
          </table:table-cell>
          <table:table-cell table:style-name="ce32"/>
          <table:table-cell table:formula="oooc:=['3 _ Russian'.M12]" office:value-type="float" office:value="1">
            <text:p>1</text:p>
          </table:table-cell>
          <table:table-cell table:style-name="ce32"/>
          <table:table-cell table:formula="oooc:=['3 _ Russian'.M13]" office:value-type="float" office:value="0">
            <text:p>0</text:p>
          </table:table-cell>
          <table:table-cell table:style-name="ce32"/>
          <table:table-cell table:formula="oooc:=['3 _ Russian'.M14]" office:value-type="float" office:value="0">
            <text:p>0</text:p>
          </table:table-cell>
          <table:table-cell table:style-name="ce32"/>
          <table:table-cell table:style-name="ce40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2">
            <text:p>2</text:p>
          </table:table-cell>
          <table:table-cell table:formula="oooc:=['3 _ Russian'.M20]" office:value-type="float" office:value="52">
            <text:p>52</text:p>
          </table:table-cell>
          <table:table-cell table:style-name="ce3"/>
          <table:table-cell table:formula="oooc:=['3 _ Russian'.M21]" office:value-type="float" office:value="18">
            <text:p>18</text:p>
          </table:table-cell>
          <table:table-cell table:style-name="ce3"/>
          <table:table-cell table:formula="oooc:=['3 _ Russian'.M22]" office:value-type="float" office:value="0">
            <text:p>0</text:p>
          </table:table-cell>
          <table:table-cell table:style-name="ce3"/>
          <table:table-cell table:formula="oooc:=['3 _ Russian'.M23]" office:value-type="float" office:value="18">
            <text:p>18</text:p>
          </table:table-cell>
          <table:table-cell table:style-name="ce3"/>
          <table:table-cell table:formula="oooc:=['3 _ Russian'.M24]" office:value-type="float" office:value="0">
            <text:p>0</text:p>
          </table:table-cell>
          <table:table-cell table:style-name="ce3"/>
          <table:table-cell table:formula="oooc:=['3 _ Russian'.M25]" office:value-type="float" office:value="32">
            <text:p>32</text:p>
          </table:table-cell>
          <table:table-cell table:style-name="ce3"/>
          <table:table-cell table:style-name="ce40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32"/>
          <table:table-cell table:formula="oooc:=['3 _ Russian'.N4]" office:value-type="float" office:value="0">
            <text:p>0</text:p>
          </table:table-cell>
          <table:table-cell table:style-name="ce32"/>
          <table:table-cell table:formula="oooc:=['3 _ Russian'.N5]" office:value-type="float" office:value="1">
            <text:p>1</text:p>
          </table:table-cell>
          <table:table-cell table:style-name="ce32"/>
          <table:table-cell table:formula="oooc:=['3 _ Russian'.N6]" office:value-type="float" office:value="1">
            <text:p>1</text:p>
          </table:table-cell>
          <table:table-cell table:style-name="ce32"/>
          <table:table-cell table:formula="oooc:=['3 _ Russian'.N7]" office:value-type="float" office:value="0">
            <text:p>0</text:p>
          </table:table-cell>
          <table:table-cell table:style-name="ce32"/>
          <table:table-cell table:formula="oooc:=['3 _ Russian'.N8]" office:value-type="float" office:value="5">
            <text:p>5</text:p>
          </table:table-cell>
          <table:table-cell table:style-name="ce32"/>
          <table:table-cell table:formula="oooc:=['3 _ Russian'.N9]" office:value-type="float" office:value="0">
            <text:p>0</text:p>
          </table:table-cell>
          <table:table-cell table:style-name="ce32"/>
          <table:table-cell table:formula="oooc:=['3 _ Russian'.N10]" office:value-type="float" office:value="0">
            <text:p>0</text:p>
          </table:table-cell>
          <table:table-cell table:style-name="ce32"/>
          <table:table-cell table:formula="oooc:=['3 _ Russian'.N11]" office:value-type="float" office:value="0">
            <text:p>0</text:p>
          </table:table-cell>
          <table:table-cell table:style-name="ce32"/>
          <table:table-cell table:formula="oooc:=['3 _ Russian'.N12]" office:value-type="float" office:value="0">
            <text:p>0</text:p>
          </table:table-cell>
          <table:table-cell table:style-name="ce32"/>
          <table:table-cell table:formula="oooc:=['3 _ Russian'.N13]" office:value-type="float" office:value="0">
            <text:p>0</text:p>
          </table:table-cell>
          <table:table-cell table:style-name="ce32"/>
          <table:table-cell table:formula="oooc:=['3 _ Russian'.N14]" office:value-type="float" office:value="0">
            <text:p>0</text:p>
          </table:table-cell>
          <table:table-cell table:style-name="ce32"/>
          <table:table-cell table:style-name="ce40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3"/>
          <table:table-cell table:formula="oooc:=['3 _ Russian'.N21]" office:value-type="float" office:value="46">
            <text:p>46</text:p>
          </table:table-cell>
          <table:table-cell table:style-name="ce3"/>
          <table:table-cell table:formula="oooc:=['3 _ Russian'.N22]" office:value-type="float" office:value="15">
            <text:p>15</text:p>
          </table:table-cell>
          <table:table-cell table:style-name="ce3"/>
          <table:table-cell table:formula="oooc:=['3 _ Russian'.N23]" office:value-type="float" office:value="35">
            <text:p>35</text:p>
          </table:table-cell>
          <table:table-cell table:style-name="ce3"/>
          <table:table-cell table:formula="oooc:=['3 _ Russian'.N24]" office:value-type="float" office:value="5">
            <text:p>5</text:p>
          </table:table-cell>
          <table:table-cell table:style-name="ce3"/>
          <table:table-cell table:formula="oooc:=['3 _ Russian'.N25]" office:value-type="float" office:value="0">
            <text:p>0</text:p>
          </table:table-cell>
          <table:table-cell table:style-name="ce3"/>
          <table:table-cell table:style-name="ce40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2"/>
          <table:table-cell table:formula="oooc:=['3 _ Russian'.O4]" office:value-type="float" office:value="0">
            <text:p>0</text:p>
          </table:table-cell>
          <table:table-cell table:style-name="ce32"/>
          <table:table-cell table:formula="oooc:=['3 _ Russian'.O5]" office:value-type="float" office:value="2">
            <text:p>2</text:p>
          </table:table-cell>
          <table:table-cell table:style-name="ce32"/>
          <table:table-cell table:formula="oooc:=['3 _ Russian'.O6]" office:value-type="float" office:value="1">
            <text:p>1</text:p>
          </table:table-cell>
          <table:table-cell table:style-name="ce32"/>
          <table:table-cell table:formula="oooc:=['3 _ Russian'.O7]" office:value-type="float" office:value="0">
            <text:p>0</text:p>
          </table:table-cell>
          <table:table-cell table:style-name="ce32"/>
          <table:table-cell table:formula="oooc:=['3 _ Russian'.O8]" office:value-type="float" office:value="0">
            <text:p>0</text:p>
          </table:table-cell>
          <table:table-cell table:style-name="ce32"/>
          <table:table-cell table:formula="oooc:=['3 _ Russian'.O9]" office:value-type="float" office:value="0">
            <text:p>0</text:p>
          </table:table-cell>
          <table:table-cell table:style-name="ce32"/>
          <table:table-cell table:formula="oooc:=['3 _ Russian'.O10]" office:value-type="float" office:value="2">
            <text:p>2</text:p>
          </table:table-cell>
          <table:table-cell table:style-name="ce32"/>
          <table:table-cell table:formula="oooc:=['3 _ Russian'.O11]" office:value-type="float" office:value="0">
            <text:p>0</text:p>
          </table:table-cell>
          <table:table-cell table:style-name="ce32"/>
          <table:table-cell table:formula="oooc:=['3 _ Russian'.O12]" office:value-type="float" office:value="0">
            <text:p>0</text:p>
          </table:table-cell>
          <table:table-cell table:style-name="ce32"/>
          <table:table-cell table:formula="oooc:=['3 _ Russian'.O13]" office:value-type="float" office:value="0">
            <text:p>0</text:p>
          </table:table-cell>
          <table:table-cell table:style-name="ce32"/>
          <table:table-cell table:formula="oooc:=['3 _ Russian'.O14]" office:value-type="float" office:value="1">
            <text:p>1</text:p>
          </table:table-cell>
          <table:table-cell table:style-name="ce32"/>
          <table:table-cell table:style-name="ce40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3"/>
          <table:table-cell table:formula="oooc:=['3 _ Russian'.O21]" office:value-type="float" office:value="46">
            <text:p>46</text:p>
          </table:table-cell>
          <table:table-cell table:style-name="ce3"/>
          <table:table-cell table:formula="oooc:=['3 _ Russian'.O22]" office:value-type="float" office:value="20">
            <text:p>20</text:p>
          </table:table-cell>
          <table:table-cell table:style-name="ce3"/>
          <table:table-cell table:formula="oooc:=['3 _ Russian'.O23]" office:value-type="float" office:value="20">
            <text:p>20</text:p>
          </table:table-cell>
          <table:table-cell table:style-name="ce3"/>
          <table:table-cell table:formula="oooc:=['3 _ Russian'.O24]" office:value-type="float" office:value="20">
            <text:p>20</text:p>
          </table:table-cell>
          <table:table-cell table:style-name="ce3"/>
          <table:table-cell table:formula="oooc:=['3 _ Russian'.O25]" office:value-type="float" office:value="0">
            <text:p>0</text:p>
          </table:table-cell>
          <table:table-cell table:style-name="ce3"/>
          <table:table-cell table:style-name="ce40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32"/>
          <table:table-cell table:formula="oooc:=['3 _ Russian'.P4]" office:value-type="float" office:value="0">
            <text:p>0</text:p>
          </table:table-cell>
          <table:table-cell table:style-name="ce32"/>
          <table:table-cell table:formula="oooc:=['3 _ Russian'.P5]" office:value-type="float" office:value="1">
            <text:p>1</text:p>
          </table:table-cell>
          <table:table-cell table:style-name="ce32"/>
          <table:table-cell table:formula="oooc:=['3 _ Russian'.P6]" office:value-type="float" office:value="0">
            <text:p>0</text:p>
          </table:table-cell>
          <table:table-cell table:style-name="ce32"/>
          <table:table-cell table:formula="oooc:=['3 _ Russian'.P7]" office:value-type="float" office:value="3">
            <text:p>3</text:p>
          </table:table-cell>
          <table:table-cell table:style-name="ce32"/>
          <table:table-cell table:formula="oooc:=['3 _ Russian'.P8]" office:value-type="float" office:value="0">
            <text:p>0</text:p>
          </table:table-cell>
          <table:table-cell table:style-name="ce32"/>
          <table:table-cell table:formula="oooc:=['3 _ Russian'.P9]" office:value-type="float" office:value="0">
            <text:p>0</text:p>
          </table:table-cell>
          <table:table-cell table:style-name="ce32"/>
          <table:table-cell table:formula="oooc:=['3 _ Russian'.P10]" office:value-type="float" office:value="0">
            <text:p>0</text:p>
          </table:table-cell>
          <table:table-cell table:style-name="ce32"/>
          <table:table-cell table:formula="oooc:=['3 _ Russian'.P11]" office:value-type="float" office:value="2">
            <text:p>2</text:p>
          </table:table-cell>
          <table:table-cell table:style-name="ce32"/>
          <table:table-cell table:formula="oooc:=['3 _ Russian'.P12]" office:value-type="float" office:value="0">
            <text:p>0</text:p>
          </table:table-cell>
          <table:table-cell table:style-name="ce32"/>
          <table:table-cell table:formula="oooc:=['3 _ Russian'.P13]" office:value-type="float" office:value="0">
            <text:p>0</text:p>
          </table:table-cell>
          <table:table-cell table:style-name="ce32"/>
          <table:table-cell table:formula="oooc:=['3 _ Russian'.P14]" office:value-type="float" office:value="2">
            <text:p>2</text:p>
          </table:table-cell>
          <table:table-cell table:style-name="ce32"/>
          <table:table-cell table:style-name="ce40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3"/>
          <table:table-cell table:formula="oooc:=['3 _ Russian'.P21]" office:value-type="float" office:value="21">
            <text:p>21</text:p>
          </table:table-cell>
          <table:table-cell table:style-name="ce3"/>
          <table:table-cell table:formula="oooc:=['3 _ Russian'.P22]" office:value-type="float" office:value="35">
            <text:p>35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18">
            <text:p>18</text:p>
          </table:table-cell>
          <table:table-cell table:style-name="ce3"/>
          <table:table-cell table:formula="oooc:=['3 _ Russian'.P25]" office:value-type="float" office:value="34">
            <text:p>34</text:p>
          </table:table-cell>
          <table:table-cell table:style-name="ce3"/>
          <table:table-cell table:style-name="ce40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32"/>
          <table:table-cell table:formula="oooc:=['3 _ Russian'.Q4]" office:value-type="float" office:value="0">
            <text:p>0</text:p>
          </table:table-cell>
          <table:table-cell table:style-name="ce32"/>
          <table:table-cell table:formula="oooc:=['3 _ Russian'.Q5]" office:value-type="float" office:value="0">
            <text:p>0</text:p>
          </table:table-cell>
          <table:table-cell table:style-name="ce32"/>
          <table:table-cell table:formula="oooc:=['3 _ Russian'.Q6]" office:value-type="float" office:value="0">
            <text:p>0</text:p>
          </table:table-cell>
          <table:table-cell table:style-name="ce32"/>
          <table:table-cell table:formula="oooc:=['3 _ Russian'.Q7]" office:value-type="float" office:value="1">
            <text:p>1</text:p>
          </table:table-cell>
          <table:table-cell table:style-name="ce32"/>
          <table:table-cell table:formula="oooc:=['3 _ Russian'.Q8]" office:value-type="float" office:value="0">
            <text:p>0</text:p>
          </table:table-cell>
          <table:table-cell table:style-name="ce32"/>
          <table:table-cell table:formula="oooc:=['3 _ Russian'.Q9]" office:value-type="float" office:value="2">
            <text:p>2</text:p>
          </table:table-cell>
          <table:table-cell table:style-name="ce32"/>
          <table:table-cell table:formula="oooc:=['3 _ Russian'.Q10]" office:value-type="float" office:value="0">
            <text:p>0</text:p>
          </table:table-cell>
          <table:table-cell table:style-name="ce32"/>
          <table:table-cell table:formula="oooc:=['3 _ Russian'.Q11]" office:value-type="float" office:value="0">
            <text:p>0</text:p>
          </table:table-cell>
          <table:table-cell table:style-name="ce32"/>
          <table:table-cell table:formula="oooc:=['3 _ Russian'.Q12]" office:value-type="float" office:value="0">
            <text:p>0</text:p>
          </table:table-cell>
          <table:table-cell table:style-name="ce32"/>
          <table:table-cell table:formula="oooc:=['3 _ Russian'.Q13]" office:value-type="float" office:value="2">
            <text:p>2</text:p>
          </table:table-cell>
          <table:table-cell table:style-name="ce32"/>
          <table:table-cell table:formula="oooc:=['3 _ Russian'.Q14]" office:value-type="float" office:value="0">
            <text:p>0</text:p>
          </table:table-cell>
          <table:table-cell table:style-name="ce32"/>
          <table:table-cell table:style-name="ce40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40">
            <text:p>40</text:p>
          </table:table-cell>
          <table:table-cell table:style-name="ce3"/>
          <table:table-cell table:formula="oooc:=['3 _ Russian'.Q23]" office:value-type="float" office:value="18">
            <text:p>18</text:p>
          </table:table-cell>
          <table:table-cell table:style-name="ce3"/>
          <table:table-cell table:formula="oooc:=['3 _ Russian'.Q24]" office:value-type="float" office:value="22">
            <text:p>22</text:p>
          </table:table-cell>
          <table:table-cell table:style-name="ce3"/>
          <table:table-cell table:formula="oooc:=['3 _ Russian'.Q25]" office:value-type="float" office:value="18">
            <text:p>18</text:p>
          </table:table-cell>
          <table:table-cell table:style-name="ce3"/>
          <table:table-cell table:style-name="ce40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2"/>
          <table:table-cell table:formula="oooc:=['3 _ Russian'.R4]" office:value-type="float" office:value="0">
            <text:p>0</text:p>
          </table:table-cell>
          <table:table-cell table:style-name="ce32"/>
          <table:table-cell table:formula="oooc:=['3 _ Russian'.R5]" office:value-type="float" office:value="0">
            <text:p>0</text:p>
          </table:table-cell>
          <table:table-cell table:style-name="ce32"/>
          <table:table-cell table:formula="oooc:=['3 _ Russian'.R6]" office:value-type="float" office:value="3">
            <text:p>3</text:p>
          </table:table-cell>
          <table:table-cell table:style-name="ce32"/>
          <table:table-cell table:formula="oooc:=['3 _ Russian'.R7]" office:value-type="float" office:value="1">
            <text:p>1</text:p>
          </table:table-cell>
          <table:table-cell table:style-name="ce32"/>
          <table:table-cell table:formula="oooc:=['3 _ Russian'.R8]" office:value-type="float" office:value="0">
            <text:p>0</text:p>
          </table:table-cell>
          <table:table-cell table:style-name="ce32"/>
          <table:table-cell table:formula="oooc:=['3 _ Russian'.R9]" office:value-type="float" office:value="1">
            <text:p>1</text:p>
          </table:table-cell>
          <table:table-cell table:style-name="ce32"/>
          <table:table-cell table:formula="oooc:=['3 _ Russian'.R10]" office:value-type="float" office:value="3">
            <text:p>3</text:p>
          </table:table-cell>
          <table:table-cell table:style-name="ce32"/>
          <table:table-cell table:formula="oooc:=['3 _ Russian'.R11]" office:value-type="float" office:value="0">
            <text:p>0</text:p>
          </table:table-cell>
          <table:table-cell table:style-name="ce32"/>
          <table:table-cell table:formula="oooc:=['3 _ Russian'.R12]" office:value-type="float" office:value="2">
            <text:p>2</text:p>
          </table:table-cell>
          <table:table-cell table:style-name="ce32"/>
          <table:table-cell table:formula="oooc:=['3 _ Russian'.R13]" office:value-type="float" office:value="0">
            <text:p>0</text:p>
          </table:table-cell>
          <table:table-cell table:style-name="ce32"/>
          <table:table-cell table:formula="oooc:=['3 _ Russian'.R14]" office:value-type="float" office:value="0">
            <text:p>0</text:p>
          </table:table-cell>
          <table:table-cell table:style-name="ce32"/>
          <table:table-cell table:style-name="ce40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3"/>
          <table:table-cell table:formula="oooc:=['3 _ Russian'.R21]" office:value-type="float" office:value="63">
            <text:p>63</text:p>
          </table:table-cell>
          <table:table-cell table:style-name="ce3"/>
          <table:table-cell table:formula="oooc:=['3 _ Russian'.R22]" office:value-type="float" office:value="0">
            <text:p>0</text:p>
          </table:table-cell>
          <table:table-cell table:style-name="ce3"/>
          <table:table-cell table:formula="oooc:=['3 _ Russian'.R23]" office:value-type="float" office:value="37">
            <text:p>37</text:p>
          </table:table-cell>
          <table:table-cell table:style-name="ce3"/>
          <table:table-cell table:formula="oooc:=['3 _ Russian'.R24]" office:value-type="float" office:value="36">
            <text:p>36</text:p>
          </table:table-cell>
          <table:table-cell table:style-name="ce3"/>
          <table:table-cell table:formula="oooc:=['3 _ Russian'.R25]" office:value-type="float" office:value="28">
            <text:p>28</text:p>
          </table:table-cell>
          <table:table-cell table:style-name="ce3"/>
          <table:table-cell table:style-name="ce40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2"/>
          <table:table-cell table:formula="oooc:=['3 _ Russian'.S4]" office:value-type="float" office:value="1">
            <text:p>1</text:p>
          </table:table-cell>
          <table:table-cell table:style-name="ce32"/>
          <table:table-cell table:formula="oooc:=['3 _ Russian'.S5]" office:value-type="float" office:value="2">
            <text:p>2</text:p>
          </table:table-cell>
          <table:table-cell table:style-name="ce32"/>
          <table:table-cell table:formula="oooc:=['3 _ Russian'.S6]" office:value-type="float" office:value="0">
            <text:p>0</text:p>
          </table:table-cell>
          <table:table-cell table:style-name="ce32"/>
          <table:table-cell table:formula="oooc:=['3 _ Russian'.S7]" office:value-type="float" office:value="0">
            <text:p>0</text:p>
          </table:table-cell>
          <table:table-cell table:style-name="ce32"/>
          <table:table-cell table:formula="oooc:=['3 _ Russian'.S8]" office:value-type="float" office:value="1">
            <text:p>1</text:p>
          </table:table-cell>
          <table:table-cell table:style-name="ce32"/>
          <table:table-cell table:formula="oooc:=['3 _ Russian'.S9]" office:value-type="float" office:value="0">
            <text:p>0</text:p>
          </table:table-cell>
          <table:table-cell table:style-name="ce32"/>
          <table:table-cell table:formula="oooc:=['3 _ Russian'.S10]" office:value-type="float" office:value="0">
            <text:p>0</text:p>
          </table:table-cell>
          <table:table-cell table:style-name="ce32"/>
          <table:table-cell table:formula="oooc:=['3 _ Russian'.S11]" office:value-type="float" office:value="2">
            <text:p>2</text:p>
          </table:table-cell>
          <table:table-cell table:style-name="ce32"/>
          <table:table-cell table:formula="oooc:=['3 _ Russian'.S12]" office:value-type="float" office:value="0">
            <text:p>0</text:p>
          </table:table-cell>
          <table:table-cell table:style-name="ce32"/>
          <table:table-cell table:formula="oooc:=['3 _ Russian'.S13]" office:value-type="float" office:value="2">
            <text:p>2</text:p>
          </table:table-cell>
          <table:table-cell table:style-name="ce32"/>
          <table:table-cell table:formula="oooc:=['3 _ Russian'.S14]" office:value-type="float" office:value="0">
            <text:p>0</text:p>
          </table:table-cell>
          <table:table-cell table:style-name="ce32"/>
          <table:table-cell table:style-name="ce40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3"/>
          <table:table-cell table:formula="oooc:=['3 _ Russian'.S21]" office:value-type="float" office:value="20">
            <text:p>20</text:p>
          </table:table-cell>
          <table:table-cell table:style-name="ce3"/>
          <table:table-cell table:formula="oooc:=['3 _ Russian'.S22]" office:value-type="float" office:value="46">
            <text:p>46</text:p>
          </table:table-cell>
          <table:table-cell table:style-name="ce3"/>
          <table:table-cell table:formula="oooc:=['3 _ Russian'.S23]" office:value-type="float" office:value="17">
            <text:p>17</text:p>
          </table:table-cell>
          <table:table-cell table:style-name="ce3"/>
          <table:table-cell table:formula="oooc:=['3 _ Russian'.S24]" office:value-type="float" office:value="18">
            <text:p>18</text:p>
          </table:table-cell>
          <table:table-cell table:style-name="ce3"/>
          <table:table-cell table:formula="oooc:=['3 _ Russian'.S25]" office:value-type="float" office:value="22">
            <text:p>22</text:p>
          </table:table-cell>
          <table:table-cell table:style-name="ce3"/>
          <table:table-cell table:style-name="ce40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32"/>
          <table:table-cell table:formula="oooc:=['3 _ Russian'.T4]" office:value-type="float" office:value="1">
            <text:p>1</text:p>
          </table:table-cell>
          <table:table-cell table:style-name="ce32"/>
          <table:table-cell table:formula="oooc:=['3 _ Russian'.T5]" office:value-type="float" office:value="0">
            <text:p>0</text:p>
          </table:table-cell>
          <table:table-cell table:style-name="ce32"/>
          <table:table-cell table:formula="oooc:=['3 _ Russian'.T6]" office:value-type="float" office:value="2">
            <text:p>2</text:p>
          </table:table-cell>
          <table:table-cell table:style-name="ce32"/>
          <table:table-cell table:formula="oooc:=['3 _ Russian'.T7]" office:value-type="float" office:value="0">
            <text:p>0</text:p>
          </table:table-cell>
          <table:table-cell table:style-name="ce32"/>
          <table:table-cell table:formula="oooc:=['3 _ Russian'.T8]" office:value-type="float" office:value="0">
            <text:p>0</text:p>
          </table:table-cell>
          <table:table-cell table:style-name="ce32"/>
          <table:table-cell table:formula="oooc:=['3 _ Russian'.T9]" office:value-type="float" office:value="0">
            <text:p>0</text:p>
          </table:table-cell>
          <table:table-cell table:style-name="ce32"/>
          <table:table-cell table:formula="oooc:=['3 _ Russian'.T10]" office:value-type="float" office:value="2">
            <text:p>2</text:p>
          </table:table-cell>
          <table:table-cell table:style-name="ce32"/>
          <table:table-cell table:formula="oooc:=['3 _ Russian'.T11]" office:value-type="float" office:value="0">
            <text:p>0</text:p>
          </table:table-cell>
          <table:table-cell table:style-name="ce32"/>
          <table:table-cell table:formula="oooc:=['3 _ Russian'.T12]" office:value-type="float" office:value="1">
            <text:p>1</text:p>
          </table:table-cell>
          <table:table-cell table:style-name="ce32"/>
          <table:table-cell table:formula="oooc:=['3 _ Russian'.T13]" office:value-type="float" office:value="1">
            <text:p>1</text:p>
          </table:table-cell>
          <table:table-cell table:style-name="ce32"/>
          <table:table-cell table:formula="oooc:=['3 _ Russian'.T14]" office:value-type="float" office:value="1">
            <text:p>1</text:p>
          </table:table-cell>
          <table:table-cell table:style-name="ce32"/>
          <table:table-cell table:style-name="ce40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3"/>
          <table:table-cell table:formula="oooc:=['3 _ Russian'.T21]" office:value-type="float" office:value="47">
            <text:p>47</text:p>
          </table:table-cell>
          <table:table-cell table:style-name="ce3"/>
          <table:table-cell table:formula="oooc:=['3 _ Russian'.T22]" office:value-type="float" office:value="14">
            <text:p>14</text:p>
          </table:table-cell>
          <table:table-cell table:style-name="ce3"/>
          <table:table-cell table:formula="oooc:=['3 _ Russian'.T23]" office:value-type="float" office:value="29">
            <text:p>29</text:p>
          </table:table-cell>
          <table:table-cell table:style-name="ce3"/>
          <table:table-cell table:formula="oooc:=['3 _ Russian'.T24]" office:value-type="float" office:value="30">
            <text:p>30</text:p>
          </table:table-cell>
          <table:table-cell table:style-name="ce3"/>
          <table:table-cell table:formula="oooc:=['3 _ Russian'.T25]" office:value-type="float" office:value="14">
            <text:p>14</text:p>
          </table:table-cell>
          <table:table-cell table:style-name="ce3"/>
          <table:table-cell table:style-name="ce40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33]&gt;0;1;0)+IF([.B34]&gt;0;1;0)+IF([.B35]&gt;0;1;0)+IF([.B36]&gt;0;1;0)+IF([.B37]&gt;0;1;0)+IF([.B38]&gt;0;1;0)+IF([.B39]&gt;0;1;0)+IF([.B40]&gt;0;1;0)+IF([.B41]&gt;0;1;0)+IF([.B42]&gt;0;1;0)" office:value-type="float" office:value="2">
            <text:p>2</text:p>
          </table:table-cell>
          <table:table-cell table:style-name="ce33"/>
          <table:table-cell table:style-name="ce29" table:formula="oooc:=IF([.D33]&gt;0;1;0)+IF([.D34]&gt;0;1;0)+IF([.D35]&gt;0;1;0)+IF([.D36]&gt;0;1;0)+IF([.D37]&gt;0;1;0)+IF([.D38]&gt;0;1;0)+IF([.D39]&gt;0;1;0)+IF([.D40]&gt;0;1;0)+IF([.D41]&gt;0;1;0)+IF([.D42]&gt;0;1;0)" office:value-type="float" office:value="3">
            <text:p>3</text:p>
          </table:table-cell>
          <table:table-cell table:style-name="ce33"/>
          <table:table-cell table:style-name="ce29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3"/>
          <table:table-cell table:style-name="ce29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3"/>
          <table:table-cell table:style-name="ce29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3"/>
          <table:table-cell table:style-name="ce29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3"/>
          <table:table-cell table:style-name="ce29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33"/>
          <table:table-cell table:style-name="ce29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33"/>
          <table:table-cell table:style-name="ce29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33"/>
          <table:table-cell table:style-name="ce29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33"/>
          <table:table-cell table:style-name="ce29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33"/>
          <table:table-cell table:style-name="ce29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2"/>
          <table:table-cell table:style-name="ce29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52"/>
          <table:table-cell table:style-name="ce29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52"/>
          <table:table-cell table:style-name="ce29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52"/>
          <table:table-cell table:style-name="ce29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52"/>
          <table:table-cell table:style-name="ce29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Япония</text:p>
          </table:table-cell>
          <table:covered-table-cell table:number-columns-repeated="23" table:style-name="ce34"/>
          <table:covered-table-cell table:style-name="ce42"/>
          <table:table-cell table:style-name="ce47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Nigiri Zushi</text:p>
          </table:table-cell>
          <table:covered-table-cell table:style-name="ce14"/>
          <table:table-cell table:style-name="ce11" office:value-type="string" table:number-columns-spanned="2" table:number-rows-spanned="1">
            <text:p>Sashimi</text:p>
          </table:table-cell>
          <table:covered-table-cell table:style-name="ce14"/>
          <table:table-cell table:style-name="ce11" office:value-type="string" table:number-columns-spanned="2" table:number-rows-spanned="1">
            <text:p>Seafood Tempura</text:p>
          </table:table-cell>
          <table:covered-table-cell table:style-name="ce14"/>
          <table:table-cell table:style-name="ce11" office:value-type="string" table:number-columns-spanned="2" table:number-rows-spanned="1">
            <text:p>TofuDengaku</text:p>
          </table:table-cell>
          <table:covered-table-cell table:style-name="ce14"/>
          <table:table-cell table:style-name="ce11" office:value-type="string" table:number-columns-spanned="2" table:number-rows-spanned="1">
            <text:p>Tempura</text:p>
          </table:table-cell>
          <table:covered-table-cell table:style-name="ce14"/>
          <table:table-cell table:style-name="ce11" office:value-type="string" table:number-columns-spanned="2" table:number-rows-spanned="1">
            <text:p>Koyungohan</text:p>
          </table:table-cell>
          <table:covered-table-cell table:style-name="ce14"/>
          <table:table-cell table:style-name="ce11" office:value-type="string" table:number-columns-spanned="2" table:number-rows-spanned="1">
            <text:p>Ochazuke</text:p>
          </table:table-cell>
          <table:covered-table-cell table:style-name="ce14"/>
          <table:table-cell table:style-name="ce11" office:value-type="string" table:number-columns-spanned="2" table:number-rows-spanned="1">
            <text:p>Temp Shr Roll</text:p>
          </table:table-cell>
          <table:covered-table-cell table:style-name="ce14"/>
          <table:table-cell table:style-name="ce11" office:value-type="string" table:number-columns-spanned="2" table:number-rows-spanned="1">
            <text:p>Onigiri</text:p>
          </table:table-cell>
          <table:covered-table-cell table:style-name="ce14"/>
          <table:table-cell table:style-name="ce11" office:value-type="string" table:number-columns-spanned="2" table:number-rows-spanned="1">
            <text:p>Osechi</text:p>
          </table:table-cell>
          <table:covered-table-cell table:style-name="ce14"/>
          <table:table-cell table:style-name="ce11" office:value-type="string" table:number-columns-spanned="2" table:number-rows-spanned="1">
            <text:p>Yosenabe</text:p>
          </table:table-cell>
          <table:covered-table-cell table:style-name="ce14"/>
          <table:table-cell table:style-name="ce11" office:value-type="string" table:number-columns-spanned="2" table:number-rows-spanned="1">
            <text:p>Temaki Zushi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2"/>
          <table:table-cell table:formula="oooc:=['4 _ Japanese'.K4]" office:value-type="float" office:value="3">
            <text:p>3</text:p>
          </table:table-cell>
          <table:table-cell table:style-name="ce32"/>
          <table:table-cell table:formula="oooc:=['4 _ Japanese'.K5]" office:value-type="float" office:value="0">
            <text:p>0</text:p>
          </table:table-cell>
          <table:table-cell table:style-name="ce32"/>
          <table:table-cell table:formula="oooc:=['4 _ Japanese'.K6]" office:value-type="float" office:value="0">
            <text:p>0</text:p>
          </table:table-cell>
          <table:table-cell table:style-name="ce32"/>
          <table:table-cell table:formula="oooc:=['4 _ Japanese'.K7]" office:value-type="float" office:value="0">
            <text:p>0</text:p>
          </table:table-cell>
          <table:table-cell table:style-name="ce32"/>
          <table:table-cell table:formula="oooc:=['4 _ Japanese'.K8]" office:value-type="float" office:value="0">
            <text:p>0</text:p>
          </table:table-cell>
          <table:table-cell table:style-name="ce32"/>
          <table:table-cell table:formula="oooc:=['4 _ Japanese'.K9]" office:value-type="float" office:value="2">
            <text:p>2</text:p>
          </table:table-cell>
          <table:table-cell table:style-name="ce32"/>
          <table:table-cell table:formula="oooc:=['4 _ Japanese'.K10]" office:value-type="float" office:value="0">
            <text:p>0</text:p>
          </table:table-cell>
          <table:table-cell table:style-name="ce32"/>
          <table:table-cell table:formula="oooc:=['4 _ Japanese'.K11]" office:value-type="float" office:value="0">
            <text:p>0</text:p>
          </table:table-cell>
          <table:table-cell table:style-name="ce32"/>
          <table:table-cell table:formula="oooc:=['4 _ Japanese'.K12]" office:value-type="float" office:value="0">
            <text:p>0</text:p>
          </table:table-cell>
          <table:table-cell table:style-name="ce32"/>
          <table:table-cell table:formula="oooc:=['4 _ Japanese'.K13]" office:value-type="float" office:value="0">
            <text:p>0</text:p>
          </table:table-cell>
          <table:table-cell table:style-name="ce32"/>
          <table:table-cell table:formula="oooc:=['4 _ Japanese'.K14]" office:value-type="float" office:value="0">
            <text:p>0</text:p>
          </table:table-cell>
          <table:table-cell table:style-name="ce32"/>
          <table:table-cell table:style-name="ce40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3"/>
          <table:table-cell table:formula="oooc:=['4 _ Japanese'.K21]" office:value-type="float" office:value="0">
            <text:p>0</text:p>
          </table:table-cell>
          <table:table-cell table:style-name="ce3"/>
          <table:table-cell table:formula="oooc:=['4 _ Japanese'.K22]" office:value-type="float" office:value="14">
            <text:p>14</text:p>
          </table:table-cell>
          <table:table-cell table:style-name="ce3"/>
          <table:table-cell table:formula="oooc:=['4 _ Japanese'.K23]" office:value-type="float" office:value="0">
            <text:p>0</text:p>
          </table:table-cell>
          <table:table-cell table:style-name="ce3"/>
          <table:table-cell table:formula="oooc:=['4 _ Japanese'.K24]" office:value-type="float" office:value="21">
            <text:p>21</text:p>
          </table:table-cell>
          <table:table-cell table:style-name="ce3"/>
          <table:table-cell table:formula="oooc:=['4 _ Japanese'.K25]" office:value-type="float" office:value="10">
            <text:p>10</text:p>
          </table:table-cell>
          <table:table-cell table:style-name="ce3"/>
          <table:table-cell table:style-name="ce40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32"/>
          <table:table-cell table:formula="oooc:=['4 _ Japanese'.L4]" office:value-type="float" office:value="0">
            <text:p>0</text:p>
          </table:table-cell>
          <table:table-cell table:style-name="ce32"/>
          <table:table-cell table:formula="oooc:=['4 _ Japanese'.L5]" office:value-type="float" office:value="0">
            <text:p>0</text:p>
          </table:table-cell>
          <table:table-cell table:style-name="ce32"/>
          <table:table-cell table:formula="oooc:=['4 _ Japanese'.L6]" office:value-type="float" office:value="0">
            <text:p>0</text:p>
          </table:table-cell>
          <table:table-cell table:style-name="ce32"/>
          <table:table-cell table:formula="oooc:=['4 _ Japanese'.L7]" office:value-type="float" office:value="0">
            <text:p>0</text:p>
          </table:table-cell>
          <table:table-cell table:style-name="ce32"/>
          <table:table-cell table:formula="oooc:=['4 _ Japanese'.L8]" office:value-type="float" office:value="3">
            <text:p>3</text:p>
          </table:table-cell>
          <table:table-cell table:style-name="ce32"/>
          <table:table-cell table:formula="oooc:=['4 _ Japanese'.L9]" office:value-type="float" office:value="1">
            <text:p>1</text:p>
          </table:table-cell>
          <table:table-cell table:style-name="ce32"/>
          <table:table-cell table:formula="oooc:=['4 _ Japanese'.L10]" office:value-type="float" office:value="0">
            <text:p>0</text:p>
          </table:table-cell>
          <table:table-cell table:style-name="ce32"/>
          <table:table-cell table:formula="oooc:=['4 _ Japanese'.L11]" office:value-type="float" office:value="0">
            <text:p>0</text:p>
          </table:table-cell>
          <table:table-cell table:style-name="ce32"/>
          <table:table-cell table:formula="oooc:=['4 _ Japanese'.L12]" office:value-type="float" office:value="0">
            <text:p>0</text:p>
          </table:table-cell>
          <table:table-cell table:style-name="ce32"/>
          <table:table-cell table:formula="oooc:=['4 _ Japanese'.L13]" office:value-type="float" office:value="0">
            <text:p>0</text:p>
          </table:table-cell>
          <table:table-cell table:style-name="ce32"/>
          <table:table-cell table:formula="oooc:=['4 _ Japanese'.L14]" office:value-type="float" office:value="0">
            <text:p>0</text:p>
          </table:table-cell>
          <table:table-cell table:style-name="ce32"/>
          <table:table-cell table:style-name="ce40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3"/>
          <table:table-cell table:formula="oooc:=['4 _ Japanese'.L21]" office:value-type="float" office:value="0">
            <text:p>0</text:p>
          </table:table-cell>
          <table:table-cell table:style-name="ce3"/>
          <table:table-cell table:formula="oooc:=['4 _ Japanese'.L22]" office:value-type="float" office:value="67">
            <text:p>67</text:p>
          </table:table-cell>
          <table:table-cell table:style-name="ce3"/>
          <table:table-cell table:formula="oooc:=['4 _ Japanese'.L23]" office:value-type="float" office:value="18">
            <text:p>18</text:p>
          </table:table-cell>
          <table:table-cell table:style-name="ce3"/>
          <table:table-cell table:formula="oooc:=['4 _ Japanese'.L24]" office:value-type="float" office:value="0">
            <text:p>0</text:p>
          </table:table-cell>
          <table:table-cell table:style-name="ce3"/>
          <table:table-cell table:formula="oooc:=['4 _ Japanese'.L25]" office:value-type="float" office:value="5">
            <text:p>5</text:p>
          </table:table-cell>
          <table:table-cell table:style-name="ce3"/>
          <table:table-cell table:style-name="ce40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32"/>
          <table:table-cell table:formula="oooc:=['4 _ Japanese'.M4]" office:value-type="float" office:value="0">
            <text:p>0</text:p>
          </table:table-cell>
          <table:table-cell table:style-name="ce32"/>
          <table:table-cell table:formula="oooc:=['4 _ Japanese'.M5]" office:value-type="float" office:value="0">
            <text:p>0</text:p>
          </table:table-cell>
          <table:table-cell table:style-name="ce32"/>
          <table:table-cell table:formula="oooc:=['4 _ Japanese'.M6]" office:value-type="float" office:value="0">
            <text:p>0</text:p>
          </table:table-cell>
          <table:table-cell table:style-name="ce32"/>
          <table:table-cell table:formula="oooc:=['4 _ Japanese'.M7]" office:value-type="float" office:value="0">
            <text:p>0</text:p>
          </table:table-cell>
          <table:table-cell table:style-name="ce32"/>
          <table:table-cell table:formula="oooc:=['4 _ Japanese'.M8]" office:value-type="float" office:value="0">
            <text:p>0</text:p>
          </table:table-cell>
          <table:table-cell table:style-name="ce32"/>
          <table:table-cell table:formula="oooc:=['4 _ Japanese'.M9]" office:value-type="float" office:value="0">
            <text:p>0</text:p>
          </table:table-cell>
          <table:table-cell table:style-name="ce32"/>
          <table:table-cell table:formula="oooc:=['4 _ Japanese'.M10]" office:value-type="float" office:value="3">
            <text:p>3</text:p>
          </table:table-cell>
          <table:table-cell table:style-name="ce32"/>
          <table:table-cell table:formula="oooc:=['4 _ Japanese'.M11]" office:value-type="float" office:value="0">
            <text:p>0</text:p>
          </table:table-cell>
          <table:table-cell table:style-name="ce32"/>
          <table:table-cell table:formula="oooc:=['4 _ Japanese'.M12]" office:value-type="float" office:value="1">
            <text:p>1</text:p>
          </table:table-cell>
          <table:table-cell table:style-name="ce32"/>
          <table:table-cell table:formula="oooc:=['4 _ Japanese'.M13]" office:value-type="float" office:value="0">
            <text:p>0</text:p>
          </table:table-cell>
          <table:table-cell table:style-name="ce32"/>
          <table:table-cell table:formula="oooc:=['4 _ Japanese'.M14]" office:value-type="float" office:value="0">
            <text:p>0</text:p>
          </table:table-cell>
          <table:table-cell table:style-name="ce32"/>
          <table:table-cell table:style-name="ce40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3"/>
          <table:table-cell table:formula="oooc:=['4 _ Japanese'.M21]" office:value-type="float" office:value="27">
            <text:p>27</text:p>
          </table:table-cell>
          <table:table-cell table:style-name="ce3"/>
          <table:table-cell table:formula="oooc:=['4 _ Japanese'.M22]" office:value-type="float" office:value="64">
            <text:p>64</text:p>
          </table:table-cell>
          <table:table-cell table:style-name="ce3"/>
          <table:table-cell table:formula="oooc:=['4 _ Japanese'.M23]" office:value-type="float" office:value="0">
            <text:p>0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formula="oooc:=['4 _ Japanese'.M25]" office:value-type="float" office:value="24">
            <text:p>24</text:p>
          </table:table-cell>
          <table:table-cell table:style-name="ce3"/>
          <table:table-cell table:style-name="ce40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32"/>
          <table:table-cell table:formula="oooc:=['4 _ Japanese'.N4]" office:value-type="float" office:value="0">
            <text:p>0</text:p>
          </table:table-cell>
          <table:table-cell table:style-name="ce32"/>
          <table:table-cell table:formula="oooc:=['4 _ Japanese'.N5]" office:value-type="float" office:value="3">
            <text:p>3</text:p>
          </table:table-cell>
          <table:table-cell table:style-name="ce32"/>
          <table:table-cell table:formula="oooc:=['4 _ Japanese'.N6]" office:value-type="float" office:value="0">
            <text:p>0</text:p>
          </table:table-cell>
          <table:table-cell table:style-name="ce32"/>
          <table:table-cell table:formula="oooc:=['4 _ Japanese'.N7]" office:value-type="float" office:value="0">
            <text:p>0</text:p>
          </table:table-cell>
          <table:table-cell table:style-name="ce32"/>
          <table:table-cell table:formula="oooc:=['4 _ Japanese'.N8]" office:value-type="float" office:value="3">
            <text:p>3</text:p>
          </table:table-cell>
          <table:table-cell table:style-name="ce32"/>
          <table:table-cell table:formula="oooc:=['4 _ Japanese'.N9]" office:value-type="float" office:value="0">
            <text:p>0</text:p>
          </table:table-cell>
          <table:table-cell table:style-name="ce32"/>
          <table:table-cell table:formula="oooc:=['4 _ Japanese'.N10]" office:value-type="float" office:value="0">
            <text:p>0</text:p>
          </table:table-cell>
          <table:table-cell table:style-name="ce32"/>
          <table:table-cell table:formula="oooc:=['4 _ Japanese'.N11]" office:value-type="float" office:value="0">
            <text:p>0</text:p>
          </table:table-cell>
          <table:table-cell table:style-name="ce32"/>
          <table:table-cell table:formula="oooc:=['4 _ Japanese'.N12]" office:value-type="float" office:value="0">
            <text:p>0</text:p>
          </table:table-cell>
          <table:table-cell table:style-name="ce32"/>
          <table:table-cell table:formula="oooc:=['4 _ Japanese'.N13]" office:value-type="float" office:value="1">
            <text:p>1</text:p>
          </table:table-cell>
          <table:table-cell table:style-name="ce32"/>
          <table:table-cell table:formula="oooc:=['4 _ Japanese'.N14]" office:value-type="float" office:value="0">
            <text:p>0</text:p>
          </table:table-cell>
          <table:table-cell table:style-name="ce32"/>
          <table:table-cell table:style-name="ce40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3"/>
          <table:table-cell table:formula="oooc:=['4 _ Japanese'.N21]" office:value-type="float" office:value="30">
            <text:p>30</text:p>
          </table:table-cell>
          <table:table-cell table:style-name="ce3"/>
          <table:table-cell table:formula="oooc:=['4 _ Japanese'.N22]" office:value-type="float" office:value="33">
            <text:p>33</text:p>
          </table:table-cell>
          <table:table-cell table:style-name="ce3"/>
          <table:table-cell table:formula="oooc:=['4 _ Japanese'.N23]" office:value-type="float" office:value="23">
            <text:p>23</text:p>
          </table:table-cell>
          <table:table-cell table:style-name="ce3"/>
          <table:table-cell table:formula="oooc:=['4 _ Japanese'.N24]" office:value-type="float" office:value="28">
            <text:p>28</text:p>
          </table:table-cell>
          <table:table-cell table:style-name="ce3"/>
          <table:table-cell table:formula="oooc:=['4 _ Japanese'.N25]" office:value-type="float" office:value="0">
            <text:p>0</text:p>
          </table:table-cell>
          <table:table-cell table:style-name="ce3"/>
          <table:table-cell table:style-name="ce40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2"/>
          <table:table-cell table:formula="oooc:=['4 _ Japanese'.O4]" office:value-type="float" office:value="0">
            <text:p>0</text:p>
          </table:table-cell>
          <table:table-cell table:style-name="ce32"/>
          <table:table-cell table:formula="oooc:=['4 _ Japanese'.O5]" office:value-type="float" office:value="3">
            <text:p>3</text:p>
          </table:table-cell>
          <table:table-cell table:style-name="ce32"/>
          <table:table-cell table:formula="oooc:=['4 _ Japanese'.O6]" office:value-type="float" office:value="0">
            <text:p>0</text:p>
          </table:table-cell>
          <table:table-cell table:style-name="ce32"/>
          <table:table-cell table:formula="oooc:=['4 _ Japanese'.O7]" office:value-type="float" office:value="0">
            <text:p>0</text:p>
          </table:table-cell>
          <table:table-cell table:style-name="ce32"/>
          <table:table-cell table:formula="oooc:=['4 _ Japanese'.O8]" office:value-type="float" office:value="0">
            <text:p>0</text:p>
          </table:table-cell>
          <table:table-cell table:style-name="ce32"/>
          <table:table-cell table:formula="oooc:=['4 _ Japanese'.O9]" office:value-type="float" office:value="0">
            <text:p>0</text:p>
          </table:table-cell>
          <table:table-cell table:style-name="ce32"/>
          <table:table-cell table:formula="oooc:=['4 _ Japanese'.O10]" office:value-type="float" office:value="1">
            <text:p>1</text:p>
          </table:table-cell>
          <table:table-cell table:style-name="ce32"/>
          <table:table-cell table:formula="oooc:=['4 _ Japanese'.O11]" office:value-type="float" office:value="3">
            <text:p>3</text:p>
          </table:table-cell>
          <table:table-cell table:style-name="ce32"/>
          <table:table-cell table:formula="oooc:=['4 _ Japanese'.O12]" office:value-type="float" office:value="0">
            <text:p>0</text:p>
          </table:table-cell>
          <table:table-cell table:style-name="ce32"/>
          <table:table-cell table:formula="oooc:=['4 _ Japanese'.O13]" office:value-type="float" office:value="0">
            <text:p>0</text:p>
          </table:table-cell>
          <table:table-cell table:style-name="ce32"/>
          <table:table-cell table:formula="oooc:=['4 _ Japanese'.O14]" office:value-type="float" office:value="1">
            <text:p>1</text:p>
          </table:table-cell>
          <table:table-cell table:style-name="ce32"/>
          <table:table-cell table:style-name="ce40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31">
            <text:p>31</text:p>
          </table:table-cell>
          <table:table-cell table:style-name="ce3"/>
          <table:table-cell table:formula="oooc:=['4 _ Japanese'.O22]" office:value-type="float" office:value="36">
            <text:p>36</text:p>
          </table:table-cell>
          <table:table-cell table:style-name="ce3"/>
          <table:table-cell table:formula="oooc:=['4 _ Japanese'.O23]" office:value-type="float" office:value="23">
            <text:p>23</text:p>
          </table:table-cell>
          <table:table-cell table:style-name="ce3"/>
          <table:table-cell table:formula="oooc:=['4 _ Japanese'.O24]" office:value-type="float" office:value="27">
            <text:p>27</text:p>
          </table:table-cell>
          <table:table-cell table:style-name="ce3"/>
          <table:table-cell table:formula="oooc:=['4 _ Japanese'.O25]" office:value-type="float" office:value="33">
            <text:p>33</text:p>
          </table:table-cell>
          <table:table-cell table:style-name="ce3"/>
          <table:table-cell table:style-name="ce40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2"/>
          <table:table-cell table:formula="oooc:=['4 _ Japanese'.P4]" office:value-type="float" office:value="0">
            <text:p>0</text:p>
          </table:table-cell>
          <table:table-cell table:style-name="ce32"/>
          <table:table-cell table:formula="oooc:=['4 _ Japanese'.P5]" office:value-type="float" office:value="0">
            <text:p>0</text:p>
          </table:table-cell>
          <table:table-cell table:style-name="ce32"/>
          <table:table-cell table:formula="oooc:=['4 _ Japanese'.P6]" office:value-type="float" office:value="4">
            <text:p>4</text:p>
          </table:table-cell>
          <table:table-cell table:style-name="ce32"/>
          <table:table-cell table:formula="oooc:=['4 _ Japanese'.P7]" office:value-type="float" office:value="0">
            <text:p>0</text:p>
          </table:table-cell>
          <table:table-cell table:style-name="ce32"/>
          <table:table-cell table:formula="oooc:=['4 _ Japanese'.P8]" office:value-type="float" office:value="2">
            <text:p>2</text:p>
          </table:table-cell>
          <table:table-cell table:style-name="ce32"/>
          <table:table-cell table:formula="oooc:=['4 _ Japanese'.P9]" office:value-type="float" office:value="3">
            <text:p>3</text:p>
          </table:table-cell>
          <table:table-cell table:style-name="ce32"/>
          <table:table-cell table:formula="oooc:=['4 _ Japanese'.P10]" office:value-type="float" office:value="0">
            <text:p>0</text:p>
          </table:table-cell>
          <table:table-cell table:style-name="ce32"/>
          <table:table-cell table:formula="oooc:=['4 _ Japanese'.P11]" office:value-type="float" office:value="3">
            <text:p>3</text:p>
          </table:table-cell>
          <table:table-cell table:style-name="ce32"/>
          <table:table-cell table:formula="oooc:=['4 _ Japanese'.P12]" office:value-type="float" office:value="0">
            <text:p>0</text:p>
          </table:table-cell>
          <table:table-cell table:style-name="ce32"/>
          <table:table-cell table:formula="oooc:=['4 _ Japanese'.P13]" office:value-type="float" office:value="0">
            <text:p>0</text:p>
          </table:table-cell>
          <table:table-cell table:style-name="ce32"/>
          <table:table-cell table:formula="oooc:=['4 _ Japanese'.P14]" office:value-type="float" office:value="0">
            <text:p>0</text:p>
          </table:table-cell>
          <table:table-cell table:style-name="ce32"/>
          <table:table-cell table:style-name="ce40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3"/>
          <table:table-cell table:formula="oooc:=['4 _ Japanese'.P21]" office:value-type="float" office:value="0">
            <text:p>0</text:p>
          </table:table-cell>
          <table:table-cell table:style-name="ce3"/>
          <table:table-cell table:formula="oooc:=['4 _ Japanese'.P22]" office:value-type="float" office:value="67">
            <text:p>67</text:p>
          </table:table-cell>
          <table:table-cell table:style-name="ce3"/>
          <table:table-cell table:formula="oooc:=['4 _ Japanese'.P23]" office:value-type="float" office:value="66">
            <text:p>66</text:p>
          </table:table-cell>
          <table:table-cell table:style-name="ce3"/>
          <table:table-cell table:formula="oooc:=['4 _ Japanese'.P24]" office:value-type="float" office:value="0">
            <text:p>0</text:p>
          </table:table-cell>
          <table:table-cell table:style-name="ce3"/>
          <table:table-cell table:formula="oooc:=['4 _ Japanese'.P25]" office:value-type="float" office:value="60">
            <text:p>60</text:p>
          </table:table-cell>
          <table:table-cell table:style-name="ce3"/>
          <table:table-cell table:style-name="ce40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2"/>
          <table:table-cell table:formula="oooc:=['4 _ Japanese'.Q4]" office:value-type="float" office:value="2">
            <text:p>2</text:p>
          </table:table-cell>
          <table:table-cell table:style-name="ce32"/>
          <table:table-cell table:formula="oooc:=['4 _ Japanese'.Q5]" office:value-type="float" office:value="1">
            <text:p>1</text:p>
          </table:table-cell>
          <table:table-cell table:style-name="ce32"/>
          <table:table-cell table:formula="oooc:=['4 _ Japanese'.Q6]" office:value-type="float" office:value="2">
            <text:p>2</text:p>
          </table:table-cell>
          <table:table-cell table:style-name="ce32"/>
          <table:table-cell table:formula="oooc:=['4 _ Japanese'.Q7]" office:value-type="float" office:value="3">
            <text:p>3</text:p>
          </table:table-cell>
          <table:table-cell table:style-name="ce32"/>
          <table:table-cell table:formula="oooc:=['4 _ Japanese'.Q8]" office:value-type="float" office:value="0">
            <text:p>0</text:p>
          </table:table-cell>
          <table:table-cell table:style-name="ce32"/>
          <table:table-cell table:formula="oooc:=['4 _ Japanese'.Q9]" office:value-type="float" office:value="0">
            <text:p>0</text:p>
          </table:table-cell>
          <table:table-cell table:style-name="ce32"/>
          <table:table-cell table:formula="oooc:=['4 _ Japanese'.Q10]" office:value-type="float" office:value="0">
            <text:p>0</text:p>
          </table:table-cell>
          <table:table-cell table:style-name="ce32"/>
          <table:table-cell table:formula="oooc:=['4 _ Japanese'.Q11]" office:value-type="float" office:value="0">
            <text:p>0</text:p>
          </table:table-cell>
          <table:table-cell table:style-name="ce32"/>
          <table:table-cell table:formula="oooc:=['4 _ Japanese'.Q12]" office:value-type="float" office:value="0">
            <text:p>0</text:p>
          </table:table-cell>
          <table:table-cell table:style-name="ce32"/>
          <table:table-cell table:formula="oooc:=['4 _ Japanese'.Q13]" office:value-type="float" office:value="2">
            <text:p>2</text:p>
          </table:table-cell>
          <table:table-cell table:style-name="ce32"/>
          <table:table-cell table:formula="oooc:=['4 _ Japanese'.Q14]" office:value-type="float" office:value="0">
            <text:p>0</text:p>
          </table:table-cell>
          <table:table-cell table:style-name="ce32"/>
          <table:table-cell table:style-name="ce40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3"/>
          <table:table-cell table:formula="oooc:=['4 _ Japanese'.Q21]" office:value-type="float" office:value="44">
            <text:p>44</text:p>
          </table:table-cell>
          <table:table-cell table:style-name="ce3"/>
          <table:table-cell table:formula="oooc:=['4 _ Japanese'.Q22]" office:value-type="float" office:value="0">
            <text:p>0</text:p>
          </table:table-cell>
          <table:table-cell table:style-name="ce3"/>
          <table:table-cell table:formula="oooc:=['4 _ Japanese'.Q23]" office:value-type="float" office:value="28">
            <text:p>28</text:p>
          </table:table-cell>
          <table:table-cell table:style-name="ce3"/>
          <table:table-cell table:formula="oooc:=['4 _ Japanese'.Q24]" office:value-type="float" office:value="53">
            <text:p>53</text:p>
          </table:table-cell>
          <table:table-cell table:style-name="ce3"/>
          <table:table-cell table:formula="oooc:=['4 _ Japanese'.Q25]" office:value-type="float" office:value="12">
            <text:p>12</text:p>
          </table:table-cell>
          <table:table-cell table:style-name="ce3"/>
          <table:table-cell table:style-name="ce40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32"/>
          <table:table-cell table:formula="oooc:=['4 _ Japanese'.R4]" office:value-type="float" office:value="3">
            <text:p>3</text:p>
          </table:table-cell>
          <table:table-cell table:style-name="ce32"/>
          <table:table-cell table:formula="oooc:=['4 _ Japanese'.R5]" office:value-type="float" office:value="1">
            <text:p>1</text:p>
          </table:table-cell>
          <table:table-cell table:style-name="ce32"/>
          <table:table-cell table:formula="oooc:=['4 _ Japanese'.R6]" office:value-type="float" office:value="0">
            <text:p>0</text:p>
          </table:table-cell>
          <table:table-cell table:style-name="ce32"/>
          <table:table-cell table:formula="oooc:=['4 _ Japanese'.R7]" office:value-type="float" office:value="1">
            <text:p>1</text:p>
          </table:table-cell>
          <table:table-cell table:style-name="ce32"/>
          <table:table-cell table:formula="oooc:=['4 _ Japanese'.R8]" office:value-type="float" office:value="0">
            <text:p>0</text:p>
          </table:table-cell>
          <table:table-cell table:style-name="ce32"/>
          <table:table-cell table:formula="oooc:=['4 _ Japanese'.R9]" office:value-type="float" office:value="1">
            <text:p>1</text:p>
          </table:table-cell>
          <table:table-cell table:style-name="ce32"/>
          <table:table-cell table:formula="oooc:=['4 _ Japanese'.R10]" office:value-type="float" office:value="2">
            <text:p>2</text:p>
          </table:table-cell>
          <table:table-cell table:style-name="ce32"/>
          <table:table-cell table:formula="oooc:=['4 _ Japanese'.R11]" office:value-type="float" office:value="0">
            <text:p>0</text:p>
          </table:table-cell>
          <table:table-cell table:style-name="ce32"/>
          <table:table-cell table:formula="oooc:=['4 _ Japanese'.R12]" office:value-type="float" office:value="2">
            <text:p>2</text:p>
          </table:table-cell>
          <table:table-cell table:style-name="ce32"/>
          <table:table-cell table:formula="oooc:=['4 _ Japanese'.R13]" office:value-type="float" office:value="0">
            <text:p>0</text:p>
          </table:table-cell>
          <table:table-cell table:style-name="ce32"/>
          <table:table-cell table:formula="oooc:=['4 _ Japanese'.R14]" office:value-type="float" office:value="0">
            <text:p>0</text:p>
          </table:table-cell>
          <table:table-cell table:style-name="ce32"/>
          <table:table-cell table:style-name="ce40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3"/>
          <table:table-cell table:formula="oooc:=['4 _ Japanese'.R21]" office:value-type="float" office:value="42">
            <text:p>42</text:p>
          </table:table-cell>
          <table:table-cell table:style-name="ce3"/>
          <table:table-cell table:formula="oooc:=['4 _ Japanese'.R22]" office:value-type="float" office:value="35">
            <text:p>35</text:p>
          </table:table-cell>
          <table:table-cell table:style-name="ce3"/>
          <table:table-cell table:formula="oooc:=['4 _ Japanese'.R23]" office:value-type="float" office:value="0">
            <text:p>0</text:p>
          </table:table-cell>
          <table:table-cell table:style-name="ce3"/>
          <table:table-cell table:formula="oooc:=['4 _ Japanese'.R24]" office:value-type="float" office:value="34">
            <text:p>34</text:p>
          </table:table-cell>
          <table:table-cell table:style-name="ce3"/>
          <table:table-cell table:formula="oooc:=['4 _ Japanese'.R25]" office:value-type="float" office:value="29">
            <text:p>29</text:p>
          </table:table-cell>
          <table:table-cell table:style-name="ce3"/>
          <table:table-cell table:style-name="ce40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32"/>
          <table:table-cell table:formula="oooc:=['4 _ Japanese'.S4]" office:value-type="float" office:value="1">
            <text:p>1</text:p>
          </table:table-cell>
          <table:table-cell table:style-name="ce32"/>
          <table:table-cell table:formula="oooc:=['4 _ Japanese'.S5]" office:value-type="float" office:value="0">
            <text:p>0</text:p>
          </table:table-cell>
          <table:table-cell table:style-name="ce32"/>
          <table:table-cell table:formula="oooc:=['4 _ Japanese'.S6]" office:value-type="float" office:value="2">
            <text:p>2</text:p>
          </table:table-cell>
          <table:table-cell table:style-name="ce32"/>
          <table:table-cell table:formula="oooc:=['4 _ Japanese'.S7]" office:value-type="float" office:value="0">
            <text:p>0</text:p>
          </table:table-cell>
          <table:table-cell table:style-name="ce32"/>
          <table:table-cell table:formula="oooc:=['4 _ Japanese'.S8]" office:value-type="float" office:value="1">
            <text:p>1</text:p>
          </table:table-cell>
          <table:table-cell table:style-name="ce32"/>
          <table:table-cell table:formula="oooc:=['4 _ Japanese'.S9]" office:value-type="float" office:value="0">
            <text:p>0</text:p>
          </table:table-cell>
          <table:table-cell table:style-name="ce32"/>
          <table:table-cell table:formula="oooc:=['4 _ Japanese'.S10]" office:value-type="float" office:value="1">
            <text:p>1</text:p>
          </table:table-cell>
          <table:table-cell table:style-name="ce32"/>
          <table:table-cell table:formula="oooc:=['4 _ Japanese'.S11]" office:value-type="float" office:value="2">
            <text:p>2</text:p>
          </table:table-cell>
          <table:table-cell table:style-name="ce32"/>
          <table:table-cell table:formula="oooc:=['4 _ Japanese'.S12]" office:value-type="float" office:value="0">
            <text:p>0</text:p>
          </table:table-cell>
          <table:table-cell table:style-name="ce32"/>
          <table:table-cell table:formula="oooc:=['4 _ Japanese'.S13]" office:value-type="float" office:value="0">
            <text:p>0</text:p>
          </table:table-cell>
          <table:table-cell table:style-name="ce32"/>
          <table:table-cell table:formula="oooc:=['4 _ Japanese'.S14]" office:value-type="float" office:value="2">
            <text:p>2</text:p>
          </table:table-cell>
          <table:table-cell table:style-name="ce32"/>
          <table:table-cell table:style-name="ce40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3"/>
          <table:table-cell table:formula="oooc:=['4 _ Japanese'.S21]" office:value-type="float" office:value="7">
            <text:p>7</text:p>
          </table:table-cell>
          <table:table-cell table:style-name="ce3"/>
          <table:table-cell table:formula="oooc:=['4 _ Japanese'.S22]" office:value-type="float" office:value="45">
            <text:p>45</text:p>
          </table:table-cell>
          <table:table-cell table:style-name="ce3"/>
          <table:table-cell table:formula="oooc:=['4 _ Japanese'.S23]" office:value-type="float" office:value="46">
            <text:p>46</text:p>
          </table:table-cell>
          <table:table-cell table:style-name="ce3"/>
          <table:table-cell table:formula="oooc:=['4 _ Japanese'.S24]" office:value-type="float" office:value="19">
            <text:p>19</text:p>
          </table:table-cell>
          <table:table-cell table:style-name="ce3"/>
          <table:table-cell table:formula="oooc:=['4 _ Japanese'.S25]" office:value-type="float" office:value="44">
            <text:p>44</text:p>
          </table:table-cell>
          <table:table-cell table:style-name="ce3"/>
          <table:table-cell table:style-name="ce40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32"/>
          <table:table-cell table:formula="oooc:=['4 _ Japanese'.T4]" office:value-type="float" office:value="0">
            <text:p>0</text:p>
          </table:table-cell>
          <table:table-cell table:style-name="ce32"/>
          <table:table-cell table:formula="oooc:=['4 _ Japanese'.T5]" office:value-type="float" office:value="2">
            <text:p>2</text:p>
          </table:table-cell>
          <table:table-cell table:style-name="ce32"/>
          <table:table-cell table:formula="oooc:=['4 _ Japanese'.T6]" office:value-type="float" office:value="2">
            <text:p>2</text:p>
          </table:table-cell>
          <table:table-cell table:style-name="ce32"/>
          <table:table-cell table:formula="oooc:=['4 _ Japanese'.T7]" office:value-type="float" office:value="1">
            <text:p>1</text:p>
          </table:table-cell>
          <table:table-cell table:style-name="ce32"/>
          <table:table-cell table:formula="oooc:=['4 _ Japanese'.T8]" office:value-type="float" office:value="0">
            <text:p>0</text:p>
          </table:table-cell>
          <table:table-cell table:style-name="ce32"/>
          <table:table-cell table:formula="oooc:=['4 _ Japanese'.T9]" office:value-type="float" office:value="0">
            <text:p>0</text:p>
          </table:table-cell>
          <table:table-cell table:style-name="ce32"/>
          <table:table-cell table:formula="oooc:=['4 _ Japanese'.T10]" office:value-type="float" office:value="0">
            <text:p>0</text:p>
          </table:table-cell>
          <table:table-cell table:style-name="ce32"/>
          <table:table-cell table:formula="oooc:=['4 _ Japanese'.T11]" office:value-type="float" office:value="0">
            <text:p>0</text:p>
          </table:table-cell>
          <table:table-cell table:style-name="ce32"/>
          <table:table-cell table:formula="oooc:=['4 _ Japanese'.T12]" office:value-type="float" office:value="2">
            <text:p>2</text:p>
          </table:table-cell>
          <table:table-cell table:style-name="ce32"/>
          <table:table-cell table:formula="oooc:=['4 _ Japanese'.T13]" office:value-type="float" office:value="2">
            <text:p>2</text:p>
          </table:table-cell>
          <table:table-cell table:style-name="ce32"/>
          <table:table-cell table:formula="oooc:=['4 _ Japanese'.T14]" office:value-type="float" office:value="2">
            <text:p>2</text:p>
          </table:table-cell>
          <table:table-cell table:style-name="ce32"/>
          <table:table-cell table:style-name="ce40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3"/>
          <table:table-cell table:formula="oooc:=['4 _ Japanese'.T21]" office:value-type="float" office:value="48">
            <text:p>48</text:p>
          </table:table-cell>
          <table:table-cell table:style-name="ce3"/>
          <table:table-cell table:formula="oooc:=['4 _ Japanese'.T22]" office:value-type="float" office:value="48">
            <text:p>48</text:p>
          </table:table-cell>
          <table:table-cell table:style-name="ce3"/>
          <table:table-cell table:formula="oooc:=['4 _ Japanese'.T23]" office:value-type="float" office:value="38">
            <text:p>38</text:p>
          </table:table-cell>
          <table:table-cell table:style-name="ce3"/>
          <table:table-cell table:formula="oooc:=['4 _ Japanese'.T24]" office:value-type="float" office:value="46">
            <text:p>46</text:p>
          </table:table-cell>
          <table:table-cell table:style-name="ce3"/>
          <table:table-cell table:formula="oooc:=['4 _ Japanese'.T25]" office:value-type="float" office:value="36">
            <text:p>36</text:p>
          </table:table-cell>
          <table:table-cell table:style-name="ce3"/>
          <table:table-cell table:style-name="ce40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33"/>
          <table:table-cell table:style-name="ce29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3"/>
          <table:table-cell table:style-name="ce29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33"/>
          <table:table-cell table:style-name="ce29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3"/>
          <table:table-cell table:style-name="ce29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33"/>
          <table:table-cell table:style-name="ce29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33"/>
          <table:table-cell table:style-name="ce29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3"/>
          <table:table-cell table:style-name="ce29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33"/>
          <table:table-cell table:style-name="ce29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3"/>
          <table:table-cell table:style-name="ce29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33"/>
          <table:table-cell table:style-name="ce29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33"/>
          <table:table-cell table:style-name="ce29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2"/>
          <table:table-cell table:style-name="ce29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2"/>
          <table:table-cell table:style-name="ce29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2"/>
          <table:table-cell table:style-name="ce29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2"/>
          <table:table-cell table:style-name="ce29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52"/>
          <table:table-cell table:style-name="ce29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Гавайи</text:p>
          </table:table-cell>
          <table:covered-table-cell table:number-columns-repeated="23" table:style-name="ce34"/>
          <table:covered-table-cell table:style-name="ce42"/>
          <table:table-cell table:style-name="ce47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hick Shr Soup</text:p>
          </table:table-cell>
          <table:covered-table-cell table:style-name="ce14"/>
          <table:table-cell table:style-name="ce11" office:value-type="string" table:number-columns-spanned="2" table:number-rows-spanned="1">
            <text:p>Spicy Shrimps</text:p>
          </table:table-cell>
          <table:covered-table-cell table:style-name="ce14"/>
          <table:table-cell table:style-name="ce11" office:value-type="string" table:number-columns-spanned="2" table:number-rows-spanned="1">
            <text:p>Hulihuli Chicken</text:p>
          </table:table-cell>
          <table:covered-table-cell table:style-name="ce14"/>
          <table:table-cell table:style-name="ce11" office:value-type="string" table:number-columns-spanned="2" table:number-rows-spanned="1">
            <text:p>Mango Mui</text:p>
          </table:table-cell>
          <table:covered-table-cell table:style-name="ce14"/>
          <table:table-cell table:style-name="ce11" office:value-type="string" table:number-columns-spanned="2" table:number-rows-spanned="1">
            <text:p>Wonton</text:p>
          </table:table-cell>
          <table:covered-table-cell table:style-name="ce14"/>
          <table:table-cell table:style-name="ce11" office:value-type="string" table:number-columns-spanned="2" table:number-rows-spanned="1">
            <text:p>Shrimp Canton</text:p>
          </table:table-cell>
          <table:covered-table-cell table:style-name="ce14"/>
          <table:table-cell table:style-name="ce11" office:value-type="string" table:number-columns-spanned="2" table:number-rows-spanned="1">
            <text:p>Lime Chicken</text:p>
          </table:table-cell>
          <table:covered-table-cell table:style-name="ce14"/>
          <table:table-cell table:style-name="ce11" office:value-type="string" table:number-columns-spanned="2" table:number-rows-spanned="1">
            <text:p>Mango Salsa</text:p>
          </table:table-cell>
          <table:covered-table-cell table:style-name="ce14"/>
          <table:table-cell table:style-name="ce11" office:value-type="string" table:number-columns-spanned="2" table:number-rows-spanned="1">
            <text:p>Chicken Laulau</text:p>
          </table:table-cell>
          <table:covered-table-cell table:style-name="ce14"/>
          <table:table-cell table:style-name="ce11" office:value-type="string" table:number-columns-spanned="2" table:number-rows-spanned="1">
            <text:p>Shr Mango Salad</text:p>
          </table:table-cell>
          <table:covered-table-cell table:style-name="ce14"/>
          <table:table-cell table:style-name="ce11" office:value-type="string" table:number-columns-spanned="2" table:number-rows-spanned="1">
            <text:p>Pipikaula</text:p>
          </table:table-cell>
          <table:covered-table-cell table:style-name="ce14"/>
          <table:table-cell table:style-name="ce11" office:value-type="string" table:number-columns-spanned="2" table:number-rows-spanned="1">
            <text:p>Mango Chicken</text:p>
          </table:table-cell>
          <table:covered-table-cell table:style-name="ce14"/>
          <table:table-cell table:style-name="ce39"/>
          <table:table-cell table:style-name="ce48" table:number-columns-spanned="2" table:number-rows-spanned="1"/>
          <table:covered-table-cell table:style-name="ce14"/>
          <table:table-cell table:style-name="ce11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5"/>
          <table:table-cell table:formula="oooc:=['5 _ Hawaiian'.K4]" office:value-type="float" office:value="0">
            <text:p>0</text:p>
          </table:table-cell>
          <table:table-cell table:style-name="ce35"/>
          <table:table-cell table:formula="oooc:=['5 _ Hawaiian'.K5]" office:value-type="float" office:value="3">
            <text:p>3</text:p>
          </table:table-cell>
          <table:table-cell table:style-name="ce35"/>
          <table:table-cell table:formula="oooc:=['5 _ Hawaiian'.K6]" office:value-type="float" office:value="0">
            <text:p>0</text:p>
          </table:table-cell>
          <table:table-cell table:style-name="ce35"/>
          <table:table-cell table:formula="oooc:=['5 _ Hawaiian'.K7]" office:value-type="float" office:value="0">
            <text:p>0</text:p>
          </table:table-cell>
          <table:table-cell table:style-name="ce35"/>
          <table:table-cell table:formula="oooc:=['5 _ Hawaiian'.K8]" office:value-type="float" office:value="0">
            <text:p>0</text:p>
          </table:table-cell>
          <table:table-cell table:style-name="ce35"/>
          <table:table-cell table:formula="oooc:=['5 _ Hawaiian'.K9]" office:value-type="float" office:value="2">
            <text:p>2</text:p>
          </table:table-cell>
          <table:table-cell table:style-name="ce35"/>
          <table:table-cell table:formula="oooc:=['5 _ Hawaiian'.K10]" office:value-type="float" office:value="0">
            <text:p>0</text:p>
          </table:table-cell>
          <table:table-cell table:style-name="ce35"/>
          <table:table-cell table:formula="oooc:=['5 _ Hawaiian'.K11]" office:value-type="float" office:value="0">
            <text:p>0</text:p>
          </table:table-cell>
          <table:table-cell table:style-name="ce35"/>
          <table:table-cell table:formula="oooc:=['5 _ Hawaiian'.K12]" office:value-type="float" office:value="0">
            <text:p>0</text:p>
          </table:table-cell>
          <table:table-cell table:style-name="ce35"/>
          <table:table-cell table:formula="oooc:=['5 _ Hawaiian'.K13]" office:value-type="float" office:value="0">
            <text:p>0</text:p>
          </table:table-cell>
          <table:table-cell table:style-name="ce35"/>
          <table:table-cell table:formula="oooc:=['5 _ Hawaiian'.K14]" office:value-type="float" office:value="0">
            <text:p>0</text:p>
          </table:table-cell>
          <table:table-cell table:style-name="ce35"/>
          <table:table-cell table:style-name="ce40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0" table:formula="oooc:=['5 _ Hawaiian'.K20]" office:value-type="float" office:value="0">
            <text:p>0</text:p>
          </table:table-cell>
          <table:table-cell table:style-name="ce3"/>
          <table:table-cell table:style-name="ce50" table:formula="oooc:=['5 _ Hawaiian'.K21]" office:value-type="float" office:value="40">
            <text:p>40</text:p>
          </table:table-cell>
          <table:table-cell table:style-name="ce3"/>
          <table:table-cell table:style-name="ce50" table:formula="oooc:=['5 _ Hawaiian'.K22]" office:value-type="float" office:value="12">
            <text:p>12</text:p>
          </table:table-cell>
          <table:table-cell table:style-name="ce3"/>
          <table:table-cell table:style-name="ce50" table:formula="oooc:=['5 _ Hawaiian'.K23]" office:value-type="float" office:value="14">
            <text:p>14</text:p>
          </table:table-cell>
          <table:table-cell table:style-name="ce3"/>
          <table:table-cell table:style-name="ce50" table:formula="oooc:=['5 _ Hawaiian'.K24]" office:value-type="float" office:value="0">
            <text:p>0</text:p>
          </table:table-cell>
          <table:table-cell table:style-name="ce3"/>
          <table:table-cell table:style-name="ce50" table:formula="oooc:=['5 _ Hawaiian'.K25]" office:value-type="float" office:value="21">
            <text:p>21</text:p>
          </table:table-cell>
          <table:table-cell table:style-name="ce3"/>
          <table:table-cell table:style-name="ce40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35"/>
          <table:table-cell table:formula="oooc:=['5 _ Hawaiian'.L4]" office:value-type="float" office:value="0">
            <text:p>0</text:p>
          </table:table-cell>
          <table:table-cell table:style-name="ce35"/>
          <table:table-cell table:formula="oooc:=['5 _ Hawaiian'.L5]" office:value-type="float" office:value="3">
            <text:p>3</text:p>
          </table:table-cell>
          <table:table-cell table:style-name="ce35"/>
          <table:table-cell table:formula="oooc:=['5 _ Hawaiian'.L6]" office:value-type="float" office:value="0">
            <text:p>0</text:p>
          </table:table-cell>
          <table:table-cell table:style-name="ce35"/>
          <table:table-cell table:formula="oooc:=['5 _ Hawaiian'.L7]" office:value-type="float" office:value="2">
            <text:p>2</text:p>
          </table:table-cell>
          <table:table-cell table:style-name="ce35"/>
          <table:table-cell table:formula="oooc:=['5 _ Hawaiian'.L8]" office:value-type="float" office:value="1">
            <text:p>1</text:p>
          </table:table-cell>
          <table:table-cell table:style-name="ce35"/>
          <table:table-cell table:formula="oooc:=['5 _ Hawaiian'.L9]" office:value-type="float" office:value="0">
            <text:p>0</text:p>
          </table:table-cell>
          <table:table-cell table:style-name="ce35"/>
          <table:table-cell table:formula="oooc:=['5 _ Hawaiian'.L10]" office:value-type="float" office:value="0">
            <text:p>0</text:p>
          </table:table-cell>
          <table:table-cell table:style-name="ce35"/>
          <table:table-cell table:formula="oooc:=['5 _ Hawaiian'.L11]" office:value-type="float" office:value="0">
            <text:p>0</text:p>
          </table:table-cell>
          <table:table-cell table:style-name="ce35"/>
          <table:table-cell table:formula="oooc:=['5 _ Hawaiian'.L12]" office:value-type="float" office:value="0">
            <text:p>0</text:p>
          </table:table-cell>
          <table:table-cell table:style-name="ce35"/>
          <table:table-cell table:formula="oooc:=['5 _ Hawaiian'.L13]" office:value-type="float" office:value="0">
            <text:p>0</text:p>
          </table:table-cell>
          <table:table-cell table:style-name="ce35"/>
          <table:table-cell table:formula="oooc:=['5 _ Hawaiian'.L14]" office:value-type="float" office:value="0">
            <text:p>0</text:p>
          </table:table-cell>
          <table:table-cell table:style-name="ce35"/>
          <table:table-cell table:style-name="ce40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0" table:formula="oooc:=['5 _ Hawaiian'.L20]" office:value-type="float" office:value="22">
            <text:p>22</text:p>
          </table:table-cell>
          <table:table-cell table:style-name="ce3"/>
          <table:table-cell table:style-name="ce50" table:formula="oooc:=['5 _ Hawaiian'.L21]" office:value-type="float" office:value="40">
            <text:p>40</text:p>
          </table:table-cell>
          <table:table-cell table:style-name="ce3"/>
          <table:table-cell table:style-name="ce50" table:formula="oooc:=['5 _ Hawaiian'.L22]" office:value-type="float" office:value="0">
            <text:p>0</text:p>
          </table:table-cell>
          <table:table-cell table:style-name="ce3"/>
          <table:table-cell table:style-name="ce50" table:formula="oooc:=['5 _ Hawaiian'.L23]" office:value-type="float" office:value="0">
            <text:p>0</text:p>
          </table:table-cell>
          <table:table-cell table:style-name="ce3"/>
          <table:table-cell table:style-name="ce50" table:formula="oooc:=['5 _ Hawaiian'.L24]" office:value-type="float" office:value="7">
            <text:p>7</text:p>
          </table:table-cell>
          <table:table-cell table:style-name="ce3"/>
          <table:table-cell table:style-name="ce50" table:formula="oooc:=['5 _ Hawaiian'.L25]" office:value-type="float" office:value="39">
            <text:p>39</text:p>
          </table:table-cell>
          <table:table-cell table:style-name="ce3"/>
          <table:table-cell table:style-name="ce40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35"/>
          <table:table-cell table:formula="oooc:=['5 _ Hawaiian'.M4]" office:value-type="float" office:value="3">
            <text:p>3</text:p>
          </table:table-cell>
          <table:table-cell table:style-name="ce35"/>
          <table:table-cell table:formula="oooc:=['5 _ Hawaiian'.M5]" office:value-type="float" office:value="0">
            <text:p>0</text:p>
          </table:table-cell>
          <table:table-cell table:style-name="ce35"/>
          <table:table-cell table:formula="oooc:=['5 _ Hawaiian'.M6]" office:value-type="float" office:value="0">
            <text:p>0</text:p>
          </table:table-cell>
          <table:table-cell table:style-name="ce35"/>
          <table:table-cell table:formula="oooc:=['5 _ Hawaiian'.M7]" office:value-type="float" office:value="0">
            <text:p>0</text:p>
          </table:table-cell>
          <table:table-cell table:style-name="ce35"/>
          <table:table-cell table:formula="oooc:=['5 _ Hawaiian'.M8]" office:value-type="float" office:value="1">
            <text:p>1</text:p>
          </table:table-cell>
          <table:table-cell table:style-name="ce35"/>
          <table:table-cell table:formula="oooc:=['5 _ Hawaiian'.M9]" office:value-type="float" office:value="0">
            <text:p>0</text:p>
          </table:table-cell>
          <table:table-cell table:style-name="ce35"/>
          <table:table-cell table:formula="oooc:=['5 _ Hawaiian'.M10]" office:value-type="float" office:value="0">
            <text:p>0</text:p>
          </table:table-cell>
          <table:table-cell table:style-name="ce35"/>
          <table:table-cell table:formula="oooc:=['5 _ Hawaiian'.M11]" office:value-type="float" office:value="0">
            <text:p>0</text:p>
          </table:table-cell>
          <table:table-cell table:style-name="ce35"/>
          <table:table-cell table:formula="oooc:=['5 _ Hawaiian'.M12]" office:value-type="float" office:value="1">
            <text:p>1</text:p>
          </table:table-cell>
          <table:table-cell table:style-name="ce35"/>
          <table:table-cell table:formula="oooc:=['5 _ Hawaiian'.M13]" office:value-type="float" office:value="0">
            <text:p>0</text:p>
          </table:table-cell>
          <table:table-cell table:style-name="ce35"/>
          <table:table-cell table:formula="oooc:=['5 _ Hawaiian'.M14]" office:value-type="float" office:value="0">
            <text:p>0</text:p>
          </table:table-cell>
          <table:table-cell table:style-name="ce35"/>
          <table:table-cell table:style-name="ce40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0" table:formula="oooc:=['5 _ Hawaiian'.M20]" office:value-type="float" office:value="39">
            <text:p>39</text:p>
          </table:table-cell>
          <table:table-cell table:style-name="ce3"/>
          <table:table-cell table:style-name="ce50" table:formula="oooc:=['5 _ Hawaiian'.M21]" office:value-type="float" office:value="0">
            <text:p>0</text:p>
          </table:table-cell>
          <table:table-cell table:style-name="ce3"/>
          <table:table-cell table:style-name="ce50" table:formula="oooc:=['5 _ Hawaiian'.M22]" office:value-type="float" office:value="27">
            <text:p>27</text:p>
          </table:table-cell>
          <table:table-cell table:style-name="ce3"/>
          <table:table-cell table:style-name="ce50" table:formula="oooc:=['5 _ Hawaiian'.M23]" office:value-type="float" office:value="6">
            <text:p>6</text:p>
          </table:table-cell>
          <table:table-cell table:style-name="ce3"/>
          <table:table-cell table:style-name="ce50" table:formula="oooc:=['5 _ Hawaiian'.M24]" office:value-type="float" office:value="14">
            <text:p>14</text:p>
          </table:table-cell>
          <table:table-cell table:style-name="ce3"/>
          <table:table-cell table:style-name="ce50" table:formula="oooc:=['5 _ Hawaiian'.M25]" office:value-type="float" office:value="6">
            <text:p>6</text:p>
          </table:table-cell>
          <table:table-cell table:style-name="ce3"/>
          <table:table-cell table:style-name="ce40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35"/>
          <table:table-cell table:formula="oooc:=['5 _ Hawaiian'.N4]" office:value-type="float" office:value="0">
            <text:p>0</text:p>
          </table:table-cell>
          <table:table-cell table:style-name="ce35"/>
          <table:table-cell table:formula="oooc:=['5 _ Hawaiian'.N5]" office:value-type="float" office:value="0">
            <text:p>0</text:p>
          </table:table-cell>
          <table:table-cell table:style-name="ce35"/>
          <table:table-cell table:formula="oooc:=['5 _ Hawaiian'.N6]" office:value-type="float" office:value="2">
            <text:p>2</text:p>
          </table:table-cell>
          <table:table-cell table:style-name="ce35"/>
          <table:table-cell table:formula="oooc:=['5 _ Hawaiian'.N7]" office:value-type="float" office:value="0">
            <text:p>0</text:p>
          </table:table-cell>
          <table:table-cell table:style-name="ce35"/>
          <table:table-cell table:formula="oooc:=['5 _ Hawaiian'.N8]" office:value-type="float" office:value="0">
            <text:p>0</text:p>
          </table:table-cell>
          <table:table-cell table:style-name="ce35"/>
          <table:table-cell table:formula="oooc:=['5 _ Hawaiian'.N9]" office:value-type="float" office:value="3">
            <text:p>3</text:p>
          </table:table-cell>
          <table:table-cell table:style-name="ce35"/>
          <table:table-cell table:formula="oooc:=['5 _ Hawaiian'.N10]" office:value-type="float" office:value="0">
            <text:p>0</text:p>
          </table:table-cell>
          <table:table-cell table:style-name="ce35"/>
          <table:table-cell table:formula="oooc:=['5 _ Hawaiian'.N11]" office:value-type="float" office:value="0">
            <text:p>0</text:p>
          </table:table-cell>
          <table:table-cell table:style-name="ce35"/>
          <table:table-cell table:formula="oooc:=['5 _ Hawaiian'.N12]" office:value-type="float" office:value="2">
            <text:p>2</text:p>
          </table:table-cell>
          <table:table-cell table:style-name="ce35"/>
          <table:table-cell table:formula="oooc:=['5 _ Hawaiian'.N13]" office:value-type="float" office:value="0">
            <text:p>0</text:p>
          </table:table-cell>
          <table:table-cell table:style-name="ce35"/>
          <table:table-cell table:formula="oooc:=['5 _ Hawaiian'.N14]" office:value-type="float" office:value="0">
            <text:p>0</text:p>
          </table:table-cell>
          <table:table-cell table:style-name="ce35"/>
          <table:table-cell table:style-name="ce40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0" table:formula="oooc:=['5 _ Hawaiian'.N20]" office:value-type="float" office:value="35">
            <text:p>35</text:p>
          </table:table-cell>
          <table:table-cell table:style-name="ce3"/>
          <table:table-cell table:style-name="ce50" table:formula="oooc:=['5 _ Hawaiian'.N21]" office:value-type="float" office:value="48">
            <text:p>48</text:p>
          </table:table-cell>
          <table:table-cell table:style-name="ce3"/>
          <table:table-cell table:style-name="ce50" table:formula="oooc:=['5 _ Hawaiian'.N22]" office:value-type="float" office:value="30">
            <text:p>30</text:p>
          </table:table-cell>
          <table:table-cell table:style-name="ce3"/>
          <table:table-cell table:style-name="ce50" table:formula="oooc:=['5 _ Hawaiian'.N23]" office:value-type="float" office:value="45">
            <text:p>45</text:p>
          </table:table-cell>
          <table:table-cell table:style-name="ce3"/>
          <table:table-cell table:style-name="ce50" table:formula="oooc:=['5 _ Hawaiian'.N24]" office:value-type="float" office:value="32">
            <text:p>32</text:p>
          </table:table-cell>
          <table:table-cell table:style-name="ce3"/>
          <table:table-cell table:style-name="ce50" table:formula="oooc:=['5 _ Hawaiian'.N25]" office:value-type="float" office:value="0">
            <text:p>0</text:p>
          </table:table-cell>
          <table:table-cell table:style-name="ce3"/>
          <table:table-cell table:style-name="ce40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5"/>
          <table:table-cell table:formula="oooc:=['5 _ Hawaiian'.O4]" office:value-type="float" office:value="4">
            <text:p>4</text:p>
          </table:table-cell>
          <table:table-cell table:style-name="ce35"/>
          <table:table-cell table:formula="oooc:=['5 _ Hawaiian'.O5]" office:value-type="float" office:value="0">
            <text:p>0</text:p>
          </table:table-cell>
          <table:table-cell table:style-name="ce35"/>
          <table:table-cell table:formula="oooc:=['5 _ Hawaiian'.O6]" office:value-type="float" office:value="0">
            <text:p>0</text:p>
          </table:table-cell>
          <table:table-cell table:style-name="ce35"/>
          <table:table-cell table:formula="oooc:=['5 _ Hawaiian'.O7]" office:value-type="float" office:value="2">
            <text:p>2</text:p>
          </table:table-cell>
          <table:table-cell table:style-name="ce35"/>
          <table:table-cell table:formula="oooc:=['5 _ Hawaiian'.O8]" office:value-type="float" office:value="0">
            <text:p>0</text:p>
          </table:table-cell>
          <table:table-cell table:style-name="ce35"/>
          <table:table-cell table:formula="oooc:=['5 _ Hawaiian'.O9]" office:value-type="float" office:value="1">
            <text:p>1</text:p>
          </table:table-cell>
          <table:table-cell table:style-name="ce35"/>
          <table:table-cell table:formula="oooc:=['5 _ Hawaiian'.O10]" office:value-type="float" office:value="0">
            <text:p>0</text:p>
          </table:table-cell>
          <table:table-cell table:style-name="ce35"/>
          <table:table-cell table:formula="oooc:=['5 _ Hawaiian'.O11]" office:value-type="float" office:value="1">
            <text:p>1</text:p>
          </table:table-cell>
          <table:table-cell table:style-name="ce35"/>
          <table:table-cell table:formula="oooc:=['5 _ Hawaiian'.O12]" office:value-type="float" office:value="0">
            <text:p>0</text:p>
          </table:table-cell>
          <table:table-cell table:style-name="ce35"/>
          <table:table-cell table:formula="oooc:=['5 _ Hawaiian'.O13]" office:value-type="float" office:value="1">
            <text:p>1</text:p>
          </table:table-cell>
          <table:table-cell table:style-name="ce35"/>
          <table:table-cell table:formula="oooc:=['5 _ Hawaiian'.O14]" office:value-type="float" office:value="0">
            <text:p>0</text:p>
          </table:table-cell>
          <table:table-cell table:style-name="ce35"/>
          <table:table-cell table:style-name="ce40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0" table:formula="oooc:=['5 _ Hawaiian'.O20]" office:value-type="float" office:value="52">
            <text:p>52</text:p>
          </table:table-cell>
          <table:table-cell table:style-name="ce3"/>
          <table:table-cell table:style-name="ce50" table:formula="oooc:=['5 _ Hawaiian'.O21]" office:value-type="float" office:value="39">
            <text:p>39</text:p>
          </table:table-cell>
          <table:table-cell table:style-name="ce3"/>
          <table:table-cell table:style-name="ce50" table:formula="oooc:=['5 _ Hawaiian'.O22]" office:value-type="float" office:value="41">
            <text:p>41</text:p>
          </table:table-cell>
          <table:table-cell table:style-name="ce3"/>
          <table:table-cell table:style-name="ce50" table:formula="oooc:=['5 _ Hawaiian'.O23]" office:value-type="float" office:value="19">
            <text:p>19</text:p>
          </table:table-cell>
          <table:table-cell table:style-name="ce3"/>
          <table:table-cell table:style-name="ce50" table:formula="oooc:=['5 _ Hawaiian'.O24]" office:value-type="float" office:value="0">
            <text:p>0</text:p>
          </table:table-cell>
          <table:table-cell table:style-name="ce3"/>
          <table:table-cell table:style-name="ce50" table:formula="oooc:=['5 _ Hawaiian'.O25]" office:value-type="float" office:value="24">
            <text:p>24</text:p>
          </table:table-cell>
          <table:table-cell table:style-name="ce3"/>
          <table:table-cell table:style-name="ce40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5"/>
          <table:table-cell table:formula="oooc:=['5 _ Hawaiian'.P4]" office:value-type="float" office:value="0">
            <text:p>0</text:p>
          </table:table-cell>
          <table:table-cell table:style-name="ce35"/>
          <table:table-cell table:formula="oooc:=['5 _ Hawaiian'.P5]" office:value-type="float" office:value="0">
            <text:p>0</text:p>
          </table:table-cell>
          <table:table-cell table:style-name="ce35"/>
          <table:table-cell table:formula="oooc:=['5 _ Hawaiian'.P6]" office:value-type="float" office:value="3">
            <text:p>3</text:p>
          </table:table-cell>
          <table:table-cell table:style-name="ce35"/>
          <table:table-cell table:formula="oooc:=['5 _ Hawaiian'.P7]" office:value-type="float" office:value="1">
            <text:p>1</text:p>
          </table:table-cell>
          <table:table-cell table:style-name="ce35"/>
          <table:table-cell table:formula="oooc:=['5 _ Hawaiian'.P8]" office:value-type="float" office:value="2">
            <text:p>2</text:p>
          </table:table-cell>
          <table:table-cell table:style-name="ce35"/>
          <table:table-cell table:formula="oooc:=['5 _ Hawaiian'.P9]" office:value-type="float" office:value="1">
            <text:p>1</text:p>
          </table:table-cell>
          <table:table-cell table:style-name="ce35"/>
          <table:table-cell table:formula="oooc:=['5 _ Hawaiian'.P10]" office:value-type="float" office:value="0">
            <text:p>0</text:p>
          </table:table-cell>
          <table:table-cell table:style-name="ce35"/>
          <table:table-cell table:formula="oooc:=['5 _ Hawaiian'.P11]" office:value-type="float" office:value="0">
            <text:p>0</text:p>
          </table:table-cell>
          <table:table-cell table:style-name="ce35"/>
          <table:table-cell table:formula="oooc:=['5 _ Hawaiian'.P12]" office:value-type="float" office:value="1">
            <text:p>1</text:p>
          </table:table-cell>
          <table:table-cell table:style-name="ce35"/>
          <table:table-cell table:formula="oooc:=['5 _ Hawaiian'.P13]" office:value-type="float" office:value="0">
            <text:p>0</text:p>
          </table:table-cell>
          <table:table-cell table:style-name="ce35"/>
          <table:table-cell table:formula="oooc:=['5 _ Hawaiian'.P14]" office:value-type="float" office:value="1">
            <text:p>1</text:p>
          </table:table-cell>
          <table:table-cell table:style-name="ce35"/>
          <table:table-cell table:style-name="ce40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0" table:formula="oooc:=['5 _ Hawaiian'.P20]" office:value-type="float" office:value="30">
            <text:p>30</text:p>
          </table:table-cell>
          <table:table-cell table:style-name="ce3"/>
          <table:table-cell table:style-name="ce50" table:formula="oooc:=['5 _ Hawaiian'.P21]" office:value-type="float" office:value="24">
            <text:p>24</text:p>
          </table:table-cell>
          <table:table-cell table:style-name="ce3"/>
          <table:table-cell table:style-name="ce50" table:formula="oooc:=['5 _ Hawaiian'.P22]" office:value-type="float" office:value="17">
            <text:p>17</text:p>
          </table:table-cell>
          <table:table-cell table:style-name="ce3"/>
          <table:table-cell table:style-name="ce50" table:formula="oooc:=['5 _ Hawaiian'.P23]" office:value-type="float" office:value="31">
            <text:p>31</text:p>
          </table:table-cell>
          <table:table-cell table:style-name="ce3"/>
          <table:table-cell table:style-name="ce50" table:formula="oooc:=['5 _ Hawaiian'.P24]" office:value-type="float" office:value="56">
            <text:p>56</text:p>
          </table:table-cell>
          <table:table-cell table:style-name="ce3"/>
          <table:table-cell table:style-name="ce50" table:formula="oooc:=['5 _ Hawaiian'.P25]" office:value-type="float" office:value="23">
            <text:p>23</text:p>
          </table:table-cell>
          <table:table-cell table:style-name="ce3"/>
          <table:table-cell table:style-name="ce40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5"/>
          <table:table-cell table:formula="oooc:=['5 _ Hawaiian'.Q4]" office:value-type="float" office:value="0">
            <text:p>0</text:p>
          </table:table-cell>
          <table:table-cell table:style-name="ce35"/>
          <table:table-cell table:formula="oooc:=['5 _ Hawaiian'.Q5]" office:value-type="float" office:value="2">
            <text:p>2</text:p>
          </table:table-cell>
          <table:table-cell table:style-name="ce35"/>
          <table:table-cell table:formula="oooc:=['5 _ Hawaiian'.Q6]" office:value-type="float" office:value="1">
            <text:p>1</text:p>
          </table:table-cell>
          <table:table-cell table:style-name="ce35"/>
          <table:table-cell table:formula="oooc:=['5 _ Hawaiian'.Q7]" office:value-type="float" office:value="0">
            <text:p>0</text:p>
          </table:table-cell>
          <table:table-cell table:style-name="ce35"/>
          <table:table-cell table:formula="oooc:=['5 _ Hawaiian'.Q8]" office:value-type="float" office:value="0">
            <text:p>0</text:p>
          </table:table-cell>
          <table:table-cell table:style-name="ce35"/>
          <table:table-cell table:formula="oooc:=['5 _ Hawaiian'.Q9]" office:value-type="float" office:value="0">
            <text:p>0</text:p>
          </table:table-cell>
          <table:table-cell table:style-name="ce35"/>
          <table:table-cell table:formula="oooc:=['5 _ Hawaiian'.Q10]" office:value-type="float" office:value="3">
            <text:p>3</text:p>
          </table:table-cell>
          <table:table-cell table:style-name="ce35"/>
          <table:table-cell table:formula="oooc:=['5 _ Hawaiian'.Q11]" office:value-type="float" office:value="0">
            <text:p>0</text:p>
          </table:table-cell>
          <table:table-cell table:style-name="ce35"/>
          <table:table-cell table:formula="oooc:=['5 _ Hawaiian'.Q12]" office:value-type="float" office:value="0">
            <text:p>0</text:p>
          </table:table-cell>
          <table:table-cell table:style-name="ce35"/>
          <table:table-cell table:formula="oooc:=['5 _ Hawaiian'.Q13]" office:value-type="float" office:value="1">
            <text:p>1</text:p>
          </table:table-cell>
          <table:table-cell table:style-name="ce35"/>
          <table:table-cell table:formula="oooc:=['5 _ Hawaiian'.Q14]" office:value-type="float" office:value="1">
            <text:p>1</text:p>
          </table:table-cell>
          <table:table-cell table:style-name="ce35"/>
          <table:table-cell table:style-name="ce40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0" table:formula="oooc:=['5 _ Hawaiian'.Q20]" office:value-type="float" office:value="0">
            <text:p>0</text:p>
          </table:table-cell>
          <table:table-cell table:style-name="ce3"/>
          <table:table-cell table:style-name="ce50" table:formula="oooc:=['5 _ Hawaiian'.Q21]" office:value-type="float" office:value="31">
            <text:p>31</text:p>
          </table:table-cell>
          <table:table-cell table:style-name="ce3"/>
          <table:table-cell table:style-name="ce50" table:formula="oooc:=['5 _ Hawaiian'.Q22]" office:value-type="float" office:value="33">
            <text:p>33</text:p>
          </table:table-cell>
          <table:table-cell table:style-name="ce3"/>
          <table:table-cell table:style-name="ce50" table:formula="oooc:=['5 _ Hawaiian'.Q23]" office:value-type="float" office:value="30">
            <text:p>30</text:p>
          </table:table-cell>
          <table:table-cell table:style-name="ce3"/>
          <table:table-cell table:style-name="ce50" table:formula="oooc:=['5 _ Hawaiian'.Q24]" office:value-type="float" office:value="41">
            <text:p>41</text:p>
          </table:table-cell>
          <table:table-cell table:style-name="ce3"/>
          <table:table-cell table:style-name="ce50" table:formula="oooc:=['5 _ Hawaiian'.Q25]" office:value-type="float" office:value="25">
            <text:p>25</text:p>
          </table:table-cell>
          <table:table-cell table:style-name="ce3"/>
          <table:table-cell table:style-name="ce40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5"/>
          <table:table-cell table:formula="oooc:=['5 _ Hawaiian'.R4]" office:value-type="float" office:value="1">
            <text:p>1</text:p>
          </table:table-cell>
          <table:table-cell table:style-name="ce35"/>
          <table:table-cell table:formula="oooc:=['5 _ Hawaiian'.R5]" office:value-type="float" office:value="0">
            <text:p>0</text:p>
          </table:table-cell>
          <table:table-cell table:style-name="ce35"/>
          <table:table-cell table:formula="oooc:=['5 _ Hawaiian'.R6]" office:value-type="float" office:value="0">
            <text:p>0</text:p>
          </table:table-cell>
          <table:table-cell table:style-name="ce35"/>
          <table:table-cell table:formula="oooc:=['5 _ Hawaiian'.R7]" office:value-type="float" office:value="0">
            <text:p>0</text:p>
          </table:table-cell>
          <table:table-cell table:style-name="ce35"/>
          <table:table-cell table:formula="oooc:=['5 _ Hawaiian'.R8]" office:value-type="float" office:value="0">
            <text:p>0</text:p>
          </table:table-cell>
          <table:table-cell table:style-name="ce35"/>
          <table:table-cell table:formula="oooc:=['5 _ Hawaiian'.R9]" office:value-type="float" office:value="0">
            <text:p>0</text:p>
          </table:table-cell>
          <table:table-cell table:style-name="ce35"/>
          <table:table-cell table:formula="oooc:=['5 _ Hawaiian'.R10]" office:value-type="float" office:value="1">
            <text:p>1</text:p>
          </table:table-cell>
          <table:table-cell table:style-name="ce35"/>
          <table:table-cell table:formula="oooc:=['5 _ Hawaiian'.R11]" office:value-type="float" office:value="1">
            <text:p>1</text:p>
          </table:table-cell>
          <table:table-cell table:style-name="ce35"/>
          <table:table-cell table:formula="oooc:=['5 _ Hawaiian'.R12]" office:value-type="float" office:value="0">
            <text:p>0</text:p>
          </table:table-cell>
          <table:table-cell table:style-name="ce35"/>
          <table:table-cell table:formula="oooc:=['5 _ Hawaiian'.R13]" office:value-type="float" office:value="2">
            <text:p>2</text:p>
          </table:table-cell>
          <table:table-cell table:style-name="ce35"/>
          <table:table-cell table:formula="oooc:=['5 _ Hawaiian'.R14]" office:value-type="float" office:value="1">
            <text:p>1</text:p>
          </table:table-cell>
          <table:table-cell table:style-name="ce35"/>
          <table:table-cell table:style-name="ce40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0" table:formula="oooc:=['5 _ Hawaiian'.R20]" office:value-type="float" office:value="35">
            <text:p>35</text:p>
          </table:table-cell>
          <table:table-cell table:style-name="ce3"/>
          <table:table-cell table:style-name="ce50" table:formula="oooc:=['5 _ Hawaiian'.R21]" office:value-type="float" office:value="54">
            <text:p>54</text:p>
          </table:table-cell>
          <table:table-cell table:style-name="ce3"/>
          <table:table-cell table:style-name="ce50" table:formula="oooc:=['5 _ Hawaiian'.R22]" office:value-type="float" office:value="33">
            <text:p>33</text:p>
          </table:table-cell>
          <table:table-cell table:style-name="ce3"/>
          <table:table-cell table:style-name="ce50" table:formula="oooc:=['5 _ Hawaiian'.R23]" office:value-type="float" office:value="24">
            <text:p>24</text:p>
          </table:table-cell>
          <table:table-cell table:style-name="ce3"/>
          <table:table-cell table:style-name="ce50" table:formula="oooc:=['5 _ Hawaiian'.R24]" office:value-type="float" office:value="16">
            <text:p>16</text:p>
          </table:table-cell>
          <table:table-cell table:style-name="ce3"/>
          <table:table-cell table:style-name="ce50" table:formula="oooc:=['5 _ Hawaiian'.R25]" office:value-type="float" office:value="23">
            <text:p>23</text:p>
          </table:table-cell>
          <table:table-cell table:style-name="ce3"/>
          <table:table-cell table:style-name="ce40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35"/>
          <table:table-cell table:formula="oooc:=['5 _ Hawaiian'.S4]" office:value-type="float" office:value="0">
            <text:p>0</text:p>
          </table:table-cell>
          <table:table-cell table:style-name="ce35"/>
          <table:table-cell table:formula="oooc:=['5 _ Hawaiian'.S5]" office:value-type="float" office:value="1">
            <text:p>1</text:p>
          </table:table-cell>
          <table:table-cell table:style-name="ce35"/>
          <table:table-cell table:formula="oooc:=['5 _ Hawaiian'.S6]" office:value-type="float" office:value="0">
            <text:p>0</text:p>
          </table:table-cell>
          <table:table-cell table:style-name="ce35"/>
          <table:table-cell table:formula="oooc:=['5 _ Hawaiian'.S7]" office:value-type="float" office:value="1">
            <text:p>1</text:p>
          </table:table-cell>
          <table:table-cell table:style-name="ce35"/>
          <table:table-cell table:formula="oooc:=['5 _ Hawaiian'.S8]" office:value-type="float" office:value="0">
            <text:p>0</text:p>
          </table:table-cell>
          <table:table-cell table:style-name="ce35"/>
          <table:table-cell table:formula="oooc:=['5 _ Hawaiian'.S9]" office:value-type="float" office:value="0">
            <text:p>0</text:p>
          </table:table-cell>
          <table:table-cell table:style-name="ce35"/>
          <table:table-cell table:formula="oooc:=['5 _ Hawaiian'.S10]" office:value-type="float" office:value="1">
            <text:p>1</text:p>
          </table:table-cell>
          <table:table-cell table:style-name="ce35"/>
          <table:table-cell table:formula="oooc:=['5 _ Hawaiian'.S11]" office:value-type="float" office:value="2">
            <text:p>2</text:p>
          </table:table-cell>
          <table:table-cell table:style-name="ce35"/>
          <table:table-cell table:formula="oooc:=['5 _ Hawaiian'.S12]" office:value-type="float" office:value="1">
            <text:p>1</text:p>
          </table:table-cell>
          <table:table-cell table:style-name="ce35"/>
          <table:table-cell table:formula="oooc:=['5 _ Hawaiian'.S13]" office:value-type="float" office:value="0">
            <text:p>0</text:p>
          </table:table-cell>
          <table:table-cell table:style-name="ce35"/>
          <table:table-cell table:formula="oooc:=['5 _ Hawaiian'.S14]" office:value-type="float" office:value="0">
            <text:p>0</text:p>
          </table:table-cell>
          <table:table-cell table:style-name="ce35"/>
          <table:table-cell table:style-name="ce40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0" table:formula="oooc:=['5 _ Hawaiian'.S20]" office:value-type="float" office:value="40">
            <text:p>40</text:p>
          </table:table-cell>
          <table:table-cell table:style-name="ce3"/>
          <table:table-cell table:style-name="ce50" table:formula="oooc:=['5 _ Hawaiian'.S21]" office:value-type="float" office:value="48">
            <text:p>48</text:p>
          </table:table-cell>
          <table:table-cell table:style-name="ce3"/>
          <table:table-cell table:style-name="ce50" table:formula="oooc:=['5 _ Hawaiian'.S22]" office:value-type="float" office:value="13">
            <text:p>13</text:p>
          </table:table-cell>
          <table:table-cell table:style-name="ce3"/>
          <table:table-cell table:style-name="ce50" table:formula="oooc:=['5 _ Hawaiian'.S23]" office:value-type="float" office:value="24">
            <text:p>24</text:p>
          </table:table-cell>
          <table:table-cell table:style-name="ce3"/>
          <table:table-cell table:style-name="ce50" table:formula="oooc:=['5 _ Hawaiian'.S24]" office:value-type="float" office:value="15">
            <text:p>15</text:p>
          </table:table-cell>
          <table:table-cell table:style-name="ce3"/>
          <table:table-cell table:style-name="ce50" table:formula="oooc:=['5 _ Hawaiian'.S25]" office:value-type="float" office:value="25">
            <text:p>25</text:p>
          </table:table-cell>
          <table:table-cell table:style-name="ce3"/>
          <table:table-cell table:style-name="ce40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5"/>
          <table:table-cell table:formula="oooc:=['5 _ Hawaiian'.T4]" office:value-type="float" office:value="1">
            <text:p>1</text:p>
          </table:table-cell>
          <table:table-cell table:style-name="ce35"/>
          <table:table-cell table:formula="oooc:=['5 _ Hawaiian'.T5]" office:value-type="float" office:value="0">
            <text:p>0</text:p>
          </table:table-cell>
          <table:table-cell table:style-name="ce35"/>
          <table:table-cell table:formula="oooc:=['5 _ Hawaiian'.T6]" office:value-type="float" office:value="2">
            <text:p>2</text:p>
          </table:table-cell>
          <table:table-cell table:style-name="ce35"/>
          <table:table-cell table:formula="oooc:=['5 _ Hawaiian'.T7]" office:value-type="float" office:value="0">
            <text:p>0</text:p>
          </table:table-cell>
          <table:table-cell table:style-name="ce35"/>
          <table:table-cell table:formula="oooc:=['5 _ Hawaiian'.T8]" office:value-type="float" office:value="2">
            <text:p>2</text:p>
          </table:table-cell>
          <table:table-cell table:style-name="ce35"/>
          <table:table-cell table:formula="oooc:=['5 _ Hawaiian'.T9]" office:value-type="float" office:value="0">
            <text:p>0</text:p>
          </table:table-cell>
          <table:table-cell table:style-name="ce35"/>
          <table:table-cell table:formula="oooc:=['5 _ Hawaiian'.T10]" office:value-type="float" office:value="1">
            <text:p>1</text:p>
          </table:table-cell>
          <table:table-cell table:style-name="ce35"/>
          <table:table-cell table:formula="oooc:=['5 _ Hawaiian'.T11]" office:value-type="float" office:value="1">
            <text:p>1</text:p>
          </table:table-cell>
          <table:table-cell table:style-name="ce35"/>
          <table:table-cell table:formula="oooc:=['5 _ Hawaiian'.T12]" office:value-type="float" office:value="0">
            <text:p>0</text:p>
          </table:table-cell>
          <table:table-cell table:style-name="ce35"/>
          <table:table-cell table:formula="oooc:=['5 _ Hawaiian'.T13]" office:value-type="float" office:value="1">
            <text:p>1</text:p>
          </table:table-cell>
          <table:table-cell table:style-name="ce35"/>
          <table:table-cell table:formula="oooc:=['5 _ Hawaiian'.T14]" office:value-type="float" office:value="2">
            <text:p>2</text:p>
          </table:table-cell>
          <table:table-cell table:style-name="ce35"/>
          <table:table-cell table:style-name="ce40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0" table:formula="oooc:=['5 _ Hawaiian'.T20]" office:value-type="float" office:value="30">
            <text:p>30</text:p>
          </table:table-cell>
          <table:table-cell table:style-name="ce3"/>
          <table:table-cell table:style-name="ce50" table:formula="oooc:=['5 _ Hawaiian'.T21]" office:value-type="float" office:value="31">
            <text:p>31</text:p>
          </table:table-cell>
          <table:table-cell table:style-name="ce3"/>
          <table:table-cell table:style-name="ce50" table:formula="oooc:=['5 _ Hawaiian'.T22]" office:value-type="float" office:value="31">
            <text:p>31</text:p>
          </table:table-cell>
          <table:table-cell table:style-name="ce3"/>
          <table:table-cell table:style-name="ce50" table:formula="oooc:=['5 _ Hawaiian'.T23]" office:value-type="float" office:value="30">
            <text:p>30</text:p>
          </table:table-cell>
          <table:table-cell table:style-name="ce3"/>
          <table:table-cell table:style-name="ce50" table:formula="oooc:=['5 _ Hawaiian'.T24]" office:value-type="float" office:value="56">
            <text:p>56</text:p>
          </table:table-cell>
          <table:table-cell table:style-name="ce3"/>
          <table:table-cell table:style-name="ce50" table:formula="oooc:=['5 _ Hawaiian'.T25]" office:value-type="float" office:value="34">
            <text:p>34</text:p>
          </table:table-cell>
          <table:table-cell table:style-name="ce3"/>
          <table:table-cell table:style-name="ce40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3"/>
          <table:table-cell table:style-name="ce29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3"/>
          <table:table-cell table:style-name="ce29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33"/>
          <table:table-cell table:style-name="ce29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3"/>
          <table:table-cell table:style-name="ce29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33"/>
          <table:table-cell table:style-name="ce29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3"/>
          <table:table-cell table:style-name="ce29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3"/>
          <table:table-cell table:style-name="ce29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3"/>
          <table:table-cell table:style-name="ce29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3"/>
          <table:table-cell table:style-name="ce29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3"/>
          <table:table-cell table:style-name="ce29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3"/>
          <table:table-cell table:style-name="ce29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3"/>
          <table:table-cell table:style-name="ce41"/>
          <table:table-cell table:style-name="ce51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52"/>
          <table:table-cell table:style-name="ce29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2"/>
          <table:table-cell table:style-name="ce29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52"/>
          <table:table-cell table:style-name="ce29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2"/>
          <table:table-cell table:style-name="ce29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52"/>
          <table:table-cell table:style-name="ce29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4"/>
          <table:table-cell table:style-name="ce5" table:number-columns-repeated="24"/>
          <table:table-cell table:style-name="ce43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7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7"/>
        <table:table-column table:style-name="co6" table:default-cell-style-name="ce60"/>
        <table:table-column table:style-name="co3" table:number-columns-repeated="234" table:default-cell-style-name="ce60"/>
        <table:table-row table:style-name="ro7">
          <table:table-cell table:style-name="ce56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8">
          <table:table-cell table:style-name="ce57" office:value-type="string">
            <text:p>Название</text:p>
          </table:table-cell>
          <table:table-cell table:style-name="ce63" office:value-type="string">
            <text:p>meat</text:p>
          </table:table-cell>
          <table:table-cell table:style-name="ce63" office:value-type="string">
            <text:p>pasta</text:p>
          </table:table-cell>
          <table:table-cell table:style-name="ce63" office:value-type="string">
            <text:p>pumpkin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milk</text:p>
          </table:table-cell>
          <table:table-cell table:style-name="ce63" office:value-type="string">
            <text:p>pineapple</text:p>
          </table:table-cell>
          <table:table-cell table:style-name="ce68"/>
          <table:table-cell/>
          <table:table-cell table:style-name="ce72" office:value-type="string">
            <text:p>Название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Squash with Tomato Sauce</text:p>
          </table:table-cell>
          <table:table-cell table:number-columns-repeated="2" table:style-name="ce64"/>
          <table:table-cell table:style-name="ce65" office:value-type="float" office:value="8">
            <text:p>8</text:p>
          </table:table-cell>
          <table:table-cell table:style-name="ce65" office:value-type="float" office:value="5">
            <text:p>5</text:p>
          </table:table-cell>
          <table:table-cell table:number-columns-repeated="2" table:style-name="ce65"/>
          <table:table-cell table:style-name="ce69" table:formula="oooc:=SUM([.B3:.G3])" office:value-type="float" office:value="13">
            <text:p>13</text:p>
          </table:table-cell>
          <table:table-cell/>
          <table:table-cell table:style-name="ce58" table:formula="oooc:=[.A3]" office:value-type="string" office:string-value="Squash with Tomato Sauce">
            <text:p>Squash with Tomato Sauce</text:p>
          </table:table-cell>
          <table:table-cell table:number-columns-repeated="6" table:style-name="ce76"/>
          <table:table-cell table:style-name="ce76" office:value-type="float" office:value="3">
            <text:p>3</text:p>
          </table:table-cell>
          <table:table-cell table:number-columns-repeated="2" table:style-name="ce76"/>
          <table:table-cell table:style-name="ce76" office:value-type="float" office:value="2">
            <text:p>2</text:p>
          </table:table-cell>
          <table:table-cell table:style-name="ce80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Chicken Squash Stir-Fry</text:p>
          </table:table-cell>
          <table:table-cell table:style-name="ce64" office:value-type="float" office:value="5">
            <text:p>5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number-columns-repeated="3" table:style-name="ce65"/>
          <table:table-cell table:style-name="ce69" table:formula="oooc:=SUM([.B4:.G4])" office:value-type="float" office:value="13">
            <text:p>13</text:p>
          </table:table-cell>
          <table:table-cell/>
          <table:table-cell table:style-name="ce58" table:formula="oooc:=[.A4]" office:value-type="string" office:string-value="Chicken Squash Stir-Fry">
            <text:p>Chicken Squash Stir-Fry</text:p>
          </table:table-cell>
          <table:table-cell table:number-columns-repeated="4" table:style-name="ce76"/>
          <table:table-cell table:style-name="ce76" office:value-type="float" office:value="3">
            <text:p>3</text:p>
          </table:table-cell>
          <table:table-cell table:number-columns-repeated="2" table:style-name="ce76"/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0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59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asta with Tomato Sauce</text:p>
          </table:table-cell>
          <table:table-cell table:style-name="ce65"/>
          <table:table-cell table:style-name="ce64" office:value-type="float" office:value="7">
            <text:p>7</text:p>
          </table:table-cell>
          <table:table-cell table:style-name="ce65"/>
          <table:table-cell table:style-name="ce65" office:value-type="float" office:value="6">
            <text:p>6</text:p>
          </table:table-cell>
          <table:table-cell table:style-name="ce65"/>
          <table:table-cell table:style-name="ce64"/>
          <table:table-cell table:style-name="ce69" table:formula="oooc:=SUM([.B5:.G5])" office:value-type="float" office:value="13">
            <text:p>13</text:p>
          </table:table-cell>
          <table:table-cell/>
          <table:table-cell table:style-name="ce58" table:formula="oooc:=[.A5]" office:value-type="string" office:string-value="Pasta with Tomato Sauce">
            <text:p>Pasta with Tomato Sauce</text:p>
          </table:table-cell>
          <table:table-cell table:number-columns-repeated="5" table:style-name="ce76"/>
          <table:table-cell table:style-name="ce76" office:value-type="float" office:value="3">
            <text:p>3</text:p>
          </table:table-cell>
          <table:table-cell table:style-name="ce76" office:value-type="float" office:value="2">
            <text:p>2</text:p>
          </table:table-cell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style-name="ce80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Tomato Salad</text:p>
          </table:table-cell>
          <table:table-cell table:number-columns-repeated="3" table:style-name="ce65"/>
          <table:table-cell table:style-name="ce64" office:value-type="float" office:value="6">
            <text:p>6</text:p>
          </table:table-cell>
          <table:table-cell table:style-name="ce64"/>
          <table:table-cell table:style-name="ce65" office:value-type="float" office:value="7">
            <text:p>7</text:p>
          </table:table-cell>
          <table:table-cell table:style-name="ce69" table:formula="oooc:=SUM([.B6:.G6])" office:value-type="float" office:value="13">
            <text:p>13</text:p>
          </table:table-cell>
          <table:table-cell/>
          <table:table-cell table:style-name="ce58" table:formula="oooc:=[.A6]" office:value-type="string" office:string-value="Pineapple Tomato Salad">
            <text:p>Pineapple Tomato Salad</text:p>
          </table:table-cell>
          <table:table-cell table:style-name="ce76"/>
          <table:table-cell table:style-name="ce76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number-columns-repeated="4" table:style-name="ce76"/>
          <table:table-cell table:style-name="ce80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aribbean Spice Chicken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number-columns-repeated="3" table:style-name="ce65"/>
          <table:table-cell table:style-name="ce64" office:value-type="float" office:value="5">
            <text:p>5</text:p>
          </table:table-cell>
          <table:table-cell table:style-name="ce69" table:formula="oooc:=SUM([.B7:.G7])" office:value-type="float" office:value="13">
            <text:p>13</text:p>
          </table:table-cell>
          <table:table-cell/>
          <table:table-cell table:style-name="ce58" table:formula="oooc:=[.A7]" office:value-type="string" office:string-value="Caribbean Spice Chicken">
            <text:p>Caribbean Spice Chicken</text:p>
          </table:table-cell>
          <table:table-cell table:number-columns-repeated="2" table:style-name="ce76"/>
          <table:table-cell table:style-name="ce76" office:value-type="float" office:value="3">
            <text:p>3</text:p>
          </table:table-cell>
          <table:table-cell table:number-columns-repeated="3" table:style-name="ce76" office:value-type="float" office:value="1">
            <text:p>1</text:p>
          </table:table-cell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style-name="ce76"/>
          <table:table-cell table:style-name="ce80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rispy Baked Chicken</text:p>
          </table:table-cell>
          <table:table-cell table:style-name="ce64" office:value-type="float" office:value="8">
            <text:p>8</text:p>
          </table:table-cell>
          <table:table-cell table:number-columns-repeated="3" table:style-name="ce65"/>
          <table:table-cell table:style-name="ce64" office:value-type="float" office:value="5">
            <text:p>5</text:p>
          </table:table-cell>
          <table:table-cell table:style-name="ce64"/>
          <table:table-cell table:style-name="ce69" table:formula="oooc:=SUM([.B8:.G8])" office:value-type="float" office:value="13">
            <text:p>13</text:p>
          </table:table-cell>
          <table:table-cell/>
          <table:table-cell table:style-name="ce58" table:formula="oooc:=[.A8]" office:value-type="string" office:string-value="Crispy Baked Chicken">
            <text:p>Crispy Baked Chicken</text:p>
          </table:table-cell>
          <table:table-cell table:number-columns-repeated="3" table:style-name="ce77"/>
          <table:table-cell table:style-name="ce77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number-columns-repeated="2" table:style-name="ce77"/>
          <table:table-cell table:number-columns-repeated="2"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80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Lasagna</text:p>
          </table:table-cell>
          <table:table-cell table:style-name="ce65"/>
          <table:table-cell table:style-name="ce64" office:value-type="float" office:value="6">
            <text:p>6</text:p>
          </table:table-cell>
          <table:table-cell table:number-columns-repeated="2" table:style-name="ce64"/>
          <table:table-cell table:number-columns-repeated="2" table:style-name="ce65" office:value-type="float" office:value="6">
            <text:p>6</text:p>
          </table:table-cell>
          <table:table-cell table:style-name="ce69" table:formula="oooc:=SUM([.B9:.G9])" office:value-type="float" office:value="18">
            <text:p>18</text:p>
          </table:table-cell>
          <table:table-cell/>
          <table:table-cell table:style-name="ce58" table:formula="oooc:=[.A9]" office:value-type="string" office:string-value="Pineapple Lasagna">
            <text:p>Pineapple Lasagna</text:p>
          </table:table-cell>
          <table:table-cell table:number-columns-repeated="3" table:style-name="ce76"/>
          <table:table-cell table:style-name="ce76" office:value-type="float" office:value="2">
            <text:p>2</text:p>
          </table:table-cell>
          <table:table-cell table:number-columns-repeated="3" table:style-name="ce7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/>
          <table:table-cell table:style-name="ce80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Hubbard Squash Soup Du Jour</text:p>
          </table:table-cell>
          <table:table-cell table:style-name="ce64" office:value-type="float" office:value="4">
            <text:p>4</text:p>
          </table:table-cell>
          <table:table-cell table:style-name="ce64"/>
          <table:table-cell table:style-name="ce64" office:value-type="float" office:value="8">
            <text:p>8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4"/>
          <table:table-cell table:style-name="ce69" table:formula="oooc:=SUM([.B10:.G10])" office:value-type="float" office:value="18">
            <text:p>18</text:p>
          </table:table-cell>
          <table:table-cell/>
          <table:table-cell table:style-name="ce58" table:formula="oooc:=[.A10]" office:value-type="string" office:string-value="Hubbard Squash Soup Du Jour">
            <text:p>Hubbard Squash Soup Du Jour</text:p>
          </table:table-cell>
          <table:table-cell table:number-columns-repeated="4" table:style-name="ce76"/>
          <table:table-cell table:style-name="ce76" office:value-type="float" office:value="5">
            <text:p>5</text:p>
          </table:table-cell>
          <table:table-cell table:style-name="ce76"/>
          <table:table-cell table:number-columns-repeated="3" table:style-name="ce76" office:value-type="float" office:value="1">
            <text:p>1</text:p>
          </table:table-cell>
          <table:table-cell table:style-name="ce76"/>
          <table:table-cell table:style-name="ce80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rilled Meat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5"/>
          <table:table-cell table:style-name="ce64" office:value-type="float" office:value="5">
            <text:p>5</text:p>
          </table:table-cell>
          <table:table-cell table:style-name="ce64"/>
          <table:table-cell table:style-name="ce64" office:value-type="float" office:value="5">
            <text:p>5</text:p>
          </table:table-cell>
          <table:table-cell table:style-name="ce69" table:formula="oooc:=SUM([.B11:.G11])" office:value-type="float" office:value="18">
            <text:p>18</text:p>
          </table:table-cell>
          <table:table-cell/>
          <table:table-cell table:style-name="ce58" table:formula="oooc:=[.A11]" office:value-type="string" office:string-value="Grilled Meat">
            <text:p>Grilled Meat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number-columns-repeated="3" table:style-name="ce76"/>
          <table:table-cell table:style-name="ce76" office:value-type="float" office:value="3">
            <text:p>3</text:p>
          </table:table-cell>
          <table:table-cell table:number-columns-repeated="4" table:style-name="ce76"/>
          <table:table-cell table:style-name="ce80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Spaghetti with Turkey Meat Sauce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4" office:value-type="float" office:value="5">
            <text:p>5</text:p>
          </table:table-cell>
          <table:table-cell table:number-columns-repeated="2" table:style-name="ce64"/>
          <table:table-cell table:style-name="ce69" table:formula="oooc:=SUM([.B12:.G12])" office:value-type="float" office:value="18">
            <text:p>18</text:p>
          </table:table-cell>
          <table:table-cell/>
          <table:table-cell table:style-name="ce58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77"/>
          <table:table-cell table:style-name="ce77" office:value-type="float" office:value="3">
            <text:p>3</text:p>
          </table:table-cell>
          <table:table-cell table:number-columns-repeated="2" table:style-name="ce77"/>
          <table:table-cell table:style-name="ce77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number-columns-repeated="2" table:style-name="ce77"/>
          <table:table-cell table:style-name="ce77" office:value-type="float" office:value="2">
            <text:p>2</text:p>
          </table:table-cell>
          <table:table-cell table:style-name="ce80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asta Casseroule</text:p>
          </table:table-cell>
          <table:table-cell table:style-name="ce65" office:value-type="float" office:value="5">
            <text:p>5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5"/>
          <table:table-cell table:style-name="ce64"/>
          <table:table-cell table:style-name="ce69" table:formula="oooc:=SUM([.B13:.G13])" office:value-type="float" office:value="22">
            <text:p>22</text:p>
          </table:table-cell>
          <table:table-cell/>
          <table:table-cell table:style-name="ce58" table:formula="oooc:=[.A13]" office:value-type="string" office:string-value="Chicken Pasta Casseroule">
            <text:p>Chicken Pasta Casseroule</text:p>
          </table:table-cell>
          <table:table-cell table:number-columns-repeated="6" table:style-name="ce76"/>
          <table:table-cell table:style-name="ce76" office:value-type="float" office:value="2">
            <text:p>2</text:p>
          </table:table-cell>
          <table:table-cell table:number-columns-repeated="2" table:style-name="ce76"/>
          <table:table-cell table:style-name="ce76" office:value-type="float" office:value="5">
            <text:p>5</text:p>
          </table:table-cell>
          <table:table-cell table:style-name="ce80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ineapple Pasta Pockets</text:p>
          </table:table-cell>
          <table:table-cell table:style-name="ce66" office:value-type="float" office:value="4">
            <text:p>4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6"/>
          <table:table-cell table:style-name="ce64" office:value-type="float" office:value="6">
            <text:p>6</text:p>
          </table:table-cell>
          <table:table-cell table:style-name="ce64" office:value-type="float" office:value="4">
            <text:p>4</text:p>
          </table:table-cell>
          <table:table-cell table:style-name="ce69" table:formula="oooc:=SUM([.B14:.G14])" office:value-type="float" office:value="22">
            <text:p>22</text:p>
          </table:table-cell>
          <table:table-cell/>
          <table:table-cell table:style-name="ce58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77"/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/>
          <table:table-cell table:style-name="ce80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9"/>
          <table:table-cell table:style-name="ce59" table:formula="oooc:=SUM([.B3:.B14])" office:value-type="float" office:value="47">
            <text:p>47</text:p>
          </table:table-cell>
          <table:table-cell table:style-name="ce59" table:formula="oooc:=SUM([.C3:.C14])" office:value-type="float" office:value="37">
            <text:p>37</text:p>
          </table:table-cell>
          <table:table-cell table:style-name="ce59" table:formula="oooc:=SUM([.D3:.D14])" office:value-type="float" office:value="28">
            <text:p>28</text:p>
          </table:table-cell>
          <table:table-cell table:style-name="ce59" table:formula="oooc:=SUM([.E3:.E14])" office:value-type="float" office:value="32">
            <text:p>32</text:p>
          </table:table-cell>
          <table:table-cell table:style-name="ce59" table:formula="oooc:=SUM([.F3:.F14])" office:value-type="float" office:value="23">
            <text:p>23</text:p>
          </table:table-cell>
          <table:table-cell table:style-name="ce59" table:formula="oooc:=SUM([.G3:.G14])" office:value-type="float" office:value="27">
            <text:p>27</text:p>
          </table:table-cell>
          <table:table-cell table:style-name="ce70" table:formula="oooc:=SUM([.H3:.H14])/(12)" office:value-type="float" office:value="16.1666666666667">
            <text:p>16,17</text:p>
          </table:table-cell>
          <table:table-cell/>
          <table:table-cell table:style-name="ce73" office:value-type="string">
            <text:p>total recipes</text:p>
          </table:table-cell>
          <table:table-cell table:style-name="ce7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7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80"/>
          <table:table-cell table:number-columns-repeated="235"/>
        </table:table-row>
        <table:table-row table:style-name="ro9">
          <table:table-cell table:number-columns-repeated="9"/>
          <table:table-cell table:style-name="ce74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9" table:formula="oooc:=IF([.K17]=[.K15];1;0)" office:value-type="float" office:value="1">
            <text:p>1</text:p>
          </table:table-cell>
          <table:table-cell table:style-name="ce79" table:formula="oooc:=IF([.L17]=[.L15];1;0)" office:value-type="float" office:value="1">
            <text:p>1</text:p>
          </table:table-cell>
          <table:table-cell table:style-name="ce79" table:formula="oooc:=IF([.M17]=[.M15];1;0)" office:value-type="float" office:value="1">
            <text:p>1</text:p>
          </table:table-cell>
          <table:table-cell table:style-name="ce79" table:formula="oooc:=IF([.N17]=[.N15];1;0)" office:value-type="float" office:value="1">
            <text:p>1</text:p>
          </table:table-cell>
          <table:table-cell table:style-name="ce79" table:formula="oooc:=IF([.O17]=[.O15];1;0)" office:value-type="float" office:value="1">
            <text:p>1</text:p>
          </table:table-cell>
          <table:table-cell table:style-name="ce79" table:formula="oooc:=IF([.P17]=[.P15];1;0)" office:value-type="float" office:value="1">
            <text:p>1</text:p>
          </table:table-cell>
          <table:table-cell table:style-name="ce79" table:formula="oooc:=IF([.Q17]=[.Q15];1;0)" office:value-type="float" office:value="1">
            <text:p>1</text:p>
          </table:table-cell>
          <table:table-cell table:style-name="ce79" table:formula="oooc:=IF([.R17]=[.R15];1;0)" office:value-type="float" office:value="1">
            <text:p>1</text:p>
          </table:table-cell>
          <table:table-cell table:style-name="ce79" table:formula="oooc:=IF([.S17]=[.S15];1;0)" office:value-type="float" office:value="1">
            <text:p>1</text:p>
          </table:table-cell>
          <table:table-cell table:style-name="ce7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1">
            <text:p>1</text:p>
          </table:table-cell>
          <table:table-cell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2">
            <text:p>2</text:p>
          </table:table-cell>
          <table:table-cell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1">
            <text:p>1</text:p>
          </table:table-cell>
          <table:table-cell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2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5" office:value-type="string">
            <text:p>meat</text:p>
          </table:table-cell>
          <table:table-cell table:style-name="ce76" table:formula="oooc:=SUMPRODUCT([.B3:.B14];[.K3:.K14])" office:value-type="float" office:value="8">
            <text:p>8</text:p>
          </table:table-cell>
          <table:table-cell table:style-name="ce76" table:formula="oooc:=SUMPRODUCT([.B3:.B14];[.L3:.L14])" office:value-type="float" office:value="16">
            <text:p>16</text:p>
          </table:table-cell>
          <table:table-cell table:style-name="ce76" table:formula="oooc:=SUMPRODUCT([.B3:.B14];[.M3:.M14])" office:value-type="float" office:value="39">
            <text:p>39</text:p>
          </table:table-cell>
          <table:table-cell table:style-name="ce76" table:formula="oooc:=SUMPRODUCT([.B3:.B14];[.N3:.N14])" office:value-type="float" office:value="24">
            <text:p>24</text:p>
          </table:table-cell>
          <table:table-cell table:style-name="ce76" table:formula="oooc:=SUMPRODUCT([.B3:.B14];[.O3:.O14])" office:value-type="float" office:value="51">
            <text:p>51</text:p>
          </table:table-cell>
          <table:table-cell table:style-name="ce76" table:formula="oooc:=SUMPRODUCT([.B3:.B14];[.P3:.P14])" office:value-type="float" office:value="47">
            <text:p>47</text:p>
          </table:table-cell>
          <table:table-cell table:style-name="ce76" table:formula="oooc:=SUMPRODUCT([.B3:.B14];[.Q3:.Q14])" office:value-type="float" office:value="19">
            <text:p>19</text:p>
          </table:table-cell>
          <table:table-cell table:style-name="ce76" table:formula="oooc:=SUMPRODUCT([.B3:.B14];[.R3:.R14])" office:value-type="float" office:value="38">
            <text:p>38</text:p>
          </table:table-cell>
          <table:table-cell table:style-name="ce76" table:formula="oooc:=SUMPRODUCT([.B3:.B14];[.S3:.S14])" office:value-type="float" office:value="55">
            <text:p>55</text:p>
          </table:table-cell>
          <table:table-cell table:style-name="ce76" table:formula="oooc:=SUMPRODUCT([.B3:.B14];[.T3:.T14])" office:value-type="float" office:value="64">
            <text:p>64</text:p>
          </table:table-cell>
          <table:table-cell table:style-name="ce80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pasta</text:p>
          </table:table-cell>
          <table:table-cell table:style-name="ce76" table:formula="oooc:=SUMPRODUCT([.C3:.C14];[.K3:.K14])" office:value-type="float" office:value="0">
            <text:p>0</text:p>
          </table:table-cell>
          <table:table-cell table:style-name="ce76" table:formula="oooc:=SUMPRODUCT([.C3:.C14];[.L3:.L14])" office:value-type="float" office:value="0">
            <text:p>0</text:p>
          </table:table-cell>
          <table:table-cell table:style-name="ce76" table:formula="oooc:=SUMPRODUCT([.C3:.C14];[.M3:.M14])" office:value-type="float" office:value="24">
            <text:p>24</text:p>
          </table:table-cell>
          <table:table-cell table:style-name="ce76" table:formula="oooc:=SUMPRODUCT([.C3:.C14];[.N3:.N14])" office:value-type="float" office:value="12">
            <text:p>12</text:p>
          </table:table-cell>
          <table:table-cell table:style-name="ce76" table:formula="oooc:=SUMPRODUCT([.C3:.C14];[.O3:.O14])" office:value-type="float" office:value="0">
            <text:p>0</text:p>
          </table:table-cell>
          <table:table-cell table:style-name="ce76" table:formula="oooc:=SUMPRODUCT([.C3:.C14];[.P3:.P14])" office:value-type="float" office:value="45">
            <text:p>45</text:p>
          </table:table-cell>
          <table:table-cell table:style-name="ce76" table:formula="oooc:=SUMPRODUCT([.C3:.C14];[.Q3:.Q14])" office:value-type="float" office:value="38">
            <text:p>38</text:p>
          </table:table-cell>
          <table:table-cell table:style-name="ce76" table:formula="oooc:=SUMPRODUCT([.C3:.C14];[.R3:.R14])" office:value-type="float" office:value="22">
            <text:p>22</text:p>
          </table:table-cell>
          <table:table-cell table:style-name="ce76" table:formula="oooc:=SUMPRODUCT([.C3:.C14];[.S3:.S14])" office:value-type="float" office:value="36">
            <text:p>36</text:p>
          </table:table-cell>
          <table:table-cell table:style-name="ce76" table:formula="oooc:=SUMPRODUCT([.C3:.C14];[.T3:.T14])" office:value-type="float" office:value="63">
            <text:p>63</text:p>
          </table:table-cell>
          <table:table-cell table:style-name="ce80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pumpkin</text:p>
          </table:table-cell>
          <table:table-cell table:style-name="ce76" table:formula="oooc:=SUMPRODUCT([.D3:.D14];[.K3:.K14])" office:value-type="float" office:value="0">
            <text:p>0</text:p>
          </table:table-cell>
          <table:table-cell table:style-name="ce76" table:formula="oooc:=SUMPRODUCT([.D3:.D14];[.L3:.L14])" office:value-type="float" office:value="0">
            <text:p>0</text:p>
          </table:table-cell>
          <table:table-cell table:style-name="ce76" table:formula="oooc:=SUMPRODUCT([.D3:.D14];[.M3:.M14])" office:value-type="float" office:value="0">
            <text:p>0</text:p>
          </table:table-cell>
          <table:table-cell table:style-name="ce76" table:formula="oooc:=SUMPRODUCT([.D3:.D14];[.N3:.N14])" office:value-type="float" office:value="0">
            <text:p>0</text:p>
          </table:table-cell>
          <table:table-cell table:style-name="ce76" table:formula="oooc:=SUMPRODUCT([.D3:.D14];[.O3:.O14])" office:value-type="float" office:value="64">
            <text:p>64</text:p>
          </table:table-cell>
          <table:table-cell table:style-name="ce76" table:formula="oooc:=SUMPRODUCT([.D3:.D14];[.P3:.P14])" office:value-type="float" office:value="0">
            <text:p>0</text:p>
          </table:table-cell>
          <table:table-cell table:style-name="ce76" table:formula="oooc:=SUMPRODUCT([.D3:.D14];[.Q3:.Q14])" office:value-type="float" office:value="40">
            <text:p>40</text:p>
          </table:table-cell>
          <table:table-cell table:style-name="ce76" table:formula="oooc:=SUMPRODUCT([.D3:.D14];[.R3:.R14])" office:value-type="float" office:value="24">
            <text:p>24</text:p>
          </table:table-cell>
          <table:table-cell table:style-name="ce76" table:formula="oooc:=SUMPRODUCT([.D3:.D14];[.S3:.S14])" office:value-type="float" office:value="32">
            <text:p>32</text:p>
          </table:table-cell>
          <table:table-cell table:style-name="ce76" table:formula="oooc:=SUMPRODUCT([.D3:.D14];[.T3:.T14])" office:value-type="float" office:value="44">
            <text:p>44</text:p>
          </table:table-cell>
          <table:table-cell table:style-name="ce80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tomato</text:p>
          </table:table-cell>
          <table:table-cell table:style-name="ce76" table:formula="oooc:=SUMPRODUCT([.E3:.E14];[.K3:.K14])" office:value-type="float" office:value="5">
            <text:p>5</text:p>
          </table:table-cell>
          <table:table-cell table:style-name="ce76" table:formula="oooc:=SUMPRODUCT([.E3:.E14];[.L3:.L14])" office:value-type="float" office:value="40">
            <text:p>40</text:p>
          </table:table-cell>
          <table:table-cell table:style-name="ce76" table:formula="oooc:=SUMPRODUCT([.E3:.E14];[.M3:.M14])" office:value-type="float" office:value="27">
            <text:p>27</text:p>
          </table:table-cell>
          <table:table-cell table:style-name="ce76" table:formula="oooc:=SUMPRODUCT([.E3:.E14];[.N3:.N14])" office:value-type="float" office:value="0">
            <text:p>0</text:p>
          </table:table-cell>
          <table:table-cell table:style-name="ce76" table:formula="oooc:=SUMPRODUCT([.E3:.E14];[.O3:.O14])" office:value-type="float" office:value="0">
            <text:p>0</text:p>
          </table:table-cell>
          <table:table-cell table:style-name="ce76" table:formula="oooc:=SUMPRODUCT([.E3:.E14];[.P3:.P14])" office:value-type="float" office:value="54">
            <text:p>54</text:p>
          </table:table-cell>
          <table:table-cell table:style-name="ce76" table:formula="oooc:=SUMPRODUCT([.E3:.E14];[.Q3:.Q14])" office:value-type="float" office:value="42">
            <text:p>42</text:p>
          </table:table-cell>
          <table:table-cell table:style-name="ce76" table:formula="oooc:=SUMPRODUCT([.E3:.E14];[.R3:.R14])" office:value-type="float" office:value="0">
            <text:p>0</text:p>
          </table:table-cell>
          <table:table-cell table:style-name="ce76" table:formula="oooc:=SUMPRODUCT([.E3:.E14];[.S3:.S14])" office:value-type="float" office:value="0">
            <text:p>0</text:p>
          </table:table-cell>
          <table:table-cell table:style-name="ce76" table:formula="oooc:=SUMPRODUCT([.E3:.E14];[.T3:.T14])" office:value-type="float" office:value="51">
            <text:p>51</text:p>
          </table:table-cell>
          <table:table-cell table:style-name="ce80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milk</text:p>
          </table:table-cell>
          <table:table-cell table:style-name="ce76" table:formula="oooc:=SUMPRODUCT([.F3:.F14];[.K3:.K14])" office:value-type="float" office:value="0">
            <text:p>0</text:p>
          </table:table-cell>
          <table:table-cell table:style-name="ce76" table:formula="oooc:=SUMPRODUCT([.F3:.F14];[.L3:.L14])" office:value-type="float" office:value="0">
            <text:p>0</text:p>
          </table:table-cell>
          <table:table-cell table:style-name="ce76" table:formula="oooc:=SUMPRODUCT([.F3:.F14];[.M3:.M14])" office:value-type="float" office:value="0">
            <text:p>0</text:p>
          </table:table-cell>
          <table:table-cell table:style-name="ce76" table:formula="oooc:=SUMPRODUCT([.F3:.F14];[.N3:.N14])" office:value-type="float" office:value="22">
            <text:p>22</text:p>
          </table:table-cell>
          <table:table-cell table:style-name="ce76" table:formula="oooc:=SUMPRODUCT([.F3:.F14];[.O3:.O14])" office:value-type="float" office:value="35">
            <text:p>35</text:p>
          </table:table-cell>
          <table:table-cell table:style-name="ce76" table:formula="oooc:=SUMPRODUCT([.F3:.F14];[.P3:.P14])" office:value-type="float" office:value="0">
            <text:p>0</text:p>
          </table:table-cell>
          <table:table-cell table:style-name="ce76" table:formula="oooc:=SUMPRODUCT([.F3:.F14];[.Q3:.Q14])" office:value-type="float" office:value="6">
            <text:p>6</text:p>
          </table:table-cell>
          <table:table-cell table:style-name="ce76" table:formula="oooc:=SUMPRODUCT([.F3:.F14];[.R3:.R14])" office:value-type="float" office:value="34">
            <text:p>34</text:p>
          </table:table-cell>
          <table:table-cell table:style-name="ce76" table:formula="oooc:=SUMPRODUCT([.F3:.F14];[.S3:.S14])" office:value-type="float" office:value="46">
            <text:p>46</text:p>
          </table:table-cell>
          <table:table-cell table:style-name="ce76" table:formula="oooc:=SUMPRODUCT([.F3:.F14];[.T3:.T14])" office:value-type="float" office:value="15">
            <text:p>15</text:p>
          </table:table-cell>
          <table:table-cell table:style-name="ce80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pineapple</text:p>
          </table:table-cell>
          <table:table-cell table:style-name="ce76" table:formula="oooc:=SUMPRODUCT([.G3:.G14];[.K3:.K14])" office:value-type="float" office:value="5">
            <text:p>5</text:p>
          </table:table-cell>
          <table:table-cell table:style-name="ce76" table:formula="oooc:=SUMPRODUCT([.G3:.G14];[.L3:.L14])" office:value-type="float" office:value="45">
            <text:p>45</text:p>
          </table:table-cell>
          <table:table-cell table:style-name="ce76" table:formula="oooc:=SUMPRODUCT([.G3:.G14];[.M3:.M14])" office:value-type="float" office:value="29">
            <text:p>29</text:p>
          </table:table-cell>
          <table:table-cell table:style-name="ce76" table:formula="oooc:=SUMPRODUCT([.G3:.G14];[.N3:.N14])" office:value-type="float" office:value="17">
            <text:p>17</text:p>
          </table:table-cell>
          <table:table-cell table:style-name="ce76" table:formula="oooc:=SUMPRODUCT([.G3:.G14];[.O3:.O14])" office:value-type="float" office:value="5">
            <text:p>5</text:p>
          </table:table-cell>
          <table:table-cell table:style-name="ce76" table:formula="oooc:=SUMPRODUCT([.G3:.G14];[.P3:.P14])" office:value-type="float" office:value="27">
            <text:p>27</text:p>
          </table:table-cell>
          <table:table-cell table:style-name="ce76" table:formula="oooc:=SUMPRODUCT([.G3:.G14];[.Q3:.Q14])" office:value-type="float" office:value="0">
            <text:p>0</text:p>
          </table:table-cell>
          <table:table-cell table:style-name="ce76" table:formula="oooc:=SUMPRODUCT([.G3:.G14];[.R3:.R14])" office:value-type="float" office:value="14">
            <text:p>14</text:p>
          </table:table-cell>
          <table:table-cell table:style-name="ce76" table:formula="oooc:=SUMPRODUCT([.G3:.G14];[.S3:.S14])" office:value-type="float" office:value="29">
            <text:p>29</text:p>
          </table:table-cell>
          <table:table-cell table:style-name="ce76" table:formula="oooc:=SUMPRODUCT([.G3:.G14];[.T3:.T14])" office:value-type="float" office:value="0">
            <text:p>0</text:p>
          </table:table-cell>
          <table:table-cell table:style-name="ce80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80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80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80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80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80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80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80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80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80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80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target</text:p>
          </table:table-cell>
          <table:table-cell table:number-columns-repeated="2" table:style-name="ce81" office:value-type="float" office:value="3">
            <text:p>3</text:p>
          </table:table-cell>
          <table:table-cell table:number-columns-repeated="4" table:style-name="ce81" office:value-type="float" office:value="4">
            <text:p>4</text:p>
          </table:table-cell>
          <table:table-cell table:number-columns-repeated="4" table:style-name="ce81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9" table:formula="oooc:=IF([.K27]=[.K26];1;0)" office:value-type="float" office:value="1">
            <text:p>1</text:p>
          </table:table-cell>
          <table:table-cell table:style-name="ce79" table:formula="oooc:=IF([.L27]=[.L26];1;0)" office:value-type="float" office:value="1">
            <text:p>1</text:p>
          </table:table-cell>
          <table:table-cell table:style-name="ce79" table:formula="oooc:=IF([.M27]=[.M26];1;0)" office:value-type="float" office:value="1">
            <text:p>1</text:p>
          </table:table-cell>
          <table:table-cell table:style-name="ce79" table:formula="oooc:=IF([.N27]=[.N26];1;0)" office:value-type="float" office:value="1">
            <text:p>1</text:p>
          </table:table-cell>
          <table:table-cell table:style-name="ce79" table:formula="oooc:=IF([.O27]=[.O26];1;0)" office:value-type="float" office:value="1">
            <text:p>1</text:p>
          </table:table-cell>
          <table:table-cell table:style-name="ce79" table:formula="oooc:=IF([.P27]=[.P26];1;0)" office:value-type="float" office:value="1">
            <text:p>1</text:p>
          </table:table-cell>
          <table:table-cell table:style-name="ce79" table:formula="oooc:=IF([.Q27]=[.Q26];1;0)" office:value-type="float" office:value="1">
            <text:p>1</text:p>
          </table:table-cell>
          <table:table-cell table:style-name="ce79" table:formula="oooc:=IF([.R27]=[.R26];1;0)" office:value-type="float" office:value="1">
            <text:p>1</text:p>
          </table:table-cell>
          <table:table-cell table:style-name="ce79" table:formula="oooc:=IF([.S27]=[.S26];1;0)" office:value-type="float" office:value="1">
            <text:p>1</text:p>
          </table:table-cell>
          <table:table-cell table:style-name="ce7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number-columns-repeated="25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83" table:formula="oooc:=IF((SUM([.K3:.K3])=0)  AND  ([.L3]&gt;0);&quot;'&quot;&amp;[.J3]&amp;&quot;', &quot;;&quot;&quot;)&amp;IF((SUM([.K4:.K4])=0)  AND  ([.L4]&gt;0);&quot;'&quot;&amp;[.J4]&amp;&quot;', &quot;;&quot;&quot;)&amp;IF((SUM([.K5:.K5])=0)  AND  ([.L5]&gt;0);&quot;'&quot;&amp;[.J5]&amp;&quot;', &quot;;&quot;&quot;)&amp;IF((SUM([.K6:.K6])=0)  AND  ([.L6]&gt;0);&quot;'&quot;&amp;[.J6]&amp;&quot;', &quot;;&quot;&quot;)&amp;IF((SUM([.K7:.K7])=0)  AND  ([.L7]&gt;0);&quot;'&quot;&amp;[.J7]&amp;&quot;', &quot;;&quot;&quot;)&amp;IF((SUM([.K8:.K8])=0)  AND  ([.L8]&gt;0);&quot;'&quot;&amp;[.J8]&amp;&quot;', &quot;;&quot;&quot;)&amp;IF((SUM([.K9:.K9])=0)  AND  ([.L9]&gt;0);&quot;'&quot;&amp;[.J9]&amp;&quot;', &quot;;&quot;&quot;)&amp;IF((SUM([.K10:.K10])=0)  AND  ([.L10]&gt;0);&quot;'&quot;&amp;[.J10]&amp;&quot;', &quot;;&quot;&quot;)&amp;IF((SUM([.K11:.K11])=0)  AND  ([.L11]&gt;0);&quot;'&quot;&amp;[.J11]&amp;&quot;', &quot;;&quot;&quot;)&amp;IF((SUM([.K12:.K12])=0)  AND  ([.L12]&gt;0);&quot;'&quot;&amp;[.J12]&amp;&quot;', &quot;;&quot;&quot;)&amp;IF((SUM([.K13:.K13])=0)  AND  ([.L13]&gt;0);&quot;'&quot;&amp;[.J13]&amp;&quot;', &quot;;&quot;&quot;)&amp;IF((SUM([.K14:.K14])=0)  AND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61" table:formula="oooc:=IF((SUM([.K3:.L3])=0)  AND  ([.M3]&gt;0);&quot;'&quot;&amp;[.J3]&amp;&quot;', &quot;;&quot;&quot;)&amp;IF((SUM([.K4:.L4])=0)  AND  ([.M4]&gt;0);&quot;'&quot;&amp;[.J4]&amp;&quot;', &quot;;&quot;&quot;)&amp;IF((SUM([.K5:.L5])=0)  AND  ([.M5]&gt;0);&quot;'&quot;&amp;[.J5]&amp;&quot;', &quot;;&quot;&quot;)&amp;IF((SUM([.K6:.L6])=0)  AND  ([.M6]&gt;0);&quot;'&quot;&amp;[.J6]&amp;&quot;', &quot;;&quot;&quot;)&amp;IF((SUM([.K7:.L7])=0)  AND  ([.M7]&gt;0);&quot;'&quot;&amp;[.J7]&amp;&quot;', &quot;;&quot;&quot;)&amp;IF((SUM([.K8:.L8])=0)  AND  ([.M8]&gt;0);&quot;'&quot;&amp;[.J8]&amp;&quot;', &quot;;&quot;&quot;)&amp;IF((SUM([.K9:.L9])=0)  AND  ([.M9]&gt;0);&quot;'&quot;&amp;[.J9]&amp;&quot;', &quot;;&quot;&quot;)&amp;IF((SUM([.K10:.L10])=0)  AND  ([.M10]&gt;0);&quot;'&quot;&amp;[.J10]&amp;&quot;', &quot;;&quot;&quot;)&amp;IF((SUM([.K11:.L11])=0)  AND  ([.M11]&gt;0);&quot;'&quot;&amp;[.J11]&amp;&quot;', &quot;;&quot;&quot;)&amp;IF((SUM([.K12:.L12])=0)  AND  ([.M12]&gt;0);&quot;'&quot;&amp;[.J12]&amp;&quot;', &quot;;&quot;&quot;)&amp;IF((SUM([.K13:.L13])=0)  AND  ([.M13]&gt;0);&quot;'&quot;&amp;[.J13]&amp;&quot;', &quot;;&quot;&quot;)&amp;IF((SUM([.K14:.L14])=0)  AND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61" table:formula="oooc:=IF((SUM([.K3:.M3])=0)  AND  ([.N3]&gt;0);&quot;'&quot;&amp;[.J3]&amp;&quot;', &quot;;&quot;&quot;)&amp;IF((SUM([.K4:.M4])=0)  AND  ([.N4]&gt;0);&quot;'&quot;&amp;[.J4]&amp;&quot;', &quot;;&quot;&quot;)&amp;IF((SUM([.K5:.M5])=0)  AND  ([.N5]&gt;0);&quot;'&quot;&amp;[.J5]&amp;&quot;', &quot;;&quot;&quot;)&amp;IF((SUM([.K6:.M6])=0)  AND  ([.N6]&gt;0);&quot;'&quot;&amp;[.J6]&amp;&quot;', &quot;;&quot;&quot;)&amp;IF((SUM([.K7:.M7])=0)  AND  ([.N7]&gt;0);&quot;'&quot;&amp;[.J7]&amp;&quot;', &quot;;&quot;&quot;)&amp;IF((SUM([.K8:.M8])=0)  AND  ([.N8]&gt;0);&quot;'&quot;&amp;[.J8]&amp;&quot;', &quot;;&quot;&quot;)&amp;IF((SUM([.K9:.M9])=0)  AND  ([.N9]&gt;0);&quot;'&quot;&amp;[.J9]&amp;&quot;', &quot;;&quot;&quot;)&amp;IF((SUM([.K10:.M10])=0)  AND  ([.N10]&gt;0);&quot;'&quot;&amp;[.J10]&amp;&quot;', &quot;;&quot;&quot;)&amp;IF((SUM([.K11:.M11])=0)  AND  ([.N11]&gt;0);&quot;'&quot;&amp;[.J11]&amp;&quot;', &quot;;&quot;&quot;)&amp;IF((SUM([.K12:.M12])=0)  AND  ([.N12]&gt;0);&quot;'&quot;&amp;[.J12]&amp;&quot;', &quot;;&quot;&quot;)&amp;IF((SUM([.K13:.M13])=0)  AND  ([.N13]&gt;0);&quot;'&quot;&amp;[.J13]&amp;&quot;', &quot;;&quot;&quot;)&amp;IF((SUM([.K14:.M14])=0)  AND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61" table:formula="oooc:=IF((SUM([.K3:.N3])=0)  AND  ([.O3]&gt;0);&quot;'&quot;&amp;[.J3]&amp;&quot;', &quot;;&quot;&quot;)&amp;IF((SUM([.K4:.N4])=0)  AND  ([.O4]&gt;0);&quot;'&quot;&amp;[.J4]&amp;&quot;', &quot;;&quot;&quot;)&amp;IF((SUM([.K5:.N5])=0)  AND  ([.O5]&gt;0);&quot;'&quot;&amp;[.J5]&amp;&quot;', &quot;;&quot;&quot;)&amp;IF((SUM([.K6:.N6])=0)  AND  ([.O6]&gt;0);&quot;'&quot;&amp;[.J6]&amp;&quot;', &quot;;&quot;&quot;)&amp;IF((SUM([.K7:.N7])=0)  AND  ([.O7]&gt;0);&quot;'&quot;&amp;[.J7]&amp;&quot;', &quot;;&quot;&quot;)&amp;IF((SUM([.K8:.N8])=0)  AND  ([.O8]&gt;0);&quot;'&quot;&amp;[.J8]&amp;&quot;', &quot;;&quot;&quot;)&amp;IF((SUM([.K9:.N9])=0)  AND  ([.O9]&gt;0);&quot;'&quot;&amp;[.J9]&amp;&quot;', &quot;;&quot;&quot;)&amp;IF((SUM([.K10:.N10])=0)  AND  ([.O10]&gt;0);&quot;'&quot;&amp;[.J10]&amp;&quot;', &quot;;&quot;&quot;)&amp;IF((SUM([.K11:.N11])=0)  AND  ([.O11]&gt;0);&quot;'&quot;&amp;[.J11]&amp;&quot;', &quot;;&quot;&quot;)&amp;IF((SUM([.K12:.N12])=0)  AND  ([.O12]&gt;0);&quot;'&quot;&amp;[.J12]&amp;&quot;', &quot;;&quot;&quot;)&amp;IF((SUM([.K13:.N13])=0)  AND  ([.O13]&gt;0);&quot;'&quot;&amp;[.J13]&amp;&quot;', &quot;;&quot;&quot;)&amp;IF((SUM([.K14:.N14])=0)  AND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61" table:formula="oooc:=IF((SUM([.K3:.O3])=0)  AND  ([.P3]&gt;0);&quot;'&quot;&amp;[.J3]&amp;&quot;', &quot;;&quot;&quot;)&amp;IF((SUM([.K4:.O4])=0)  AND  ([.P4]&gt;0);&quot;'&quot;&amp;[.J4]&amp;&quot;', &quot;;&quot;&quot;)&amp;IF((SUM([.K5:.O5])=0)  AND  ([.P5]&gt;0);&quot;'&quot;&amp;[.J5]&amp;&quot;', &quot;;&quot;&quot;)&amp;IF((SUM([.K6:.O6])=0)  AND  ([.P6]&gt;0);&quot;'&quot;&amp;[.J6]&amp;&quot;', &quot;;&quot;&quot;)&amp;IF((SUM([.K7:.O7])=0)  AND  ([.P7]&gt;0);&quot;'&quot;&amp;[.J7]&amp;&quot;', &quot;;&quot;&quot;)&amp;IF((SUM([.K8:.O8])=0)  AND  ([.P8]&gt;0);&quot;'&quot;&amp;[.J8]&amp;&quot;', &quot;;&quot;&quot;)&amp;IF((SUM([.K9:.O9])=0)  AND  ([.P9]&gt;0);&quot;'&quot;&amp;[.J9]&amp;&quot;', &quot;;&quot;&quot;)&amp;IF((SUM([.K10:.O10])=0)  AND  ([.P10]&gt;0);&quot;'&quot;&amp;[.J10]&amp;&quot;', &quot;;&quot;&quot;)&amp;IF((SUM([.K11:.O11])=0)  AND  ([.P11]&gt;0);&quot;'&quot;&amp;[.J11]&amp;&quot;', &quot;;&quot;&quot;)&amp;IF((SUM([.K12:.O12])=0)  AND  ([.P12]&gt;0);&quot;'&quot;&amp;[.J12]&amp;&quot;', &quot;;&quot;&quot;)&amp;IF((SUM([.K13:.O13])=0)  AND  ([.P13]&gt;0);&quot;'&quot;&amp;[.J13]&amp;&quot;', &quot;;&quot;&quot;)&amp;IF((SUM([.K14:.O14])=0)  AND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61" table:formula="oooc:=IF((SUM([.K3:.P3])=0)  AND  ([.Q3]&gt;0);&quot;'&quot;&amp;[.J3]&amp;&quot;', &quot;;&quot;&quot;)&amp;IF((SUM([.K4:.P4])=0)  AND  ([.Q4]&gt;0);&quot;'&quot;&amp;[.J4]&amp;&quot;', &quot;;&quot;&quot;)&amp;IF((SUM([.K5:.P5])=0)  AND  ([.Q5]&gt;0);&quot;'&quot;&amp;[.J5]&amp;&quot;', &quot;;&quot;&quot;)&amp;IF((SUM([.K6:.P6])=0)  AND  ([.Q6]&gt;0);&quot;'&quot;&amp;[.J6]&amp;&quot;', &quot;;&quot;&quot;)&amp;IF((SUM([.K7:.P7])=0)  AND  ([.Q7]&gt;0);&quot;'&quot;&amp;[.J7]&amp;&quot;', &quot;;&quot;&quot;)&amp;IF((SUM([.K8:.P8])=0)  AND  ([.Q8]&gt;0);&quot;'&quot;&amp;[.J8]&amp;&quot;', &quot;;&quot;&quot;)&amp;IF((SUM([.K9:.P9])=0)  AND  ([.Q9]&gt;0);&quot;'&quot;&amp;[.J9]&amp;&quot;', &quot;;&quot;&quot;)&amp;IF((SUM([.K10:.P10])=0)  AND  ([.Q10]&gt;0);&quot;'&quot;&amp;[.J10]&amp;&quot;', &quot;;&quot;&quot;)&amp;IF((SUM([.K11:.P11])=0)  AND  ([.Q11]&gt;0);&quot;'&quot;&amp;[.J11]&amp;&quot;', &quot;;&quot;&quot;)&amp;IF((SUM([.K12:.P12])=0)  AND  ([.Q12]&gt;0);&quot;'&quot;&amp;[.J12]&amp;&quot;', &quot;;&quot;&quot;)&amp;IF((SUM([.K13:.P13])=0)  AND  ([.Q13]&gt;0);&quot;'&quot;&amp;[.J13]&amp;&quot;', &quot;;&quot;&quot;)&amp;IF((SUM([.K14:.P14])=0)  AND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61" table:formula="oooc:=IF((SUM([.K3:.Q3])=0)  AND  ([.R3]&gt;0);&quot;'&quot;&amp;[.J3]&amp;&quot;', &quot;;&quot;&quot;)&amp;IF((SUM([.K4:.Q4])=0)  AND  ([.R4]&gt;0);&quot;'&quot;&amp;[.J4]&amp;&quot;', &quot;;&quot;&quot;)&amp;IF((SUM([.K5:.Q5])=0)  AND  ([.R5]&gt;0);&quot;'&quot;&amp;[.J5]&amp;&quot;', &quot;;&quot;&quot;)&amp;IF((SUM([.K6:.Q6])=0)  AND  ([.R6]&gt;0);&quot;'&quot;&amp;[.J6]&amp;&quot;', &quot;;&quot;&quot;)&amp;IF((SUM([.K7:.Q7])=0)  AND  ([.R7]&gt;0);&quot;'&quot;&amp;[.J7]&amp;&quot;', &quot;;&quot;&quot;)&amp;IF((SUM([.K8:.Q8])=0)  AND  ([.R8]&gt;0);&quot;'&quot;&amp;[.J8]&amp;&quot;', &quot;;&quot;&quot;)&amp;IF((SUM([.K9:.Q9])=0)  AND  ([.R9]&gt;0);&quot;'&quot;&amp;[.J9]&amp;&quot;', &quot;;&quot;&quot;)&amp;IF((SUM([.K10:.Q10])=0)  AND  ([.R10]&gt;0);&quot;'&quot;&amp;[.J10]&amp;&quot;', &quot;;&quot;&quot;)&amp;IF((SUM([.K11:.Q11])=0)  AND  ([.R11]&gt;0);&quot;'&quot;&amp;[.J11]&amp;&quot;', &quot;;&quot;&quot;)&amp;IF((SUM([.K12:.Q12])=0)  AND  ([.R12]&gt;0);&quot;'&quot;&amp;[.J12]&amp;&quot;', &quot;;&quot;&quot;)&amp;IF((SUM([.K13:.Q13])=0)  AND  ([.R13]&gt;0);&quot;'&quot;&amp;[.J13]&amp;&quot;', &quot;;&quot;&quot;)&amp;IF((SUM([.K14:.Q14])=0)  AND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61" table:formula="oooc:=IF((SUM([.K3:.R3])=0)  AND  ([.S3]&gt;0);&quot;'&quot;&amp;[.J3]&amp;&quot;', &quot;;&quot;&quot;)&amp;IF((SUM([.K4:.R4])=0)  AND  ([.S4]&gt;0);&quot;'&quot;&amp;[.J4]&amp;&quot;', &quot;;&quot;&quot;)&amp;IF((SUM([.K5:.R5])=0)  AND  ([.S5]&gt;0);&quot;'&quot;&amp;[.J5]&amp;&quot;', &quot;;&quot;&quot;)&amp;IF((SUM([.K6:.R6])=0)  AND  ([.S6]&gt;0);&quot;'&quot;&amp;[.J6]&amp;&quot;', &quot;;&quot;&quot;)&amp;IF((SUM([.K7:.R7])=0)  AND  ([.S7]&gt;0);&quot;'&quot;&amp;[.J7]&amp;&quot;', &quot;;&quot;&quot;)&amp;IF((SUM([.K8:.R8])=0)  AND  ([.S8]&gt;0);&quot;'&quot;&amp;[.J8]&amp;&quot;', &quot;;&quot;&quot;)&amp;IF((SUM([.K9:.R9])=0)  AND  ([.S9]&gt;0);&quot;'&quot;&amp;[.J9]&amp;&quot;', &quot;;&quot;&quot;)&amp;IF((SUM([.K10:.R10])=0)  AND  ([.S10]&gt;0);&quot;'&quot;&amp;[.J10]&amp;&quot;', &quot;;&quot;&quot;)&amp;IF((SUM([.K11:.R11])=0)  AND  ([.S11]&gt;0);&quot;'&quot;&amp;[.J11]&amp;&quot;', &quot;;&quot;&quot;)&amp;IF((SUM([.K12:.R12])=0)  AND  ([.S12]&gt;0);&quot;'&quot;&amp;[.J12]&amp;&quot;', &quot;;&quot;&quot;)&amp;IF((SUM([.K13:.R13])=0)  AND  ([.S13]&gt;0);&quot;'&quot;&amp;[.J13]&amp;&quot;', &quot;;&quot;&quot;)&amp;IF((SUM([.K14:.R14])=0)  AND  ([.S14]&gt;0);&quot;'&quot;&amp;[.J14]&amp;&quot;', &quot;;&quot;&quot;)">
            <text:p/>
          </table:table-cell>
          <table:table-cell table:style-name="ce61" table:formula="oooc:=IF((SUM([.K3:.S3])=0)  AND  ([.T3]&gt;0);&quot;'&quot;&amp;[.J3]&amp;&quot;', &quot;;&quot;&quot;)&amp;IF((SUM([.K4:.S4])=0)  AND  ([.T4]&gt;0);&quot;'&quot;&amp;[.J4]&amp;&quot;', &quot;;&quot;&quot;)&amp;IF((SUM([.K5:.S5])=0)  AND  ([.T5]&gt;0);&quot;'&quot;&amp;[.J5]&amp;&quot;', &quot;;&quot;&quot;)&amp;IF((SUM([.K6:.S6])=0)  AND  ([.T6]&gt;0);&quot;'&quot;&amp;[.J6]&amp;&quot;', &quot;;&quot;&quot;)&amp;IF((SUM([.K7:.S7])=0)  AND  ([.T7]&gt;0);&quot;'&quot;&amp;[.J7]&amp;&quot;', &quot;;&quot;&quot;)&amp;IF((SUM([.K8:.S8])=0)  AND  ([.T8]&gt;0);&quot;'&quot;&amp;[.J8]&amp;&quot;', &quot;;&quot;&quot;)&amp;IF((SUM([.K9:.S9])=0)  AND  ([.T9]&gt;0);&quot;'&quot;&amp;[.J9]&amp;&quot;', &quot;;&quot;&quot;)&amp;IF((SUM([.K10:.S10])=0)  AND  ([.T10]&gt;0);&quot;'&quot;&amp;[.J10]&amp;&quot;', &quot;;&quot;&quot;)&amp;IF((SUM([.K11:.S11])=0)  AND  ([.T11]&gt;0);&quot;'&quot;&amp;[.J11]&amp;&quot;', &quot;;&quot;&quot;)&amp;IF((SUM([.K12:.S12])=0)  AND  ([.T12]&gt;0);&quot;'&quot;&amp;[.J12]&amp;&quot;', &quot;;&quot;&quot;)&amp;IF((SUM([.K13:.S13])=0)  AND  ([.T13]&gt;0);&quot;'&quot;&amp;[.J13]&amp;&quot;', &quot;;&quot;&quot;)&amp;IF((SUM([.K14:.S14])=0)  AND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10"/>
          <table:table-cell table:style-name="ce76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2" table:number-columns-repeated="10"/>
          <table:table-cell table:number-columns-repeated="236"/>
        </table:table-row>
        <table:table-row table:style-name="ro2" table:number-rows-repeated="3">
          <table:table-cell table:number-columns-repeated="10"/>
          <table:table-cell table:style-name="ce76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2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76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2" table:number-columns-repeated="10"/>
          <table:table-cell table:number-columns-repeated="23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7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7"/>
        <table:table-column table:style-name="co6" table:default-cell-style-name="ce60"/>
        <table:table-column table:style-name="co3" table:number-columns-repeated="234" table:default-cell-style-name="ce60"/>
        <table:table-row table:style-name="ro10">
          <table:table-cell table:style-name="ce56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57" office:value-type="string">
            <text:p>Название</text:p>
          </table:table-cell>
          <table:table-cell table:style-name="ce63" office:value-type="string">
            <text:p>pork</text:p>
          </table:table-cell>
          <table:table-cell table:style-name="ce63" office:value-type="string">
            <text:p>chili-pepper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tortilla</text:p>
          </table:table-cell>
          <table:table-cell table:style-name="ce63" office:value-type="string">
            <text:p>avocado</text:p>
          </table:table-cell>
          <table:table-cell table:style-name="ce63" office:value-type="string">
            <text:p>cheese</text:p>
          </table:table-cell>
          <table:table-cell table:style-name="ce68"/>
          <table:table-cell/>
          <table:table-cell table:style-name="ce72" office:value-type="string">
            <text:p>Название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75" office:value-type="string">
            <text:p>Tortilla Soup</text:p>
          </table:table-cell>
          <table:table-cell table:style-name="ce86" office:value-type="float" office:value="8">
            <text:p>8</text:p>
          </table:table-cell>
          <table:table-cell table:style-name="ce86"/>
          <table:table-cell table:style-name="ce87"/>
          <table:table-cell table:style-name="ce87" office:value-type="float" office:value="6">
            <text:p>6</text:p>
          </table:table-cell>
          <table:table-cell table:number-columns-repeated="2" table:style-name="ce87"/>
          <table:table-cell table:style-name="ce69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Tortilla Soup">
            <text:p>Tortilla Soup</text:p>
          </table:table-cell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number-columns-repeated="3" table:style-name="ce91"/>
          <table:table-cell table:style-name="ce80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uacamole</text:p>
          </table:table-cell>
          <table:table-cell table:style-name="ce86"/>
          <table:table-cell table:style-name="ce87"/>
          <table:table-cell table:style-name="ce86" office:value-type="float" office:value="5">
            <text:p>5</text:p>
          </table:table-cell>
          <table:table-cell table:style-name="ce87"/>
          <table:table-cell table:style-name="ce87" office:value-type="float" office:value="9">
            <text:p>9</text:p>
          </table:table-cell>
          <table:table-cell table:style-name="ce87"/>
          <table:table-cell table:style-name="ce69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Guacamole">
            <text:p>Guacamole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6">
            <text:p>6</text:p>
          </table:table-cell>
          <table:table-cell table:number-columns-repeated="2" table:style-name="ce91"/>
          <table:table-cell table:number-columns-repeated="2" table:style-name="ce91" office:value-type="float" office:value="1">
            <text:p>1</text:p>
          </table:table-cell>
          <table:table-cell table:style-name="ce80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eese Nachos</text:p>
          </table:table-cell>
          <table:table-cell table:style-name="ce87"/>
          <table:table-cell table:style-name="ce86"/>
          <table:table-cell table:style-name="ce87"/>
          <table:table-cell table:style-name="ce87" office:value-type="float" office:value="7">
            <text:p>7</text:p>
          </table:table-cell>
          <table:table-cell table:style-name="ce87"/>
          <table:table-cell table:style-name="ce86" office:value-type="float" office:value="7">
            <text:p>7</text:p>
          </table:table-cell>
          <table:table-cell table:style-name="ce69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Cheese Nachos">
            <text:p>Cheese Nachos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80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es Renellos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8">
            <text:p>8</text:p>
          </table:table-cell>
          <table:table-cell table:style-name="ce87"/>
          <table:table-cell table:number-columns-repeated="2" table:style-name="ce86"/>
          <table:table-cell table:style-name="ce87"/>
          <table:table-cell table:style-name="ce69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Chiles Renellos">
            <text:p>Chiles Renellos</text:p>
          </table:table-cell>
          <table:table-cell table:style-name="ce91"/>
          <table:table-cell table:style-name="ce91" office:value-type="float" office:value="3">
            <text:p>3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80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75" office:value-type="string">
            <text:p>Avocado Stuffed Tacos</text:p>
          </table:table-cell>
          <table:table-cell table:number-columns-repeated="2" table:style-name="ce86"/>
          <table:table-cell table:style-name="ce87"/>
          <table:table-cell table:style-name="ce87" office:value-type="float" office:value="6">
            <text:p>6</text:p>
          </table:table-cell>
          <table:table-cell table:style-name="ce87" office:value-type="float" office:value="8">
            <text:p>8</text:p>
          </table:table-cell>
          <table:table-cell table:style-name="ce86"/>
          <table:table-cell table:style-name="ce69" table:formula="oooc:=SUM([.B7:.G7])" office:value-type="float" office:value="14">
            <text:p>14</text:p>
          </table:table-cell>
          <table:table-cell/>
          <table:table-cell table:style-name="ce90" table:formula="oooc:=[.A7]" office:value-type="string" office:string-value="Avocado Stuffed Tacos">
            <text:p>Avocado Stuffed Tacos</text:p>
          </table:table-cell>
          <table:table-cell table:number-columns-repeated="7" table:style-name="ce92"/>
          <table:table-cell table:style-name="ce92" office:value-type="float" office:value="3">
            <text:p>3</text:p>
          </table:table-cell>
          <table:table-cell table:style-name="ce92" office:value-type="float" office:value="2">
            <text:p>2</text:p>
          </table:table-cell>
          <table:table-cell table:style-name="ce92"/>
          <table:table-cell table:style-name="ce80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Burrito</text:p>
          </table:table-cell>
          <table:table-cell table:style-name="ce86" office:value-type="float" office:value="6">
            <text:p>6</text:p>
          </table:table-cell>
          <table:table-cell table:style-name="ce87"/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number-columns-repeated="2" table:style-name="ce86"/>
          <table:table-cell table:style-name="ce69" table:formula="oooc:=SUM([.B8:.G8])" office:value-type="float" office:value="19">
            <text:p>19</text:p>
          </table:table-cell>
          <table:table-cell/>
          <table:table-cell table:style-name="ce58" table:formula="oooc:=[.A8]" office:value-type="string" office:string-value="Burrito">
            <text:p>Burrito</text:p>
          </table:table-cell>
          <table:table-cell table:style-name="ce91" office:value-type="float" office:value="3">
            <text:p>3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style-name="ce91" office:value-type="float" office:value="1">
            <text:p>1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80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i con Carne</text:p>
          </table:table-cell>
          <table:table-cell table:style-name="ce87" office:value-type="float" office:value="6">
            <text:p>6</text:p>
          </table:table-cell>
          <table:table-cell table:style-name="ce86" office:value-type="float" office:value="8">
            <text:p>8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number-columns-repeated="2" table:style-name="ce87"/>
          <table:table-cell table:style-name="ce69" table:formula="oooc:=SUM([.B9:.G9])" office:value-type="float" office:value="19">
            <text:p>19</text:p>
          </table:table-cell>
          <table:table-cell/>
          <table:table-cell table:style-name="ce58" table:formula="oooc:=[.A9]" office:value-type="string" office:string-value="Chili con Carne">
            <text:p>Chili con Carne</text:p>
          </table:table-cell>
          <table:table-cell table:style-name="ce91"/>
          <table:table-cell table:style-name="ce91" office:value-type="float" office:value="4">
            <text:p>4</text:p>
          </table:table-cell>
          <table:table-cell table:number-columns-repeated="2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4">
            <text:p>4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91"/>
          <table:table-cell table:style-name="ce80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Quesadilla</text:p>
          </table:table-cell>
          <table:table-cell table:number-columns-repeated="3" table:style-name="ce86"/>
          <table:table-cell table:style-name="ce86" office:value-type="float" office:value="8">
            <text:p>8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5">
            <text:p>5</text:p>
          </table:table-cell>
          <table:table-cell table:style-name="ce69" table:formula="oooc:=SUM([.B10:.G10])" office:value-type="float" office:value="19">
            <text:p>19</text:p>
          </table:table-cell>
          <table:table-cell/>
          <table:table-cell table:style-name="ce58" table:formula="oooc:=[.A10]" office:value-type="string" office:string-value="Quesadilla">
            <text:p>Quesadilla</text:p>
          </table:table-cell>
          <table:table-cell table:number-columns-repeated="5" table:style-name="ce91"/>
          <table:table-cell table:style-name="ce91" office:value-type="float" office:value="4">
            <text:p>4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number-columns-repeated="2" table:style-name="ce91"/>
          <table:table-cell table:style-name="ce80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Tex-Mex Turkey Casseruole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7">
            <text:p>7</text:p>
          </table:table-cell>
          <table:table-cell table:style-name="ce87"/>
          <table:table-cell table:number-columns-repeated="2" table:style-name="ce86"/>
          <table:table-cell table:style-name="ce86" office:value-type="float" office:value="6">
            <text:p>6</text:p>
          </table:table-cell>
          <table:table-cell table:style-name="ce69" table:formula="oooc:=SUM([.B11:.G11])" office:value-type="float" office:value="19">
            <text:p>19</text:p>
          </table:table-cell>
          <table:table-cell/>
          <table:table-cell table:style-name="ce58" table:formula="oooc:=[.A11]" office:value-type="string" office:string-value="Tex-Mex Turkey Casseruole">
            <text:p>Tex-Mex Turkey Casseruole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style-name="ce91"/>
          <table:table-cell table:style-name="ce91" office:value-type="float" office:value="3">
            <text:p>3</text:p>
          </table:table-cell>
          <table:table-cell table:style-name="ce80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Avocado Salsa</text:p>
          </table:table-cell>
          <table:table-cell table:style-name="ce86"/>
          <table:table-cell table:style-name="ce86" office:value-type="float" office:value="7">
            <text:p>7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style-name="ce86" office:value-type="float" office:value="7">
            <text:p>7</text:p>
          </table:table-cell>
          <table:table-cell table:style-name="ce86"/>
          <table:table-cell table:style-name="ce69" table:formula="oooc:=SUM([.B12:.G12])" office:value-type="float" office:value="19">
            <text:p>19</text:p>
          </table:table-cell>
          <table:table-cell/>
          <table:table-cell table:style-name="ce90" table:formula="oooc:=[.A12]" office:value-type="string" office:string-value="Avocado Salsa">
            <text:p>Avocado Salsa</text:p>
          </table:table-cell>
          <table:table-cell table:number-columns-repeated="3" table:style-name="ce92"/>
          <table:table-cell table:style-name="ce92" office:value-type="float" office:value="3">
            <text:p>3</text:p>
          </table:table-cell>
          <table:table-cell table:number-columns-repeated="4" table:style-name="ce92"/>
          <table:table-cell table:style-name="ce92" office:value-type="float" office:value="3">
            <text:p>3</text:p>
          </table:table-cell>
          <table:table-cell table:style-name="ce92" office:value-type="float" office:value="2">
            <text:p>2</text:p>
          </table:table-cell>
          <table:table-cell table:style-name="ce80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Football Fan Nachos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style-name="ce86" office:value-type="float" office:value="7">
            <text:p>7</text:p>
          </table:table-cell>
          <table:table-cell table:style-name="ce87"/>
          <table:table-cell table:style-name="ce86" office:value-type="float" office:value="6">
            <text:p>6</text:p>
          </table:table-cell>
          <table:table-cell table:style-name="ce69" table:formula="oooc:=SUM([.B13:.G13])" office:value-type="float" office:value="23">
            <text:p>23</text:p>
          </table:table-cell>
          <table:table-cell/>
          <table:table-cell table:style-name="ce58" table:formula="oooc:=[.A13]" office:value-type="string" office:string-value="Football Fan Nachos">
            <text:p>Football Fan Nachos</text:p>
          </table:table-cell>
          <table:table-cell table:number-columns-repeated="6" table:style-name="ce91"/>
          <table:table-cell table:number-columns-repeated="2" table:style-name="ce91" office:value-type="float" office:value="2">
            <text:p>2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80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85" office:value-type="string">
            <text:p>Fajitas</text:p>
          </table:table-cell>
          <table:table-cell table:style-name="ce88" office:value-type="float" office:value="6">
            <text:p>6</text:p>
          </table:table-cell>
          <table:table-cell table:style-name="ce86"/>
          <table:table-cell table:style-name="ce86" office:value-type="float" office:value="5">
            <text:p>5</text:p>
          </table:table-cell>
          <table:table-cell table:style-name="ce88" office:value-type="float" office:value="6">
            <text:p>6</text:p>
          </table:table-cell>
          <table:table-cell table:style-name="ce86" office:value-type="float" office:value="6">
            <text:p>6</text:p>
          </table:table-cell>
          <table:table-cell table:style-name="ce86"/>
          <table:table-cell table:style-name="ce69" table:formula="oooc:=SUM([.B14:.G14])" office:value-type="float" office:value="23">
            <text:p>23</text:p>
          </table:table-cell>
          <table:table-cell/>
          <table:table-cell table:style-name="ce90" table:formula="oooc:=[.A14]" office:value-type="string" office:string-value="Fajitas">
            <text:p>Fajitas</text:p>
          </table:table-cell>
          <table:table-cell table:number-columns-repeated="4" table:style-name="ce92"/>
          <table:table-cell table:style-name="ce9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2"/>
          <table:table-cell table:style-name="ce80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9"/>
          <table:table-cell table:style-name="ce59" table:formula="oooc:=SUM([.B3:.B14])" office:value-type="float" office:value="43">
            <text:p>43</text:p>
          </table:table-cell>
          <table:table-cell table:style-name="ce59" table:formula="oooc:=SUM([.C3:.C14])" office:value-type="float" office:value="35">
            <text:p>35</text:p>
          </table:table-cell>
          <table:table-cell table:style-name="ce59" table:formula="oooc:=SUM([.D3:.D14])" office:value-type="float" office:value="26">
            <text:p>26</text:p>
          </table:table-cell>
          <table:table-cell table:style-name="ce59" table:formula="oooc:=SUM([.E3:.E14])" office:value-type="float" office:value="47">
            <text:p>47</text:p>
          </table:table-cell>
          <table:table-cell table:style-name="ce59" table:formula="oooc:=SUM([.F3:.F14])" office:value-type="float" office:value="36">
            <text:p>36</text:p>
          </table:table-cell>
          <table:table-cell table:style-name="ce59" table:formula="oooc:=SUM([.G3:.G14])" office:value-type="float" office:value="24">
            <text:p>24</text:p>
          </table:table-cell>
          <table:table-cell table:style-name="ce70" table:formula="oooc:=SUM([.H3:.H14])/(12)" office:value-type="float" office:value="17.5833333333333">
            <text:p>17,58</text:p>
          </table:table-cell>
          <table:table-cell/>
          <table:table-cell table:style-name="ce73" office:value-type="string">
            <text:p>total recipes</text:p>
          </table:table-cell>
          <table:table-cell table:style-name="ce7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80"/>
          <table:table-cell table:number-columns-repeated="235"/>
        </table:table-row>
        <table:table-row table:style-name="ro9">
          <table:table-cell table:number-columns-repeated="9"/>
          <table:table-cell table:style-name="ce74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93" table:formula="oooc:=IF([.K17]=[.K15];1;0)" office:value-type="float" office:value="1">
            <text:p>1</text:p>
          </table:table-cell>
          <table:table-cell table:style-name="ce93" table:formula="oooc:=IF([.L17]=[.L15];1;0)" office:value-type="float" office:value="1">
            <text:p>1</text:p>
          </table:table-cell>
          <table:table-cell table:style-name="ce93" table:formula="oooc:=IF([.M17]=[.M15];1;0)" office:value-type="float" office:value="1">
            <text:p>1</text:p>
          </table:table-cell>
          <table:table-cell table:style-name="ce93" table:formula="oooc:=IF([.N17]=[.N15];1;0)" office:value-type="float" office:value="1">
            <text:p>1</text:p>
          </table:table-cell>
          <table:table-cell table:style-name="ce93" table:formula="oooc:=IF([.O17]=[.O15];1;0)" office:value-type="float" office:value="1">
            <text:p>1</text:p>
          </table:table-cell>
          <table:table-cell table:style-name="ce93" table:formula="oooc:=IF([.P17]=[.P15];1;0)" office:value-type="float" office:value="1">
            <text:p>1</text:p>
          </table:table-cell>
          <table:table-cell table:style-name="ce93" table:formula="oooc:=IF([.Q17]=[.Q15];1;0)" office:value-type="float" office:value="1">
            <text:p>1</text:p>
          </table:table-cell>
          <table:table-cell table:style-name="ce93" table:formula="oooc:=IF([.R17]=[.R15];1;0)" office:value-type="float" office:value="1">
            <text:p>1</text:p>
          </table:table-cell>
          <table:table-cell table:style-name="ce93" table:formula="oooc:=IF([.S17]=[.S15];1;0)" office:value-type="float" office:value="1">
            <text:p>1</text:p>
          </table:table-cell>
          <table:table-cell table:style-name="ce93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1">
            <text:p>1</text:p>
          </table:table-cell>
          <table:table-cell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1">
            <text:p>1</text:p>
          </table:table-cell>
          <table:table-cell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2">
            <text:p>2</text:p>
          </table:table-cell>
          <table:table-cell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1">
            <text:p>1</text:p>
          </table:table-cell>
          <table:table-cell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2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5" office:value-type="string">
            <text:p>pork</text:p>
          </table:table-cell>
          <table:table-cell table:style-name="ce91" table:formula="oooc:=SUMPRODUCT([.B3:.B14];[.K3:.K14])" office:value-type="float" office:value="58">
            <text:p>58</text:p>
          </table:table-cell>
          <table:table-cell table:style-name="ce91" table:formula="oooc:=SUMPRODUCT([.B3:.B14];[.L3:.L14])" office:value-type="float" office:value="58">
            <text:p>58</text:p>
          </table:table-cell>
          <table:table-cell table:style-name="ce91" table:formula="oooc:=SUMPRODUCT([.B3:.B14];[.M3:.M14])" office:value-type="float" office:value="48">
            <text:p>48</text:p>
          </table:table-cell>
          <table:table-cell table:style-name="ce91" table:formula="oooc:=SUMPRODUCT([.B3:.B14];[.N3:.N14])" office:value-type="float" office:value="12">
            <text:p>12</text:p>
          </table:table-cell>
          <table:table-cell table:style-name="ce91" table:formula="oooc:=SUMPRODUCT([.B3:.B14];[.O3:.O14])" office:value-type="float" office:value="34">
            <text:p>34</text:p>
          </table:table-cell>
          <table:table-cell table:style-name="ce91" table:formula="oooc:=SUMPRODUCT([.B3:.B14];[.P3:.P14])" office:value-type="float" office:value="18">
            <text:p>18</text:p>
          </table:table-cell>
          <table:table-cell table:style-name="ce91" table:formula="oooc:=SUMPRODUCT([.B3:.B14];[.Q3:.Q14])" office:value-type="float" office:value="54">
            <text:p>54</text:p>
          </table:table-cell>
          <table:table-cell table:style-name="ce91" table:formula="oooc:=SUMPRODUCT([.B3:.B14];[.R3:.R14])" office:value-type="float" office:value="28">
            <text:p>28</text:p>
          </table:table-cell>
          <table:table-cell table:style-name="ce91" table:formula="oooc:=SUMPRODUCT([.B3:.B14];[.S3:.S14])" office:value-type="float" office:value="30">
            <text:p>30</text:p>
          </table:table-cell>
          <table:table-cell table:style-name="ce91" table:formula="oooc:=SUMPRODUCT([.B3:.B14];[.T3:.T14])" office:value-type="float" office:value="34">
            <text:p>34</text:p>
          </table:table-cell>
          <table:table-cell table:style-name="ce80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chili-pepper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56">
            <text:p>56</text:p>
          </table:table-cell>
          <table:table-cell table:style-name="ce91" table:formula="oooc:=SUMPRODUCT([.C3:.C14];[.M3:.M14])" office:value-type="float" office:value="61">
            <text:p>61</text:p>
          </table:table-cell>
          <table:table-cell table:style-name="ce91" table:formula="oooc:=SUMPRODUCT([.C3:.C14];[.N3:.N14])" office:value-type="float" office:value="37">
            <text:p>37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0">
            <text:p>0</text:p>
          </table:table-cell>
          <table:table-cell table:style-name="ce91" table:formula="oooc:=SUMPRODUCT([.C3:.C14];[.Q3:.Q14])" office:value-type="float" office:value="58">
            <text:p>58</text:p>
          </table:table-cell>
          <table:table-cell table:style-name="ce91" table:formula="oooc:=SUMPRODUCT([.C3:.C14];[.R3:.R14])" office:value-type="float" office:value="31">
            <text:p>31</text:p>
          </table:table-cell>
          <table:table-cell table:style-name="ce91" table:formula="oooc:=SUMPRODUCT([.C3:.C14];[.S3:.S14])" office:value-type="float" office:value="45">
            <text:p>45</text:p>
          </table:table-cell>
          <table:table-cell table:style-name="ce91" table:formula="oooc:=SUMPRODUCT([.C3:.C14];[.T3:.T14])" office:value-type="float" office:value="45">
            <text:p>45</text:p>
          </table:table-cell>
          <table:table-cell table:style-name="ce80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tomato</text:p>
          </table:table-cell>
          <table:table-cell table:style-name="ce91" table:formula="oooc:=SUMPRODUCT([.D3:.D14];[.K3:.K14])" office:value-type="float" office:value="18">
            <text:p>18</text:p>
          </table:table-cell>
          <table:table-cell table:style-name="ce91" table:formula="oooc:=SUMPRODUCT([.D3:.D14];[.L3:.L14])" office:value-type="float" office:value="20">
            <text:p>20</text:p>
          </table:table-cell>
          <table:table-cell table:style-name="ce91" table:formula="oooc:=SUMPRODUCT([.D3:.D14];[.M3:.M14])" office:value-type="float" office:value="5">
            <text:p>5</text:p>
          </table:table-cell>
          <table:table-cell table:style-name="ce91" table:formula="oooc:=SUMPRODUCT([.D3:.D14];[.N3:.N14])" office:value-type="float" office:value="35">
            <text:p>35</text:p>
          </table:table-cell>
          <table:table-cell table:style-name="ce91" table:formula="oooc:=SUMPRODUCT([.D3:.D14];[.O3:.O14])" office:value-type="float" office:value="27">
            <text:p>27</text:p>
          </table:table-cell>
          <table:table-cell table:style-name="ce91" table:formula="oooc:=SUMPRODUCT([.D3:.D14];[.P3:.P14])" office:value-type="float" office:value="46">
            <text:p>46</text:p>
          </table:table-cell>
          <table:table-cell table:style-name="ce91" table:formula="oooc:=SUMPRODUCT([.D3:.D14];[.Q3:.Q14])" office:value-type="float" office:value="20">
            <text:p>20</text:p>
          </table:table-cell>
          <table:table-cell table:style-name="ce91" table:formula="oooc:=SUMPRODUCT([.D3:.D14];[.R3:.R14])" office:value-type="float" office:value="0">
            <text:p>0</text:p>
          </table:table-cell>
          <table:table-cell table:style-name="ce91" table:formula="oooc:=SUMPRODUCT([.D3:.D14];[.S3:.S14])" office:value-type="float" office:value="40">
            <text:p>40</text:p>
          </table:table-cell>
          <table:table-cell table:style-name="ce91" table:formula="oooc:=SUMPRODUCT([.D3:.D14];[.T3:.T14])" office:value-type="float" office:value="21">
            <text:p>21</text:p>
          </table:table-cell>
          <table:table-cell table:style-name="ce80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tortilla</text:p>
          </table:table-cell>
          <table:table-cell table:style-name="ce91" table:formula="oooc:=SUMPRODUCT([.E3:.E14];[.K3:.K14])" office:value-type="float" office:value="51">
            <text:p>51</text:p>
          </table:table-cell>
          <table:table-cell table:style-name="ce91" table:formula="oooc:=SUMPRODUCT([.E3:.E14];[.L3:.L14])" office:value-type="float" office:value="12">
            <text:p>12</text:p>
          </table:table-cell>
          <table:table-cell table:style-name="ce91" table:formula="oooc:=SUMPRODUCT([.E3:.E14];[.M3:.M14])" office:value-type="float" office:value="0">
            <text:p>0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32">
            <text:p>32</text:p>
          </table:table-cell>
          <table:table-cell table:style-name="ce91" table:formula="oooc:=SUMPRODUCT([.E3:.E14];[.P3:.P14])" office:value-type="float" office:value="51">
            <text:p>51</text:p>
          </table:table-cell>
          <table:table-cell table:style-name="ce91" table:formula="oooc:=SUMPRODUCT([.E3:.E14];[.Q3:.Q14])" office:value-type="float" office:value="41">
            <text:p>41</text:p>
          </table:table-cell>
          <table:table-cell table:style-name="ce91" table:formula="oooc:=SUMPRODUCT([.E3:.E14];[.R3:.R14])" office:value-type="float" office:value="47">
            <text:p>47</text:p>
          </table:table-cell>
          <table:table-cell table:style-name="ce91" table:formula="oooc:=SUMPRODUCT([.E3:.E14];[.S3:.S14])" office:value-type="float" office:value="24">
            <text:p>24</text:p>
          </table:table-cell>
          <table:table-cell table:style-name="ce91" table:formula="oooc:=SUMPRODUCT([.E3:.E14];[.T3:.T14])" office:value-type="float" office:value="35">
            <text:p>35</text:p>
          </table:table-cell>
          <table:table-cell table:style-name="ce80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89" table:number-columns-repeated="6"/>
          <table:table-cell table:number-columns-repeated="2"/>
          <table:table-cell table:style-name="ce75" office:value-type="string">
            <text:p>avocado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48">
            <text:p>48</text:p>
          </table:table-cell>
          <table:table-cell table:style-name="ce91" table:formula="oooc:=SUMPRODUCT([.F3:.F14];[.O3:.O14])" office:value-type="float" office:value="24">
            <text:p>24</text:p>
          </table:table-cell>
          <table:table-cell table:style-name="ce91" table:formula="oooc:=SUMPRODUCT([.F3:.F14];[.P3:.P14])" office:value-type="float" office:value="90">
            <text:p>90</text:p>
          </table:table-cell>
          <table:table-cell table:style-name="ce91" table:formula="oooc:=SUMPRODUCT([.F3:.F14];[.Q3:.Q14])" office:value-type="float" office:value="0">
            <text:p>0</text:p>
          </table:table-cell>
          <table:table-cell table:style-name="ce91" table:formula="oooc:=SUMPRODUCT([.F3:.F14];[.R3:.R14])" office:value-type="float" office:value="30">
            <text:p>30</text:p>
          </table:table-cell>
          <table:table-cell table:style-name="ce91" table:formula="oooc:=SUMPRODUCT([.F3:.F14];[.S3:.S14])" office:value-type="float" office:value="58">
            <text:p>58</text:p>
          </table:table-cell>
          <table:table-cell table:style-name="ce91" table:formula="oooc:=SUMPRODUCT([.F3:.F14];[.T3:.T14])" office:value-type="float" office:value="23">
            <text:p>23</text:p>
          </table:table-cell>
          <table:table-cell table:style-name="ce80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/>
          <table:table-cell table:style-name="ce89" table:number-columns-repeated="6"/>
          <table:table-cell table:number-columns-repeated="2"/>
          <table:table-cell table:style-name="ce75" office:value-type="string">
            <text:p>cheese</text:p>
          </table:table-cell>
          <table:table-cell table:style-name="ce91" table:formula="oooc:=SUMPRODUCT([.G3:.G14];[.K3:.K14])" office:value-type="float" office:value="0">
            <text:p>0</text:p>
          </table:table-cell>
          <table:table-cell table:style-name="ce91" table:formula="oooc:=SUMPRODUCT([.G3:.G14];[.L3:.L14])" office:value-type="float" office:value="0">
            <text:p>0</text:p>
          </table:table-cell>
          <table:table-cell table:style-name="ce91" table:formula="oooc:=SUMPRODUCT([.G3:.G14];[.M3:.M14])" office:value-type="float" office:value="18">
            <text:p>18</text:p>
          </table:table-cell>
          <table:table-cell table:style-name="ce91" table:formula="oooc:=SUMPRODUCT([.G3:.G14];[.N3:.N14])" office:value-type="float" office:value="0">
            <text:p>0</text:p>
          </table:table-cell>
          <table:table-cell table:style-name="ce91" table:formula="oooc:=SUMPRODUCT([.G3:.G14];[.O3:.O14])" office:value-type="float" office:value="0">
            <text:p>0</text:p>
          </table:table-cell>
          <table:table-cell table:style-name="ce91" table:formula="oooc:=SUMPRODUCT([.G3:.G14];[.P3:.P14])" office:value-type="float" office:value="20">
            <text:p>20</text:p>
          </table:table-cell>
          <table:table-cell table:style-name="ce91" table:formula="oooc:=SUMPRODUCT([.G3:.G14];[.Q3:.Q14])" office:value-type="float" office:value="33">
            <text:p>33</text:p>
          </table:table-cell>
          <table:table-cell table:style-name="ce91" table:formula="oooc:=SUMPRODUCT([.G3:.G14];[.R3:.R14])" office:value-type="float" office:value="42">
            <text:p>42</text:p>
          </table:table-cell>
          <table:table-cell table:style-name="ce91" table:formula="oooc:=SUMPRODUCT([.G3:.G14];[.S3:.S14])" office:value-type="float" office:value="0">
            <text:p>0</text:p>
          </table:table-cell>
          <table:table-cell table:style-name="ce91" table:formula="oooc:=SUMPRODUCT([.G3:.G14];[.T3:.T14])" office:value-type="float" office:value="44">
            <text:p>44</text:p>
          </table:table-cell>
          <table:table-cell table:style-name="ce80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/>
          <table:table-cell table:style-name="ce89" table:number-columns-repeated="6"/>
          <table:table-cell table:number-columns-repeated="3"/>
          <table:table-cell table:style-name="ce80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80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80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80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80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80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80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80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80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80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9" table:number-columns-repeated="6"/>
          <table:table-cell table:number-columns-repeated="2"/>
          <table:table-cell table:style-name="ce74" office:value-type="string">
            <text:p>target</text:p>
          </table:table-cell>
          <table:table-cell table:style-name="ce81" office:value-type="float" office:value="3">
            <text:p>3</text:p>
          </table:table-cell>
          <table:table-cell table:number-columns-repeated="4" table:style-name="ce81" office:value-type="float" office:value="4">
            <text:p>4</text:p>
          </table:table-cell>
          <table:table-cell table:number-columns-repeated="4" table:style-name="ce81" office:value-type="float" office:value="5">
            <text:p>5</text:p>
          </table:table-cell>
          <table:table-cell table:style-name="ce81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9" table:number-columns-repeated="6"/>
          <table:table-cell table:number-columns-repeated="3"/>
          <table:table-cell table:style-name="ce93" table:formula="oooc:=IF([.K27]=[.K26];1;0)" office:value-type="float" office:value="1">
            <text:p>1</text:p>
          </table:table-cell>
          <table:table-cell table:style-name="ce93" table:formula="oooc:=IF([.L27]=[.L26];1;0)" office:value-type="float" office:value="1">
            <text:p>1</text:p>
          </table:table-cell>
          <table:table-cell table:style-name="ce93" table:formula="oooc:=IF([.M27]=[.M26];1;0)" office:value-type="float" office:value="1">
            <text:p>1</text:p>
          </table:table-cell>
          <table:table-cell table:style-name="ce93" table:formula="oooc:=IF([.N27]=[.N26];1;0)" office:value-type="float" office:value="1">
            <text:p>1</text:p>
          </table:table-cell>
          <table:table-cell table:style-name="ce93" table:formula="oooc:=IF([.O27]=[.O26];1;0)" office:value-type="float" office:value="1">
            <text:p>1</text:p>
          </table:table-cell>
          <table:table-cell table:style-name="ce93" table:formula="oooc:=IF([.P27]=[.P26];1;0)" office:value-type="float" office:value="1">
            <text:p>1</text:p>
          </table:table-cell>
          <table:table-cell table:style-name="ce93" table:formula="oooc:=IF([.Q27]=[.Q26];1;0)" office:value-type="float" office:value="1">
            <text:p>1</text:p>
          </table:table-cell>
          <table:table-cell table:style-name="ce93" table:formula="oooc:=IF([.R27]=[.R26];1;0)" office:value-type="float" office:value="1">
            <text:p>1</text:p>
          </table:table-cell>
          <table:table-cell table:style-name="ce93" table:formula="oooc:=IF([.S27]=[.S26];1;0)" office:value-type="float" office:value="1">
            <text:p>1</text:p>
          </table:table-cell>
          <table:table-cell table:style-name="ce93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89" table:number-columns-repeated="6"/>
          <table:table-cell table:number-columns-repeated="249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83" table:formula="oooc:=IF((SUM([.K3:.K3])=0)  AND  ([.L3]&gt;0);&quot;'&quot;&amp;[.J3]&amp;&quot;', &quot;;&quot;&quot;)&amp;IF((SUM([.K4:.K4])=0)  AND  ([.L4]&gt;0);&quot;'&quot;&amp;[.J4]&amp;&quot;', &quot;;&quot;&quot;)&amp;IF((SUM([.K5:.K5])=0)  AND  ([.L5]&gt;0);&quot;'&quot;&amp;[.J5]&amp;&quot;', &quot;;&quot;&quot;)&amp;IF((SUM([.K6:.K6])=0)  AND  ([.L6]&gt;0);&quot;'&quot;&amp;[.J6]&amp;&quot;', &quot;;&quot;&quot;)&amp;IF((SUM([.K7:.K7])=0)  AND  ([.L7]&gt;0);&quot;'&quot;&amp;[.J7]&amp;&quot;', &quot;;&quot;&quot;)&amp;IF((SUM([.K8:.K8])=0)  AND  ([.L8]&gt;0);&quot;'&quot;&amp;[.J8]&amp;&quot;', &quot;;&quot;&quot;)&amp;IF((SUM([.K9:.K9])=0)  AND  ([.L9]&gt;0);&quot;'&quot;&amp;[.J9]&amp;&quot;', &quot;;&quot;&quot;)&amp;IF((SUM([.K10:.K10])=0)  AND  ([.L10]&gt;0);&quot;'&quot;&amp;[.J10]&amp;&quot;', &quot;;&quot;&quot;)&amp;IF((SUM([.K11:.K11])=0)  AND  ([.L11]&gt;0);&quot;'&quot;&amp;[.J11]&amp;&quot;', &quot;;&quot;&quot;)&amp;IF((SUM([.K12:.K12])=0)  AND  ([.L12]&gt;0);&quot;'&quot;&amp;[.J12]&amp;&quot;', &quot;;&quot;&quot;)&amp;IF((SUM([.K13:.K13])=0)  AND  ([.L13]&gt;0);&quot;'&quot;&amp;[.J13]&amp;&quot;', &quot;;&quot;&quot;)&amp;IF((SUM([.K14:.K14])=0)  AND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61" table:formula="oooc:=IF((SUM([.K3:.L3])=0)  AND  ([.M3]&gt;0);&quot;'&quot;&amp;[.J3]&amp;&quot;', &quot;;&quot;&quot;)&amp;IF((SUM([.K4:.L4])=0)  AND  ([.M4]&gt;0);&quot;'&quot;&amp;[.J4]&amp;&quot;', &quot;;&quot;&quot;)&amp;IF((SUM([.K5:.L5])=0)  AND  ([.M5]&gt;0);&quot;'&quot;&amp;[.J5]&amp;&quot;', &quot;;&quot;&quot;)&amp;IF((SUM([.K6:.L6])=0)  AND  ([.M6]&gt;0);&quot;'&quot;&amp;[.J6]&amp;&quot;', &quot;;&quot;&quot;)&amp;IF((SUM([.K7:.L7])=0)  AND  ([.M7]&gt;0);&quot;'&quot;&amp;[.J7]&amp;&quot;', &quot;;&quot;&quot;)&amp;IF((SUM([.K8:.L8])=0)  AND  ([.M8]&gt;0);&quot;'&quot;&amp;[.J8]&amp;&quot;', &quot;;&quot;&quot;)&amp;IF((SUM([.K9:.L9])=0)  AND  ([.M9]&gt;0);&quot;'&quot;&amp;[.J9]&amp;&quot;', &quot;;&quot;&quot;)&amp;IF((SUM([.K10:.L10])=0)  AND  ([.M10]&gt;0);&quot;'&quot;&amp;[.J10]&amp;&quot;', &quot;;&quot;&quot;)&amp;IF((SUM([.K11:.L11])=0)  AND  ([.M11]&gt;0);&quot;'&quot;&amp;[.J11]&amp;&quot;', &quot;;&quot;&quot;)&amp;IF((SUM([.K12:.L12])=0)  AND  ([.M12]&gt;0);&quot;'&quot;&amp;[.J12]&amp;&quot;', &quot;;&quot;&quot;)&amp;IF((SUM([.K13:.L13])=0)  AND  ([.M13]&gt;0);&quot;'&quot;&amp;[.J13]&amp;&quot;', &quot;;&quot;&quot;)&amp;IF((SUM([.K14:.L14])=0)  AND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61" table:formula="oooc:=IF((SUM([.K3:.M3])=0)  AND  ([.N3]&gt;0);&quot;'&quot;&amp;[.J3]&amp;&quot;', &quot;;&quot;&quot;)&amp;IF((SUM([.K4:.M4])=0)  AND  ([.N4]&gt;0);&quot;'&quot;&amp;[.J4]&amp;&quot;', &quot;;&quot;&quot;)&amp;IF((SUM([.K5:.M5])=0)  AND  ([.N5]&gt;0);&quot;'&quot;&amp;[.J5]&amp;&quot;', &quot;;&quot;&quot;)&amp;IF((SUM([.K6:.M6])=0)  AND  ([.N6]&gt;0);&quot;'&quot;&amp;[.J6]&amp;&quot;', &quot;;&quot;&quot;)&amp;IF((SUM([.K7:.M7])=0)  AND  ([.N7]&gt;0);&quot;'&quot;&amp;[.J7]&amp;&quot;', &quot;;&quot;&quot;)&amp;IF((SUM([.K8:.M8])=0)  AND  ([.N8]&gt;0);&quot;'&quot;&amp;[.J8]&amp;&quot;', &quot;;&quot;&quot;)&amp;IF((SUM([.K9:.M9])=0)  AND  ([.N9]&gt;0);&quot;'&quot;&amp;[.J9]&amp;&quot;', &quot;;&quot;&quot;)&amp;IF((SUM([.K10:.M10])=0)  AND  ([.N10]&gt;0);&quot;'&quot;&amp;[.J10]&amp;&quot;', &quot;;&quot;&quot;)&amp;IF((SUM([.K11:.M11])=0)  AND  ([.N11]&gt;0);&quot;'&quot;&amp;[.J11]&amp;&quot;', &quot;;&quot;&quot;)&amp;IF((SUM([.K12:.M12])=0)  AND  ([.N12]&gt;0);&quot;'&quot;&amp;[.J12]&amp;&quot;', &quot;;&quot;&quot;)&amp;IF((SUM([.K13:.M13])=0)  AND  ([.N13]&gt;0);&quot;'&quot;&amp;[.J13]&amp;&quot;', &quot;;&quot;&quot;)&amp;IF((SUM([.K14:.M14])=0)  AND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61" table:formula="oooc:=IF((SUM([.K3:.N3])=0)  AND  ([.O3]&gt;0);&quot;'&quot;&amp;[.J3]&amp;&quot;', &quot;;&quot;&quot;)&amp;IF((SUM([.K4:.N4])=0)  AND  ([.O4]&gt;0);&quot;'&quot;&amp;[.J4]&amp;&quot;', &quot;;&quot;&quot;)&amp;IF((SUM([.K5:.N5])=0)  AND  ([.O5]&gt;0);&quot;'&quot;&amp;[.J5]&amp;&quot;', &quot;;&quot;&quot;)&amp;IF((SUM([.K6:.N6])=0)  AND  ([.O6]&gt;0);&quot;'&quot;&amp;[.J6]&amp;&quot;', &quot;;&quot;&quot;)&amp;IF((SUM([.K7:.N7])=0)  AND  ([.O7]&gt;0);&quot;'&quot;&amp;[.J7]&amp;&quot;', &quot;;&quot;&quot;)&amp;IF((SUM([.K8:.N8])=0)  AND  ([.O8]&gt;0);&quot;'&quot;&amp;[.J8]&amp;&quot;', &quot;;&quot;&quot;)&amp;IF((SUM([.K9:.N9])=0)  AND  ([.O9]&gt;0);&quot;'&quot;&amp;[.J9]&amp;&quot;', &quot;;&quot;&quot;)&amp;IF((SUM([.K10:.N10])=0)  AND  ([.O10]&gt;0);&quot;'&quot;&amp;[.J10]&amp;&quot;', &quot;;&quot;&quot;)&amp;IF((SUM([.K11:.N11])=0)  AND  ([.O11]&gt;0);&quot;'&quot;&amp;[.J11]&amp;&quot;', &quot;;&quot;&quot;)&amp;IF((SUM([.K12:.N12])=0)  AND  ([.O12]&gt;0);&quot;'&quot;&amp;[.J12]&amp;&quot;', &quot;;&quot;&quot;)&amp;IF((SUM([.K13:.N13])=0)  AND  ([.O13]&gt;0);&quot;'&quot;&amp;[.J13]&amp;&quot;', &quot;;&quot;&quot;)&amp;IF((SUM([.K14:.N14])=0)  AND  ([.O14]&gt;0);&quot;'&quot;&amp;[.J14]&amp;&quot;', &quot;;&quot;&quot;)" office:value-type="string" office:string-value="'Fajitas', ">
            <text:p>'Fajitas', </text:p>
          </table:table-cell>
          <table:table-cell table:style-name="ce61" table:formula="oooc:=IF((SUM([.K3:.O3])=0)  AND  ([.P3]&gt;0);&quot;'&quot;&amp;[.J3]&amp;&quot;', &quot;;&quot;&quot;)&amp;IF((SUM([.K4:.O4])=0)  AND  ([.P4]&gt;0);&quot;'&quot;&amp;[.J4]&amp;&quot;', &quot;;&quot;&quot;)&amp;IF((SUM([.K5:.O5])=0)  AND  ([.P5]&gt;0);&quot;'&quot;&amp;[.J5]&amp;&quot;', &quot;;&quot;&quot;)&amp;IF((SUM([.K6:.O6])=0)  AND  ([.P6]&gt;0);&quot;'&quot;&amp;[.J6]&amp;&quot;', &quot;;&quot;&quot;)&amp;IF((SUM([.K7:.O7])=0)  AND  ([.P7]&gt;0);&quot;'&quot;&amp;[.J7]&amp;&quot;', &quot;;&quot;&quot;)&amp;IF((SUM([.K8:.O8])=0)  AND  ([.P8]&gt;0);&quot;'&quot;&amp;[.J8]&amp;&quot;', &quot;;&quot;&quot;)&amp;IF((SUM([.K9:.O9])=0)  AND  ([.P9]&gt;0);&quot;'&quot;&amp;[.J9]&amp;&quot;', &quot;;&quot;&quot;)&amp;IF((SUM([.K10:.O10])=0)  AND  ([.P10]&gt;0);&quot;'&quot;&amp;[.J10]&amp;&quot;', &quot;;&quot;&quot;)&amp;IF((SUM([.K11:.O11])=0)  AND  ([.P11]&gt;0);&quot;'&quot;&amp;[.J11]&amp;&quot;', &quot;;&quot;&quot;)&amp;IF((SUM([.K12:.O12])=0)  AND  ([.P12]&gt;0);&quot;'&quot;&amp;[.J12]&amp;&quot;', &quot;;&quot;&quot;)&amp;IF((SUM([.K13:.O13])=0)  AND  ([.P13]&gt;0);&quot;'&quot;&amp;[.J13]&amp;&quot;', &quot;;&quot;&quot;)&amp;IF((SUM([.K14:.O14])=0)  AND  ([.P14]&gt;0);&quot;'&quot;&amp;[.J14]&amp;&quot;', &quot;;&quot;&quot;)" office:value-type="string" office:string-value="'Quesadilla', ">
            <text:p>'Quesadilla', </text:p>
          </table:table-cell>
          <table:table-cell table:style-name="ce61" table:formula="oooc:=IF((SUM([.K3:.P3])=0)  AND  ([.Q3]&gt;0);&quot;'&quot;&amp;[.J3]&amp;&quot;', &quot;;&quot;&quot;)&amp;IF((SUM([.K4:.P4])=0)  AND  ([.Q4]&gt;0);&quot;'&quot;&amp;[.J4]&amp;&quot;', &quot;;&quot;&quot;)&amp;IF((SUM([.K5:.P5])=0)  AND  ([.Q5]&gt;0);&quot;'&quot;&amp;[.J5]&amp;&quot;', &quot;;&quot;&quot;)&amp;IF((SUM([.K6:.P6])=0)  AND  ([.Q6]&gt;0);&quot;'&quot;&amp;[.J6]&amp;&quot;', &quot;;&quot;&quot;)&amp;IF((SUM([.K7:.P7])=0)  AND  ([.Q7]&gt;0);&quot;'&quot;&amp;[.J7]&amp;&quot;', &quot;;&quot;&quot;)&amp;IF((SUM([.K8:.P8])=0)  AND  ([.Q8]&gt;0);&quot;'&quot;&amp;[.J8]&amp;&quot;', &quot;;&quot;&quot;)&amp;IF((SUM([.K9:.P9])=0)  AND  ([.Q9]&gt;0);&quot;'&quot;&amp;[.J9]&amp;&quot;', &quot;;&quot;&quot;)&amp;IF((SUM([.K10:.P10])=0)  AND  ([.Q10]&gt;0);&quot;'&quot;&amp;[.J10]&amp;&quot;', &quot;;&quot;&quot;)&amp;IF((SUM([.K11:.P11])=0)  AND  ([.Q11]&gt;0);&quot;'&quot;&amp;[.J11]&amp;&quot;', &quot;;&quot;&quot;)&amp;IF((SUM([.K12:.P12])=0)  AND  ([.Q12]&gt;0);&quot;'&quot;&amp;[.J12]&amp;&quot;', &quot;;&quot;&quot;)&amp;IF((SUM([.K13:.P13])=0)  AND  ([.Q13]&gt;0);&quot;'&quot;&amp;[.J13]&amp;&quot;', &quot;;&quot;&quot;)&amp;IF((SUM([.K14:.P14])=0)  AND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61" table:formula="oooc:=IF((SUM([.K3:.Q3])=0)  AND  ([.R3]&gt;0);&quot;'&quot;&amp;[.J3]&amp;&quot;', &quot;;&quot;&quot;)&amp;IF((SUM([.K4:.Q4])=0)  AND  ([.R4]&gt;0);&quot;'&quot;&amp;[.J4]&amp;&quot;', &quot;;&quot;&quot;)&amp;IF((SUM([.K5:.Q5])=0)  AND  ([.R5]&gt;0);&quot;'&quot;&amp;[.J5]&amp;&quot;', &quot;;&quot;&quot;)&amp;IF((SUM([.K6:.Q6])=0)  AND  ([.R6]&gt;0);&quot;'&quot;&amp;[.J6]&amp;&quot;', &quot;;&quot;&quot;)&amp;IF((SUM([.K7:.Q7])=0)  AND  ([.R7]&gt;0);&quot;'&quot;&amp;[.J7]&amp;&quot;', &quot;;&quot;&quot;)&amp;IF((SUM([.K8:.Q8])=0)  AND  ([.R8]&gt;0);&quot;'&quot;&amp;[.J8]&amp;&quot;', &quot;;&quot;&quot;)&amp;IF((SUM([.K9:.Q9])=0)  AND  ([.R9]&gt;0);&quot;'&quot;&amp;[.J9]&amp;&quot;', &quot;;&quot;&quot;)&amp;IF((SUM([.K10:.Q10])=0)  AND  ([.R10]&gt;0);&quot;'&quot;&amp;[.J10]&amp;&quot;', &quot;;&quot;&quot;)&amp;IF((SUM([.K11:.Q11])=0)  AND  ([.R11]&gt;0);&quot;'&quot;&amp;[.J11]&amp;&quot;', &quot;;&quot;&quot;)&amp;IF((SUM([.K12:.Q12])=0)  AND  ([.R12]&gt;0);&quot;'&quot;&amp;[.J12]&amp;&quot;', &quot;;&quot;&quot;)&amp;IF((SUM([.K13:.Q13])=0)  AND  ([.R13]&gt;0);&quot;'&quot;&amp;[.J13]&amp;&quot;', &quot;;&quot;&quot;)&amp;IF((SUM([.K14:.Q14])=0)  AND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61" table:formula="oooc:=IF((SUM([.K3:.R3])=0)  AND  ([.S3]&gt;0);&quot;'&quot;&amp;[.J3]&amp;&quot;', &quot;;&quot;&quot;)&amp;IF((SUM([.K4:.R4])=0)  AND  ([.S4]&gt;0);&quot;'&quot;&amp;[.J4]&amp;&quot;', &quot;;&quot;&quot;)&amp;IF((SUM([.K5:.R5])=0)  AND  ([.S5]&gt;0);&quot;'&quot;&amp;[.J5]&amp;&quot;', &quot;;&quot;&quot;)&amp;IF((SUM([.K6:.R6])=0)  AND  ([.S6]&gt;0);&quot;'&quot;&amp;[.J6]&amp;&quot;', &quot;;&quot;&quot;)&amp;IF((SUM([.K7:.R7])=0)  AND  ([.S7]&gt;0);&quot;'&quot;&amp;[.J7]&amp;&quot;', &quot;;&quot;&quot;)&amp;IF((SUM([.K8:.R8])=0)  AND  ([.S8]&gt;0);&quot;'&quot;&amp;[.J8]&amp;&quot;', &quot;;&quot;&quot;)&amp;IF((SUM([.K9:.R9])=0)  AND  ([.S9]&gt;0);&quot;'&quot;&amp;[.J9]&amp;&quot;', &quot;;&quot;&quot;)&amp;IF((SUM([.K10:.R10])=0)  AND  ([.S10]&gt;0);&quot;'&quot;&amp;[.J10]&amp;&quot;', &quot;;&quot;&quot;)&amp;IF((SUM([.K11:.R11])=0)  AND  ([.S11]&gt;0);&quot;'&quot;&amp;[.J11]&amp;&quot;', &quot;;&quot;&quot;)&amp;IF((SUM([.K12:.R12])=0)  AND  ([.S12]&gt;0);&quot;'&quot;&amp;[.J12]&amp;&quot;', &quot;;&quot;&quot;)&amp;IF((SUM([.K13:.R13])=0)  AND  ([.S13]&gt;0);&quot;'&quot;&amp;[.J13]&amp;&quot;', &quot;;&quot;&quot;)&amp;IF((SUM([.K14:.R14])=0)  AND  ([.S14]&gt;0);&quot;'&quot;&amp;[.J14]&amp;&quot;', &quot;;&quot;&quot;)">
            <text:p/>
          </table:table-cell>
          <table:table-cell table:style-name="ce61" table:formula="oooc:=IF((SUM([.K3:.S3])=0)  AND  ([.T3]&gt;0);&quot;'&quot;&amp;[.J3]&amp;&quot;', &quot;;&quot;&quot;)&amp;IF((SUM([.K4:.S4])=0)  AND  ([.T4]&gt;0);&quot;'&quot;&amp;[.J4]&amp;&quot;', &quot;;&quot;&quot;)&amp;IF((SUM([.K5:.S5])=0)  AND  ([.T5]&gt;0);&quot;'&quot;&amp;[.J5]&amp;&quot;', &quot;;&quot;&quot;)&amp;IF((SUM([.K6:.S6])=0)  AND  ([.T6]&gt;0);&quot;'&quot;&amp;[.J6]&amp;&quot;', &quot;;&quot;&quot;)&amp;IF((SUM([.K7:.S7])=0)  AND  ([.T7]&gt;0);&quot;'&quot;&amp;[.J7]&amp;&quot;', &quot;;&quot;&quot;)&amp;IF((SUM([.K8:.S8])=0)  AND  ([.T8]&gt;0);&quot;'&quot;&amp;[.J8]&amp;&quot;', &quot;;&quot;&quot;)&amp;IF((SUM([.K9:.S9])=0)  AND  ([.T9]&gt;0);&quot;'&quot;&amp;[.J9]&amp;&quot;', &quot;;&quot;&quot;)&amp;IF((SUM([.K10:.S10])=0)  AND  ([.T10]&gt;0);&quot;'&quot;&amp;[.J10]&amp;&quot;', &quot;;&quot;&quot;)&amp;IF((SUM([.K11:.S11])=0)  AND  ([.T11]&gt;0);&quot;'&quot;&amp;[.J11]&amp;&quot;', &quot;;&quot;&quot;)&amp;IF((SUM([.K12:.S12])=0)  AND  ([.T12]&gt;0);&quot;'&quot;&amp;[.J12]&amp;&quot;', &quot;;&quot;&quot;)&amp;IF((SUM([.K13:.S13])=0)  AND  ([.T13]&gt;0);&quot;'&quot;&amp;[.J13]&amp;&quot;', &quot;;&quot;&quot;)&amp;IF((SUM([.K14:.S14])=0)  AND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12" table:number-rows-repeated="3">
          <table:table-cell/>
          <table:table-cell table:style-name="ce89" table:number-columns-repeated="6"/>
          <table:table-cell table:number-columns-repeated="249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4"/>
          <table:table-cell table:style-name="ce98" table:number-columns-repeated="2"/>
          <table:table-cell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98" table:number-columns-repeated="2"/>
          <table:table-cell table:style-name="ce98" office:value-type="float" office:value="2">
            <text:p>2</text:p>
          </table:table-cell>
          <table:table-cell table:style-name="ce98"/>
          <table:table-cell table:style-name="ce99"/>
          <table:table-cell table:number-columns-repeated="236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5"/>
          <table:table-cell table:style-name="ce91" table:number-columns-repeated="4"/>
          <table:table-cell table:style-name="ce91" office:value-type="float" office:value="6">
            <text:p>6</text:p>
          </table:table-cell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5"/>
          <table:table-cell table:style-name="ce91" office:value-type="float" office:value="2">
            <text:p>2</text:p>
          </table:table-cell>
          <table:table-cell table:style-name="ce91" table:number-columns-repeated="4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1">
            <text:p>1</text:p>
          </table:table-cell>
          <table:table-cell table:style-name="ce100"/>
          <table:table-cell table:number-columns-repeated="236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5" office:value-type="float" office:value="5">
            <text:p>5</text:p>
          </table:table-cell>
          <table:table-cell table:style-name="ce91"/>
          <table:table-cell table:style-name="ce91" office:value-type="float" office:value="4">
            <text:p>4</text:p>
          </table:table-cell>
          <table:table-cell table:style-name="ce91" office:value-type="float" office:value="3">
            <text:p>3</text:p>
          </table:table-cell>
          <table:table-cell table:style-name="ce91" table:number-columns-repeated="2"/>
          <table:table-cell table:style-name="ce91" office:value-type="float" office:value="3">
            <text:p>3</text:p>
          </table:table-cell>
          <table:table-cell table:style-name="ce91" table:number-columns-repeated="2"/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6"/>
          <table:table-cell table:style-name="ce92" office:value-type="float" office:value="3">
            <text:p>3</text:p>
          </table:table-cell>
          <table:table-cell table:style-name="ce92" table:number-columns-repeated="2"/>
          <table:table-cell table:style-name="ce92" office:value-type="float" office:value="1">
            <text:p>1</text:p>
          </table:table-cell>
          <table:table-cell table:style-name="ce92"/>
          <table:table-cell table:style-name="ce92" office:value-type="float" office:value="2">
            <text:p>2</text:p>
          </table:table-cell>
          <table:table-cell table:style-name="ce92"/>
          <table:table-cell table:style-name="ce92" office:value-type="float" office:value="2">
            <text:p>2</text:p>
          </table:table-cell>
          <table:table-cell table:style-name="ce101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/>
          <table:table-cell table:style-name="ce91" office:value-type="float" office:value="3">
            <text:p>3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91" office:value-type="float" office:value="3">
            <text:p>3</text:p>
          </table:table-cell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/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91"/>
          <table:table-cell table:style-name="ce91" office:value-type="float" office:value="3">
            <text:p>3</text:p>
          </table:table-cell>
          <table:table-cell table:style-name="ce91"/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 office:value-type="float" office:value="4">
            <text:p>4</text:p>
          </table:table-cell>
          <table:table-cell table:style-name="ce91" table:number-columns-repeated="4"/>
          <table:table-cell table:style-name="ce91" office:value-type="float" office:value="4">
            <text:p>4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5" office:value-type="float" office:value="3">
            <text:p>3</text:p>
          </table:table-cell>
          <table:table-cell table:style-name="ce91" table:number-columns-repeated="2"/>
          <table:table-cell table:style-name="ce91" office:value-type="float" office:value="2">
            <text:p>2</text:p>
          </table:table-cell>
          <table:table-cell table:style-name="ce91" table:number-columns-repeated="5"/>
          <table:table-cell table:style-name="ce100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6"/>
          <table:table-cell table:style-name="ce92" table:number-columns-repeated="4"/>
          <table:table-cell table:style-name="ce92" office:value-type="float" office:value="1">
            <text:p>1</text:p>
          </table:table-cell>
          <table:table-cell table:style-name="ce92" table:number-columns-repeated="3"/>
          <table:table-cell table:style-name="ce101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number-columns-repeated="2" table:style-name="ce91" office:value-type="float" office:value="2">
            <text:p>2</text:p>
          </table:table-cell>
          <table:table-cell table:style-name="ce91"/>
          <table:table-cell table:style-name="ce100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6"/>
          <table:table-cell table:style-name="ce92" table:number-columns-repeated="3"/>
          <table:table-cell table:style-name="ce9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style-name="ce92" table:number-columns-repeated="2"/>
          <table:table-cell table:style-name="ce92" office:value-type="float" office:value="2">
            <text:p>2</text:p>
          </table:table-cell>
          <table:table-cell table:style-name="ce101" office:value-type="float" office:value="3">
            <text:p>3</text:p>
          </table:table-cell>
          <table:table-cell table:number-columns-repeated="236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4">
          <table:table-cell table:number-columns-repeated="10"/>
          <table:table-cell table:style-name="ce91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7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91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1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7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0" table:default-cell-style-name="Default"/>
        <table:table-column table:style-name="co6" table:default-cell-style-name="ce111"/>
        <table:table-column table:style-name="co6" table:default-cell-style-name="ce106"/>
        <table:table-column table:style-name="co6" table:default-cell-style-name="ce111"/>
        <table:table-column table:style-name="co6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11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2" table:style-name="Default"/>
          <table:covered-table-cell table:number-columns-repeated="3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2" office:value-type="string">
            <text:p>Название</text:p>
          </table:table-cell>
          <table:table-cell table:style-name="ce105" office:value-type="string">
            <text:p>pork</text:p>
          </table:table-cell>
          <table:table-cell table:style-name="ce105" office:value-type="string">
            <text:p>mushroom</text:p>
          </table:table-cell>
          <table:table-cell table:style-name="ce105" office:value-type="string">
            <text:p>cabbage</text:p>
          </table:table-cell>
          <table:table-cell table:style-name="ce105" office:value-type="string">
            <text:p>potato</text:p>
          </table:table-cell>
          <table:table-cell table:style-name="ce105" office:value-type="string">
            <text:p>onion</text:p>
          </table:table-cell>
          <table:table-cell table:style-name="ce105" office:value-type="string">
            <text:p>flour</text:p>
          </table:table-cell>
          <table:table-cell table:style-name="ce105"/>
          <table:table-cell/>
          <table:table-cell table:style-name="ce114" office:value-type="string">
            <text:p>Название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Cabbage Stew</text:p>
          </table:table-cell>
          <table:table-cell table:style-name="ce106" office:value-type="float" office:value="6">
            <text:p>6</text:p>
          </table:table-cell>
          <table:table-cell/>
          <table:table-cell table:style-name="ce107" office:value-type="float" office:value="8">
            <text:p>8</text:p>
          </table:table-cell>
          <table:table-cell table:number-columns-repeated="3" table:style-name="ce107"/>
          <table:table-cell table:style-name="ce113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Pelmeni</text:p>
          </table:table-cell>
          <table:table-cell table:style-name="ce106" office:value-type="float" office:value="8">
            <text:p>8</text:p>
          </table:table-cell>
          <table:table-cell table:style-name="ce107"/>
          <table:table-cell table:style-name="ce106"/>
          <table:table-cell table:number-columns-repeated="2" table:style-name="ce107"/>
          <table:table-cell table:style-name="ce107" office:value-type="float" office:value="6">
            <text:p>6</text:p>
          </table:table-cell>
          <table:table-cell table:style-name="ce113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Golubtsy</text:p>
          </table:table-cell>
          <table:table-cell table:style-name="ce107"/>
          <table:table-cell office:value-type="float" office:value="7">
            <text:p>7</text:p>
          </table:table-cell>
          <table:table-cell table:style-name="ce107" office:value-type="float" office:value="7">
            <text:p>7</text:p>
          </table:table-cell>
          <table:table-cell table:number-columns-repeated="2" table:style-name="ce107"/>
          <table:table-cell table:style-name="ce106"/>
          <table:table-cell table:style-name="ce113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Fried Mushrooms</text:p>
          </table:table-cell>
          <table:table-cell table:style-name="ce107"/>
          <table:table-cell table:style-name="ce107" office:value-type="float" office:value="9">
            <text:p>9</text:p>
          </table:table-cell>
          <table:table-cell table:style-name="ce107"/>
          <table:table-cell table:style-name="ce106"/>
          <table:table-cell table:style-name="ce106" office:value-type="float" office:value="5">
            <text:p>5</text:p>
          </table:table-cell>
          <table:table-cell table:style-name="ce107"/>
          <table:table-cell table:style-name="ce113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Vareniki</text:p>
          </table:table-cell>
          <table:table-cell table:style-name="ce106"/>
          <table:table-cell/>
          <table:table-cell table:style-name="ce107"/>
          <table:table-cell table:style-name="ce107" office:value-type="float" office:value="8">
            <text:p>8</text:p>
          </table:table-cell>
          <table:table-cell table:style-name="ce107"/>
          <table:table-cell table:style-name="ce106" office:value-type="float" office:value="6">
            <text:p>6</text:p>
          </table:table-cell>
          <table:table-cell table:style-name="ce113" table:formula="oooc:=SUM([.B7:.G7])" office:value-type="float" office:value="14">
            <text:p>14</text:p>
          </table:table-cell>
          <table:table-cell/>
          <table:table-cell table:style-name="ce58" table:formula="oooc:=[.A7]" office:value-type="string" office:string-value="Vareniki">
            <text:p>Vareniki</text:p>
          </table:table-cell>
          <table:table-cell table:number-columns-repeated="5" table:style-name="ce119"/>
          <table:table-cell table:style-name="ce119" office:value-type="float" office:value="3">
            <text:p>3</text:p>
          </table:table-cell>
          <table:table-cell table:number-columns-repeated="2" table:style-name="ce119" office:value-type="float" office:value="1">
            <text:p>1</text:p>
          </table:table-cell>
          <table:table-cell table:number-columns-repeated="2" table:style-name="ce119"/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Baked Meat</text:p>
          </table:table-cell>
          <table:table-cell table:style-name="ce106" office:value-type="float" office:value="7">
            <text:p>7</text:p>
          </table:table-cell>
          <table:table-cell table:style-name="ce107" office:value-type="float" office:value="6">
            <text:p>6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number-columns-repeated="2" table:style-name="ce106"/>
          <table:table-cell table:style-name="ce113" table:formula="oooc:=SUM([.B8:.G8])" office:value-type="float" office:value="20">
            <text:p>20</text:p>
          </table:table-cell>
          <table:table-cell/>
          <table:table-cell table:style-name="ce115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0" table:formula="oooc:=SUM([.K8:.T8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Cutlets</text:p>
          </table:table-cell>
          <table:table-cell table:style-name="ce107" office:value-type="float" office:value="8">
            <text:p>8</text:p>
          </table:table-cell>
          <table:table-cell/>
          <table:table-cell table:number-columns-repeated="2" table:style-name="ce106"/>
          <table:table-cell table:number-columns-repeated="2" table:style-name="ce107" office:value-type="float" office:value="6">
            <text:p>6</text:p>
          </table:table-cell>
          <table:table-cell table:style-name="ce113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Mushroom Ragout</text:p>
          </table:table-cell>
          <table:table-cell table:style-name="ce106"/>
          <table:table-cell office:value-type="float" office:value="8">
            <text:p>8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13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Cabbage Stuffed Pancakes</text:p>
          </table:table-cell>
          <table:table-cell table:style-name="ce106"/>
          <table:table-cell/>
          <table:table-cell table:style-name="ce107" office:value-type="float" office:value="8">
            <text:p>8</text:p>
          </table:table-cell>
          <table:table-cell table:style-name="ce106"/>
          <table:table-cell table:style-name="ce106" office:value-type="float" office:value="4">
            <text:p>4</text:p>
          </table:table-cell>
          <table:table-cell table:style-name="ce106" office:value-type="float" office:value="8">
            <text:p>8</text:p>
          </table:table-cell>
          <table:table-cell table:style-name="ce113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Kulebyaka</text:p>
          </table:table-cell>
          <table:table-cell table:style-name="ce106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06"/>
          <table:table-cell table:style-name="ce106" office:value-type="float" office:value="4">
            <text:p>4</text:p>
          </table:table-cell>
          <table:table-cell table:style-name="ce106"/>
          <table:table-cell table:style-name="ce106" office:value-type="float" office:value="8">
            <text:p>8</text:p>
          </table:table-cell>
          <table:table-cell table:style-name="ce113" table:formula="oooc:=SUM([.B12:.G12])" office:value-type="float" office:value="24">
            <text:p>24</text:p>
          </table:table-cell>
          <table:table-cell/>
          <table:table-cell table:style-name="ce115" table:formula="oooc:=[.A12]" office:value-type="string" office:string-value="Kulebyaka">
            <text:p>Kulebyaka</text:p>
          </table:table-cell>
          <table:table-cell table:number-columns-repeated="2" table:style-name="ce120"/>
          <table:table-cell table:style-name="ce120" office:value-type="float" office:value="1">
            <text:p>1</text:p>
          </table:table-cell>
          <table:table-cell table:number-columns-repeated="4" table:style-name="ce120"/>
          <table:table-cell table:style-name="ce120" office:value-type="float" office:value="2">
            <text:p>2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4">
            <text:p>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Shchi</text:p>
          </table:table-cell>
          <table:table-cell table:style-name="ce107" office:value-type="float" office:value="6">
            <text:p>6</text:p>
          </table:table-cell>
          <table:table-cell/>
          <table:table-cell table:style-name="ce106" office:value-type="float" office:value="8">
            <text:p>8</text:p>
          </table:table-cell>
          <table:table-cell table:style-name="ce106" office:value-type="float" office:value="5">
            <text:p>5</text:p>
          </table:table-cell>
          <table:table-cell table:style-name="ce107" office:value-type="float" office:value="5">
            <text:p>5</text:p>
          </table:table-cell>
          <table:table-cell table:style-name="ce106"/>
          <table:table-cell table:style-name="ce113" table:formula="oooc:=SUM([.B13:.G13])" office:value-type="float" office:value="24">
            <text:p>24</text:p>
          </table:table-cell>
          <table:table-cell/>
          <table:table-cell table:style-name="ce58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Mushroom Soup</text:p>
          </table:table-cell>
          <table:table-cell table:style-name="ce108"/>
          <table:table-cell office:value-type="float" office:value="7">
            <text:p>7</text:p>
          </table:table-cell>
          <table:table-cell table:style-name="ce106" office:value-type="float" office:value="6">
            <text:p>6</text:p>
          </table:table-cell>
          <table:table-cell table:style-name="ce108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13" table:formula="oooc:=SUM([.B14:.G14])" office:value-type="float" office:value="24">
            <text:p>24</text:p>
          </table:table-cell>
          <table:table-cell/>
          <table:table-cell table:style-name="ce58" table:formula="oooc:=[.A14]" office:value-type="string" office:string-value="Mushroom Soup">
            <text:p>Mushroom Soup</text:p>
          </table:table-cell>
          <table:table-cell table:number-columns-repeated="4" table:style-name="ce119"/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number-columns-repeated="3" table:style-name="ce119"/>
          <table:table-cell table:style-name="ce119" office:value-type="float" office:value="1">
            <text:p>1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04"/>
          <table:table-cell table:style-name="ce104" table:formula="oooc:=SUM([.B3:.B14])" office:value-type="float" office:value="41">
            <text:p>41</text:p>
          </table:table-cell>
          <table:table-cell table:style-name="ce104" table:formula="oooc:=SUM([.C3:.C14])" office:value-type="float" office:value="43">
            <text:p>43</text:p>
          </table:table-cell>
          <table:table-cell table:style-name="ce104" table:formula="oooc:=SUM([.D3:.D14])" office:value-type="float" office:value="37">
            <text:p>37</text:p>
          </table:table-cell>
          <table:table-cell table:style-name="ce104" table:formula="oooc:=SUM([.E3:.E14])" office:value-type="float" office:value="37">
            <text:p>37</text:p>
          </table:table-cell>
          <table:table-cell table:style-name="ce104" table:formula="oooc:=SUM([.F3:.F14])" office:value-type="float" office:value="30">
            <text:p>30</text:p>
          </table:table-cell>
          <table:table-cell table:style-name="ce104" table:formula="oooc:=SUM([.G3:.G14])" office:value-type="float" office:value="34">
            <text:p>34</text:p>
          </table:table-cell>
          <table:table-cell table:style-name="ce70" table:formula="oooc:=SUM([.H3:.H14])/(12)" office:value-type="float" office:value="18.5">
            <text:p>18,50</text:p>
          </table:table-cell>
          <table:table-cell/>
          <table:table-cell table:style-name="ce116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29"/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7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7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6"/>
          <table:table-cell table:style-name="ce121" table:formula="oooc:=IF([.K17]=[.K15];1;0)" office:value-type="float" office:value="1">
            <text:p>1</text:p>
          </table:table-cell>
          <table:table-cell table:style-name="ce121" table:formula="oooc:=IF([.L17]=[.L15];1;0)" office:value-type="float" office:value="1">
            <text:p>1</text:p>
          </table:table-cell>
          <table:table-cell table:style-name="ce121" table:formula="oooc:=IF([.M17]=[.M15];1;0)" office:value-type="float" office:value="1">
            <text:p>1</text:p>
          </table:table-cell>
          <table:table-cell table:style-name="ce121" table:formula="oooc:=IF([.N17]=[.N15];1;0)" office:value-type="float" office:value="1">
            <text:p>1</text:p>
          </table:table-cell>
          <table:table-cell table:style-name="ce121" table:formula="oooc:=IF([.O17]=[.O15];1;0)" office:value-type="float" office:value="1">
            <text:p>1</text:p>
          </table:table-cell>
          <table:table-cell table:style-name="ce121" table:formula="oooc:=IF([.P17]=[.P15];1;0)" office:value-type="float" office:value="1">
            <text:p>1</text:p>
          </table:table-cell>
          <table:table-cell table:style-name="ce121" table:formula="oooc:=IF([.Q17]=[.Q15];1;0)" office:value-type="float" office:value="1">
            <text:p>1</text:p>
          </table:table-cell>
          <table:table-cell table:style-name="ce121" table:formula="oooc:=IF([.R17]=[.R15];1;0)" office:value-type="float" office:value="1">
            <text:p>1</text:p>
          </table:table-cell>
          <table:table-cell table:style-name="ce121" table:formula="oooc:=IF([.S17]=[.S15];1;0)" office:value-type="float" office:value="1">
            <text:p>1</text:p>
          </table:table-cell>
          <table:table-cell table:style-name="ce121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7"/>
          <table:table-cell table:style-name="ce60"/>
          <table:table-cell table:style-name="ce74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style-name="ce60"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style-name="ce60"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style-name="ce60"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style-name="ce60"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style-name="ce60"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1">
            <text:p>1</text:p>
          </table:table-cell>
          <table:table-cell table:style-name="ce60"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0">
            <text:p>0</text:p>
          </table:table-cell>
          <table:table-cell table:style-name="ce60"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style-name="ce60"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style-name="ce67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118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8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8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8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109" table:number-columns-repeated="6"/>
          <table:table-cell table:number-columns-repeated="2"/>
          <table:table-cell table:style-name="ce118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109" table:number-columns-repeated="6"/>
          <table:table-cell table:number-columns-repeated="2"/>
          <table:table-cell table:style-name="ce118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109" table:number-columns-repeated="6"/>
          <table:table-cell table:number-columns-repeated="3"/>
          <table:table-cell table:style-name="ce122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22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09" table:number-columns-repeated="6"/>
          <table:table-cell table:number-columns-repeated="2"/>
          <table:table-cell table:style-name="ce117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09" table:number-columns-repeated="6"/>
          <table:table-cell table:number-columns-repeated="3"/>
          <table:table-cell table:style-name="ce121" table:formula="oooc:=IF([.K27]=[.K26];1;0)" office:value-type="float" office:value="1">
            <text:p>1</text:p>
          </table:table-cell>
          <table:table-cell table:style-name="ce121" table:formula="oooc:=IF([.L27]=[.L26];1;0)" office:value-type="float" office:value="1">
            <text:p>1</text:p>
          </table:table-cell>
          <table:table-cell table:style-name="ce121" table:formula="oooc:=IF([.M27]=[.M26];1;0)" office:value-type="float" office:value="1">
            <text:p>1</text:p>
          </table:table-cell>
          <table:table-cell table:style-name="ce121" table:formula="oooc:=IF([.N27]=[.N26];1;0)" office:value-type="float" office:value="1">
            <text:p>1</text:p>
          </table:table-cell>
          <table:table-cell table:style-name="ce121" table:formula="oooc:=IF([.O27]=[.O26];1;0)" office:value-type="float" office:value="1">
            <text:p>1</text:p>
          </table:table-cell>
          <table:table-cell table:style-name="ce121" table:formula="oooc:=IF([.P27]=[.P26];1;0)" office:value-type="float" office:value="1">
            <text:p>1</text:p>
          </table:table-cell>
          <table:table-cell table:style-name="ce121" table:formula="oooc:=IF([.Q27]=[.Q26];1;0)" office:value-type="float" office:value="1">
            <text:p>1</text:p>
          </table:table-cell>
          <table:table-cell table:style-name="ce121" table:formula="oooc:=IF([.R27]=[.R26];1;0)" office:value-type="float" office:value="1">
            <text:p>1</text:p>
          </table:table-cell>
          <table:table-cell table:style-name="ce121" table:formula="oooc:=IF([.S27]=[.S26];1;0)" office:value-type="float" office:value="1">
            <text:p>1</text:p>
          </table:table-cell>
          <table:table-cell table:style-name="ce121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/>
          <table:table-cell table:style-name="ce110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83" table:formula="oooc:=IF((SUM([.K3:.K3])=0)  AND  ([.L3]&gt;0);&quot;'&quot;&amp;[.J3]&amp;&quot;', &quot;;&quot;&quot;)&amp;IF((SUM([.K4:.K4])=0)  AND  ([.L4]&gt;0);&quot;'&quot;&amp;[.J4]&amp;&quot;', &quot;;&quot;&quot;)&amp;IF((SUM([.K5:.K5])=0)  AND  ([.L5]&gt;0);&quot;'&quot;&amp;[.J5]&amp;&quot;', &quot;;&quot;&quot;)&amp;IF((SUM([.K6:.K6])=0)  AND  ([.L6]&gt;0);&quot;'&quot;&amp;[.J6]&amp;&quot;', &quot;;&quot;&quot;)&amp;IF((SUM([.K7:.K7])=0)  AND  ([.L7]&gt;0);&quot;'&quot;&amp;[.J7]&amp;&quot;', &quot;;&quot;&quot;)&amp;IF((SUM([.K8:.K8])=0)  AND  ([.L8]&gt;0);&quot;'&quot;&amp;[.J8]&amp;&quot;', &quot;;&quot;&quot;)&amp;IF((SUM([.K9:.K9])=0)  AND  ([.L9]&gt;0);&quot;'&quot;&amp;[.J9]&amp;&quot;', &quot;;&quot;&quot;)&amp;IF((SUM([.K10:.K10])=0)  AND  ([.L10]&gt;0);&quot;'&quot;&amp;[.J10]&amp;&quot;', &quot;;&quot;&quot;)&amp;IF((SUM([.K11:.K11])=0)  AND  ([.L11]&gt;0);&quot;'&quot;&amp;[.J11]&amp;&quot;', &quot;;&quot;&quot;)&amp;IF((SUM([.K12:.K12])=0)  AND  ([.L12]&gt;0);&quot;'&quot;&amp;[.J12]&amp;&quot;', &quot;;&quot;&quot;)&amp;IF((SUM([.K13:.K13])=0)  AND  ([.L13]&gt;0);&quot;'&quot;&amp;[.J13]&amp;&quot;', &quot;;&quot;&quot;)&amp;IF((SUM([.K14:.K14])=0)  AND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61" table:formula="oooc:=IF((SUM([.K3:.L3])=0)  AND  ([.M3]&gt;0);&quot;'&quot;&amp;[.J3]&amp;&quot;', &quot;;&quot;&quot;)&amp;IF((SUM([.K4:.L4])=0)  AND  ([.M4]&gt;0);&quot;'&quot;&amp;[.J4]&amp;&quot;', &quot;;&quot;&quot;)&amp;IF((SUM([.K5:.L5])=0)  AND  ([.M5]&gt;0);&quot;'&quot;&amp;[.J5]&amp;&quot;', &quot;;&quot;&quot;)&amp;IF((SUM([.K6:.L6])=0)  AND  ([.M6]&gt;0);&quot;'&quot;&amp;[.J6]&amp;&quot;', &quot;;&quot;&quot;)&amp;IF((SUM([.K7:.L7])=0)  AND  ([.M7]&gt;0);&quot;'&quot;&amp;[.J7]&amp;&quot;', &quot;;&quot;&quot;)&amp;IF((SUM([.K8:.L8])=0)  AND  ([.M8]&gt;0);&quot;'&quot;&amp;[.J8]&amp;&quot;', &quot;;&quot;&quot;)&amp;IF((SUM([.K9:.L9])=0)  AND  ([.M9]&gt;0);&quot;'&quot;&amp;[.J9]&amp;&quot;', &quot;;&quot;&quot;)&amp;IF((SUM([.K10:.L10])=0)  AND  ([.M10]&gt;0);&quot;'&quot;&amp;[.J10]&amp;&quot;', &quot;;&quot;&quot;)&amp;IF((SUM([.K11:.L11])=0)  AND  ([.M11]&gt;0);&quot;'&quot;&amp;[.J11]&amp;&quot;', &quot;;&quot;&quot;)&amp;IF((SUM([.K12:.L12])=0)  AND  ([.M12]&gt;0);&quot;'&quot;&amp;[.J12]&amp;&quot;', &quot;;&quot;&quot;)&amp;IF((SUM([.K13:.L13])=0)  AND  ([.M13]&gt;0);&quot;'&quot;&amp;[.J13]&amp;&quot;', &quot;;&quot;&quot;)&amp;IF((SUM([.K14:.L14])=0)  AND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61" table:formula="oooc:=IF((SUM([.K3:.M3])=0)  AND  ([.N3]&gt;0);&quot;'&quot;&amp;[.J3]&amp;&quot;', &quot;;&quot;&quot;)&amp;IF((SUM([.K4:.M4])=0)  AND  ([.N4]&gt;0);&quot;'&quot;&amp;[.J4]&amp;&quot;', &quot;;&quot;&quot;)&amp;IF((SUM([.K5:.M5])=0)  AND  ([.N5]&gt;0);&quot;'&quot;&amp;[.J5]&amp;&quot;', &quot;;&quot;&quot;)&amp;IF((SUM([.K6:.M6])=0)  AND  ([.N6]&gt;0);&quot;'&quot;&amp;[.J6]&amp;&quot;', &quot;;&quot;&quot;)&amp;IF((SUM([.K7:.M7])=0)  AND  ([.N7]&gt;0);&quot;'&quot;&amp;[.J7]&amp;&quot;', &quot;;&quot;&quot;)&amp;IF((SUM([.K8:.M8])=0)  AND  ([.N8]&gt;0);&quot;'&quot;&amp;[.J8]&amp;&quot;', &quot;;&quot;&quot;)&amp;IF((SUM([.K9:.M9])=0)  AND  ([.N9]&gt;0);&quot;'&quot;&amp;[.J9]&amp;&quot;', &quot;;&quot;&quot;)&amp;IF((SUM([.K10:.M10])=0)  AND  ([.N10]&gt;0);&quot;'&quot;&amp;[.J10]&amp;&quot;', &quot;;&quot;&quot;)&amp;IF((SUM([.K11:.M11])=0)  AND  ([.N11]&gt;0);&quot;'&quot;&amp;[.J11]&amp;&quot;', &quot;;&quot;&quot;)&amp;IF((SUM([.K12:.M12])=0)  AND  ([.N12]&gt;0);&quot;'&quot;&amp;[.J12]&amp;&quot;', &quot;;&quot;&quot;)&amp;IF((SUM([.K13:.M13])=0)  AND  ([.N13]&gt;0);&quot;'&quot;&amp;[.J13]&amp;&quot;', &quot;;&quot;&quot;)&amp;IF((SUM([.K14:.M14])=0)  AND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61" table:formula="oooc:=IF((SUM([.K3:.N3])=0)  AND  ([.O3]&gt;0);&quot;'&quot;&amp;[.J3]&amp;&quot;', &quot;;&quot;&quot;)&amp;IF((SUM([.K4:.N4])=0)  AND  ([.O4]&gt;0);&quot;'&quot;&amp;[.J4]&amp;&quot;', &quot;;&quot;&quot;)&amp;IF((SUM([.K5:.N5])=0)  AND  ([.O5]&gt;0);&quot;'&quot;&amp;[.J5]&amp;&quot;', &quot;;&quot;&quot;)&amp;IF((SUM([.K6:.N6])=0)  AND  ([.O6]&gt;0);&quot;'&quot;&amp;[.J6]&amp;&quot;', &quot;;&quot;&quot;)&amp;IF((SUM([.K7:.N7])=0)  AND  ([.O7]&gt;0);&quot;'&quot;&amp;[.J7]&amp;&quot;', &quot;;&quot;&quot;)&amp;IF((SUM([.K8:.N8])=0)  AND  ([.O8]&gt;0);&quot;'&quot;&amp;[.J8]&amp;&quot;', &quot;;&quot;&quot;)&amp;IF((SUM([.K9:.N9])=0)  AND  ([.O9]&gt;0);&quot;'&quot;&amp;[.J9]&amp;&quot;', &quot;;&quot;&quot;)&amp;IF((SUM([.K10:.N10])=0)  AND  ([.O10]&gt;0);&quot;'&quot;&amp;[.J10]&amp;&quot;', &quot;;&quot;&quot;)&amp;IF((SUM([.K11:.N11])=0)  AND  ([.O11]&gt;0);&quot;'&quot;&amp;[.J11]&amp;&quot;', &quot;;&quot;&quot;)&amp;IF((SUM([.K12:.N12])=0)  AND  ([.O12]&gt;0);&quot;'&quot;&amp;[.J12]&amp;&quot;', &quot;;&quot;&quot;)&amp;IF((SUM([.K13:.N13])=0)  AND  ([.O13]&gt;0);&quot;'&quot;&amp;[.J13]&amp;&quot;', &quot;;&quot;&quot;)&amp;IF((SUM([.K14:.N14])=0)  AND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61" table:formula="oooc:=IF((SUM([.K3:.O3])=0)  AND  ([.P3]&gt;0);&quot;'&quot;&amp;[.J3]&amp;&quot;', &quot;;&quot;&quot;)&amp;IF((SUM([.K4:.O4])=0)  AND  ([.P4]&gt;0);&quot;'&quot;&amp;[.J4]&amp;&quot;', &quot;;&quot;&quot;)&amp;IF((SUM([.K5:.O5])=0)  AND  ([.P5]&gt;0);&quot;'&quot;&amp;[.J5]&amp;&quot;', &quot;;&quot;&quot;)&amp;IF((SUM([.K6:.O6])=0)  AND  ([.P6]&gt;0);&quot;'&quot;&amp;[.J6]&amp;&quot;', &quot;;&quot;&quot;)&amp;IF((SUM([.K7:.O7])=0)  AND  ([.P7]&gt;0);&quot;'&quot;&amp;[.J7]&amp;&quot;', &quot;;&quot;&quot;)&amp;IF((SUM([.K8:.O8])=0)  AND  ([.P8]&gt;0);&quot;'&quot;&amp;[.J8]&amp;&quot;', &quot;;&quot;&quot;)&amp;IF((SUM([.K9:.O9])=0)  AND  ([.P9]&gt;0);&quot;'&quot;&amp;[.J9]&amp;&quot;', &quot;;&quot;&quot;)&amp;IF((SUM([.K10:.O10])=0)  AND  ([.P10]&gt;0);&quot;'&quot;&amp;[.J10]&amp;&quot;', &quot;;&quot;&quot;)&amp;IF((SUM([.K11:.O11])=0)  AND  ([.P11]&gt;0);&quot;'&quot;&amp;[.J11]&amp;&quot;', &quot;;&quot;&quot;)&amp;IF((SUM([.K12:.O12])=0)  AND  ([.P12]&gt;0);&quot;'&quot;&amp;[.J12]&amp;&quot;', &quot;;&quot;&quot;)&amp;IF((SUM([.K13:.O13])=0)  AND  ([.P13]&gt;0);&quot;'&quot;&amp;[.J13]&amp;&quot;', &quot;;&quot;&quot;)&amp;IF((SUM([.K14:.O14])=0)  AND  ([.P14]&gt;0);&quot;'&quot;&amp;[.J14]&amp;&quot;', &quot;;&quot;&quot;)" office:value-type="string" office:string-value="'Vareniki', ">
            <text:p>'Vareniki', </text:p>
          </table:table-cell>
          <table:table-cell table:style-name="ce61" table:formula="oooc:=IF((SUM([.K3:.P3])=0)  AND  ([.Q3]&gt;0);&quot;'&quot;&amp;[.J3]&amp;&quot;', &quot;;&quot;&quot;)&amp;IF((SUM([.K4:.P4])=0)  AND  ([.Q4]&gt;0);&quot;'&quot;&amp;[.J4]&amp;&quot;', &quot;;&quot;&quot;)&amp;IF((SUM([.K5:.P5])=0)  AND  ([.Q5]&gt;0);&quot;'&quot;&amp;[.J5]&amp;&quot;', &quot;;&quot;&quot;)&amp;IF((SUM([.K6:.P6])=0)  AND  ([.Q6]&gt;0);&quot;'&quot;&amp;[.J6]&amp;&quot;', &quot;;&quot;&quot;)&amp;IF((SUM([.K7:.P7])=0)  AND  ([.Q7]&gt;0);&quot;'&quot;&amp;[.J7]&amp;&quot;', &quot;;&quot;&quot;)&amp;IF((SUM([.K8:.P8])=0)  AND  ([.Q8]&gt;0);&quot;'&quot;&amp;[.J8]&amp;&quot;', &quot;;&quot;&quot;)&amp;IF((SUM([.K9:.P9])=0)  AND  ([.Q9]&gt;0);&quot;'&quot;&amp;[.J9]&amp;&quot;', &quot;;&quot;&quot;)&amp;IF((SUM([.K10:.P10])=0)  AND  ([.Q10]&gt;0);&quot;'&quot;&amp;[.J10]&amp;&quot;', &quot;;&quot;&quot;)&amp;IF((SUM([.K11:.P11])=0)  AND  ([.Q11]&gt;0);&quot;'&quot;&amp;[.J11]&amp;&quot;', &quot;;&quot;&quot;)&amp;IF((SUM([.K12:.P12])=0)  AND  ([.Q12]&gt;0);&quot;'&quot;&amp;[.J12]&amp;&quot;', &quot;;&quot;&quot;)&amp;IF((SUM([.K13:.P13])=0)  AND  ([.Q13]&gt;0);&quot;'&quot;&amp;[.J13]&amp;&quot;', &quot;;&quot;&quot;)&amp;IF((SUM([.K14:.P14])=0)  AND  ([.Q14]&gt;0);&quot;'&quot;&amp;[.J14]&amp;&quot;', &quot;;&quot;&quot;)" office:value-type="string" office:string-value="'Shchi', ">
            <text:p>'Shchi', </text:p>
          </table:table-cell>
          <table:table-cell table:style-name="ce61" table:formula="oooc:=IF((SUM([.K3:.Q3])=0)  AND  ([.R3]&gt;0);&quot;'&quot;&amp;[.J3]&amp;&quot;', &quot;;&quot;&quot;)&amp;IF((SUM([.K4:.Q4])=0)  AND  ([.R4]&gt;0);&quot;'&quot;&amp;[.J4]&amp;&quot;', &quot;;&quot;&quot;)&amp;IF((SUM([.K5:.Q5])=0)  AND  ([.R5]&gt;0);&quot;'&quot;&amp;[.J5]&amp;&quot;', &quot;;&quot;&quot;)&amp;IF((SUM([.K6:.Q6])=0)  AND  ([.R6]&gt;0);&quot;'&quot;&amp;[.J6]&amp;&quot;', &quot;;&quot;&quot;)&amp;IF((SUM([.K7:.Q7])=0)  AND  ([.R7]&gt;0);&quot;'&quot;&amp;[.J7]&amp;&quot;', &quot;;&quot;&quot;)&amp;IF((SUM([.K8:.Q8])=0)  AND  ([.R8]&gt;0);&quot;'&quot;&amp;[.J8]&amp;&quot;', &quot;;&quot;&quot;)&amp;IF((SUM([.K9:.Q9])=0)  AND  ([.R9]&gt;0);&quot;'&quot;&amp;[.J9]&amp;&quot;', &quot;;&quot;&quot;)&amp;IF((SUM([.K10:.Q10])=0)  AND  ([.R10]&gt;0);&quot;'&quot;&amp;[.J10]&amp;&quot;', &quot;;&quot;&quot;)&amp;IF((SUM([.K11:.Q11])=0)  AND  ([.R11]&gt;0);&quot;'&quot;&amp;[.J11]&amp;&quot;', &quot;;&quot;&quot;)&amp;IF((SUM([.K12:.Q12])=0)  AND  ([.R12]&gt;0);&quot;'&quot;&amp;[.J12]&amp;&quot;', &quot;;&quot;&quot;)&amp;IF((SUM([.K13:.Q13])=0)  AND  ([.R13]&gt;0);&quot;'&quot;&amp;[.J13]&amp;&quot;', &quot;;&quot;&quot;)&amp;IF((SUM([.K14:.Q14])=0)  AND  ([.R14]&gt;0);&quot;'&quot;&amp;[.J14]&amp;&quot;', &quot;;&quot;&quot;)">
            <text:p/>
          </table:table-cell>
          <table:table-cell table:style-name="ce61" table:formula="oooc:=IF((SUM([.K3:.R3])=0)  AND  ([.S3]&gt;0);&quot;'&quot;&amp;[.J3]&amp;&quot;', &quot;;&quot;&quot;)&amp;IF((SUM([.K4:.R4])=0)  AND  ([.S4]&gt;0);&quot;'&quot;&amp;[.J4]&amp;&quot;', &quot;;&quot;&quot;)&amp;IF((SUM([.K5:.R5])=0)  AND  ([.S5]&gt;0);&quot;'&quot;&amp;[.J5]&amp;&quot;', &quot;;&quot;&quot;)&amp;IF((SUM([.K6:.R6])=0)  AND  ([.S6]&gt;0);&quot;'&quot;&amp;[.J6]&amp;&quot;', &quot;;&quot;&quot;)&amp;IF((SUM([.K7:.R7])=0)  AND  ([.S7]&gt;0);&quot;'&quot;&amp;[.J7]&amp;&quot;', &quot;;&quot;&quot;)&amp;IF((SUM([.K8:.R8])=0)  AND  ([.S8]&gt;0);&quot;'&quot;&amp;[.J8]&amp;&quot;', &quot;;&quot;&quot;)&amp;IF((SUM([.K9:.R9])=0)  AND  ([.S9]&gt;0);&quot;'&quot;&amp;[.J9]&amp;&quot;', &quot;;&quot;&quot;)&amp;IF((SUM([.K10:.R10])=0)  AND  ([.S10]&gt;0);&quot;'&quot;&amp;[.J10]&amp;&quot;', &quot;;&quot;&quot;)&amp;IF((SUM([.K11:.R11])=0)  AND  ([.S11]&gt;0);&quot;'&quot;&amp;[.J11]&amp;&quot;', &quot;;&quot;&quot;)&amp;IF((SUM([.K12:.R12])=0)  AND  ([.S12]&gt;0);&quot;'&quot;&amp;[.J12]&amp;&quot;', &quot;;&quot;&quot;)&amp;IF((SUM([.K13:.R13])=0)  AND  ([.S13]&gt;0);&quot;'&quot;&amp;[.J13]&amp;&quot;', &quot;;&quot;&quot;)&amp;IF((SUM([.K14:.R14])=0)  AND  ([.S14]&gt;0);&quot;'&quot;&amp;[.J14]&amp;&quot;', &quot;;&quot;&quot;)">
            <text:p/>
          </table:table-cell>
          <table:table-cell table:style-name="ce61" table:formula="oooc:=IF((SUM([.K3:.S3])=0)  AND  ([.T3]&gt;0);&quot;'&quot;&amp;[.J3]&amp;&quot;', &quot;;&quot;&quot;)&amp;IF((SUM([.K4:.S4])=0)  AND  ([.T4]&gt;0);&quot;'&quot;&amp;[.J4]&amp;&quot;', &quot;;&quot;&quot;)&amp;IF((SUM([.K5:.S5])=0)  AND  ([.T5]&gt;0);&quot;'&quot;&amp;[.J5]&amp;&quot;', &quot;;&quot;&quot;)&amp;IF((SUM([.K6:.S6])=0)  AND  ([.T6]&gt;0);&quot;'&quot;&amp;[.J6]&amp;&quot;', &quot;;&quot;&quot;)&amp;IF((SUM([.K7:.S7])=0)  AND  ([.T7]&gt;0);&quot;'&quot;&amp;[.J7]&amp;&quot;', &quot;;&quot;&quot;)&amp;IF((SUM([.K8:.S8])=0)  AND  ([.T8]&gt;0);&quot;'&quot;&amp;[.J8]&amp;&quot;', &quot;;&quot;&quot;)&amp;IF((SUM([.K9:.S9])=0)  AND  ([.T9]&gt;0);&quot;'&quot;&amp;[.J9]&amp;&quot;', &quot;;&quot;&quot;)&amp;IF((SUM([.K10:.S10])=0)  AND  ([.T10]&gt;0);&quot;'&quot;&amp;[.J10]&amp;&quot;', &quot;;&quot;&quot;)&amp;IF((SUM([.K11:.S11])=0)  AND  ([.T11]&gt;0);&quot;'&quot;&amp;[.J11]&amp;&quot;', &quot;;&quot;&quot;)&amp;IF((SUM([.K12:.S12])=0)  AND  ([.T12]&gt;0);&quot;'&quot;&amp;[.J12]&amp;&quot;', &quot;;&quot;&quot;)&amp;IF((SUM([.K13:.S13])=0)  AND  ([.T13]&gt;0);&quot;'&quot;&amp;[.J13]&amp;&quot;', &quot;;&quot;&quot;)&amp;IF((SUM([.K14:.S14])=0)  AND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12" table:number-rows-repeated="3">
          <table:table-cell/>
          <table:table-cell table:style-name="ce109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10" table:number-columns-repeated="3"/>
          <table:table-cell table:number-columns-repeated="3"/>
          <table:table-cell table:style-name="ce123"/>
          <table:table-cell table:style-name="ce120" office:value-type="float" office:value="3">
            <text:p>3</text:p>
          </table:table-cell>
          <table:table-cell table:style-name="ce120" table:number-columns-repeated="3"/>
          <table:table-cell table:style-name="ce120" office:value-type="float" office:value="4">
            <text:p>4</text:p>
          </table:table-cell>
          <table:table-cell table:style-name="ce120" table:number-columns-repeated="3"/>
          <table:table-cell table:style-name="ce126" office:value-type="float" office:value="1">
            <text:p>1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09" table:number-columns-repeated="3"/>
          <table:table-cell table:number-columns-repeated="3"/>
          <table:table-cell table:style-name="ce124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09" table:number-columns-repeated="3"/>
          <table:table-cell table:number-columns-repeated="3"/>
          <table:table-cell table:style-name="ce124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7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09" table:number-columns-repeated="3"/>
          <table:table-cell table:number-columns-repeated="3"/>
          <table:table-cell table:style-name="ce124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2" table:number-columns-repeated="3"/>
          <table:table-cell table:number-columns-repeated="6"/>
          <table:table-cell table:style-name="ce125"/>
          <table:table-cell table:style-name="ce119" table:number-columns-repeated="3"/>
          <table:table-cell table:style-name="ce119" office:value-type="float" office:value="2">
            <text:p>2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/>
          <table:table-cell table:style-name="ce128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2" table:number-columns-repeated="3"/>
          <table:table-cell table:number-columns-repeated="6"/>
          <table:table-cell table:style-name="ce123"/>
          <table:table-cell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6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12" table:number-columns-repeated="3"/>
          <table:table-cell table:number-columns-repeated="6"/>
          <table:table-cell table:style-name="ce125"/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2">
            <text:p>2</text:p>
          </table:table-cell>
          <table:table-cell table:style-name="ce119"/>
          <table:table-cell table:style-name="ce119" office:value-type="float" office:value="3">
            <text:p>3</text:p>
          </table:table-cell>
          <table:table-cell table:style-name="ce119"/>
          <table:table-cell table:style-name="ce128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35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2" office:value-type="string">
            <text:p>Название</text:p>
          </table:table-cell>
          <table:table-cell table:style-name="ce105" office:value-type="string">
            <text:p>salmon</text:p>
          </table:table-cell>
          <table:table-cell table:style-name="ce105" office:value-type="string">
            <text:p>shrimp</text:p>
          </table:table-cell>
          <table:table-cell table:style-name="ce105" office:value-type="string">
            <text:p>rice</text:p>
          </table:table-cell>
          <table:table-cell table:style-name="ce105" office:value-type="string">
            <text:p>tofu</text:p>
          </table:table-cell>
          <table:table-cell table:style-name="ce105" office:value-type="string">
            <text:p>veggies</text:p>
          </table:table-cell>
          <table:table-cell table:style-name="ce105" office:value-type="string">
            <text:p>seaweed</text:p>
          </table:table-cell>
          <table:table-cell table:style-name="ce105"/>
          <table:table-cell/>
          <table:table-cell table:style-name="ce114" office:value-type="string">
            <text:p>Название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Nigiri Zushi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2" office:value-type="float" office:value="9">
            <text:p>9</text:p>
          </table:table-cell>
          <table:table-cell table:number-columns-repeated="3" table:style-name="ce132"/>
          <table:table-cell table:style-name="ce113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60" table:formula="oooc:=SUM([.K3:.T3])" office:value-type="float" office:value="12">
            <text:p>12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Sashimi</text:p>
          </table:table-cell>
          <table:table-cell table:style-name="ce131" office:value-type="float" office:value="8">
            <text:p>8</text:p>
          </table:table-cell>
          <table:table-cell table:style-name="ce132"/>
          <table:table-cell table:style-name="ce131"/>
          <table:table-cell table:style-name="ce132"/>
          <table:table-cell table:style-name="ce132" office:value-type="float" office:value="7">
            <text:p>7</text:p>
          </table:table-cell>
          <table:table-cell table:style-name="ce132"/>
          <table:table-cell table:style-name="ce113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Seafood Tempura</text:p>
          </table:table-cell>
          <table:table-cell table:style-name="ce132"/>
          <table:table-cell table:style-name="ce131" office:value-type="float" office:value="8">
            <text:p>8</text:p>
          </table:table-cell>
          <table:table-cell table:number-columns-repeated="2" table:style-name="ce132"/>
          <table:table-cell table:style-name="ce132" office:value-type="float" office:value="7">
            <text:p>7</text:p>
          </table:table-cell>
          <table:table-cell table:style-name="ce131"/>
          <table:table-cell table:style-name="ce113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60" table:formula="oooc:=SUM([.K5:.T5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ofuDengaku</text:p>
          </table:table-cell>
          <table:table-cell table:number-columns-repeated="3" table:style-name="ce132"/>
          <table:table-cell table:style-name="ce131" office:value-type="float" office:value="9">
            <text:p>9</text:p>
          </table:table-cell>
          <table:table-cell table:style-name="ce131"/>
          <table:table-cell table:style-name="ce132" office:value-type="float" office:value="6">
            <text:p>6</text:p>
          </table:table-cell>
          <table:table-cell table:style-name="ce113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TofuDengaku">
            <text:p>TofuDengaku</text:p>
          </table:table-cell>
          <table:table-cell table:number-columns-repeated="5" table:style-name="ce136"/>
          <table:table-cell table:style-name="ce136" office:value-type="float" office:value="4">
            <text:p>4</text:p>
          </table:table-cell>
          <table:table-cell table:style-name="ce136" office:value-type="float" office:value="2">
            <text:p>2</text:p>
          </table:table-cell>
          <table:table-cell table:style-name="ce136"/>
          <table:table-cell table:number-columns-repeated="2" table:style-name="ce136"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empura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8">
            <text:p>8</text:p>
          </table:table-cell>
          <table:table-cell table:number-columns-repeated="2" table:style-name="ce132"/>
          <table:table-cell table:style-name="ce132" office:value-type="float" office:value="6">
            <text:p>6</text:p>
          </table:table-cell>
          <table:table-cell table:style-name="ce131"/>
          <table:table-cell table:style-name="ce113" table:formula="oooc:=SUM([.B7:.G7])" office:value-type="float" office:value="20">
            <text:p>20</text:p>
          </table:table-cell>
          <table:table-cell/>
          <table:table-cell table:style-name="ce115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Koyungohan</text:p>
          </table:table-cell>
          <table:table-cell table:style-name="ce131" office:value-type="float" office:value="6">
            <text:p>6</text:p>
          </table:table-cell>
          <table:table-cell table:style-name="ce132"/>
          <table:table-cell table:style-name="ce132" office:value-type="float" office:value="8">
            <text:p>8</text:p>
          </table:table-cell>
          <table:table-cell table:style-name="ce132" office:value-type="float" office:value="6">
            <text:p>6</text:p>
          </table:table-cell>
          <table:table-cell table:number-columns-repeated="2" table:style-name="ce131"/>
          <table:table-cell table:style-name="ce113" table:formula="oooc:=SUM([.B8:.G8])" office:value-type="float" office:value="20">
            <text:p>20</text:p>
          </table:table-cell>
          <table:table-cell/>
          <table:table-cell table:style-name="ce58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chazuke</text:p>
          </table:table-cell>
          <table:table-cell table:style-name="ce132" office:value-type="float" office:value="8">
            <text:p>8</text:p>
          </table:table-cell>
          <table:table-cell table:style-name="ce131"/>
          <table:table-cell table:style-name="ce131" office:value-type="float" office:value="7">
            <text:p>7</text:p>
          </table:table-cell>
          <table:table-cell table:style-name="ce131"/>
          <table:table-cell table:style-name="ce132"/>
          <table:table-cell table:style-name="ce132" office:value-type="float" office:value="5">
            <text:p>5</text:p>
          </table:table-cell>
          <table:table-cell table:style-name="ce113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empura Shrimp Roll</text:p>
          </table:table-cell>
          <table:table-cell table:style-name="ce131"/>
          <table:table-cell table:number-columns-repeated="2" table:style-name="ce131" office:value-type="float" office:value="7">
            <text:p>7</text:p>
          </table:table-cell>
          <table:table-cell table:number-columns-repeated="2" table:style-name="ce131"/>
          <table:table-cell table:style-name="ce131" office:value-type="float" office:value="6">
            <text:p>6</text:p>
          </table:table-cell>
          <table:table-cell table:style-name="ce113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nigiri</text:p>
          </table:table-cell>
          <table:table-cell table:number-columns-repeated="2" table:style-name="ce131"/>
          <table:table-cell table:style-name="ce132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1" office:value-type="float" office:value="7">
            <text:p>7</text:p>
          </table:table-cell>
          <table:table-cell table:style-name="ce113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Onigiri">
            <text:p>Onigiri</text:p>
          </table:table-cell>
          <table:table-cell table:number-columns-repeated="4" table:style-name="ce136"/>
          <table:table-cell table:number-columns-repeated="2" table:style-name="ce136" office:value-type="float" office:value="3">
            <text:p>3</text:p>
          </table:table-cell>
          <table:table-cell table:number-columns-repeated="2" table:style-name="ce136"/>
          <table:table-cell table:style-name="ce136" office:value-type="float" office:value="2">
            <text:p>2</text:p>
          </table:table-cell>
          <table:table-cell table:style-name="ce136"/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sechi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number-columns-repeated="2" table:style-name="ce131"/>
          <table:table-cell table:style-name="ce131" office:value-type="float" office:value="6">
            <text:p>6</text:p>
          </table:table-cell>
          <table:table-cell table:style-name="ce113" table:formula="oooc:=SUM([.B12:.G12])" office:value-type="float" office:value="25">
            <text:p>25</text:p>
          </table:table-cell>
          <table:table-cell/>
          <table:table-cell table:style-name="ce115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Yosenabe</text:p>
          </table:table-cell>
          <table:table-cell table:style-name="ce132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1" office:value-type="float" office:value="5">
            <text:p>5</text:p>
          </table:table-cell>
          <table:table-cell table:style-name="ce132" office:value-type="float" office:value="7">
            <text:p>7</text:p>
          </table:table-cell>
          <table:table-cell table:style-name="ce131"/>
          <table:table-cell table:style-name="ce113" table:formula="oooc:=SUM([.B13:.G13])" office:value-type="float" office:value="25">
            <text:p>25</text:p>
          </table:table-cell>
          <table:table-cell/>
          <table:table-cell table:style-name="ce58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Temaki Zushi</text:p>
          </table:table-cell>
          <table:table-cell table:style-name="ce133"/>
          <table:table-cell table:style-name="ce131"/>
          <table:table-cell table:style-name="ce131" office:value-type="float" office:value="8">
            <text:p>8</text:p>
          </table:table-cell>
          <table:table-cell table:style-name="ce133" office:value-type="float" office:value="5">
            <text:p>5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13" table:formula="oooc:=SUM([.B14:.G14])" office:value-type="float" office:value="25">
            <text:p>25</text:p>
          </table:table-cell>
          <table:table-cell/>
          <table:table-cell table:style-name="ce58" table:formula="oooc:=[.A14]" office:value-type="string" office:string-value="Temaki Zushi">
            <text:p>Temaki Zushi</text:p>
          </table:table-cell>
          <table:table-cell table:number-columns-repeated="4" table:style-name="ce136"/>
          <table:table-cell table:style-name="ce136" office:value-type="float" office:value="1">
            <text:p>1</text:p>
          </table:table-cell>
          <table:table-cell table:number-columns-repeated="3" table:style-name="ce136"/>
          <table:table-cell table:number-columns-repeated="2" table:style-name="ce136" office:value-type="float" office:value="2">
            <text:p>2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/>
          <table:table-cell table:style-name="ce104" table:formula="oooc:=SUM([.B3:.B14])" office:value-type="float" office:value="47">
            <text:p>47</text:p>
          </table:table-cell>
          <table:table-cell table:style-name="ce104" table:formula="oooc:=SUM([.C3:.C14])" office:value-type="float" office:value="35">
            <text:p>35</text:p>
          </table:table-cell>
          <table:table-cell table:style-name="ce104" table:formula="oooc:=SUM([.D3:.D14])" office:value-type="float" office:value="53">
            <text:p>53</text:p>
          </table:table-cell>
          <table:table-cell table:style-name="ce104" table:formula="oooc:=SUM([.E3:.E14])" office:value-type="float" office:value="31">
            <text:p>31</text:p>
          </table:table-cell>
          <table:table-cell table:style-name="ce104" table:formula="oooc:=SUM([.F3:.F14])" office:value-type="float" office:value="33">
            <text:p>33</text:p>
          </table:table-cell>
          <table:table-cell table:style-name="ce104" table:formula="oooc:=SUM([.G3:.G14])" office:value-type="float" office:value="36">
            <text:p>36</text:p>
          </table:table-cell>
          <table:table-cell table:style-name="ce70" table:formula="oooc:=SUM([.H3:.H14])/(12)" office:value-type="float" office:value="19.5833333333333">
            <text:p>19,58</text:p>
          </table:table-cell>
          <table:table-cell/>
          <table:table-cell table:style-name="ce116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9"/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7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7" table:formula="oooc:=IF([.K17]=[.K15];1;0)" office:value-type="float" office:value="1">
            <text:p>1</text:p>
          </table:table-cell>
          <table:table-cell table:style-name="ce137" table:formula="oooc:=IF([.L17]=[.L15];1;0)" office:value-type="float" office:value="1">
            <text:p>1</text:p>
          </table:table-cell>
          <table:table-cell table:style-name="ce137" table:formula="oooc:=IF([.M17]=[.M15];1;0)" office:value-type="float" office:value="1">
            <text:p>1</text:p>
          </table:table-cell>
          <table:table-cell table:style-name="ce137" table:formula="oooc:=IF([.N17]=[.N15];1;0)" office:value-type="float" office:value="1">
            <text:p>1</text:p>
          </table:table-cell>
          <table:table-cell table:style-name="ce137" table:formula="oooc:=IF([.O17]=[.O15];1;0)" office:value-type="float" office:value="1">
            <text:p>1</text:p>
          </table:table-cell>
          <table:table-cell table:style-name="ce137" table:formula="oooc:=IF([.P17]=[.P15];1;0)" office:value-type="float" office:value="1">
            <text:p>1</text:p>
          </table:table-cell>
          <table:table-cell table:style-name="ce137" table:formula="oooc:=IF([.Q17]=[.Q15];1;0)" office:value-type="float" office:value="1">
            <text:p>1</text:p>
          </table:table-cell>
          <table:table-cell table:style-name="ce137" table:formula="oooc:=IF([.R17]=[.R15];1;0)" office:value-type="float" office:value="1">
            <text:p>1</text:p>
          </table:table-cell>
          <table:table-cell table:style-name="ce137" table:formula="oooc:=IF([.S17]=[.S15];1;0)" office:value-type="float" office:value="1">
            <text:p>1</text:p>
          </table:table-cell>
          <table:table-cell table:style-name="ce13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7"/>
          <table:table-cell table:style-name="ce60"/>
          <table:table-cell table:style-name="ce74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style-name="ce60"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style-name="ce60"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style-name="ce60"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style-name="ce60"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style-name="ce60"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1">
            <text:p>1</text:p>
          </table:table-cell>
          <table:table-cell table:style-name="ce60"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0">
            <text:p>0</text:p>
          </table:table-cell>
          <table:table-cell table:style-name="ce60"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style-name="ce60"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style-name="ce67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6"/>
          <table:table-cell/>
          <table:table-cell table:style-name="ce118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8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8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8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8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3"/>
          <table:table-cell table:style-name="ce122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22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7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7" table:formula="oooc:=IF([.K27]=[.K26];1;0)" office:value-type="float" office:value="1">
            <text:p>1</text:p>
          </table:table-cell>
          <table:table-cell table:style-name="ce137" table:formula="oooc:=IF([.L27]=[.L26];1;0)" office:value-type="float" office:value="1">
            <text:p>1</text:p>
          </table:table-cell>
          <table:table-cell table:style-name="ce137" table:formula="oooc:=IF([.M27]=[.M26];1;0)" office:value-type="float" office:value="1">
            <text:p>1</text:p>
          </table:table-cell>
          <table:table-cell table:style-name="ce137" table:formula="oooc:=IF([.N27]=[.N26];1;0)" office:value-type="float" office:value="1">
            <text:p>1</text:p>
          </table:table-cell>
          <table:table-cell table:style-name="ce137" table:formula="oooc:=IF([.O27]=[.O26];1;0)" office:value-type="float" office:value="1">
            <text:p>1</text:p>
          </table:table-cell>
          <table:table-cell table:style-name="ce137" table:formula="oooc:=IF([.P27]=[.P26];1;0)" office:value-type="float" office:value="1">
            <text:p>1</text:p>
          </table:table-cell>
          <table:table-cell table:style-name="ce137" table:formula="oooc:=IF([.Q27]=[.Q26];1;0)" office:value-type="float" office:value="1">
            <text:p>1</text:p>
          </table:table-cell>
          <table:table-cell table:style-name="ce137" table:formula="oooc:=IF([.R27]=[.R26];1;0)" office:value-type="float" office:value="1">
            <text:p>1</text:p>
          </table:table-cell>
          <table:table-cell table:style-name="ce137" table:formula="oooc:=IF([.S27]=[.S26];1;0)" office:value-type="float" office:value="1">
            <text:p>1</text:p>
          </table:table-cell>
          <table:table-cell table:style-name="ce13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134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83" table:formula="oooc:=IF((SUM([.K3:.K3])=0)  AND  ([.L3]&gt;0);&quot;'&quot;&amp;[.J3]&amp;&quot;', &quot;;&quot;&quot;)&amp;IF((SUM([.K4:.K4])=0)  AND  ([.L4]&gt;0);&quot;'&quot;&amp;[.J4]&amp;&quot;', &quot;;&quot;&quot;)&amp;IF((SUM([.K5:.K5])=0)  AND  ([.L5]&gt;0);&quot;'&quot;&amp;[.J5]&amp;&quot;', &quot;;&quot;&quot;)&amp;IF((SUM([.K6:.K6])=0)  AND  ([.L6]&gt;0);&quot;'&quot;&amp;[.J6]&amp;&quot;', &quot;;&quot;&quot;)&amp;IF((SUM([.K7:.K7])=0)  AND  ([.L7]&gt;0);&quot;'&quot;&amp;[.J7]&amp;&quot;', &quot;;&quot;&quot;)&amp;IF((SUM([.K8:.K8])=0)  AND  ([.L8]&gt;0);&quot;'&quot;&amp;[.J8]&amp;&quot;', &quot;;&quot;&quot;)&amp;IF((SUM([.K9:.K9])=0)  AND  ([.L9]&gt;0);&quot;'&quot;&amp;[.J9]&amp;&quot;', &quot;;&quot;&quot;)&amp;IF((SUM([.K10:.K10])=0)  AND  ([.L10]&gt;0);&quot;'&quot;&amp;[.J10]&amp;&quot;', &quot;;&quot;&quot;)&amp;IF((SUM([.K11:.K11])=0)  AND  ([.L11]&gt;0);&quot;'&quot;&amp;[.J11]&amp;&quot;', &quot;;&quot;&quot;)&amp;IF((SUM([.K12:.K12])=0)  AND  ([.L12]&gt;0);&quot;'&quot;&amp;[.J12]&amp;&quot;', &quot;;&quot;&quot;)&amp;IF((SUM([.K13:.K13])=0)  AND  ([.L13]&gt;0);&quot;'&quot;&amp;[.J13]&amp;&quot;', &quot;;&quot;&quot;)&amp;IF((SUM([.K14:.K14])=0)  AND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61" table:formula="oooc:=IF((SUM([.K3:.L3])=0)  AND  ([.M3]&gt;0);&quot;'&quot;&amp;[.J3]&amp;&quot;', &quot;;&quot;&quot;)&amp;IF((SUM([.K4:.L4])=0)  AND  ([.M4]&gt;0);&quot;'&quot;&amp;[.J4]&amp;&quot;', &quot;;&quot;&quot;)&amp;IF((SUM([.K5:.L5])=0)  AND  ([.M5]&gt;0);&quot;'&quot;&amp;[.J5]&amp;&quot;', &quot;;&quot;&quot;)&amp;IF((SUM([.K6:.L6])=0)  AND  ([.M6]&gt;0);&quot;'&quot;&amp;[.J6]&amp;&quot;', &quot;;&quot;&quot;)&amp;IF((SUM([.K7:.L7])=0)  AND  ([.M7]&gt;0);&quot;'&quot;&amp;[.J7]&amp;&quot;', &quot;;&quot;&quot;)&amp;IF((SUM([.K8:.L8])=0)  AND  ([.M8]&gt;0);&quot;'&quot;&amp;[.J8]&amp;&quot;', &quot;;&quot;&quot;)&amp;IF((SUM([.K9:.L9])=0)  AND  ([.M9]&gt;0);&quot;'&quot;&amp;[.J9]&amp;&quot;', &quot;;&quot;&quot;)&amp;IF((SUM([.K10:.L10])=0)  AND  ([.M10]&gt;0);&quot;'&quot;&amp;[.J10]&amp;&quot;', &quot;;&quot;&quot;)&amp;IF((SUM([.K11:.L11])=0)  AND  ([.M11]&gt;0);&quot;'&quot;&amp;[.J11]&amp;&quot;', &quot;;&quot;&quot;)&amp;IF((SUM([.K12:.L12])=0)  AND  ([.M12]&gt;0);&quot;'&quot;&amp;[.J12]&amp;&quot;', &quot;;&quot;&quot;)&amp;IF((SUM([.K13:.L13])=0)  AND  ([.M13]&gt;0);&quot;'&quot;&amp;[.J13]&amp;&quot;', &quot;;&quot;&quot;)&amp;IF((SUM([.K14:.L14])=0)  AND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61" table:formula="oooc:=IF((SUM([.K3:.M3])=0)  AND  ([.N3]&gt;0);&quot;'&quot;&amp;[.J3]&amp;&quot;', &quot;;&quot;&quot;)&amp;IF((SUM([.K4:.M4])=0)  AND  ([.N4]&gt;0);&quot;'&quot;&amp;[.J4]&amp;&quot;', &quot;;&quot;&quot;)&amp;IF((SUM([.K5:.M5])=0)  AND  ([.N5]&gt;0);&quot;'&quot;&amp;[.J5]&amp;&quot;', &quot;;&quot;&quot;)&amp;IF((SUM([.K6:.M6])=0)  AND  ([.N6]&gt;0);&quot;'&quot;&amp;[.J6]&amp;&quot;', &quot;;&quot;&quot;)&amp;IF((SUM([.K7:.M7])=0)  AND  ([.N7]&gt;0);&quot;'&quot;&amp;[.J7]&amp;&quot;', &quot;;&quot;&quot;)&amp;IF((SUM([.K8:.M8])=0)  AND  ([.N8]&gt;0);&quot;'&quot;&amp;[.J8]&amp;&quot;', &quot;;&quot;&quot;)&amp;IF((SUM([.K9:.M9])=0)  AND  ([.N9]&gt;0);&quot;'&quot;&amp;[.J9]&amp;&quot;', &quot;;&quot;&quot;)&amp;IF((SUM([.K10:.M10])=0)  AND  ([.N10]&gt;0);&quot;'&quot;&amp;[.J10]&amp;&quot;', &quot;;&quot;&quot;)&amp;IF((SUM([.K11:.M11])=0)  AND  ([.N11]&gt;0);&quot;'&quot;&amp;[.J11]&amp;&quot;', &quot;;&quot;&quot;)&amp;IF((SUM([.K12:.M12])=0)  AND  ([.N12]&gt;0);&quot;'&quot;&amp;[.J12]&amp;&quot;', &quot;;&quot;&quot;)&amp;IF((SUM([.K13:.M13])=0)  AND  ([.N13]&gt;0);&quot;'&quot;&amp;[.J13]&amp;&quot;', &quot;;&quot;&quot;)&amp;IF((SUM([.K14:.M14])=0)  AND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61" table:formula="oooc:=IF((SUM([.K3:.N3])=0)  AND  ([.O3]&gt;0);&quot;'&quot;&amp;[.J3]&amp;&quot;', &quot;;&quot;&quot;)&amp;IF((SUM([.K4:.N4])=0)  AND  ([.O4]&gt;0);&quot;'&quot;&amp;[.J4]&amp;&quot;', &quot;;&quot;&quot;)&amp;IF((SUM([.K5:.N5])=0)  AND  ([.O5]&gt;0);&quot;'&quot;&amp;[.J5]&amp;&quot;', &quot;;&quot;&quot;)&amp;IF((SUM([.K6:.N6])=0)  AND  ([.O6]&gt;0);&quot;'&quot;&amp;[.J6]&amp;&quot;', &quot;;&quot;&quot;)&amp;IF((SUM([.K7:.N7])=0)  AND  ([.O7]&gt;0);&quot;'&quot;&amp;[.J7]&amp;&quot;', &quot;;&quot;&quot;)&amp;IF((SUM([.K8:.N8])=0)  AND  ([.O8]&gt;0);&quot;'&quot;&amp;[.J8]&amp;&quot;', &quot;;&quot;&quot;)&amp;IF((SUM([.K9:.N9])=0)  AND  ([.O9]&gt;0);&quot;'&quot;&amp;[.J9]&amp;&quot;', &quot;;&quot;&quot;)&amp;IF((SUM([.K10:.N10])=0)  AND  ([.O10]&gt;0);&quot;'&quot;&amp;[.J10]&amp;&quot;', &quot;;&quot;&quot;)&amp;IF((SUM([.K11:.N11])=0)  AND  ([.O11]&gt;0);&quot;'&quot;&amp;[.J11]&amp;&quot;', &quot;;&quot;&quot;)&amp;IF((SUM([.K12:.N12])=0)  AND  ([.O12]&gt;0);&quot;'&quot;&amp;[.J12]&amp;&quot;', &quot;;&quot;&quot;)&amp;IF((SUM([.K13:.N13])=0)  AND  ([.O13]&gt;0);&quot;'&quot;&amp;[.J13]&amp;&quot;', &quot;;&quot;&quot;)&amp;IF((SUM([.K14:.N14])=0)  AND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61" table:formula="oooc:=IF((SUM([.K3:.O3])=0)  AND  ([.P3]&gt;0);&quot;'&quot;&amp;[.J3]&amp;&quot;', &quot;;&quot;&quot;)&amp;IF((SUM([.K4:.O4])=0)  AND  ([.P4]&gt;0);&quot;'&quot;&amp;[.J4]&amp;&quot;', &quot;;&quot;&quot;)&amp;IF((SUM([.K5:.O5])=0)  AND  ([.P5]&gt;0);&quot;'&quot;&amp;[.J5]&amp;&quot;', &quot;;&quot;&quot;)&amp;IF((SUM([.K6:.O6])=0)  AND  ([.P6]&gt;0);&quot;'&quot;&amp;[.J6]&amp;&quot;', &quot;;&quot;&quot;)&amp;IF((SUM([.K7:.O7])=0)  AND  ([.P7]&gt;0);&quot;'&quot;&amp;[.J7]&amp;&quot;', &quot;;&quot;&quot;)&amp;IF((SUM([.K8:.O8])=0)  AND  ([.P8]&gt;0);&quot;'&quot;&amp;[.J8]&amp;&quot;', &quot;;&quot;&quot;)&amp;IF((SUM([.K9:.O9])=0)  AND  ([.P9]&gt;0);&quot;'&quot;&amp;[.J9]&amp;&quot;', &quot;;&quot;&quot;)&amp;IF((SUM([.K10:.O10])=0)  AND  ([.P10]&gt;0);&quot;'&quot;&amp;[.J10]&amp;&quot;', &quot;;&quot;&quot;)&amp;IF((SUM([.K11:.O11])=0)  AND  ([.P11]&gt;0);&quot;'&quot;&amp;[.J11]&amp;&quot;', &quot;;&quot;&quot;)&amp;IF((SUM([.K12:.O12])=0)  AND  ([.P12]&gt;0);&quot;'&quot;&amp;[.J12]&amp;&quot;', &quot;;&quot;&quot;)&amp;IF((SUM([.K13:.O13])=0)  AND  ([.P13]&gt;0);&quot;'&quot;&amp;[.J13]&amp;&quot;', &quot;;&quot;&quot;)&amp;IF((SUM([.K14:.O14])=0)  AND  ([.P14]&gt;0);&quot;'&quot;&amp;[.J14]&amp;&quot;', &quot;;&quot;&quot;)" office:value-type="string" office:string-value="'TofuDengaku', ">
            <text:p>'TofuDengaku', </text:p>
          </table:table-cell>
          <table:table-cell table:style-name="ce61" table:formula="oooc:=IF((SUM([.K3:.P3])=0)  AND  ([.Q3]&gt;0);&quot;'&quot;&amp;[.J3]&amp;&quot;', &quot;;&quot;&quot;)&amp;IF((SUM([.K4:.P4])=0)  AND  ([.Q4]&gt;0);&quot;'&quot;&amp;[.J4]&amp;&quot;', &quot;;&quot;&quot;)&amp;IF((SUM([.K5:.P5])=0)  AND  ([.Q5]&gt;0);&quot;'&quot;&amp;[.J5]&amp;&quot;', &quot;;&quot;&quot;)&amp;IF((SUM([.K6:.P6])=0)  AND  ([.Q6]&gt;0);&quot;'&quot;&amp;[.J6]&amp;&quot;', &quot;;&quot;&quot;)&amp;IF((SUM([.K7:.P7])=0)  AND  ([.Q7]&gt;0);&quot;'&quot;&amp;[.J7]&amp;&quot;', &quot;;&quot;&quot;)&amp;IF((SUM([.K8:.P8])=0)  AND  ([.Q8]&gt;0);&quot;'&quot;&amp;[.J8]&amp;&quot;', &quot;;&quot;&quot;)&amp;IF((SUM([.K9:.P9])=0)  AND  ([.Q9]&gt;0);&quot;'&quot;&amp;[.J9]&amp;&quot;', &quot;;&quot;&quot;)&amp;IF((SUM([.K10:.P10])=0)  AND  ([.Q10]&gt;0);&quot;'&quot;&amp;[.J10]&amp;&quot;', &quot;;&quot;&quot;)&amp;IF((SUM([.K11:.P11])=0)  AND  ([.Q11]&gt;0);&quot;'&quot;&amp;[.J11]&amp;&quot;', &quot;;&quot;&quot;)&amp;IF((SUM([.K12:.P12])=0)  AND  ([.Q12]&gt;0);&quot;'&quot;&amp;[.J12]&amp;&quot;', &quot;;&quot;&quot;)&amp;IF((SUM([.K13:.P13])=0)  AND  ([.Q13]&gt;0);&quot;'&quot;&amp;[.J13]&amp;&quot;', &quot;;&quot;&quot;)&amp;IF((SUM([.K14:.P14])=0)  AND  ([.Q14]&gt;0);&quot;'&quot;&amp;[.J14]&amp;&quot;', &quot;;&quot;&quot;)" office:value-type="string" office:string-value="'Tempura', ">
            <text:p>'Tempura', </text:p>
          </table:table-cell>
          <table:table-cell table:style-name="ce61" table:formula="oooc:=IF((SUM([.K3:.Q3])=0)  AND  ([.R3]&gt;0);&quot;'&quot;&amp;[.J3]&amp;&quot;', &quot;;&quot;&quot;)&amp;IF((SUM([.K4:.Q4])=0)  AND  ([.R4]&gt;0);&quot;'&quot;&amp;[.J4]&amp;&quot;', &quot;;&quot;&quot;)&amp;IF((SUM([.K5:.Q5])=0)  AND  ([.R5]&gt;0);&quot;'&quot;&amp;[.J5]&amp;&quot;', &quot;;&quot;&quot;)&amp;IF((SUM([.K6:.Q6])=0)  AND  ([.R6]&gt;0);&quot;'&quot;&amp;[.J6]&amp;&quot;', &quot;;&quot;&quot;)&amp;IF((SUM([.K7:.Q7])=0)  AND  ([.R7]&gt;0);&quot;'&quot;&amp;[.J7]&amp;&quot;', &quot;;&quot;&quot;)&amp;IF((SUM([.K8:.Q8])=0)  AND  ([.R8]&gt;0);&quot;'&quot;&amp;[.J8]&amp;&quot;', &quot;;&quot;&quot;)&amp;IF((SUM([.K9:.Q9])=0)  AND  ([.R9]&gt;0);&quot;'&quot;&amp;[.J9]&amp;&quot;', &quot;;&quot;&quot;)&amp;IF((SUM([.K10:.Q10])=0)  AND  ([.R10]&gt;0);&quot;'&quot;&amp;[.J10]&amp;&quot;', &quot;;&quot;&quot;)&amp;IF((SUM([.K11:.Q11])=0)  AND  ([.R11]&gt;0);&quot;'&quot;&amp;[.J11]&amp;&quot;', &quot;;&quot;&quot;)&amp;IF((SUM([.K12:.Q12])=0)  AND  ([.R12]&gt;0);&quot;'&quot;&amp;[.J12]&amp;&quot;', &quot;;&quot;&quot;)&amp;IF((SUM([.K13:.Q13])=0)  AND  ([.R13]&gt;0);&quot;'&quot;&amp;[.J13]&amp;&quot;', &quot;;&quot;&quot;)&amp;IF((SUM([.K14:.Q14])=0)  AND  ([.R14]&gt;0);&quot;'&quot;&amp;[.J14]&amp;&quot;', &quot;;&quot;&quot;)">
            <text:p/>
          </table:table-cell>
          <table:table-cell table:style-name="ce61" table:formula="oooc:=IF((SUM([.K3:.R3])=0)  AND  ([.S3]&gt;0);&quot;'&quot;&amp;[.J3]&amp;&quot;', &quot;;&quot;&quot;)&amp;IF((SUM([.K4:.R4])=0)  AND  ([.S4]&gt;0);&quot;'&quot;&amp;[.J4]&amp;&quot;', &quot;;&quot;&quot;)&amp;IF((SUM([.K5:.R5])=0)  AND  ([.S5]&gt;0);&quot;'&quot;&amp;[.J5]&amp;&quot;', &quot;;&quot;&quot;)&amp;IF((SUM([.K6:.R6])=0)  AND  ([.S6]&gt;0);&quot;'&quot;&amp;[.J6]&amp;&quot;', &quot;;&quot;&quot;)&amp;IF((SUM([.K7:.R7])=0)  AND  ([.S7]&gt;0);&quot;'&quot;&amp;[.J7]&amp;&quot;', &quot;;&quot;&quot;)&amp;IF((SUM([.K8:.R8])=0)  AND  ([.S8]&gt;0);&quot;'&quot;&amp;[.J8]&amp;&quot;', &quot;;&quot;&quot;)&amp;IF((SUM([.K9:.R9])=0)  AND  ([.S9]&gt;0);&quot;'&quot;&amp;[.J9]&amp;&quot;', &quot;;&quot;&quot;)&amp;IF((SUM([.K10:.R10])=0)  AND  ([.S10]&gt;0);&quot;'&quot;&amp;[.J10]&amp;&quot;', &quot;;&quot;&quot;)&amp;IF((SUM([.K11:.R11])=0)  AND  ([.S11]&gt;0);&quot;'&quot;&amp;[.J11]&amp;&quot;', &quot;;&quot;&quot;)&amp;IF((SUM([.K12:.R12])=0)  AND  ([.S12]&gt;0);&quot;'&quot;&amp;[.J12]&amp;&quot;', &quot;;&quot;&quot;)&amp;IF((SUM([.K13:.R13])=0)  AND  ([.S13]&gt;0);&quot;'&quot;&amp;[.J13]&amp;&quot;', &quot;;&quot;&quot;)&amp;IF((SUM([.K14:.R14])=0)  AND  ([.S14]&gt;0);&quot;'&quot;&amp;[.J14]&amp;&quot;', &quot;;&quot;&quot;)">
            <text:p/>
          </table:table-cell>
          <table:table-cell table:style-name="ce61" table:formula="oooc:=IF((SUM([.K3:.S3])=0)  AND  ([.T3]&gt;0);&quot;'&quot;&amp;[.J3]&amp;&quot;', &quot;;&quot;&quot;)&amp;IF((SUM([.K4:.S4])=0)  AND  ([.T4]&gt;0);&quot;'&quot;&amp;[.J4]&amp;&quot;', &quot;;&quot;&quot;)&amp;IF((SUM([.K5:.S5])=0)  AND  ([.T5]&gt;0);&quot;'&quot;&amp;[.J5]&amp;&quot;', &quot;;&quot;&quot;)&amp;IF((SUM([.K6:.S6])=0)  AND  ([.T6]&gt;0);&quot;'&quot;&amp;[.J6]&amp;&quot;', &quot;;&quot;&quot;)&amp;IF((SUM([.K7:.S7])=0)  AND  ([.T7]&gt;0);&quot;'&quot;&amp;[.J7]&amp;&quot;', &quot;;&quot;&quot;)&amp;IF((SUM([.K8:.S8])=0)  AND  ([.T8]&gt;0);&quot;'&quot;&amp;[.J8]&amp;&quot;', &quot;;&quot;&quot;)&amp;IF((SUM([.K9:.S9])=0)  AND  ([.T9]&gt;0);&quot;'&quot;&amp;[.J9]&amp;&quot;', &quot;;&quot;&quot;)&amp;IF((SUM([.K10:.S10])=0)  AND  ([.T10]&gt;0);&quot;'&quot;&amp;[.J10]&amp;&quot;', &quot;;&quot;&quot;)&amp;IF((SUM([.K11:.S11])=0)  AND  ([.T11]&gt;0);&quot;'&quot;&amp;[.J11]&amp;&quot;', &quot;;&quot;&quot;)&amp;IF((SUM([.K12:.S12])=0)  AND  ([.T12]&gt;0);&quot;'&quot;&amp;[.J12]&amp;&quot;', &quot;;&quot;&quot;)&amp;IF((SUM([.K13:.S13])=0)  AND  ([.T13]&gt;0);&quot;'&quot;&amp;[.J13]&amp;&quot;', &quot;;&quot;&quot;)&amp;IF((SUM([.K14:.S14])=0)  AND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12" table:number-rows-repeated="3">
          <table:table-cell/>
          <table:table-cell table:style-name="ce134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38"/>
          <table:table-cell table:style-name="ce141" table:number-columns-repeated="4"/>
          <table:table-cell table:style-name="ce141" office:value-type="float" office:value="5">
            <text:p>5</text:p>
          </table:table-cell>
          <table:table-cell table:style-name="ce141"/>
          <table:table-cell table:style-name="ce141" office:value-type="float" office:value="3">
            <text:p>3</text:p>
          </table:table-cell>
          <table:table-cell table:style-name="ce141" office:value-type="float" office:value="4">
            <text:p>4</text:p>
          </table:table-cell>
          <table:table-cell table:style-name="ce142"/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39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39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3"/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40"/>
          <table:table-cell table:style-name="ce136" office:value-type="float" office:value="4">
            <text:p>4</text:p>
          </table:table-cell>
          <table:table-cell table:style-name="ce136"/>
          <table:table-cell table:style-name="ce136" office:value-type="float" office:value="5">
            <text:p>5</text:p>
          </table:table-cell>
          <table:table-cell table:style-name="ce136" table:number-columns-repeated="4"/>
          <table:table-cell table:style-name="ce136" office:value-type="float" office:value="2">
            <text:p>2</text:p>
          </table:table-cell>
          <table:table-cell table:style-name="ce144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43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3">
          <table:table-cell table:number-columns-repeated="10"/>
          <table:table-cell table:style-name="ce139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43"/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3"/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table:style-name="ce136" office:value-type="float" office:value="3">
            <text:p>3</text:p>
          </table:table-cell>
          <table:table-cell table:style-name="ce136"/>
          <table:table-cell table:style-name="ce136" office:value-type="float" office:value="2">
            <text:p>2</text:p>
          </table:table-cell>
          <table:table-cell table:style-name="ce136" table:number-columns-repeated="5"/>
          <table:table-cell table:style-name="ce144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43" office:value-type="float" office:value="1">
            <text:p>1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table:style-name="ce136" table:number-columns-repeated="2"/>
          <table:table-cell table:number-columns-repeated="2"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3">
            <text:p>3</text:p>
          </table:table-cell>
          <table:table-cell table:style-name="ce144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49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2" office:value-type="string">
            <text:p>Название</text:p>
          </table:table-cell>
          <table:table-cell table:style-name="ce105" office:value-type="string">
            <text:p>shrimp</text:p>
          </table:table-cell>
          <table:table-cell table:style-name="ce105" office:value-type="string">
            <text:p>meat</text:p>
          </table:table-cell>
          <table:table-cell table:style-name="ce63" office:value-type="string">
            <text:p>chili-pepper</text:p>
          </table:table-cell>
          <table:table-cell table:style-name="ce105" office:value-type="string">
            <text:p>lime</text:p>
          </table:table-cell>
          <table:table-cell table:style-name="ce105" office:value-type="string">
            <text:p>mango</text:p>
          </table:table-cell>
          <table:table-cell table:style-name="ce105" office:value-type="string">
            <text:p>shoyu</text:p>
          </table:table-cell>
          <table:table-cell table:style-name="ce105"/>
          <table:table-cell/>
          <table:table-cell table:style-name="ce114" office:value-type="string">
            <text:p>Название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Chicken Shrimp Soup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8">
            <text:p>8</text:p>
          </table:table-cell>
          <table:table-cell table:number-columns-repeated="4" table:style-name="ce147"/>
          <table:table-cell table:style-name="ce113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Spicy Shrimps</text:p>
          </table:table-cell>
          <table:table-cell table:style-name="ce146" office:value-type="float" office:value="8">
            <text:p>8</text:p>
          </table:table-cell>
          <table:table-cell table:style-name="ce147"/>
          <table:table-cell table:style-name="ce146" office:value-type="float" office:value="7">
            <text:p>7</text:p>
          </table:table-cell>
          <table:table-cell table:number-columns-repeated="3" table:style-name="ce147"/>
          <table:table-cell table:style-name="ce113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Hulihuli Chicken</text:p>
          </table:table-cell>
          <table:table-cell table:style-name="ce147"/>
          <table:table-cell table:style-name="ce146" office:value-type="float" office:value="8">
            <text:p>8</text:p>
          </table:table-cell>
          <table:table-cell table:number-columns-repeated="3" table:style-name="ce147"/>
          <table:table-cell table:style-name="ce146" office:value-type="float" office:value="7">
            <text:p>7</text:p>
          </table:table-cell>
          <table:table-cell table:style-name="ce113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Mango Mui</text:p>
          </table:table-cell>
          <table:table-cell table:number-columns-repeated="3" table:style-name="ce147"/>
          <table:table-cell table:style-name="ce146" office:value-type="float" office:value="6">
            <text:p>6</text:p>
          </table:table-cell>
          <table:table-cell table:style-name="ce146" office:value-type="float" office:value="9">
            <text:p>9</text:p>
          </table:table-cell>
          <table:table-cell table:style-name="ce147"/>
          <table:table-cell table:style-name="ce113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Mango Mui">
            <text:p>Mango Mui</text:p>
          </table:table-cell>
          <table:table-cell table:number-columns-repeated="3"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Wonton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8">
            <text:p>8</text:p>
          </table:table-cell>
          <table:table-cell table:number-columns-repeated="3" table:style-name="ce147"/>
          <table:table-cell table:style-name="ce146" office:value-type="float" office:value="6">
            <text:p>6</text:p>
          </table:table-cell>
          <table:table-cell table:style-name="ce113" table:formula="oooc:=SUM([.B7:.G7])" office:value-type="float" office:value="21">
            <text:p>21</text:p>
          </table:table-cell>
          <table:table-cell/>
          <table:table-cell table:style-name="ce115" table:formula="oooc:=[.A7]" office:value-type="string" office:string-value="Wonton">
            <text:p>Wonton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2" table:style-name="ce151"/>
          <table:table-cell table:style-name="ce151" office:value-type="float" office:value="2">
            <text:p>2</text:p>
          </table:table-cell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60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Shrimp Canton</text:p>
          </table:table-cell>
          <table:table-cell table:style-name="ce146" office:value-type="float" office:value="8">
            <text:p>8</text:p>
          </table:table-cell>
          <table:table-cell table:number-columns-repeated="3" table:style-name="ce147"/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13" table:formula="oooc:=SUM([.B8:.G8])" office:value-type="float" office:value="21">
            <text:p>21</text:p>
          </table:table-cell>
          <table:table-cell/>
          <table:table-cell table:style-name="ce58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Lime Chicken</text:p>
          </table:table-cell>
          <table:table-cell table:style-name="ce147"/>
          <table:table-cell table:style-name="ce146" office:value-type="float" office:value="8">
            <text:p>8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number-columns-repeated="2" table:style-name="ce147"/>
          <table:table-cell table:style-name="ce113" table:formula="oooc:=SUM([.B9:.G9])" office:value-type="float" office:value="21">
            <text:p>21</text:p>
          </table:table-cell>
          <table:table-cell/>
          <table:table-cell table:style-name="ce58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Mango Salsa</text:p>
          </table:table-cell>
          <table:table-cell table:number-columns-repeated="2" table:style-name="ce146"/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8">
            <text:p>8</text:p>
          </table:table-cell>
          <table:table-cell table:style-name="ce146"/>
          <table:table-cell table:style-name="ce113" table:formula="oooc:=SUM([.B10:.G10])" office:value-type="float" office:value="21">
            <text:p>21</text:p>
          </table:table-cell>
          <table:table-cell/>
          <table:table-cell table:style-name="ce58" table:formula="oooc:=[.A10]" office:value-type="string" office:string-value="Mango Salsa">
            <text:p>Mango Salsa</text:p>
          </table:table-cell>
          <table:table-cell table:number-columns-repeated="6" table:style-name="ce150"/>
          <table:table-cell table:style-name="ce150" office:value-type="float" office:value="3">
            <text:p>3</text:p>
          </table:table-cell>
          <table:table-cell table:number-columns-repeated="3" table:style-name="ce150" office:value-type="float" office:value="1">
            <text:p>1</text:p>
          </table:table-cell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Chicken Laulau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8">
            <text:p>8</text:p>
          </table:table-cell>
          <table:table-cell table:style-name="ce147"/>
          <table:table-cell table:style-name="ce146" office:value-type="float" office:value="6">
            <text:p>6</text:p>
          </table:table-cell>
          <table:table-cell table:style-name="ce146"/>
          <table:table-cell table:style-name="ce146" office:value-type="float" office:value="6">
            <text:p>6</text:p>
          </table:table-cell>
          <table:table-cell table:style-name="ce113" table:formula="oooc:=SUM([.B11:.G11])" office:value-type="float" office:value="26">
            <text:p>26</text:p>
          </table:table-cell>
          <table:table-cell/>
          <table:table-cell table:style-name="ce115" table:formula="oooc:=[.A11]" office:value-type="string" office:string-value="Chicken Laulau">
            <text:p>Chicken Laulau</text:p>
          </table:table-cell>
          <table:table-cell table:number-columns-repeated="4" table:style-name="ce151"/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 office:value-type="float" office:value="1">
            <text:p>1</text:p>
          </table:table-cell>
          <table:table-cell table:style-name="ce151" office:value-type="float" office:value="2">
            <text:p>2</text:p>
          </table:table-cell>
          <table:table-cell table:style-name="ce151" office:value-type="float" office:value="1">
            <text:p>1</text:p>
          </table:table-cell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60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 office:value-type="string">
            <text:p>Shrimp Mango Salad</text:p>
          </table:table-cell>
          <table:table-cell table:style-name="ce146" office:value-type="float" office:value="7">
            <text:p>7</text:p>
          </table:table-cell>
          <table:table-cell table:style-name="ce146"/>
          <table:table-cell table:number-columns-repeated="2"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style-name="ce146"/>
          <table:table-cell table:style-name="ce113" table:formula="oooc:=SUM([.B12:.G12])" office:value-type="float" office:value="26">
            <text:p>26</text:p>
          </table:table-cell>
          <table:table-cell/>
          <table:table-cell table:style-name="ce58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0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Pipikaula</text:p>
          </table:table-cell>
          <table:table-cell table:style-name="ce147"/>
          <table:table-cell table:number-columns-repeated="2"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7"/>
          <table:table-cell table:style-name="ce146" office:value-type="float" office:value="6">
            <text:p>6</text:p>
          </table:table-cell>
          <table:table-cell table:style-name="ce113" table:formula="oooc:=SUM([.B13:.G13])" office:value-type="float" office:value="26">
            <text:p>26</text:p>
          </table:table-cell>
          <table:table-cell/>
          <table:table-cell table:style-name="ce58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 office:value-type="string">
            <text:p>Mango Chicken</text:p>
          </table:table-cell>
          <table:table-cell table:style-name="ce148"/>
          <table:table-cell table:style-name="ce146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style-name="ce148"/>
          <table:table-cell table:style-name="ce146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style-name="ce113" table:formula="oooc:=SUM([.B14:.G14])" office:value-type="float" office:value="26">
            <text:p>26</text:p>
          </table:table-cell>
          <table:table-cell/>
          <table:table-cell table:style-name="ce58" table:formula="oooc:=[.A14]" office:value-type="string" office:string-value="Mango Chicken">
            <text:p>Mango Chicken</text:p>
          </table:table-cell>
          <table:table-cell table:number-columns-repeated="5" table:style-name="ce150"/>
          <table:table-cell table:number-columns-repeated="3"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/>
          <table:table-cell table:style-name="ce104" table:formula="oooc:=SUM([.B3:.B14])" office:value-type="float" office:value="43">
            <text:p>43</text:p>
          </table:table-cell>
          <table:table-cell table:style-name="ce104" table:formula="oooc:=SUM([.C3:.C14])" office:value-type="float" office:value="55">
            <text:p>55</text:p>
          </table:table-cell>
          <table:table-cell table:style-name="ce104" table:formula="oooc:=SUM([.D3:.D14])" office:value-type="float" office:value="38">
            <text:p>38</text:p>
          </table:table-cell>
          <table:table-cell table:style-name="ce104" table:formula="oooc:=SUM([.E3:.E14])" office:value-type="float" office:value="37">
            <text:p>37</text:p>
          </table:table-cell>
          <table:table-cell table:style-name="ce104" table:formula="oooc:=SUM([.F3:.F14])" office:value-type="float" office:value="39">
            <text:p>39</text:p>
          </table:table-cell>
          <table:table-cell table:style-name="ce104" table:formula="oooc:=SUM([.G3:.G14])" office:value-type="float" office:value="36">
            <text:p>36</text:p>
          </table:table-cell>
          <table:table-cell table:style-name="ce70" table:formula="oooc:=SUM([.H3:.H14])/(12)" office:value-type="float" office:value="20.6666666666667">
            <text:p>20,67</text:p>
          </table:table-cell>
          <table:table-cell/>
          <table:table-cell table:style-name="ce116" office:value-type="string">
            <text:p>total recipes</text:p>
          </table:table-cell>
          <table:table-cell table:style-name="ce1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9"/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7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3" table:formula="oooc:=IF([.K17]=[.K15];1;0)" office:value-type="float" office:value="1">
            <text:p>1</text:p>
          </table:table-cell>
          <table:table-cell table:style-name="ce153" table:formula="oooc:=IF([.L17]=[.L15];1;0)" office:value-type="float" office:value="1">
            <text:p>1</text:p>
          </table:table-cell>
          <table:table-cell table:style-name="ce153" table:formula="oooc:=IF([.M17]=[.M15];1;0)" office:value-type="float" office:value="1">
            <text:p>1</text:p>
          </table:table-cell>
          <table:table-cell table:style-name="ce153" table:formula="oooc:=IF([.N17]=[.N15];1;0)" office:value-type="float" office:value="1">
            <text:p>1</text:p>
          </table:table-cell>
          <table:table-cell table:style-name="ce153" table:formula="oooc:=IF([.O17]=[.O15];1;0)" office:value-type="float" office:value="1">
            <text:p>1</text:p>
          </table:table-cell>
          <table:table-cell table:style-name="ce153" table:formula="oooc:=IF([.P17]=[.P15];1;0)" office:value-type="float" office:value="1">
            <text:p>1</text:p>
          </table:table-cell>
          <table:table-cell table:style-name="ce153" table:formula="oooc:=IF([.Q17]=[.Q15];1;0)" office:value-type="float" office:value="1">
            <text:p>1</text:p>
          </table:table-cell>
          <table:table-cell table:style-name="ce153" table:formula="oooc:=IF([.R17]=[.R15];1;0)" office:value-type="float" office:value="1">
            <text:p>1</text:p>
          </table:table-cell>
          <table:table-cell table:style-name="ce153" table:formula="oooc:=IF([.S17]=[.S15];1;0)" office:value-type="float" office:value="1">
            <text:p>1</text:p>
          </table:table-cell>
          <table:table-cell table:style-name="ce153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7"/>
          <table:table-cell table:style-name="ce60"/>
          <table:table-cell table:style-name="ce74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AND    ([.L3]&gt;0);1;0)+IF((SUM([.K4:.K4])=0)    AND    ([.L4]&gt;0);1;0)+IF((SUM([.K5:.K5])=0)    AND    ([.L5]&gt;0);1;0)+IF((SUM([.K6:.K6])=0)    AND    ([.L6]&gt;0);1;0)+IF((SUM([.K7:.K7])=0)    AND    ([.L7]&gt;0);1;0)+IF((SUM([.K8:.K8])=0)    AND    ([.L8]&gt;0);1;0)+IF((SUM([.K9:.K9])=0)    AND    ([.L9]&gt;0);1;0)+IF((SUM([.K10:.K10])=0)    AND    ([.L10]&gt;0);1;0)+IF((SUM([.K11:.K11])=0)    AND    ([.L11]&gt;0);1;0)+IF((SUM([.K12:.K12])=0)    AND    ([.L12]&gt;0);1;0)+IF((SUM([.K13:.K13])=0)    AND    ([.L13]&gt;0);1;0)+IF((SUM([.K14:.K14])=0)    AND    ([.L14]&gt;0);1;0)" office:value-type="float" office:value="2">
            <text:p>2</text:p>
          </table:table-cell>
          <table:table-cell table:style-name="ce60" table:formula="oooc:=IF((SUM([.K3:.L3])=0)    AND    ([.M3]&gt;0);1;0)+IF((SUM([.K4:.L4])=0)    AND    ([.M4]&gt;0);1;0)+IF((SUM([.K5:.L5])=0)    AND    ([.M5]&gt;0);1;0)+IF((SUM([.K6:.L6])=0)    AND    ([.M6]&gt;0);1;0)+IF((SUM([.K7:.L7])=0)    AND    ([.M7]&gt;0);1;0)+IF((SUM([.K8:.L8])=0)    AND    ([.M8]&gt;0);1;0)+IF((SUM([.K9:.L9])=0)    AND    ([.M9]&gt;0);1;0)+IF((SUM([.K10:.L10])=0)    AND    ([.M10]&gt;0);1;0)+IF((SUM([.K11:.L11])=0)    AND    ([.M11]&gt;0);1;0)+IF((SUM([.K12:.L12])=0)    AND    ([.M12]&gt;0);1;0)+IF((SUM([.K13:.L13])=0)    AND    ([.M13]&gt;0);1;0)+IF((SUM([.K14:.L14])=0)    AND    ([.M14]&gt;0);1;0)" office:value-type="float" office:value="2">
            <text:p>2</text:p>
          </table:table-cell>
          <table:table-cell table:style-name="ce60" table:formula="oooc:=IF((SUM([.K3:.M3])=0)    AND    ([.N3]&gt;0);1;0)+IF((SUM([.K4:.M4])=0)    AND    ([.N4]&gt;0);1;0)+IF((SUM([.K5:.M5])=0)    AND    ([.N5]&gt;0);1;0)+IF((SUM([.K6:.M6])=0)    AND    ([.N6]&gt;0);1;0)+IF((SUM([.K7:.M7])=0)    AND    ([.N7]&gt;0);1;0)+IF((SUM([.K8:.M8])=0)    AND    ([.N8]&gt;0);1;0)+IF((SUM([.K9:.M9])=0)    AND    ([.N9]&gt;0);1;0)+IF((SUM([.K10:.M10])=0)    AND    ([.N10]&gt;0);1;0)+IF((SUM([.K11:.M11])=0)    AND    ([.N11]&gt;0);1;0)+IF((SUM([.K12:.M12])=0)    AND    ([.N12]&gt;0);1;0)+IF((SUM([.K13:.M13])=0)    AND    ([.N13]&gt;0);1;0)+IF((SUM([.K14:.M14])=0)    AND    ([.N14]&gt;0);1;0)" office:value-type="float" office:value="2">
            <text:p>2</text:p>
          </table:table-cell>
          <table:table-cell table:style-name="ce60" table:formula="oooc:=IF((SUM([.K3:.N3])=0)    AND    ([.O3]&gt;0);1;0)+IF((SUM([.K4:.N4])=0)    AND    ([.O4]&gt;0);1;0)+IF((SUM([.K5:.N5])=0)    AND    ([.O5]&gt;0);1;0)+IF((SUM([.K6:.N6])=0)    AND    ([.O6]&gt;0);1;0)+IF((SUM([.K7:.N7])=0)    AND    ([.O7]&gt;0);1;0)+IF((SUM([.K8:.N8])=0)    AND    ([.O8]&gt;0);1;0)+IF((SUM([.K9:.N9])=0)    AND    ([.O9]&gt;0);1;0)+IF((SUM([.K10:.N10])=0)    AND    ([.O10]&gt;0);1;0)+IF((SUM([.K11:.N11])=0)    AND    ([.O11]&gt;0);1;0)+IF((SUM([.K12:.N12])=0)    AND    ([.O12]&gt;0);1;0)+IF((SUM([.K13:.N13])=0)    AND    ([.O13]&gt;0);1;0)+IF((SUM([.K14:.N14])=0)    AND    ([.O14]&gt;0);1;0)" office:value-type="float" office:value="2">
            <text:p>2</text:p>
          </table:table-cell>
          <table:table-cell table:style-name="ce60" table:formula="oooc:=IF((SUM([.K3:.O3])=0)    AND    ([.P3]&gt;0);1;0)+IF((SUM([.K4:.O4])=0)    AND    ([.P4]&gt;0);1;0)+IF((SUM([.K5:.O5])=0)    AND    ([.P5]&gt;0);1;0)+IF((SUM([.K6:.O6])=0)    AND    ([.P6]&gt;0);1;0)+IF((SUM([.K7:.O7])=0)    AND    ([.P7]&gt;0);1;0)+IF((SUM([.K8:.O8])=0)    AND    ([.P8]&gt;0);1;0)+IF((SUM([.K9:.O9])=0)    AND    ([.P9]&gt;0);1;0)+IF((SUM([.K10:.O10])=0)    AND    ([.P10]&gt;0);1;0)+IF((SUM([.K11:.O11])=0)    AND    ([.P11]&gt;0);1;0)+IF((SUM([.K12:.O12])=0)    AND    ([.P12]&gt;0);1;0)+IF((SUM([.K13:.O13])=0)    AND    ([.P13]&gt;0);1;0)+IF((SUM([.K14:.O14])=0)    AND    ([.P14]&gt;0);1;0)" office:value-type="float" office:value="1">
            <text:p>1</text:p>
          </table:table-cell>
          <table:table-cell table:style-name="ce60" table:formula="oooc:=IF((SUM([.K3:.P3])=0)    AND    ([.Q3]&gt;0);1;0)+IF((SUM([.K4:.P4])=0)    AND    ([.Q4]&gt;0);1;0)+IF((SUM([.K5:.P5])=0)    AND    ([.Q5]&gt;0);1;0)+IF((SUM([.K6:.P6])=0)    AND    ([.Q6]&gt;0);1;0)+IF((SUM([.K7:.P7])=0)    AND    ([.Q7]&gt;0);1;0)+IF((SUM([.K8:.P8])=0)    AND    ([.Q8]&gt;0);1;0)+IF((SUM([.K9:.P9])=0)    AND    ([.Q9]&gt;0);1;0)+IF((SUM([.K10:.P10])=0)    AND    ([.Q10]&gt;0);1;0)+IF((SUM([.K11:.P11])=0)    AND    ([.Q11]&gt;0);1;0)+IF((SUM([.K12:.P12])=0)    AND    ([.Q12]&gt;0);1;0)+IF((SUM([.K13:.P13])=0)    AND    ([.Q13]&gt;0);1;0)+IF((SUM([.K14:.P14])=0)    AND    ([.Q14]&gt;0);1;0)" office:value-type="float" office:value="1">
            <text:p>1</text:p>
          </table:table-cell>
          <table:table-cell table:style-name="ce60" table:formula="oooc:=IF((SUM([.K3:.Q3])=0)    AND    ([.R3]&gt;0);1;0)+IF((SUM([.K4:.Q4])=0)    AND    ([.R4]&gt;0);1;0)+IF((SUM([.K5:.Q5])=0)    AND    ([.R5]&gt;0);1;0)+IF((SUM([.K6:.Q6])=0)    AND    ([.R6]&gt;0);1;0)+IF((SUM([.K7:.Q7])=0)    AND    ([.R7]&gt;0);1;0)+IF((SUM([.K8:.Q8])=0)    AND    ([.R8]&gt;0);1;0)+IF((SUM([.K9:.Q9])=0)    AND    ([.R9]&gt;0);1;0)+IF((SUM([.K10:.Q10])=0)    AND    ([.R10]&gt;0);1;0)+IF((SUM([.K11:.Q11])=0)    AND    ([.R11]&gt;0);1;0)+IF((SUM([.K12:.Q12])=0)    AND    ([.R12]&gt;0);1;0)+IF((SUM([.K13:.Q13])=0)    AND    ([.R13]&gt;0);1;0)+IF((SUM([.K14:.Q14])=0)    AND    ([.R14]&gt;0);1;0)" office:value-type="float" office:value="0">
            <text:p>0</text:p>
          </table:table-cell>
          <table:table-cell table:style-name="ce60" table:formula="oooc:=IF((SUM([.K3:.R3])=0)    AND    ([.S3]&gt;0);1;0)+IF((SUM([.K4:.R4])=0)    AND    ([.S4]&gt;0);1;0)+IF((SUM([.K5:.R5])=0)    AND    ([.S5]&gt;0);1;0)+IF((SUM([.K6:.R6])=0)    AND    ([.S6]&gt;0);1;0)+IF((SUM([.K7:.R7])=0)    AND    ([.S7]&gt;0);1;0)+IF((SUM([.K8:.R8])=0)    AND    ([.S8]&gt;0);1;0)+IF((SUM([.K9:.R9])=0)    AND    ([.S9]&gt;0);1;0)+IF((SUM([.K10:.R10])=0)    AND    ([.S10]&gt;0);1;0)+IF((SUM([.K11:.R11])=0)    AND    ([.S11]&gt;0);1;0)+IF((SUM([.K12:.R12])=0)    AND    ([.S12]&gt;0);1;0)+IF((SUM([.K13:.R13])=0)    AND    ([.S13]&gt;0);1;0)+IF((SUM([.K14:.R14])=0)    AND    ([.S14]&gt;0);1;0)" office:value-type="float" office:value="0">
            <text:p>0</text:p>
          </table:table-cell>
          <table:table-cell table:style-name="ce60" table:formula="oooc:=IF((SUM([.K3:.S3])=0)    AND    ([.T3]&gt;0);1;0)+IF((SUM([.K4:.S4])=0)    AND    ([.T4]&gt;0);1;0)+IF((SUM([.K5:.S5])=0)    AND    ([.T5]&gt;0);1;0)+IF((SUM([.K6:.S6])=0)    AND    ([.T6]&gt;0);1;0)+IF((SUM([.K7:.S7])=0)    AND    ([.T7]&gt;0);1;0)+IF((SUM([.K8:.S8])=0)    AND    ([.T8]&gt;0);1;0)+IF((SUM([.K9:.S9])=0)    AND    ([.T9]&gt;0);1;0)+IF((SUM([.K10:.S10])=0)    AND    ([.T10]&gt;0);1;0)+IF((SUM([.K11:.S11])=0)    AND    ([.T11]&gt;0);1;0)+IF((SUM([.K12:.S12])=0)    AND    ([.T12]&gt;0);1;0)+IF((SUM([.K13:.S13])=0)    AND    ([.T13]&gt;0);1;0)+IF((SUM([.K14:.S14])=0)    AND    ([.T14]&gt;0);1;0)" office:value-type="float" office:value="0">
            <text:p>0</text:p>
          </table:table-cell>
          <table:table-cell table:style-name="ce67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number-columns-repeated="6"/>
          <table:table-cell/>
          <table:table-cell table:style-name="ce118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8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122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22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7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3" table:formula="oooc:=IF([.K27]=[.K26];1;0)" office:value-type="float" office:value="1">
            <text:p>1</text:p>
          </table:table-cell>
          <table:table-cell table:style-name="ce153" table:formula="oooc:=IF([.L27]=[.L26];1;0)" office:value-type="float" office:value="1">
            <text:p>1</text:p>
          </table:table-cell>
          <table:table-cell table:style-name="ce153" table:formula="oooc:=IF([.M27]=[.M26];1;0)" office:value-type="float" office:value="1">
            <text:p>1</text:p>
          </table:table-cell>
          <table:table-cell table:style-name="ce153" table:formula="oooc:=IF([.N27]=[.N26];1;0)" office:value-type="float" office:value="1">
            <text:p>1</text:p>
          </table:table-cell>
          <table:table-cell table:style-name="ce153" table:formula="oooc:=IF([.O27]=[.O26];1;0)" office:value-type="float" office:value="1">
            <text:p>1</text:p>
          </table:table-cell>
          <table:table-cell table:style-name="ce153" table:formula="oooc:=IF([.P27]=[.P26];1;0)" office:value-type="float" office:value="1">
            <text:p>1</text:p>
          </table:table-cell>
          <table:table-cell table:style-name="ce153" table:formula="oooc:=IF([.Q27]=[.Q26];1;0)" office:value-type="float" office:value="1">
            <text:p>1</text:p>
          </table:table-cell>
          <table:table-cell table:style-name="ce153" table:formula="oooc:=IF([.R27]=[.R26];1;0)" office:value-type="float" office:value="1">
            <text:p>1</text:p>
          </table:table-cell>
          <table:table-cell table:style-name="ce153" table:formula="oooc:=IF([.S27]=[.S26];1;0)" office:value-type="float" office:value="1">
            <text:p>1</text:p>
          </table:table-cell>
          <table:table-cell table:style-name="ce153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83" table:formula="oooc:=IF((SUM([.K3:.K3])=0)  AND  ([.L3]&gt;0);&quot;'&quot;&amp;[.J3]&amp;&quot;', &quot;;&quot;&quot;)&amp;IF((SUM([.K4:.K4])=0)  AND  ([.L4]&gt;0);&quot;'&quot;&amp;[.J4]&amp;&quot;', &quot;;&quot;&quot;)&amp;IF((SUM([.K5:.K5])=0)  AND  ([.L5]&gt;0);&quot;'&quot;&amp;[.J5]&amp;&quot;', &quot;;&quot;&quot;)&amp;IF((SUM([.K6:.K6])=0)  AND  ([.L6]&gt;0);&quot;'&quot;&amp;[.J6]&amp;&quot;', &quot;;&quot;&quot;)&amp;IF((SUM([.K7:.K7])=0)  AND  ([.L7]&gt;0);&quot;'&quot;&amp;[.J7]&amp;&quot;', &quot;;&quot;&quot;)&amp;IF((SUM([.K8:.K8])=0)  AND  ([.L8]&gt;0);&quot;'&quot;&amp;[.J8]&amp;&quot;', &quot;;&quot;&quot;)&amp;IF((SUM([.K9:.K9])=0)  AND  ([.L9]&gt;0);&quot;'&quot;&amp;[.J9]&amp;&quot;', &quot;;&quot;&quot;)&amp;IF((SUM([.K10:.K10])=0)  AND  ([.L10]&gt;0);&quot;'&quot;&amp;[.J10]&amp;&quot;', &quot;;&quot;&quot;)&amp;IF((SUM([.K11:.K11])=0)  AND  ([.L11]&gt;0);&quot;'&quot;&amp;[.J11]&amp;&quot;', &quot;;&quot;&quot;)&amp;IF((SUM([.K12:.K12])=0)  AND  ([.L12]&gt;0);&quot;'&quot;&amp;[.J12]&amp;&quot;', &quot;;&quot;&quot;)&amp;IF((SUM([.K13:.K13])=0)  AND  ([.L13]&gt;0);&quot;'&quot;&amp;[.J13]&amp;&quot;', &quot;;&quot;&quot;)&amp;IF((SUM([.K14:.K14])=0)  AND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61" table:formula="oooc:=IF((SUM([.K3:.L3])=0)  AND  ([.M3]&gt;0);&quot;'&quot;&amp;[.J3]&amp;&quot;', &quot;;&quot;&quot;)&amp;IF((SUM([.K4:.L4])=0)  AND  ([.M4]&gt;0);&quot;'&quot;&amp;[.J4]&amp;&quot;', &quot;;&quot;&quot;)&amp;IF((SUM([.K5:.L5])=0)  AND  ([.M5]&gt;0);&quot;'&quot;&amp;[.J5]&amp;&quot;', &quot;;&quot;&quot;)&amp;IF((SUM([.K6:.L6])=0)  AND  ([.M6]&gt;0);&quot;'&quot;&amp;[.J6]&amp;&quot;', &quot;;&quot;&quot;)&amp;IF((SUM([.K7:.L7])=0)  AND  ([.M7]&gt;0);&quot;'&quot;&amp;[.J7]&amp;&quot;', &quot;;&quot;&quot;)&amp;IF((SUM([.K8:.L8])=0)  AND  ([.M8]&gt;0);&quot;'&quot;&amp;[.J8]&amp;&quot;', &quot;;&quot;&quot;)&amp;IF((SUM([.K9:.L9])=0)  AND  ([.M9]&gt;0);&quot;'&quot;&amp;[.J9]&amp;&quot;', &quot;;&quot;&quot;)&amp;IF((SUM([.K10:.L10])=0)  AND  ([.M10]&gt;0);&quot;'&quot;&amp;[.J10]&amp;&quot;', &quot;;&quot;&quot;)&amp;IF((SUM([.K11:.L11])=0)  AND  ([.M11]&gt;0);&quot;'&quot;&amp;[.J11]&amp;&quot;', &quot;;&quot;&quot;)&amp;IF((SUM([.K12:.L12])=0)  AND  ([.M12]&gt;0);&quot;'&quot;&amp;[.J12]&amp;&quot;', &quot;;&quot;&quot;)&amp;IF((SUM([.K13:.L13])=0)  AND  ([.M13]&gt;0);&quot;'&quot;&amp;[.J13]&amp;&quot;', &quot;;&quot;&quot;)&amp;IF((SUM([.K14:.L14])=0)  AND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61" table:formula="oooc:=IF((SUM([.K3:.M3])=0)  AND  ([.N3]&gt;0);&quot;'&quot;&amp;[.J3]&amp;&quot;', &quot;;&quot;&quot;)&amp;IF((SUM([.K4:.M4])=0)  AND  ([.N4]&gt;0);&quot;'&quot;&amp;[.J4]&amp;&quot;', &quot;;&quot;&quot;)&amp;IF((SUM([.K5:.M5])=0)  AND  ([.N5]&gt;0);&quot;'&quot;&amp;[.J5]&amp;&quot;', &quot;;&quot;&quot;)&amp;IF((SUM([.K6:.M6])=0)  AND  ([.N6]&gt;0);&quot;'&quot;&amp;[.J6]&amp;&quot;', &quot;;&quot;&quot;)&amp;IF((SUM([.K7:.M7])=0)  AND  ([.N7]&gt;0);&quot;'&quot;&amp;[.J7]&amp;&quot;', &quot;;&quot;&quot;)&amp;IF((SUM([.K8:.M8])=0)  AND  ([.N8]&gt;0);&quot;'&quot;&amp;[.J8]&amp;&quot;', &quot;;&quot;&quot;)&amp;IF((SUM([.K9:.M9])=0)  AND  ([.N9]&gt;0);&quot;'&quot;&amp;[.J9]&amp;&quot;', &quot;;&quot;&quot;)&amp;IF((SUM([.K10:.M10])=0)  AND  ([.N10]&gt;0);&quot;'&quot;&amp;[.J10]&amp;&quot;', &quot;;&quot;&quot;)&amp;IF((SUM([.K11:.M11])=0)  AND  ([.N11]&gt;0);&quot;'&quot;&amp;[.J11]&amp;&quot;', &quot;;&quot;&quot;)&amp;IF((SUM([.K12:.M12])=0)  AND  ([.N12]&gt;0);&quot;'&quot;&amp;[.J12]&amp;&quot;', &quot;;&quot;&quot;)&amp;IF((SUM([.K13:.M13])=0)  AND  ([.N13]&gt;0);&quot;'&quot;&amp;[.J13]&amp;&quot;', &quot;;&quot;&quot;)&amp;IF((SUM([.K14:.M14])=0)  AND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61" table:formula="oooc:=IF((SUM([.K3:.N3])=0)  AND  ([.O3]&gt;0);&quot;'&quot;&amp;[.J3]&amp;&quot;', &quot;;&quot;&quot;)&amp;IF((SUM([.K4:.N4])=0)  AND  ([.O4]&gt;0);&quot;'&quot;&amp;[.J4]&amp;&quot;', &quot;;&quot;&quot;)&amp;IF((SUM([.K5:.N5])=0)  AND  ([.O5]&gt;0);&quot;'&quot;&amp;[.J5]&amp;&quot;', &quot;;&quot;&quot;)&amp;IF((SUM([.K6:.N6])=0)  AND  ([.O6]&gt;0);&quot;'&quot;&amp;[.J6]&amp;&quot;', &quot;;&quot;&quot;)&amp;IF((SUM([.K7:.N7])=0)  AND  ([.O7]&gt;0);&quot;'&quot;&amp;[.J7]&amp;&quot;', &quot;;&quot;&quot;)&amp;IF((SUM([.K8:.N8])=0)  AND  ([.O8]&gt;0);&quot;'&quot;&amp;[.J8]&amp;&quot;', &quot;;&quot;&quot;)&amp;IF((SUM([.K9:.N9])=0)  AND  ([.O9]&gt;0);&quot;'&quot;&amp;[.J9]&amp;&quot;', &quot;;&quot;&quot;)&amp;IF((SUM([.K10:.N10])=0)  AND  ([.O10]&gt;0);&quot;'&quot;&amp;[.J10]&amp;&quot;', &quot;;&quot;&quot;)&amp;IF((SUM([.K11:.N11])=0)  AND  ([.O11]&gt;0);&quot;'&quot;&amp;[.J11]&amp;&quot;', &quot;;&quot;&quot;)&amp;IF((SUM([.K12:.N12])=0)  AND  ([.O12]&gt;0);&quot;'&quot;&amp;[.J12]&amp;&quot;', &quot;;&quot;&quot;)&amp;IF((SUM([.K13:.N13])=0)  AND  ([.O13]&gt;0);&quot;'&quot;&amp;[.J13]&amp;&quot;', &quot;;&quot;&quot;)&amp;IF((SUM([.K14:.N14])=0)  AND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61" table:formula="oooc:=IF((SUM([.K3:.O3])=0)  AND  ([.P3]&gt;0);&quot;'&quot;&amp;[.J3]&amp;&quot;', &quot;;&quot;&quot;)&amp;IF((SUM([.K4:.O4])=0)  AND  ([.P4]&gt;0);&quot;'&quot;&amp;[.J4]&amp;&quot;', &quot;;&quot;&quot;)&amp;IF((SUM([.K5:.O5])=0)  AND  ([.P5]&gt;0);&quot;'&quot;&amp;[.J5]&amp;&quot;', &quot;;&quot;&quot;)&amp;IF((SUM([.K6:.O6])=0)  AND  ([.P6]&gt;0);&quot;'&quot;&amp;[.J6]&amp;&quot;', &quot;;&quot;&quot;)&amp;IF((SUM([.K7:.O7])=0)  AND  ([.P7]&gt;0);&quot;'&quot;&amp;[.J7]&amp;&quot;', &quot;;&quot;&quot;)&amp;IF((SUM([.K8:.O8])=0)  AND  ([.P8]&gt;0);&quot;'&quot;&amp;[.J8]&amp;&quot;', &quot;;&quot;&quot;)&amp;IF((SUM([.K9:.O9])=0)  AND  ([.P9]&gt;0);&quot;'&quot;&amp;[.J9]&amp;&quot;', &quot;;&quot;&quot;)&amp;IF((SUM([.K10:.O10])=0)  AND  ([.P10]&gt;0);&quot;'&quot;&amp;[.J10]&amp;&quot;', &quot;;&quot;&quot;)&amp;IF((SUM([.K11:.O11])=0)  AND  ([.P11]&gt;0);&quot;'&quot;&amp;[.J11]&amp;&quot;', &quot;;&quot;&quot;)&amp;IF((SUM([.K12:.O12])=0)  AND  ([.P12]&gt;0);&quot;'&quot;&amp;[.J12]&amp;&quot;', &quot;;&quot;&quot;)&amp;IF((SUM([.K13:.O13])=0)  AND  ([.P13]&gt;0);&quot;'&quot;&amp;[.J13]&amp;&quot;', &quot;;&quot;&quot;)&amp;IF((SUM([.K14:.O14])=0)  AND  ([.P14]&gt;0);&quot;'&quot;&amp;[.J14]&amp;&quot;', &quot;;&quot;&quot;)" office:value-type="string" office:string-value="'Mango Chicken', ">
            <text:p>'Mango Chicken', </text:p>
          </table:table-cell>
          <table:table-cell table:style-name="ce61" table:formula="oooc:=IF((SUM([.K3:.P3])=0)  AND  ([.Q3]&gt;0);&quot;'&quot;&amp;[.J3]&amp;&quot;', &quot;;&quot;&quot;)&amp;IF((SUM([.K4:.P4])=0)  AND  ([.Q4]&gt;0);&quot;'&quot;&amp;[.J4]&amp;&quot;', &quot;;&quot;&quot;)&amp;IF((SUM([.K5:.P5])=0)  AND  ([.Q5]&gt;0);&quot;'&quot;&amp;[.J5]&amp;&quot;', &quot;;&quot;&quot;)&amp;IF((SUM([.K6:.P6])=0)  AND  ([.Q6]&gt;0);&quot;'&quot;&amp;[.J6]&amp;&quot;', &quot;;&quot;&quot;)&amp;IF((SUM([.K7:.P7])=0)  AND  ([.Q7]&gt;0);&quot;'&quot;&amp;[.J7]&amp;&quot;', &quot;;&quot;&quot;)&amp;IF((SUM([.K8:.P8])=0)  AND  ([.Q8]&gt;0);&quot;'&quot;&amp;[.J8]&amp;&quot;', &quot;;&quot;&quot;)&amp;IF((SUM([.K9:.P9])=0)  AND  ([.Q9]&gt;0);&quot;'&quot;&amp;[.J9]&amp;&quot;', &quot;;&quot;&quot;)&amp;IF((SUM([.K10:.P10])=0)  AND  ([.Q10]&gt;0);&quot;'&quot;&amp;[.J10]&amp;&quot;', &quot;;&quot;&quot;)&amp;IF((SUM([.K11:.P11])=0)  AND  ([.Q11]&gt;0);&quot;'&quot;&amp;[.J11]&amp;&quot;', &quot;;&quot;&quot;)&amp;IF((SUM([.K12:.P12])=0)  AND  ([.Q12]&gt;0);&quot;'&quot;&amp;[.J12]&amp;&quot;', &quot;;&quot;&quot;)&amp;IF((SUM([.K13:.P13])=0)  AND  ([.Q13]&gt;0);&quot;'&quot;&amp;[.J13]&amp;&quot;', &quot;;&quot;&quot;)&amp;IF((SUM([.K14:.P14])=0)  AND  ([.Q14]&gt;0);&quot;'&quot;&amp;[.J14]&amp;&quot;', &quot;;&quot;&quot;)" office:value-type="string" office:string-value="'Mango Salsa', ">
            <text:p>'Mango Salsa', </text:p>
          </table:table-cell>
          <table:table-cell table:style-name="ce61" table:formula="oooc:=IF((SUM([.K3:.Q3])=0)  AND  ([.R3]&gt;0);&quot;'&quot;&amp;[.J3]&amp;&quot;', &quot;;&quot;&quot;)&amp;IF((SUM([.K4:.Q4])=0)  AND  ([.R4]&gt;0);&quot;'&quot;&amp;[.J4]&amp;&quot;', &quot;;&quot;&quot;)&amp;IF((SUM([.K5:.Q5])=0)  AND  ([.R5]&gt;0);&quot;'&quot;&amp;[.J5]&amp;&quot;', &quot;;&quot;&quot;)&amp;IF((SUM([.K6:.Q6])=0)  AND  ([.R6]&gt;0);&quot;'&quot;&amp;[.J6]&amp;&quot;', &quot;;&quot;&quot;)&amp;IF((SUM([.K7:.Q7])=0)  AND  ([.R7]&gt;0);&quot;'&quot;&amp;[.J7]&amp;&quot;', &quot;;&quot;&quot;)&amp;IF((SUM([.K8:.Q8])=0)  AND  ([.R8]&gt;0);&quot;'&quot;&amp;[.J8]&amp;&quot;', &quot;;&quot;&quot;)&amp;IF((SUM([.K9:.Q9])=0)  AND  ([.R9]&gt;0);&quot;'&quot;&amp;[.J9]&amp;&quot;', &quot;;&quot;&quot;)&amp;IF((SUM([.K10:.Q10])=0)  AND  ([.R10]&gt;0);&quot;'&quot;&amp;[.J10]&amp;&quot;', &quot;;&quot;&quot;)&amp;IF((SUM([.K11:.Q11])=0)  AND  ([.R11]&gt;0);&quot;'&quot;&amp;[.J11]&amp;&quot;', &quot;;&quot;&quot;)&amp;IF((SUM([.K12:.Q12])=0)  AND  ([.R12]&gt;0);&quot;'&quot;&amp;[.J12]&amp;&quot;', &quot;;&quot;&quot;)&amp;IF((SUM([.K13:.Q13])=0)  AND  ([.R13]&gt;0);&quot;'&quot;&amp;[.J13]&amp;&quot;', &quot;;&quot;&quot;)&amp;IF((SUM([.K14:.Q14])=0)  AND  ([.R14]&gt;0);&quot;'&quot;&amp;[.J14]&amp;&quot;', &quot;;&quot;&quot;)">
            <text:p/>
          </table:table-cell>
          <table:table-cell table:style-name="ce61" table:formula="oooc:=IF((SUM([.K3:.R3])=0)  AND  ([.S3]&gt;0);&quot;'&quot;&amp;[.J3]&amp;&quot;', &quot;;&quot;&quot;)&amp;IF((SUM([.K4:.R4])=0)  AND  ([.S4]&gt;0);&quot;'&quot;&amp;[.J4]&amp;&quot;', &quot;;&quot;&quot;)&amp;IF((SUM([.K5:.R5])=0)  AND  ([.S5]&gt;0);&quot;'&quot;&amp;[.J5]&amp;&quot;', &quot;;&quot;&quot;)&amp;IF((SUM([.K6:.R6])=0)  AND  ([.S6]&gt;0);&quot;'&quot;&amp;[.J6]&amp;&quot;', &quot;;&quot;&quot;)&amp;IF((SUM([.K7:.R7])=0)  AND  ([.S7]&gt;0);&quot;'&quot;&amp;[.J7]&amp;&quot;', &quot;;&quot;&quot;)&amp;IF((SUM([.K8:.R8])=0)  AND  ([.S8]&gt;0);&quot;'&quot;&amp;[.J8]&amp;&quot;', &quot;;&quot;&quot;)&amp;IF((SUM([.K9:.R9])=0)  AND  ([.S9]&gt;0);&quot;'&quot;&amp;[.J9]&amp;&quot;', &quot;;&quot;&quot;)&amp;IF((SUM([.K10:.R10])=0)  AND  ([.S10]&gt;0);&quot;'&quot;&amp;[.J10]&amp;&quot;', &quot;;&quot;&quot;)&amp;IF((SUM([.K11:.R11])=0)  AND  ([.S11]&gt;0);&quot;'&quot;&amp;[.J11]&amp;&quot;', &quot;;&quot;&quot;)&amp;IF((SUM([.K12:.R12])=0)  AND  ([.S12]&gt;0);&quot;'&quot;&amp;[.J12]&amp;&quot;', &quot;;&quot;&quot;)&amp;IF((SUM([.K13:.R13])=0)  AND  ([.S13]&gt;0);&quot;'&quot;&amp;[.J13]&amp;&quot;', &quot;;&quot;&quot;)&amp;IF((SUM([.K14:.R14])=0)  AND  ([.S14]&gt;0);&quot;'&quot;&amp;[.J14]&amp;&quot;', &quot;;&quot;&quot;)">
            <text:p/>
          </table:table-cell>
          <table:table-cell table:style-name="ce61" table:formula="oooc:=IF((SUM([.K3:.S3])=0)  AND  ([.T3]&gt;0);&quot;'&quot;&amp;[.J3]&amp;&quot;', &quot;;&quot;&quot;)&amp;IF((SUM([.K4:.S4])=0)  AND  ([.T4]&gt;0);&quot;'&quot;&amp;[.J4]&amp;&quot;', &quot;;&quot;&quot;)&amp;IF((SUM([.K5:.S5])=0)  AND  ([.T5]&gt;0);&quot;'&quot;&amp;[.J5]&amp;&quot;', &quot;;&quot;&quot;)&amp;IF((SUM([.K6:.S6])=0)  AND  ([.T6]&gt;0);&quot;'&quot;&amp;[.J6]&amp;&quot;', &quot;;&quot;&quot;)&amp;IF((SUM([.K7:.S7])=0)  AND  ([.T7]&gt;0);&quot;'&quot;&amp;[.J7]&amp;&quot;', &quot;;&quot;&quot;)&amp;IF((SUM([.K8:.S8])=0)  AND  ([.T8]&gt;0);&quot;'&quot;&amp;[.J8]&amp;&quot;', &quot;;&quot;&quot;)&amp;IF((SUM([.K9:.S9])=0)  AND  ([.T9]&gt;0);&quot;'&quot;&amp;[.J9]&amp;&quot;', &quot;;&quot;&quot;)&amp;IF((SUM([.K10:.S10])=0)  AND  ([.T10]&gt;0);&quot;'&quot;&amp;[.J10]&amp;&quot;', &quot;;&quot;&quot;)&amp;IF((SUM([.K11:.S11])=0)  AND  ([.T11]&gt;0);&quot;'&quot;&amp;[.J11]&amp;&quot;', &quot;;&quot;&quot;)&amp;IF((SUM([.K12:.S12])=0)  AND  ([.T12]&gt;0);&quot;'&quot;&amp;[.J12]&amp;&quot;', &quot;;&quot;&quot;)&amp;IF((SUM([.K13:.S13])=0)  AND  ([.T13]&gt;0);&quot;'&quot;&amp;[.J13]&amp;&quot;', &quot;;&quot;&quot;)&amp;IF((SUM([.K14:.S14])=0)  AND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2" table:number-rows-repeated="3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54"/>
          <table:table-cell table:style-name="ce151" office:value-type="float" office:value="4">
            <text:p>4</text:p>
          </table:table-cell>
          <table:table-cell table:style-name="ce151" office:value-type="float" office:value="2">
            <text:p>2</text:p>
          </table:table-cell>
          <table:table-cell table:style-name="ce151" table:number-columns-repeated="4"/>
          <table:table-cell table:style-name="ce151" office:value-type="float" office:value="3">
            <text:p>3</text:p>
          </table:table-cell>
          <table:table-cell table:style-name="ce151"/>
          <table:table-cell table:style-name="ce157"/>
          <table:table-cell table:number-columns-repeated="236"/>
        </table:table-row>
        <table:table-row table:style-name="ro13">
          <table:table-cell table:number-columns-repeated="10"/>
          <table:table-cell table:style-name="ce155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58"/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58"/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style-name="ce150" table:number-columns-repeated="3"/>
          <table:table-cell table:style-name="ce150" office:value-type="float" office:value="3">
            <text:p>3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9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4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7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8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58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6" office:value-type="float" office:value="4">
            <text:p>4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 table:number-columns-repeated="2"/>
          <table:table-cell table:style-name="ce159"/>
          <table:table-cell table:number-columns-repeated="236"/>
        </table:table-row>
        <table:table-row table:style-name="ro13">
          <table:table-cell table:number-columns-repeated="10"/>
          <table:table-cell table:style-name="ce154"/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3">
            <text:p>3</text:p>
          </table:table-cell>
          <table:table-cell table:style-name="ce151"/>
          <table:table-cell table:style-name="ce151" office:value-type="float" office:value="4">
            <text:p>4</text:p>
          </table:table-cell>
          <table:table-cell table:style-name="ce157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58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8"/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style-name="ce150" table:number-columns-repeated="3"/>
          <table:table-cell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 office:value-type="float" office:value="3">
            <text:p>3</text:p>
          </table:table-cell>
          <table:table-cell table:style-name="ce150"/>
          <table:table-cell table:style-name="ce159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62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62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62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62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62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62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62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62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62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62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62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62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62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62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62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62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62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62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62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62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62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62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62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62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61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62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62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62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62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62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62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62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62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62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62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62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62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62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62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62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62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62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62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62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62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62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62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62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62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62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62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62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62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62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62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62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62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62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62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62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62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ies':7,  }">
            <text:p>{ 'salmon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ies':7,  }">
            <text:p>{ 'shrimp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ies':6,  }">
            <text:p>{ 'salmon':6, 'shrimp':8, 'veggies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ies':7,  }">
            <text:p>{ 'salmon':7, 'shrimp':6, 'tofu':5, 'veggies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ies':6, 'seaweed':6,  }">
            <text:p>{ 'rice':8, 'tofu':5, 'veggies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3" table:default-cell-style-name="ce103"/>
        <table:table-column table:style-name="co19" table:default-cell-style-name="ce103"/>
        <table:table-column table:style-name="co3" table:default-cell-style-name="ce163"/>
        <table:table-column table:style-name="co3" table:number-columns-repeated="3" table:default-cell-style-name="ce165"/>
        <table:table-column table:style-name="co20" table:default-cell-style-name="ce103"/>
        <table:table-column table:style-name="co3" table:number-columns-repeated="248" table:default-cell-style-name="ce103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Amer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amer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Amer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64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64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64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64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64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64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64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64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64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64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ex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ex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Mex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1]&gt;9;&quot;&quot;;&quot;0&quot;)&amp;([.D41])&amp;&quot;.def&quot;" office:value-type="string" office:string-value="def/11.def">
            <text:p>def/11.def</text:p>
          </table:table-cell>
          <table:table-cell table:style-name="ce164" table:formula="oooc:=INT(([.D41]+9)/10)&amp;&quot;-&quot;&amp;(MOD([.D41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2]&gt;9;&quot;&quot;;&quot;0&quot;)&amp;([.D42])&amp;&quot;.def&quot;" office:value-type="string" office:string-value="def/12.def">
            <text:p>def/12.def</text:p>
          </table:table-cell>
          <table:table-cell table:style-name="ce164" table:formula="oooc:=INT(([.D42]+9)/10)&amp;&quot;-&quot;&amp;(MOD([.D42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3]&gt;9;&quot;&quot;;&quot;0&quot;)&amp;([.D43])&amp;&quot;.def&quot;" office:value-type="string" office:string-value="def/13.def">
            <text:p>def/13.def</text:p>
          </table:table-cell>
          <table:table-cell table:style-name="ce164" table:formula="oooc:=INT(([.D43]+9)/10)&amp;&quot;-&quot;&amp;(MOD([.D43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4]&gt;9;&quot;&quot;;&quot;0&quot;)&amp;([.D44])&amp;&quot;.def&quot;" office:value-type="string" office:string-value="def/14.def">
            <text:p>def/14.def</text:p>
          </table:table-cell>
          <table:table-cell table:style-name="ce164" table:formula="oooc:=INT(([.D44]+9)/10)&amp;&quot;-&quot;&amp;(MOD([.D44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5]&gt;9;&quot;&quot;;&quot;0&quot;)&amp;([.D45])&amp;&quot;.def&quot;" office:value-type="string" office:string-value="def/15.def">
            <text:p>def/15.def</text:p>
          </table:table-cell>
          <table:table-cell table:style-name="ce164" table:formula="oooc:=INT(([.D45]+9)/10)&amp;&quot;-&quot;&amp;(MOD([.D45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6]&gt;9;&quot;&quot;;&quot;0&quot;)&amp;([.D46])&amp;&quot;.def&quot;" office:value-type="string" office:string-value="def/16.def">
            <text:p>def/16.def</text:p>
          </table:table-cell>
          <table:table-cell table:style-name="ce164" table:formula="oooc:=INT(([.D46]+9)/10)&amp;&quot;-&quot;&amp;(MOD([.D46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7.def">
            <text:p>def/17.def</text:p>
          </table:table-cell>
          <table:table-cell table:style-name="ce164" table:formula="oooc:=INT(([.D47]+9)/10)&amp;&quot;-&quot;&amp;(MOD([.D47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8.def">
            <text:p>def/18.def</text:p>
          </table:table-cell>
          <table:table-cell table:style-name="ce164" table:formula="oooc:=INT(([.D48]+9)/10)&amp;&quot;-&quot;&amp;(MOD([.D48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9.def">
            <text:p>def/19.def</text:p>
          </table:table-cell>
          <table:table-cell table:style-name="ce164" table:formula="oooc:=INT(([.D49]+9)/10)&amp;&quot;-&quot;&amp;(MOD([.D49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20.def">
            <text:p>def/20.def</text:p>
          </table:table-cell>
          <table:table-cell table:style-name="ce164" table:formula="oooc:=INT(([.D50]+9)/10)&amp;&quot;-&quot;&amp;(MOD([.D50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Japanese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japanese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Japanese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1.def">
            <text:p>def/21.def</text:p>
          </table:table-cell>
          <table:table-cell table:style-name="ce164" table:formula="oooc:=INT(([.D59]+9)/10)&amp;&quot;-&quot;&amp;(MOD([.D59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0]&gt;9;&quot;&quot;;&quot;0&quot;)&amp;([.D60])&amp;&quot;.def&quot;" office:value-type="string" office:string-value="def/22.def">
            <text:p>def/22.def</text:p>
          </table:table-cell>
          <table:table-cell table:style-name="ce164" table:formula="oooc:=INT(([.D60]+9)/10)&amp;&quot;-&quot;&amp;(MOD([.D60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1]&gt;9;&quot;&quot;;&quot;0&quot;)&amp;([.D61])&amp;&quot;.def&quot;" office:value-type="string" office:string-value="def/23.def">
            <text:p>def/23.def</text:p>
          </table:table-cell>
          <table:table-cell table:style-name="ce164" table:formula="oooc:=INT(([.D61]+9)/10)&amp;&quot;-&quot;&amp;(MOD([.D61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2]&gt;9;&quot;&quot;;&quot;0&quot;)&amp;([.D62])&amp;&quot;.def&quot;" office:value-type="string" office:string-value="def/24.def">
            <text:p>def/24.def</text:p>
          </table:table-cell>
          <table:table-cell table:style-name="ce164" table:formula="oooc:=INT(([.D62]+9)/10)&amp;&quot;-&quot;&amp;(MOD([.D62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3]&gt;9;&quot;&quot;;&quot;0&quot;)&amp;([.D63])&amp;&quot;.def&quot;" office:value-type="string" office:string-value="def/25.def">
            <text:p>def/25.def</text:p>
          </table:table-cell>
          <table:table-cell table:style-name="ce164" table:formula="oooc:=INT(([.D63]+9)/10)&amp;&quot;-&quot;&amp;(MOD([.D63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4]&gt;9;&quot;&quot;;&quot;0&quot;)&amp;([.D64])&amp;&quot;.def&quot;" office:value-type="string" office:string-value="def/26.def">
            <text:p>def/26.def</text:p>
          </table:table-cell>
          <table:table-cell table:style-name="ce164" table:formula="oooc:=INT(([.D64]+9)/10)&amp;&quot;-&quot;&amp;(MOD([.D64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5]&gt;9;&quot;&quot;;&quot;0&quot;)&amp;([.D65])&amp;&quot;.def&quot;" office:value-type="string" office:string-value="def/27.def">
            <text:p>def/27.def</text:p>
          </table:table-cell>
          <table:table-cell table:style-name="ce164" table:formula="oooc:=INT(([.D65]+9)/10)&amp;&quot;-&quot;&amp;(MOD([.D65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6]&gt;9;&quot;&quot;;&quot;0&quot;)&amp;([.D66])&amp;&quot;.def&quot;" office:value-type="string" office:string-value="def/28.def">
            <text:p>def/28.def</text:p>
          </table:table-cell>
          <table:table-cell table:style-name="ce164" table:formula="oooc:=INT(([.D66]+9)/10)&amp;&quot;-&quot;&amp;(MOD([.D66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7]&gt;9;&quot;&quot;;&quot;0&quot;)&amp;([.D67])&amp;&quot;.def&quot;" office:value-type="string" office:string-value="def/29.def">
            <text:p>def/29.def</text:p>
          </table:table-cell>
          <table:table-cell table:style-name="ce164" table:formula="oooc:=INT(([.D67]+9)/10)&amp;&quot;-&quot;&amp;(MOD([.D67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8]&gt;9;&quot;&quot;;&quot;0&quot;)&amp;([.D68])&amp;&quot;.def&quot;" office:value-type="string" office:string-value="def/30.def">
            <text:p>def/30.def</text:p>
          </table:table-cell>
          <table:table-cell table:style-name="ce164" table:formula="oooc:=INT(([.D68]+9)/10)&amp;&quot;-&quot;&amp;(MOD([.D68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Russ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Russ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russ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Russ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31.def">
            <text:p>def/31.def</text:p>
          </table:table-cell>
          <table:table-cell table:style-name="ce164" table:formula="oooc:=INT(([.D77]+9)/10)&amp;&quot;-&quot;&amp;(MOD([.D77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32.def">
            <text:p>def/32.def</text:p>
          </table:table-cell>
          <table:table-cell table:style-name="ce164" table:formula="oooc:=INT(([.D78]+9)/10)&amp;&quot;-&quot;&amp;(MOD([.D78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33.def">
            <text:p>def/33.def</text:p>
          </table:table-cell>
          <table:table-cell table:style-name="ce164" table:formula="oooc:=INT(([.D79]+9)/10)&amp;&quot;-&quot;&amp;(MOD([.D79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4.def">
            <text:p>def/34.def</text:p>
          </table:table-cell>
          <table:table-cell table:style-name="ce164" table:formula="oooc:=INT(([.D80]+9)/10)&amp;&quot;-&quot;&amp;(MOD([.D80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35.def">
            <text:p>def/35.def</text:p>
          </table:table-cell>
          <table:table-cell table:style-name="ce164" table:formula="oooc:=INT(([.D81]+9)/10)&amp;&quot;-&quot;&amp;(MOD([.D81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6.def">
            <text:p>def/36.def</text:p>
          </table:table-cell>
          <table:table-cell table:style-name="ce164" table:formula="oooc:=INT(([.D82]+9)/10)&amp;&quot;-&quot;&amp;(MOD([.D82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37.def">
            <text:p>def/37.def</text:p>
          </table:table-cell>
          <table:table-cell table:style-name="ce164" table:formula="oooc:=INT(([.D83]+9)/10)&amp;&quot;-&quot;&amp;(MOD([.D83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38.def">
            <text:p>def/38.def</text:p>
          </table:table-cell>
          <table:table-cell table:style-name="ce164" table:formula="oooc:=INT(([.D84]+9)/10)&amp;&quot;-&quot;&amp;(MOD([.D84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39.def">
            <text:p>def/39.def</text:p>
          </table:table-cell>
          <table:table-cell table:style-name="ce164" table:formula="oooc:=INT(([.D85]+9)/10)&amp;&quot;-&quot;&amp;(MOD([.D85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40.def">
            <text:p>def/40.def</text:p>
          </table:table-cell>
          <table:table-cell table:style-name="ce164" table:formula="oooc:=INT(([.D86]+9)/10)&amp;&quot;-&quot;&amp;(MOD([.D86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41.def">
            <text:p>def/41.def</text:p>
          </table:table-cell>
          <table:table-cell table:style-name="ce164" table:formula="oooc:=INT(([.D95]+9)/10)&amp;&quot;-&quot;&amp;(MOD([.D95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42.def">
            <text:p>def/42.def</text:p>
          </table:table-cell>
          <table:table-cell table:style-name="ce164" table:formula="oooc:=INT(([.D96]+9)/10)&amp;&quot;-&quot;&amp;(MOD([.D96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43.def">
            <text:p>def/43.def</text:p>
          </table:table-cell>
          <table:table-cell table:style-name="ce164" table:formula="oooc:=INT(([.D97]+9)/10)&amp;&quot;-&quot;&amp;(MOD([.D97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44.def">
            <text:p>def/44.def</text:p>
          </table:table-cell>
          <table:table-cell table:style-name="ce164" table:formula="oooc:=INT(([.D98]+9)/10)&amp;&quot;-&quot;&amp;(MOD([.D98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45.def">
            <text:p>def/45.def</text:p>
          </table:table-cell>
          <table:table-cell table:style-name="ce164" table:formula="oooc:=INT(([.D99]+9)/10)&amp;&quot;-&quot;&amp;(MOD([.D99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46.def">
            <text:p>def/46.def</text:p>
          </table:table-cell>
          <table:table-cell table:style-name="ce164" table:formula="oooc:=INT(([.D100]+9)/10)&amp;&quot;-&quot;&amp;(MOD([.D100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47.def">
            <text:p>def/47.def</text:p>
          </table:table-cell>
          <table:table-cell table:style-name="ce164" table:formula="oooc:=INT(([.D101]+9)/10)&amp;&quot;-&quot;&amp;(MOD([.D101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48.def">
            <text:p>def/48.def</text:p>
          </table:table-cell>
          <table:table-cell table:style-name="ce164" table:formula="oooc:=INT(([.D102]+9)/10)&amp;&quot;-&quot;&amp;(MOD([.D102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49.def">
            <text:p>def/49.def</text:p>
          </table:table-cell>
          <table:table-cell table:style-name="ce164" table:formula="oooc:=INT(([.D103]+9)/10)&amp;&quot;-&quot;&amp;(MOD([.D103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50.def">
            <text:p>def/50.def</text:p>
          </table:table-cell>
          <table:table-cell table:style-name="ce164" table:formula="oooc:=INT(([.D104]+9)/10)&amp;&quot;-&quot;&amp;(MOD([.D104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412">
          <table:table-cell table:number-columns-repeated="255"/>
        </table:table-row>
        <table:table-row table:style-name="ro2">
          <table:table-cell table:number-columns-repeated="25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3">23.06.2007</text:date>, <text:time>19:49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23T19:49:42</dc:date>
    <dc:language>ru-RU</dc:language>
    <meta:editing-cycles>327</meta:editing-cycles>
    <meta:editing-duration>P7DT1H35M21S</meta:editing-duration>
    <meta:user-defined meta:name="Info 1"/>
    <meta:user-defined meta:name="Info 2"/>
    <meta:user-defined meta:name="Info 3"/>
    <meta:user-defined meta:name="Info 4"/>
    <meta:document-statistic meta:table-count="16" meta:cell-count="8940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1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